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2cm"/>
    </style:style>
    <style:style style:name="co2" style:family="table-column">
      <style:table-column-properties fo:break-before="auto" style:column-width="1.081cm"/>
    </style:style>
    <style:style style:name="co3" style:family="table-column">
      <style:table-column-properties fo:break-before="auto" style:column-width="13.526cm"/>
    </style:style>
    <style:style style:name="co4" style:family="table-column">
      <style:table-column-properties fo:break-before="auto" style:column-width="21.405cm"/>
    </style:style>
    <style:style style:name="co5" style:family="table-column">
      <style:table-column-properties fo:break-before="auto" style:column-width="3.54cm"/>
    </style:style>
    <style:style style:name="co6" style:family="table-column">
      <style:table-column-properties fo:break-before="auto" style:column-width="2.258cm"/>
    </style:style>
    <style:style style:name="ro1" style:family="table-row">
      <style:table-row-properties style:row-height="0.513cm" fo:break-before="auto" style:use-optimal-row-height="true"/>
    </style:style>
    <style:style style:name="ro2" style:family="table-row">
      <style:table-row-properties style:row-height="0.52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554cm" fo:break-before="auto" style:use-optimal-row-height="true"/>
    </style:style>
    <style:style style:name="ro5" style:family="table-row">
      <style:table-row-properties style:row-height="0.52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fo:background-color="#ffff00"/>
    </style:style>
  </office:automatic-styles>
  <office:body>
    <office:spreadsheet>
      <table:table table:name="Sheet1" table:style-name="ta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office:value-type="float" office:value="1" calcext:value-type="float">
            <text:p>1</text:p>
          </table:table-cell>
          <table:table-cell office:value-type="string" calcext:value-type="string">
            <text:p>0401</text:p>
          </table:table-cell>
          <table:table-cell office:value-type="string" calcext:value-type="string">
            <text:p>” Motion day! ”</text:p>
          </table:table-cell>
          <table:table-cell office:value-type="string" calcext:value-type="string">
            <text:p>The aims / Qimon'ANA'Go / Flair Lilly / スペーストラブラーズ / タケドウ (群青の雨)</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2</text:p>
          </table:table-cell>
          <table:table-cell office:value-type="string" calcext:value-type="string">
            <text:p>” sign ”</text:p>
          </table:table-cell>
          <table:table-cell office:value-type="string" calcext:value-type="string">
            <text:p>zazo / SPACE UNDER MY BED / NEIGHBOURHOOD / -u / blousemepop</text:p>
          </table:table-cell>
          <table:table-cell office:value-type="string" calcext:value-type="string">
            <text:p>■開場/開演：18:30/19:0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3</text:p>
          </table:table-cell>
          <table:table-cell office:value-type="string" calcext:value-type="string">
            <text:p>” sign ”</text:p>
          </table:table-cell>
          <table:table-cell office:value-type="string" calcext:value-type="string">
            <text:p>-JunK- / 宇宙クラブ / ダルマキッド / The chord / Vianka (札幌) / amenot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4</text:p>
          </table:table-cell>
          <table:table-cell office:value-type="string" calcext:value-type="string">
            <text:p>” きのうみたゆめ ”</text:p>
          </table:table-cell>
          <table:table-cell office:value-type="string" calcext:value-type="string">
            <text:p>月夜のドラッグ / オカープー / bulbs of passion / 少年ヤング / よしむらひらく</text:p>
          </table:table-cell>
          <table:table-cell office:value-type="string" calcext:value-type="string">
            <text:p>■開場/開演：18:00/18:30br2n■前売/当日：¥2,000/未定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5</text:p>
          </table:table-cell>
          <table:table-cell office:value-type="string" calcext:value-type="string">
            <text:p>” ETERNAL ROCK CITY.2014 ”</text:p>
          </table:table-cell>
          <table:table-cell office:value-type="string" calcext:value-type="string">
            <text:p>詳しい情報はOFFICIAL WEBSITEをご参照ください。</text:p>
          </table:table-cell>
          <table:table-cell office:value-type="string" calcext:value-type="string">
            <text:p>■開場/開演：10:00/10:00 br2n■料金：前売 ¥4,500/通し券 ¥8,000 [D別 ¥500]br2n※高校生割有り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6</text:p>
          </table:table-cell>
          <table:table-cell office:value-type="string" calcext:value-type="string">
            <text:p>” ETERNAL ROCK CITY.2014 ”</text:p>
          </table:table-cell>
          <table:table-cell office:value-type="string" calcext:value-type="string">
            <text:p>詳しい情報はOFFICIAL WEBSITEをご参照ください。</text:p>
          </table:table-cell>
          <table:table-cell office:value-type="string" calcext:value-type="string">
            <text:p>■開場/開演：10:00/10:00 br2n■料金：前売 ¥4,500/通し券 ¥8,000 [D別 ¥500]br2n※高校生割有り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7</text:p>
          </table:table-cell>
          <table:table-cell office:value-type="string" calcext:value-type="string">
            <text:p>新宿Marble presents ” ド平日フェス vol.3 ”</text:p>
          </table:table-cell>
          <table:table-cell office:value-type="string" calcext:value-type="string">
            <text:p>バンクス / GREEN BEAR / 佐々木泰雅 (フロムTokyo) / 太陽民芸 / ピンクシガレット / 地球コーラ / 赤裸々エリーズ / 元気堂 / アドレナリンズ</text:p>
          </table:table-cell>
          <table:table-cell office:value-type="string" calcext:value-type="string">
            <text:p>★高校生学割500円(D別)要　学生証提示。br2n※新宿Marble・新宿Motion 2会場往来自由br2n■開場/開演：18:00/18:30br2n■前売/当日：¥1,500/¥2,0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8</text:p>
          </table:table-cell>
          <table:table-cell office:value-type="string" calcext:value-type="string">
            <text:p>UTAGE presents #49 宴</text:p>
          </table:table-cell>
          <table:table-cell office:value-type="string" calcext:value-type="string">
            <text:p>Manhole New World / Cattle / momo / ロールシャッハ・P・ボンボン / comolebi / ワタナベ コウスケ from knocterica</text:p>
          </table:table-cell>
          <table:table-cell office:value-type="string" calcext:value-type="string">
            <text:p>■開場/開演：17:30/18:00br2n■前売/当日：FREE!! [2D別 ¥1,0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9</text:p>
          </table:table-cell>
          <table:table-cell office:value-type="string" calcext:value-type="string">
            <text:p>” sign ”</text:p>
          </table:table-cell>
          <table:table-cell office:value-type="string" calcext:value-type="string">
            <text:p>吹雪 / miniscoop / magic love / the jinn's</text:p>
          </table:table-cell>
          <table:table-cell office:value-type="string" calcext:value-type="string">
            <text:p>■開場/開演：18:00/18:30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0</text:p>
          </table:table-cell>
          <table:table-cell office:value-type="string" calcext:value-type="string">
            <text:p>” Speech ”</text:p>
          </table:table-cell>
          <table:table-cell office:value-type="string" calcext:value-type="string">
            <text:p>March / Lucy Kilimangaro / 銀河スープ / and more…</text:p>
          </table:table-cell>
          <table:table-cell office:value-type="string" calcext:value-type="string">
            <text:p>■開場/開演：未定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1</text:p>
          </table:table-cell>
          <table:table-cell office:value-type="string" calcext:value-type="string">
            <text:p>” sign ”</text:p>
          </table:table-cell>
          <table:table-cell office:value-type="string" calcext:value-type="string">
            <text:p>芦塚雅俊 / HELLO AND ROLL / 菅野旭洋 (from The chord) / Lac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2</text:p>
          </table:table-cell>
          <table:table-cell office:value-type="string" calcext:value-type="string">
            <text:p>水の中で雨中 presents ” squlls vol.2 ”</text:p>
          </table:table-cell>
          <table:table-cell office:value-type="string" calcext:value-type="string">
            <text:p>水の中で雨中 / HIGH BONE MUSCLE / こゆび / The holy's</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3</text:p>
          </table:table-cell>
          <table:table-cell office:value-type="string" calcext:value-type="string">
            <text:p>ペンネンネンネンネンネネムズ　presents br2n” 1st Albumリリースパーティ ”</text:p>
          </table:table-cell>
          <table:table-cell office:value-type="string" calcext:value-type="string">
            <text:p>ペンネンネンネンネン・ネネムズ / moools / 箱庭の室内楽 / ミヤオヨウバンド / butaji(O.A)</text:p>
          </table:table-cell>
          <table:table-cell office:value-type="string" calcext:value-type="string">
            <text:p>■開場/開演：17:30/18:00br2n■前売/当日：¥2,000/¥2,000 [D別 ¥500]br2n※学生￥500 OFFbr2n※タワーレコード新宿店でアルバムを購入すると1drink無料券がもらえます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5</text:p>
          </table:table-cell>
          <table:table-cell office:value-type="string" calcext:value-type="string">
            <text:p>ポテコムジン presents「妥協会議 vol.3」</text:p>
          </table:table-cell>
          <table:table-cell office:value-type="string" calcext:value-type="string">
            <text:p>ポテコムジン / deid / Yasei collective / 或るミイbr2nFOOD : しばたさおり</text:p>
          </table:table-cell>
          <table:table-cell office:value-type="string" calcext:value-type="string">
            <text:p>■開場/開演：18:30/19:00 br2n■前売/当日：¥1,000/¥1,000 [2D別 ¥1,0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6</text:p>
          </table:table-cell>
          <table:table-cell office:value-type="string" calcext:value-type="string">
            <text:p>” Speed of Light ”</text:p>
          </table:table-cell>
          <table:table-cell office:value-type="string" calcext:value-type="string">
            <text:p>ユメウツツ / ナスツカサ (macronift) / Uncle Jam / 岡田亮太郎(ichika bachika) / and more…</text:p>
          </table:table-cell>
          <table:table-cell office:value-type="string" calcext:value-type="string">
            <text:p>■開場/開演：未定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7</text:p>
          </table:table-cell>
          <table:table-cell office:value-type="string" calcext:value-type="string">
            <text:p>” sign ”</text:p>
          </table:table-cell>
          <table:table-cell office:value-type="string" calcext:value-type="string">
            <text:p>中西良太 (大阪) / EUMENIDES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8</text:p>
          </table:table-cell>
          <table:table-cell office:value-type="string" calcext:value-type="string">
            <text:p>” Speech ”</text:p>
          </table:table-cell>
          <table:table-cell office:value-type="string" calcext:value-type="string">
            <text:p>ねこバイブ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9</text:p>
          </table:table-cell>
          <table:table-cell office:value-type="string" calcext:value-type="string">
            <text:p>指先ノハク2ndミニアルバム「てんこちない」発売記念三編公演br2nてんこちナイト〜膝栗毛三編〜 膝栗毛 Motion編</text:p>
          </table:table-cell>
          <table:table-cell office:value-type="string" calcext:value-type="string">
            <text:p>指先ノハク / about tess / ドミコ / アナン / 股下89br2nFOOD:ゆみ茶屋（Dr.竹内裕美子）</text:p>
          </table:table-cell>
          <table:table-cell office:value-type="string" calcext:value-type="string">
            <text:p>■開場/開演：18:00/18:3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22</text:p>
          </table:table-cell>
          <table:table-cell office:value-type="string" calcext:value-type="string">
            <text:p>” きのうみたゆめ ”</text:p>
          </table:table-cell>
          <table:table-cell office:value-type="string" calcext:value-type="string">
            <text:p>ポピヤ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23</text:p>
          </table:table-cell>
          <table:table-cell office:value-type="string" calcext:value-type="string">
            <text:p>第10回 音景-anotherline-「きみとぼくが壊した四月」</text:p>
          </table:table-cell>
          <table:table-cell office:value-type="string" calcext:value-type="string">
            <text:p>【ライヴアクト】br2nPARANOID BOX / shuhari / 荒川大地 （The life plant） / poro / LosingMySilentDoors / Melanche[n]trybr2n【アートアクト】br2nVJ Bori/Nari （音景-Onkei-） / コンテンポラリーダンス：高瀬弥生 / Alive Painting：中山晃子</text:p>
          </table:table-cell>
          <table:table-cell office:value-type="string" calcext:value-type="string">
            <text:p>■開場/開演：17:30/18:00br2n■前売/当日：¥2,000/¥2,300 [D別 ¥500]br2n■席種：スタンディングbr2n■チケット発売中br2n■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24</text:p>
          </table:table-cell>
          <table:table-cell office:value-type="string" calcext:value-type="string">
            <text:p>” きのうみたゆめ ”</text:p>
          </table:table-cell>
          <table:table-cell office:value-type="string" calcext:value-type="string">
            <text:p>Nakakoh (熊本) / nohtenkigengo / アナン / yamaguchi shintarou /イロメガネ / and more…</text:p>
          </table:table-cell>
          <table:table-cell office:value-type="string" calcext:value-type="string">
            <text:p>■開場/開演：18:00/18:30br2n■前売/当日：¥2,000/¥2,300 [D別 ¥500]br2n■席種：スタンディングbr2n■チケット発売日 3/24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26</text:p>
          </table:table-cell>
          <table:table-cell office:value-type="string" calcext:value-type="string">
            <text:p>浮遊ｽﾙ猫「ﾌｶｼﾝﾘｮｳｲｷ」Release Tour Final</text:p>
          </table:table-cell>
          <table:table-cell office:value-type="string" calcext:value-type="string">
            <text:p>浮遊スル猫 / 感覚ピエロ / +1band(4／19解禁)</text:p>
          </table:table-cell>
          <table:table-cell office:value-type="string" calcext:value-type="string">
            <text:p>■開場/開演：18:30/19:00br2n■前売/当日：¥2,000/¥2,500 [D別 ¥500]br2n■席種：スタンディングbr2n■チケット発売日 3/26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30</text:p>
          </table:table-cell>
          <table:table-cell office:value-type="string" calcext:value-type="string">
            <text:p>” sign ”</text:p>
          </table:table-cell>
          <table:table-cell office:value-type="string" calcext:value-type="string">
            <text:p>硝子越しの暴走 / The Frank Talk / amen,bleu straggler / Artrandam / 芦塚雅俊</text:p>
          </table:table-cell>
          <table:table-cell office:value-type="string" calcext:value-type="string">
            <text:p>■開場/開演：18:00/18:30br2n■前売/当日：¥2,000/¥2,300 [D別 ¥500]br2n■席種：スタンディングbr2n■チケット発売日 3/30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2" calcext:value-type="float">
            <text:p>2</text:p>
          </table:table-cell>
          <table:table-cell office:value-type="string" calcext:value-type="string">
            <text:p>0401</text:p>
          </table:table-cell>
          <table:table-cell office:value-type="string" calcext:value-type="string">
            <text:p>She'll be fine -chapter.4-『VOICE FROM DISTANCE tour final』</text:p>
          </table:table-cell>
          <table:table-cell office:value-type="string" calcext:value-type="string">
            <text:p>SHE’Sbr2nfrom a novelbr2nHalo at 四畳半br2nHEAD LAMP </text:p>
          </table:table-cell>
          <table:table-cell office:value-type="string" calcext:value-type="string">
            <text:p>※チケット引き換え・整列についてbr2n・17:45～　取り置き予約、当日券のチケット引き換え開始です。br2n・チケットを引き換えてからの整列となります。 br2n・17:55～　整列開始です。br2n■入場順：手売り→店頭→ローソン→取り置き予約・当日券 br2n■開場/開演：18:00/18:30br2n■前売/当日：¥2,000/¥2,500　[D別 ¥500]br2n■前売りチケット発売：Marble店頭　発売中～前日22:00 br2n■プレイガイド：ローソンチケット(発売中/Lコード:78461)br2n■前売りチケットTEL予約(03-5272-3558[Marble店頭])：受付中～前日22:00 br2n※受付時間：16:00～22:00 br2n※Marbleでのメール予約はお受けしておりません。 ■席種：スタンディング br2n■入場順：手売り→店頭→ローソン→取り置き予約・当日券</text:p>
          </table:table-cell>
          <table:table-cell table:number-columns-repeated="1018"/>
        </table:table-row>
        <table:table-row table:style-name="ro1">
          <table:table-cell office:value-type="float" office:value="2" calcext:value-type="float">
            <text:p>2</text:p>
          </table:table-cell>
          <table:table-cell office:value-type="string" calcext:value-type="string">
            <text:p>0402</text:p>
          </table:table-cell>
          <table:table-cell office:value-type="string" calcext:value-type="string">
            <text:p>「楽団マーブル大作戦 MISSION 6」</text:p>
          </table:table-cell>
          <table:table-cell office:value-type="string" calcext:value-type="string">
            <text:p>THE楽団マーキュリーbr2nテクマクマヤーンズbr2nTHE LOBSTER-BLASTERSbr2nもち&amp;むうbr2nTobali</text:p>
          </table:table-cell>
          <table:table-cell office:value-type="string" calcext:value-type="string">
            <text:p>★高校生学割500円(D別)　要 学生証提示。 br2n■開場/開演：18:3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03</text:p>
          </table:table-cell>
          <table:table-cell office:value-type="string" calcext:value-type="string">
            <text:p>「竜巻旋風脚」</text:p>
          </table:table-cell>
          <table:table-cell office:value-type="string" calcext:value-type="string">
            <text:p>アクロバット☆少年(名古屋)br2nクズ&amp;ピースbr2nMaster Baconsbr2nインフレーション宇宙br2nボーイズトラッシュ</text:p>
          </table:table-cell>
          <table:table-cell office:value-type="string" calcext:value-type="string">
            <text:p>★高校生学割500円(D別)　要 学生証提示。 br2n■開場/開演：18:30/19:0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04</text:p>
          </table:table-cell>
          <table:table-cell office:value-type="string" calcext:value-type="string">
            <text:p>2014年4月毎週金曜日特別企画「金曜戦隊フライデマン4～最終回～」</text:p>
          </table:table-cell>
          <table:table-cell office:value-type="string" calcext:value-type="string">
            <text:p>FiLMAbr2n前田典昭br2nCrawlingflybr2nユメノハウスbr2nab initiobr2nbuzz.</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05</text:p>
          </table:table-cell>
          <table:table-cell office:value-type="string" calcext:value-type="string">
            <text:p>Yuya Tsuji Presents「 ETERNAL ROCK CITY.2014」</text:p>
          </table:table-cell>
          <table:table-cell office:value-type="string" calcext:value-type="string">
            <text:p>詳しい情報はOFFICIAL WEBSITEをご参照ください。</text:p>
          </table:table-cell>
          <table:table-cell table:number-columns-repeated="1019"/>
        </table:table-row>
        <table:table-row table:style-name="ro1">
          <table:table-cell office:value-type="float" office:value="2" calcext:value-type="float">
            <text:p>2</text:p>
          </table:table-cell>
          <table:table-cell office:value-type="string" calcext:value-type="string">
            <text:p>0407</text:p>
          </table:table-cell>
          <table:table-cell office:value-type="string" calcext:value-type="string">
            <text:p>新宿Marble presents「ド平日フェス vol.3」 ※新宿Marble・新宿Motion 2会場往来自由</text:p>
          </table:table-cell>
          <table:table-cell office:value-type="string" calcext:value-type="string">
            <text:p>バンクスbr2nGREEN BEARbr2n佐々木泰雅(フロムTokyo)br2n太陽民芸br2nピンクシガレットbr2n地球コーラbr2n赤裸々エリーズbr2nアドレナリンズbr2n元気堂</text:p>
          </table:table-cell>
          <table:table-cell office:value-type="string" calcext:value-type="string">
            <text:p>★高校生学割500円(D別)　要 学生証提示。 br2n■開場/開演：18:00/18:3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08</text:p>
          </table:table-cell>
          <table:table-cell office:value-type="string" calcext:value-type="string">
            <text:p>「ヒマワリ vol.3」</text:p>
          </table:table-cell>
          <table:table-cell office:value-type="string" calcext:value-type="string">
            <text:p>アシタカラーbr2nレルエbr2nstuffing boxbr2ncrowny(大阪)br2ncolorful panda</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09</text:p>
          </table:table-cell>
          <table:table-cell office:value-type="string" calcext:value-type="string">
            <text:p>「新宿フォークジャンボリー」</text:p>
          </table:table-cell>
          <table:table-cell office:value-type="string" calcext:value-type="string">
            <text:p>くまあき(GREEN BEAR)br2nフクモト原点(SHOCK WAVE)br2nタマキングbr2nMEN★PLAbr2nかまやん(THE GUNPANS)br2n石井とその友達(助っ人集団☆石井ジャイアンツ)br2n田中貴史withマーリー(元気堂)br2nヨッチン(バンディッツ)br2n斉藤スカジー(青春スカトロジー)</text:p>
          </table:table-cell>
          <table:table-cell office:value-type="string" calcext:value-type="string">
            <text:p>■開場/開演：18:30/19:00br2n■前売/当日：¥2,500/¥2,500　[生・サワー飲み放題込]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椅子席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10</text:p>
          </table:table-cell>
          <table:table-cell office:value-type="string" calcext:value-type="string">
            <text:p>「鳴らす vol.2」</text:p>
          </table:table-cell>
          <table:table-cell office:value-type="string" calcext:value-type="string">
            <text:p>空創ワルツbr2nAmeliebr2nハイカラキャンディーズbr2nWELBECKbr2nピンクシガレット</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11</text:p>
          </table:table-cell>
          <table:table-cell office:value-type="string" calcext:value-type="string">
            <text:p>2014年4月毎週金曜日特別企画「金曜戦隊フライデマン4～最終回～」</text:p>
          </table:table-cell>
          <table:table-cell office:value-type="string" calcext:value-type="string">
            <text:p>妄想トリッパーbr2nthe totebr2nNOGIKUbr2n武久侑馬br2nAlive at A Livebr2n★直前4/10に1アーティスト発表！</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3">
          <table:table-cell office:value-type="float" office:value="2" calcext:value-type="float">
            <text:p>2</text:p>
          </table:table-cell>
          <table:table-cell office:value-type="string" calcext:value-type="string">
            <text:p>0412</text:p>
          </table:table-cell>
          <table:table-cell office:value-type="string" calcext:value-type="string">
            <text:p>ホールレンタル</text:p>
          </table:table-cell>
          <table:table-cell table:number-columns-repeated="1020"/>
        </table:table-row>
        <table:table-row table:style-name="ro1">
          <table:table-cell office:value-type="float" office:value="2" calcext:value-type="float">
            <text:p>2</text:p>
          </table:table-cell>
          <table:table-cell office:value-type="string" calcext:value-type="string">
            <text:p>0412</text:p>
          </table:table-cell>
          <table:table-cell office:value-type="string" calcext:value-type="string">
            <text:p>166cm×GREEN BEAR×ルビンシュタイン共同企画「B106号室Vol.3」</text:p>
          </table:table-cell>
          <table:table-cell office:value-type="string" calcext:value-type="string">
            <text:p>ルビンシュタインbr2nGREEN BEARbr2n166ｃｍbr2nヘンリーヘンリーズbr2n[O.A]こどもランドリー</text:p>
          </table:table-cell>
          <table:table-cell office:value-type="string" calcext:value-type="string">
            <text:p>★高校生学割500円(D別)　要 学生証提示。br2n★大学・専門生学割1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3">
          <table:table-cell office:value-type="float" office:value="2" calcext:value-type="float">
            <text:p>2</text:p>
          </table:table-cell>
          <table:table-cell office:value-type="string" calcext:value-type="string">
            <text:p>0413</text:p>
          </table:table-cell>
          <table:table-cell office:value-type="string" calcext:value-type="string">
            <text:p>ホールレンタル</text:p>
          </table:table-cell>
          <table:table-cell table:number-columns-repeated="1020"/>
        </table:table-row>
        <table:table-row table:style-name="ro1">
          <table:table-cell office:value-type="float" office:value="2" calcext:value-type="float">
            <text:p>2</text:p>
          </table:table-cell>
          <table:table-cell office:value-type="string" calcext:value-type="string">
            <text:p>0414</text:p>
          </table:table-cell>
          <table:table-cell office:value-type="string" calcext:value-type="string">
            <text:p>「風に吹かれて」</text:p>
          </table:table-cell>
          <table:table-cell office:value-type="string" calcext:value-type="string">
            <text:p>ゆうせいからbr2nチクシヒロキbr2n武久侑馬br2nわたなべこうじ(夕焼けアフロ)br2nand more</text:p>
          </table:table-cell>
          <table:table-cell office:value-type="string" calcext:value-type="string">
            <text:p>★高校生学割500円(D別)　要 学生証提示 br2n■開場/開演：18:3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15</text:p>
          </table:table-cell>
          <table:table-cell office:value-type="string" calcext:value-type="string">
            <text:p>「ミニシアター」</text:p>
          </table:table-cell>
          <table:table-cell office:value-type="string" calcext:value-type="string">
            <text:p>ピンクシガレットbr2nTHE ADAMSKEYbr2n黄金町ガラムbr2nアサトアキラbr2nハイカラキャンディーズ</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16</text:p>
          </table:table-cell>
          <table:table-cell office:value-type="string" calcext:value-type="string">
            <text:p>新宿Marble10周年イベント準備　</text:p>
          </table:table-cell>
          <table:table-cell office:value-type="string" calcext:value-type="string">
            <text:p>※TEL受付時間(03-5272-3558[Marble店頭])：16:00〜22:00</text:p>
          </table:table-cell>
          <table:table-cell table:number-columns-repeated="1019"/>
        </table:table-row>
        <table:table-row table:style-name="ro1">
          <table:table-cell office:value-type="float" office:value="2" calcext:value-type="float">
            <text:p>2</text:p>
          </table:table-cell>
          <table:table-cell office:value-type="string" calcext:value-type="string">
            <text:p>0417</text:p>
          </table:table-cell>
          <table:table-cell office:value-type="string" calcext:value-type="string">
            <text:p>「コトダマ vol.2」</text:p>
          </table:table-cell>
          <table:table-cell office:value-type="string" calcext:value-type="string">
            <text:p>赤い猫br2nオトノウラbr2npollybr2ncomolebibr2nモヒカンハイジ</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18</text:p>
          </table:table-cell>
          <table:table-cell office:value-type="string" calcext:value-type="string">
            <text:p>2014年4月毎週金曜日特別企画「金曜戦隊フライデマン4～最終回～」</text:p>
          </table:table-cell>
          <table:table-cell office:value-type="string" calcext:value-type="string">
            <text:p>助っ人集団☆石井ジャイアンンツbr2nタマキングbr2nAoiiiibr2n突然少年br2nsiestabr2nand more</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19</text:p>
          </table:table-cell>
          <table:table-cell office:value-type="string" calcext:value-type="string">
            <text:p>『ラフカ 3rdシングル リリースパーティ～感情的な瞬間～』</text:p>
          </table:table-cell>
          <table:table-cell office:value-type="string" calcext:value-type="string">
            <text:p>ラフカbr2nヤミアガリbr2nLittle NeeMbr2n他(1バンド)br2nO.A.まっしゅるーむ。</text:p>
          </table:table-cell>
          <table:table-cell office:value-type="string" calcext:value-type="string">
            <text:p>★学割2000円(1D込)　br2n※要 学生証。 br2n■開場/開演：17:30/18:00br2n■前売/当日：¥2,500/¥3,000　[D込]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0</text:p>
          </table:table-cell>
          <table:table-cell office:value-type="string" calcext:value-type="string">
            <text:p>ワンマンライブvol.2「明日に向かって叫んでやるぜ！」</text:p>
          </table:table-cell>
          <table:table-cell office:value-type="string" calcext:value-type="string">
            <text:p>フジヤマルーキー(ワンマン)</text:p>
          </table:table-cell>
          <table:table-cell office:value-type="string" calcext:value-type="string">
            <text:p>■開場/開演：18:0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1</text:p>
          </table:table-cell>
          <table:table-cell office:value-type="string" calcext:value-type="string">
            <text:p>「未来へ」</text:p>
          </table:table-cell>
          <table:table-cell office:value-type="string" calcext:value-type="string">
            <text:p>Alive at A Livebr2nクロナガス(大阪)br2n中村ユウイチbr2nsiestabr2nRucia</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2</text:p>
          </table:table-cell>
          <table:table-cell office:value-type="string" calcext:value-type="string">
            <text:p>「OVERCOME vol.10」</text:p>
          </table:table-cell>
          <table:table-cell office:value-type="string" calcext:value-type="string">
            <text:p>book of storybr2nとまとジャミー　br2nPUMPKIN SHOPbr2nRelise Notebr2nENDRASSbr2n★完全シークレットゲストあり！</text:p>
          </table:table-cell>
          <table:table-cell office:value-type="string" calcext:value-type="string">
            <text:p>★高校生学割500円(D別)　要 学生証提示。 br2n■開場/開演：17:30/18:0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3</text:p>
          </table:table-cell>
          <table:table-cell office:value-type="string" calcext:value-type="string">
            <text:p>「OVERCOME vol.11」</text:p>
          </table:table-cell>
          <table:table-cell office:value-type="string" calcext:value-type="string">
            <text:p>the coclylepsybr2nボーイズトラッシュbr2nカイザーストロングバーツbr2nand more</text:p>
          </table:table-cell>
          <table:table-cell office:value-type="string" calcext:value-type="string">
            <text:p>★高校生学割500円(D別)　要 学生証提示。 br2n■開場/開演：未定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4</text:p>
          </table:table-cell>
          <table:table-cell office:value-type="string" calcext:value-type="string">
            <text:p>「届け！」</text:p>
          </table:table-cell>
          <table:table-cell office:value-type="string" calcext:value-type="string">
            <text:p>tic tac casebr2nGive Me Chocolatebr2nキズキノチ(神戸)br2nZappy Xillitolbr2nペンギンルーシー</text:p>
          </table:table-cell>
          <table:table-cell office:value-type="string" calcext:value-type="string">
            <text:p>★高校生学割500円(D別)　要 学生証提示。 br2n■開場/開演：18:00/18:30　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5</text:p>
          </table:table-cell>
          <table:table-cell office:value-type="string" calcext:value-type="string">
            <text:p>2014年4月毎週金曜日特別企画「金曜戦隊フライデマン4～最終回～」</text:p>
          </table:table-cell>
          <table:table-cell office:value-type="string" calcext:value-type="string">
            <text:p>パンカホリックスbr2nicelandbluebr2nショージロージュニアbr2n赤坂シュウジ℃br2nピンクシガレットbr2n突然少年　</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6</text:p>
          </table:table-cell>
          <table:table-cell office:value-type="string" calcext:value-type="string">
            <text:p>「グレートアマチュアリズムvol.13」</text:p>
          </table:table-cell>
          <table:table-cell office:value-type="string" calcext:value-type="string">
            <text:p>お笑いイベントです。</text:p>
          </table:table-cell>
          <table:table-cell office:value-type="string" calcext:value-type="string">
            <text:p>■開場/開演：11:30/12:00br2n■前売/当日：¥1,000/¥1,500　(br2n※ドリンクチャージはかかりません)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椅子席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6</text:p>
          </table:table-cell>
          <table:table-cell office:value-type="string" calcext:value-type="string">
            <text:p>2ndミニアルバム「ペンキ塗れの空に」リリースツアー 「アブナイト vol.3 〜ツアーファイナル初ワンマン編〜」</text:p>
          </table:table-cell>
          <table:table-cell office:value-type="string" calcext:value-type="string">
            <text:p>ab initio(ワンマン)</text:p>
          </table:table-cell>
          <table:table-cell office:value-type="string" calcext:value-type="string">
            <text:p>■開場/開演：19:00/19:30br2n■前売/当日：¥2,500/¥3,000　[D別 ¥500]br2n■前売りチケット発売：Marble店頭　発売中～前日22:00 br2n■プレイガイド：ローソンチケット(3/15～/Lコード:74537])/e+(3/15～)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7</text:p>
          </table:table-cell>
          <table:table-cell office:value-type="string" calcext:value-type="string">
            <text:p>ユメノハウス1st single release party 「Sky is the Limit vol.1」</text:p>
          </table:table-cell>
          <table:table-cell office:value-type="string" calcext:value-type="string">
            <text:p>ユメノハウスbr2nMOLE HiLLbr2nfull full fullbr2nメメタァ</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8</text:p>
          </table:table-cell>
          <table:table-cell office:value-type="string" calcext:value-type="string">
            <text:p>「二者択一 vol.4」</text:p>
          </table:table-cell>
          <table:table-cell office:value-type="string" calcext:value-type="string">
            <text:p>近代ガールズbr2nヘンショクリュウbr2nodd-ricobr2nアブノーマルスーパースターズbr2nPachirabr2nand more</text:p>
          </table:table-cell>
          <table:table-cell office:value-type="string" calcext:value-type="string">
            <text:p>★高校生学割500円(D別)　要 学生証提示。 br2n■開場/開演：未定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9</text:p>
          </table:table-cell>
          <table:table-cell office:value-type="string" calcext:value-type="string">
            <text:p>地球コーラレコ発企画「マジギレパンクロッカーズ」</text:p>
          </table:table-cell>
          <table:table-cell office:value-type="string" calcext:value-type="string">
            <text:p>地球コーラbr2nセクシーパンサーbr2nLIFE GUARDbr2nステフアンドジミーbr2nスイミースイッチ</text:p>
          </table:table-cell>
          <table:table-cell office:value-type="string" calcext:value-type="string">
            <text:p>★高校生学割500円(D別)　要 学生証提示。br2n★大学・専門生学割1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30</text:p>
          </table:table-cell>
          <table:table-cell office:value-type="string" calcext:value-type="string">
            <text:p>新宿Marble10周年イベント準備</text:p>
          </table:table-cell>
          <table:table-cell office:value-type="string" calcext:value-type="string">
            <text:p>※TEL受付時間(03-5272-3558[Marble店頭])：16:00〜22:00</text:p>
          </table:table-cell>
          <table:table-cell table:number-columns-repeated="1019"/>
        </table:table-row>
        <table:table-row table:style-name="ro1">
          <table:table-cell office:value-type="float" office:value="3" calcext:value-type="float">
            <text:p>3</text:p>
          </table:table-cell>
          <table:table-cell office:value-type="string" calcext:value-type="string">
            <text:p>0401</text:p>
          </table:table-cell>
          <table:table-cell office:value-type="string" calcext:value-type="string">
            <text:p>Rockin' Students~vol.50</text:p>
          </table:table-cell>
          <table:table-cell office:value-type="string" calcext:value-type="string">
            <text:p>[LIVE] りさしおり / ON NEXT PAGE / めにすかす / REiMeRiA / ナカメ作戦 / アップル / tHe Dove / Shitting Outside</text:p>
          </table:table-cell>
          <table:table-cell office:value-type="string" calcext:value-type="string">
            <text:p>open 16:00 / start 16:30br2nadv / door ¥1,000 (+1drink ¥500)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02</text:p>
          </table:table-cell>
          <table:table-cell office:value-type="string" calcext:value-type="string">
            <text:p>white white sisters presents「NEVER EVER LAND」</text:p>
          </table:table-cell>
          <table:table-cell office:value-type="string" calcext:value-type="string">
            <text:p>[LIVE] white white sistersbr2n[GUEST] FULLARMOR THANK YOU!! SOLD OUT!!</text:p>
          </table:table-cell>
          <table:table-cell office:value-type="string" calcext:value-type="string">
            <text:p>open 18:30 / start 19:30br2nadv ¥2,500 door ¥3,000 (+1drink ¥500)br2nticket：e+(2/15より販売開始) / ローソンチケット(2/15より販売開始)br2n※新宿MARZでの店頭販売・予約は受け付けておりません。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03</text:p>
          </table:table-cell>
          <table:table-cell office:value-type="string" calcext:value-type="string">
            <text:p>What pleasant music. ちろフェス in 新宿MARZ Vo.1</text:p>
          </table:table-cell>
          <table:table-cell office:value-type="string" calcext:value-type="string">
            <text:p>[LIVE] Aya-ka / 山口あいり / 月野星愛 / 柚之原りえ / 楠木美羽 / 南無禅 / and more!!</text:p>
          </table:table-cell>
          <table:table-cell office:value-type="string" calcext:value-type="string">
            <text:p>open 18:00 / start 18:30br2nadv ¥2,000 / door ¥2,500 (+1drink ¥500)br2nticket：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03</text:p>
          </table:table-cell>
          <table:table-cell office:value-type="string" calcext:value-type="string">
            <text:p>NIGHTS JAPAN TOUR 2014</text:p>
          </table:table-cell>
          <table:table-cell office:value-type="string" calcext:value-type="string">
            <text:p>[LIVE] NIGHTS / Manic Sheep / DYGL</text:p>
          </table:table-cell>
          <table:table-cell office:value-type="string" calcext:value-type="string">
            <text:p>open 18:30 / start 19:00br2nadv ¥3,000 / door ¥3,500 (+1drink ¥500)br2nticket：e+ / ローソンチケット(Lコード：71195) / 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04</text:p>
          </table:table-cell>
          <table:table-cell office:value-type="string" calcext:value-type="string">
            <text:p>MARZ BAR</text:p>
          </table:table-cell>
          <table:table-cell office:value-type="string" calcext:value-type="string">
            <text:p>[LIVE] QUASAR NUCLEUSbr2n[DJ] katomhy / 小林修一(puke!) / 鶴岡優子(Stereoman) / DJ内定マン(早稲田大学) / asahi / 幕張テクノガーデン</text:p>
          </table:table-cell>
          <table:table-cell office:value-type="string" calcext:value-type="string">
            <text:p>open 18:30 / start 18:30br2ndoor ¥1,000(1drink込) or ¥2,000(飲み放題)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05</text:p>
          </table:table-cell>
          <table:table-cell office:value-type="string" calcext:value-type="string">
            <text:p>ETERNAL ROCK CITY.2014</text:p>
          </table:table-cell>
          <table:table-cell office:value-type="string" calcext:value-type="string">
            <text:p>詳しい情報はOFFICIAL WEBSITEをご参照ください。</text:p>
          </table:table-cell>
          <table:table-cell office:value-type="string" calcext:value-type="string">
            <text:p>open / start 10:00br2nadv ¥4,500(1Drink込) / 通し券 ¥8,000 (2Drink込)br2ninfo： http://eternal-rock-city.info/</text:p>
          </table:table-cell>
          <table:table-cell table:number-columns-repeated="1018"/>
        </table:table-row>
        <table:table-row table:style-name="ro2">
          <table:table-cell office:value-type="float" office:value="3" calcext:value-type="float">
            <text:p>3</text:p>
          </table:table-cell>
          <table:table-cell office:value-type="string" calcext:value-type="string">
            <text:p>0406</text:p>
          </table:table-cell>
          <table:table-cell office:value-type="string" calcext:value-type="string">
            <text:p>ETERNAL ROCK CITY.2014</text:p>
          </table:table-cell>
          <table:table-cell office:value-type="string" calcext:value-type="string">
            <text:p>詳しい情報はOFFICIAL WEBSITEをご参照ください。</text:p>
          </table:table-cell>
          <table:table-cell office:value-type="string" calcext:value-type="string">
            <text:p>open / start 10:00br2nadv ¥4,500(1Drink込) / 通し券 ¥8,000 (2Drink込)br2ninfo： http://eternal-rock-city.info/</text:p>
          </table:table-cell>
          <table:table-cell table:number-columns-repeated="1018"/>
        </table:table-row>
        <table:table-row table:style-name="ro1">
          <table:table-cell office:value-type="float" office:value="3" calcext:value-type="float">
            <text:p>3</text:p>
          </table:table-cell>
          <table:table-cell office:value-type="string" calcext:value-type="string">
            <text:p>0407</text:p>
          </table:table-cell>
          <table:table-cell office:value-type="string" calcext:value-type="string">
            <text:p>Rockin' High School~vol.1</text:p>
          </table:table-cell>
          <table:table-cell office:value-type="string" calcext:value-type="string">
            <text:p>[LIVE] All high end SaLiA / 糞バン / ちゃんちゃんこ / Shaking Brain / BackFlow / Sumgupsul / CalVi!?</text:p>
          </table:table-cell>
          <table:table-cell office:value-type="string" calcext:value-type="string">
            <text:p>open 16:00 / start 16:30br2nadv / door ¥1,000 (+1drink ¥500)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08</text:p>
          </table:table-cell>
          <table:table-cell office:value-type="string" calcext:value-type="string">
            <text:p>trad vol.1</text:p>
          </table:table-cell>
          <table:table-cell office:value-type="string" calcext:value-type="string">
            <text:p>[LIVE] カルナロッタ / スカーフ / puff noide / ROOZER / アトリエディ</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09</text:p>
          </table:table-cell>
          <table:table-cell office:value-type="string" calcext:value-type="string">
            <text:p>Fabric #13</text:p>
          </table:table-cell>
          <table:table-cell office:value-type="string" calcext:value-type="string">
            <text:p>[LIVE] WANNA-GONNA / ロートス / TPSound(Band Set) / Alter Plane / Minako</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10</text:p>
          </table:table-cell>
          <table:table-cell office:value-type="string" calcext:value-type="string">
            <text:p>MIX UP</text:p>
          </table:table-cell>
          <table:table-cell office:value-type="string" calcext:value-type="string">
            <text:p>[LIVE] Da Vincis / IRIS MONDE / JUNKS / H of Light / SHiFT</text:p>
          </table:table-cell>
          <table:table-cell office:value-type="string" calcext:value-type="string">
            <text:p>open 18:00 / start 18:30br2nadv ¥2,000 door ¥2,300 (+1drink ¥500)br2n※高校生以下は学生証提示で¥1,000割引！br2nticket：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11</text:p>
          </table:table-cell>
          <table:table-cell office:value-type="string" calcext:value-type="string">
            <text:p>私達TokyoCheer②Partyです、ハイ！3rdシングル「進め！フレッシュマン」進めフレッシュマン 進め！チアチア2014 春ツアー</text:p>
          </table:table-cell>
          <table:table-cell office:value-type="string" calcext:value-type="string">
            <text:p>[LIVE] トーキョーチアチアパーティーbr2n澤美帆・澤翔子・須永留奈・中西悠綺・桝元沙耶・芦原優愛・平井杏奈・富永良美・原田里佳子・澤田樹奈・br2n桑澤菜月・斉藤智子・安藤朱音・バーンスタイン織美也・山田真帆・井上紗希・川嶋麗惟・土光瑠里子・本川愛花 br2n【入場方法】当日、会場入口付近特設物販会場にて4月9日発売「進め！フレッシュマン」をご購入(現金のみ)の方に先着で、br2n本ライブの整理番号付入場券を差し上げます。なお、追加でCD１枚ご購入(追加分は１会計で５枚まで、クレジット可）ごとにライブ終了後に行う特典会の参加券br2n（個別握手券 or 個別チェキ券)を1枚差し上げます。また、入場時に別途ドリンク代を頂きます。 整理券配布・販売開始時間 17:50/集合時間 18:20br2n※整理番号付入場券は先着順となります。br2n※入場券をお受け取りになりましたお客様は集合時間に会場入口付近にお集まりください。br2n※お時間にお越し頂けない場合、整理番号は無効とさせて頂きます。br2n※入場券の配布は予定枚数に達し次第終了となります 【注意事項】br2n※会場内の物販は3rdシングルCD購入のみとさせて頂きます。br2n※メンバー1名につき、個別握手券は40枚限定・個別チェキ券は10枚限定とさせていただきます。br2n尚、本川愛花の個別握手券は10枚限定、個別チェキ券は10枚限定とさせて頂きます。br2n※当日の状況により、お一人様のご予約点数・握手会/チェキ会参加券枚数に制限を設けさせて頂く場合がございます。予めご了承下さい。br2n※チェキ撮影は、メンバーの体に触れる行為は一切禁止とさせていただきます。br2n※チェキ撮影はメンバーのみの撮影もOKです。br2n※チェキ撮影は、こちらが用意したチェキか、ご持参のカメラ(携帯可)での撮影とさせていただきますbr2n※特典券は、指定の時間のみしかご利用できませんのでご了承ください。br2n※個別握手会・チェキ撮影会は、交代制とさせていただきます。（※次の人がいない場合、続けて行うこともあります。br2n※特典券の譲渡・転売行為は一切禁止とさせていただきます。br2n※特典券の再発行は致しませんのでご了承ください。br2n※列が途切れ次第順次終了とさせていただきますのでご了承下さい。br2n※スタッフの指示に従っていただけない方は、途中退場していただく場合がございますのでご了承ください。br2n※会場内での撮影・録音・録画等は一切禁止とさせていただきます。br2n※やむをえない事情により　急遽出演者・イベント内容の変更等がある場合がございます。br2n※当日はスタッフの指示に従っていただきます様宜しくお願い致します。br2n※会場で生じた盗難・事故については、主催者は一切責任を負いません。貴重品は各自で管理をお願い致します。 イベントに参加するにふさわしくないと主催者側が判断した場合、特定のお客様にご参加をお断りする場合がございます。br2nあらかじめご了承下さい。何卒、ご理解、ご協力のほど宜しくお願い致します。</text:p>
          </table:table-cell>
          <table:table-cell office:value-type="string" calcext:value-type="string">
            <text:p>open 18:30 / start 19:00br2n配布/販売開始時間 17:50 / 集合時間18:20br2n整理券付きCD購入で入場可 (+1drink ¥600)br2nチケット：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13</text:p>
          </table:table-cell>
          <table:table-cell office:value-type="string" calcext:value-type="string">
            <text:p>チリヌルヲワカモバイル企画 『チリヌルヲワ会』</text:p>
          </table:table-cell>
          <table:table-cell office:value-type="string" calcext:value-type="string">
            <text:p>[LIVE] チリヌルヲワカ THANK YOU!! SOLD OUT!!</text:p>
          </table:table-cell>
          <table:table-cell office:value-type="string" calcext:value-type="string">
            <text:p>open 16:00 / start 16:30br2n【チケット料金】br2n■スタンディングA（モバイル会員） ¥1,500 （1人/2枚まで）br2n■スタンディングB(一般) ¥3,000（1人/2枚まで）br2n※ 共にドリンク代別br2n【一般チケット発売日】br2n3月1日(土)br2n【チケット整理番号】br2nモバイル先行販売＞モバイル一般販売＞一般販売　　の順となります。 （問）VINTAGE ROCK std.　03-3770-6900 （平日12:00～17:00）(www.vintage-rock.com)</text:p>
          </table:table-cell>
          <table:table-cell table:number-columns-repeated="1018"/>
        </table:table-row>
        <table:table-row table:style-name="ro1">
          <table:table-cell office:value-type="float" office:value="3" calcext:value-type="float">
            <text:p>3</text:p>
          </table:table-cell>
          <table:table-cell office:value-type="string" calcext:value-type="string">
            <text:p>0415</text:p>
          </table:table-cell>
          <table:table-cell office:value-type="string" calcext:value-type="string">
            <text:p>Fabric × trad</text:p>
          </table:table-cell>
          <table:table-cell office:value-type="string" calcext:value-type="string">
            <text:p>[LIVE] ELIZABETH EIGHT / PLOT / イチヂク / sone(Atlantis Airport) ...(+1Band 4／6解禁)</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16</text:p>
          </table:table-cell>
          <table:table-cell office:value-type="string" calcext:value-type="string">
            <text:p>trad vol.2</text:p>
          </table:table-cell>
          <table:table-cell office:value-type="string" calcext:value-type="string">
            <text:p>[LIVE] テリーヌとボンボン / ミヤザキナオコ / 松崎ナオ / アサミサエ / ワタナベマユ</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17</text:p>
          </table:table-cell>
          <table:table-cell office:value-type="string" calcext:value-type="string">
            <text:p>waterlily LAST LIVE</text:p>
          </table:table-cell>
          <table:table-cell office:value-type="string" calcext:value-type="string">
            <text:p>[LIVE] waterlily / Atlantis Airport / labo</text:p>
          </table:table-cell>
          <table:table-cell office:value-type="string" calcext:value-type="string">
            <text:p>open 18:30 / start 19:00br2nadv ¥2,000 / door ¥2,500 (+1drink ¥500)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18</text:p>
          </table:table-cell>
          <table:table-cell office:value-type="string" calcext:value-type="string">
            <text:p>grass code vol.50 -4th anniversary-</text:p>
          </table:table-cell>
          <table:table-cell office:value-type="string" calcext:value-type="string">
            <text:p>[LIVE] DENIMS / Jano / the Lucy / mothercoat / the twentiesbr2n[GUEST DJ] 星原喜一郎(New Action!) / Saxolotl(TIPSY)br2n[grass code DJs] ナルケユート/ヤマモトサトル/アサノタカヒロbr2n[VJ] Project OTObr2n[FOOD] DQN食堂</text:p>
          </table:table-cell>
          <table:table-cell office:value-type="string" calcext:value-type="string">
            <text:p>open / start 21:00br2nadv ¥2,500 / door ¥3,000 (+1drink ¥500)br2nticket：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19</text:p>
          </table:table-cell>
          <table:table-cell office:value-type="string" calcext:value-type="string">
            <text:p>HALL RENTAL</text:p>
          </table:table-cell>
          <table:table-cell office:value-type="string" calcext:value-type="string">
            <text:p>新宿MARZでは、貸し切りパーティー・企画イベント・学生イベント・DJイベント等募集しております。br2nお気軽にお問い合わせ下さい。br2nMail.info@marz.jpbr2nTel.03-3202-8248br2nブッキング担当まで</text:p>
          </table:table-cell>
          <table:table-cell office:value-type="string" calcext:value-type="string">
            <text:p>新宿MARZでは、貸し切りパーティー・企画イベント・学生イベント・DJイベント等...</text:p>
          </table:table-cell>
          <table:table-cell table:number-columns-repeated="1018"/>
        </table:table-row>
        <table:table-row table:style-name="ro1">
          <table:table-cell office:value-type="float" office:value="3" calcext:value-type="float">
            <text:p>3</text:p>
          </table:table-cell>
          <table:table-cell office:value-type="string" calcext:value-type="string">
            <text:p>0420</text:p>
          </table:table-cell>
          <table:table-cell office:value-type="string" calcext:value-type="string">
            <text:p>MARZ WARZ epⅣ</text:p>
          </table:table-cell>
          <table:table-cell office:value-type="string" calcext:value-type="string">
            <text:p>[LIVE] nanoCUNE / 山口活性学園 / つりビット</text:p>
          </table:table-cell>
          <table:table-cell office:value-type="string" calcext:value-type="string">
            <text:p>Open 10:30 / start 11:00br2n adv ¥3,000 / door ¥3,500 (+1drink ¥500)br2n info：03-3202-8248br2nチケットの予約は新宿MARZの専用メルアド（marz_idol@marz.jp）までメールにて、日付、グループ名、お名前、枚数を記載してお送りくださるようお願いします。</text:p>
          </table:table-cell>
          <table:table-cell table:number-columns-repeated="1018"/>
        </table:table-row>
        <table:table-row table:style-name="ro1">
          <table:table-cell office:value-type="float" office:value="3" calcext:value-type="float">
            <text:p>3</text:p>
          </table:table-cell>
          <table:table-cell office:value-type="string" calcext:value-type="string">
            <text:p>0420</text:p>
          </table:table-cell>
          <table:table-cell office:value-type="string" calcext:value-type="string">
            <text:p>初期衝動Vol.16</text:p>
          </table:table-cell>
          <table:table-cell office:value-type="string" calcext:value-type="string">
            <text:p>[LIVE] nanoCUNE / 山口活性学園 / BELLRING少女ハート</text:p>
          </table:table-cell>
          <table:table-cell office:value-type="string" calcext:value-type="string">
            <text:p>Open 16:30 / start 17:00br2n adv ¥3,000 / door ¥3,500 (+1drink ¥500)br2n info：03-3202-8248br2nチケットの予約は新宿MARZの専用メルアド（marz_idol@marz.jp）までメールにて、日付、グループ名、お名前、枚数を記載してお送りくださるようお願いします。</text:p>
          </table:table-cell>
          <table:table-cell table:number-columns-repeated="1018"/>
        </table:table-row>
        <table:table-row table:style-name="ro1">
          <table:table-cell office:value-type="float" office:value="3" calcext:value-type="float">
            <text:p>3</text:p>
          </table:table-cell>
          <table:table-cell office:value-type="string" calcext:value-type="string">
            <text:p>0421</text:p>
          </table:table-cell>
          <table:table-cell office:value-type="string" calcext:value-type="string">
            <text:p>Arrows vol.2</text:p>
          </table:table-cell>
          <table:table-cell office:value-type="string" calcext:value-type="string">
            <text:p>[LIVE] ポッグカウチナゲット / Camellia / tayuta(from大阪) / Flying Izna Drop / TOKYOGUM</text:p>
          </table:table-cell>
          <table:table-cell office:value-type="string" calcext:value-type="string">
            <text:p>open 18:00 / start 18:30br2nadv ¥2,000 door ¥2,300 (+1drink ¥500)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22</text:p>
          </table:table-cell>
          <table:table-cell office:value-type="string" calcext:value-type="string">
            <text:p>MIX UP</text:p>
          </table:table-cell>
          <table:table-cell office:value-type="string" calcext:value-type="string">
            <text:p>[LIVE] A Month of Sundays / Lööf / Lunchu / The Cumins / Huss.(aoub)br2n＊出演を予定していたcinescopeは出演者の都合によりキャンセルとなりました。</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23</text:p>
          </table:table-cell>
          <table:table-cell office:value-type="string" calcext:value-type="string">
            <text:p>Luck vol.2～春日遅々～</text:p>
          </table:table-cell>
          <table:table-cell office:value-type="string" calcext:value-type="string">
            <text:p>[LIVE] チーナ / Atlantis Airport / ノンブラリ / ふぇのたす / アカシック</text:p>
          </table:table-cell>
          <table:table-cell office:value-type="string" calcext:value-type="string">
            <text:p>open 18:00 / start 18:30br2nadv ¥2,500 door ¥2,800 (+1drink ¥500)br2n新入生学生証提示で¥1,000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24</text:p>
          </table:table-cell>
          <table:table-cell office:value-type="string" calcext:value-type="string">
            <text:p>What pleasant music. ちろフェス in 新宿MARZ Vo.1</text:p>
          </table:table-cell>
          <table:table-cell office:value-type="string" calcext:value-type="string">
            <text:p>[LIVE] Aya-ka / 山口あいり / 月野星愛 / 柚之原りえ / 楠木美羽 / 南無禅 / and more!!</text:p>
          </table:table-cell>
          <table:table-cell office:value-type="string" calcext:value-type="string">
            <text:p>open 18:00 / start 18:30br2nadv ¥2,000 / door ¥2,500 (+1drink ¥500)br2nticket：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26</text:p>
          </table:table-cell>
          <table:table-cell office:value-type="string" calcext:value-type="string">
            <text:p>JoY-TRIAL</text:p>
          </table:table-cell>
          <table:table-cell office:value-type="string" calcext:value-type="string">
            <text:p>[LIVE] chikyunokiki(from北海道) / LLama(from京都) / マウンテンズ and more...</text:p>
          </table:table-cell>
          <table:table-cell office:value-type="string" calcext:value-type="string">
            <text:p>open 未定 / start 未定br2nadv ¥2,300 door ¥2,500 (+1drink ¥500)br2n新入生学生証提示で¥1000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26</text:p>
          </table:table-cell>
          <table:table-cell office:value-type="string" calcext:value-type="string">
            <text:p>1010 ”Distription”リリースパーティー 「ヒッポの樹 vol.1」</text:p>
          </table:table-cell>
          <table:table-cell office:value-type="string" calcext:value-type="string">
            <text:p>[LIVE] カムエムシィズ / Stag Beat / Tiger Upper Cut / パブリック娘。 / 1010 br2n[DJ] %C / 残雪 br2n[LIVE PAINT] PLUSPECTIVE br2n[FOOD] 岡村飛龍</text:p>
          </table:table-cell>
          <table:table-cell office:value-type="string" calcext:value-type="string">
            <text:p>open 24:00 / start 24:30br2nadv ¥1,000 door ¥1,000 (+1drink ¥500)br2n※18歳以上入場可(※受付入場時に要身分証持参)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28</text:p>
          </table:table-cell>
          <table:table-cell office:value-type="string" calcext:value-type="string">
            <text:p>Mix Tape Vol.12 × aoub</text:p>
          </table:table-cell>
          <table:table-cell office:value-type="string" calcext:value-type="string">
            <text:p>[LIVE] aoub VS 佐藤栄太郎 / chikyunokiki(from 北海道) / NETWORKS / at her open door / DALLJUB STEP CLUBbr2n[DJ] SUGI-ZONE(Mix Tape) / 佐藤栄太郎(The Future Ratio) / Huss.(aoub)br2n[FOOD] すかんぽカリー</text:p>
          </table:table-cell>
          <table:table-cell office:value-type="string" calcext:value-type="string">
            <text:p>open 24:30 / start 24:30br2nadv ¥2,000 door ¥2,500 (+1drink ¥500)br2n24:30〜25:00までに入場の方¥1,500(+1Drink)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30</text:p>
          </table:table-cell>
          <table:table-cell office:value-type="string" calcext:value-type="string">
            <text:p>Fabric #14</text:p>
          </table:table-cell>
          <table:table-cell office:value-type="string" calcext:value-type="string">
            <text:p>[LIVE] Zooqs / カメレオン塗料 / Mirare Mire / Hello Stranger(Band Set)</text:p>
          </table:table-cell>
          <table:table-cell office:value-type="string" calcext:value-type="string">
            <text:p>open 19:00 / start 19:30br2nadv ¥2,000 door ¥2,300 (+1drink ¥500)br2n※高校生以下学生証提示で¥1,000OFF!!br2nチケット：MARZ店頭販売 / メール予約br2ninfo：03-3202-8248</text:p>
          </table:table-cell>
          <table:table-cell table:number-columns-repeated="1018"/>
        </table:table-row>
        <table:table-row table:style-name="ro3">
          <table:table-cell office:value-type="float" office:value="4" calcext:value-type="float">
            <text:p>4</text:p>
          </table:table-cell>
          <table:table-cell office:value-type="string" calcext:value-type="string">
            <text:p>0401</text:p>
          </table:table-cell>
          <table:table-cell table:number-columns-repeated="1021"/>
        </table:table-row>
        <table:table-row table:style-name="ro1">
          <table:table-cell office:value-type="float" office:value="4" calcext:value-type="float">
            <text:p>4</text:p>
          </table:table-cell>
          <table:table-cell office:value-type="string" calcext:value-type="string">
            <text:p>0401</text:p>
          </table:table-cell>
          <table:table-cell/>
          <table:table-cell office:value-type="string" calcext:value-type="string">
            <text:p>SHINYA OE AND THE CUTTERSbr2n【Vocal&amp;Guitar:大江慎也（THE ROOSTERS)br2n　Guitar：ヤマジカズヒデ（dip）/Bass＆Keyboard：須藤俊明br2n　　　　　　　　　　　　　　　　　　　　　　Drum：高橋浩司（HARISS）】br2nTHE JUNEJULYAUGUSTbr2n【Vocal&amp; Guitar高野...</text:p>
          </table:table-cell>
          <table:table-cell office:value-type="string" calcext:value-type="string">
            <text:p>OPEN 18:30 / START 19:30br2nADV¥4000 / DOOR¥4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2</text:p>
          </table:table-cell>
          <table:table-cell office:value-type="string" calcext:value-type="string">
            <text:p>ROOFTOP RESOUND</text:p>
          </table:table-cell>
          <table:table-cell office:value-type="string" calcext:value-type="string">
            <text:p>町田直隆 / 小高芳太朗(LUNKHEAD)br2n澁谷逆太郎(SUPER BEAVER) / 尾形回帰(HERE)br2n桃野陽介(MONOBRIGHT) / 松本明人(真空ホロウ)br2n菅原卓郎(9mm Parabellum Bullet） ／ 小田和奏br2n佐々木亮介)(a flood of circle)br2n----br2nイベントのタイトル通り、2014年4月をもっ...</text:p>
          </table:table-cell>
          <table:table-cell office:value-type="string" calcext:value-type="string">
            <text:p>OPEN 18:00 / START 18:30br2nADV¥2500 / DOOR¥3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3</text:p>
          </table:table-cell>
          <table:table-cell office:value-type="string" calcext:value-type="string">
            <text:p>春の感謝祭1000円ライブ</text:p>
          </table:table-cell>
          <table:table-cell office:value-type="string" calcext:value-type="string">
            <text:p>赤色のグリッター / waybeebr2nEnhydraLutris / OLD JOE / nicotenbr2n【弾き語りステージ】田村友昌(ex.ボナンザグラム)</text:p>
          </table:table-cell>
          <table:table-cell office:value-type="string" calcext:value-type="string">
            <text:p>OPEN 18:00 / START 18:30br2nADV¥1000 / DOOR¥1500(2ドリンク or 1ドリンク1フード別¥1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3</text:p>
          </table:table-cell>
          <table:table-cell office:value-type="string" calcext:value-type="string">
            <text:p>3,2,1,explosion!</text:p>
          </table:table-cell>
          <table:table-cell office:value-type="string" calcext:value-type="string">
            <text:p>渡辺友悠(ao'w) / さとうたかみbr2nアオキ(you made my day)br2n芦塚雅俊（エイト）</text:p>
          </table:table-cell>
          <table:table-cell office:value-type="string" calcext:value-type="string">
            <text:p>OPEN 18:30 / START 19:00br2nDOOR¥1500(1ドリンク1フード付)</text:p>
          </table:table-cell>
          <table:table-cell table:number-columns-repeated="1018"/>
        </table:table-row>
        <table:table-row table:style-name="ro1">
          <table:table-cell office:value-type="float" office:value="4" calcext:value-type="float">
            <text:p>4</text:p>
          </table:table-cell>
          <table:table-cell office:value-type="string" calcext:value-type="string">
            <text:p>0404</text:p>
          </table:table-cell>
          <table:table-cell office:value-type="string" calcext:value-type="string">
            <text:p>〜風林火山で春の頂上決戦！5カ所行脚の巻〜</text:p>
          </table:table-cell>
          <table:table-cell office:value-type="string" calcext:value-type="string">
            <text:p>THE ORAL CIGARETTESbr2n或る感覚br2nasobiusbr2nWienners</text:p>
          </table:table-cell>
          <table:table-cell office:value-type="string" calcext:value-type="string">
            <text:p>OPEN 18:00 / START 18:30br2nADV¥3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05</text:p>
          </table:table-cell>
          <table:table-cell office:value-type="string" calcext:value-type="string">
            <text:p>ETERNAL ROCK CITY.2014</text:p>
          </table:table-cell>
          <table:table-cell/>
          <table:table-cell office:value-type="string" calcext:value-type="string">
            <text:p>OPEN 18:00 / START 18:30br2nADV¥3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05</text:p>
          </table:table-cell>
          <table:table-cell office:value-type="string" calcext:value-type="string">
            <text:p>ONE FOUNDATION</text:p>
          </table:table-cell>
          <table:table-cell office:value-type="string" calcext:value-type="string">
            <text:p>【DJ】DEF FOUNDATIONbr2n【BAND】The Kingstompers / THE AUTOCRATICSbr2nDUBJUANA MIDNIGHT SYSTEM</text:p>
          </table:table-cell>
          <table:table-cell office:value-type="string" calcext:value-type="string">
            <text:p>OPEN 23:30 / START 23:30br2nNO CHARGE！！！</text:p>
          </table:table-cell>
          <table:table-cell table:number-columns-repeated="1018"/>
        </table:table-row>
        <table:table-row table:style-name="ro1">
          <table:table-cell office:value-type="float" office:value="4" calcext:value-type="float">
            <text:p>4</text:p>
          </table:table-cell>
          <table:table-cell office:value-type="string" calcext:value-type="string">
            <text:p>0406</text:p>
          </table:table-cell>
          <table:table-cell office:value-type="string" calcext:value-type="string">
            <text:p>ETERNAL ROCK CITY.2014</text:p>
          </table:table-cell>
          <table:table-cell/>
          <table:table-cell office:value-type="string" calcext:value-type="string">
            <text:p>OPEN 23:30 / START 23:30br2nNO CHARGE！！！</text:p>
          </table:table-cell>
          <table:table-cell table:number-columns-repeated="1018"/>
        </table:table-row>
        <table:table-row table:style-name="ro1">
          <table:table-cell office:value-type="float" office:value="4" calcext:value-type="float">
            <text:p>4</text:p>
          </table:table-cell>
          <table:table-cell office:value-type="string" calcext:value-type="string">
            <text:p>0407</text:p>
          </table:table-cell>
          <table:table-cell office:value-type="string" calcext:value-type="string">
            <text:p>[LOFT ×Bollocks]MONDAY NIGHT ROW</text:p>
          </table:table-cell>
          <table:table-cell office:value-type="string" calcext:value-type="string">
            <text:p>ANGER FLARES / THE RODEOSbr2nMoDERN B Beard / 他</text:p>
          </table:table-cell>
          <table:table-cell office:value-type="string" calcext:value-type="string">
            <text:p>OPEN 19:30 / START 20:00br2nADV¥2500 / DOOR¥3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8</text:p>
          </table:table-cell>
          <table:table-cell office:value-type="string" calcext:value-type="string">
            <text:p>actwise&amp;ATF&amp;Loft presents 春風 night</text:p>
          </table:table-cell>
          <table:table-cell office:value-type="string" calcext:value-type="string">
            <text:p>あしからズ / RITZ knocking the door / ふじこ / 他</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9</text:p>
          </table:table-cell>
          <table:table-cell office:value-type="string" calcext:value-type="string">
            <text:p>PREMIUM LIVE SERIES 2014 THE DREAM MATCH #1</text:p>
          </table:table-cell>
          <table:table-cell office:value-type="string" calcext:value-type="string">
            <text:p>スキマスイッチbr2nメレンゲbr2n※50音順br2n----br2n新宿ロフト移転15周年を記念した冠イベント「SHINJUKU LOFT 15th ANNIVERSARY PREMIUM LIVE SERIES 2014 THE DREAM MATCH＃１」シリーズ。アリーナ、ホール、ライブハウスといった多種多様な会場でライブを繰り広...</text:p>
          </table:table-cell>
          <table:table-cell office:value-type="string" calcext:value-type="string">
            <text:p>OPEN 18:00 / START 19:00br2nADV¥6000 / DOOR 未定br2n♡THANK YOU SOLD OUT♡br2n●入場順：Aチケット含む各チケッ...</text:p>
          </table:table-cell>
          <table:table-cell table:number-columns-repeated="1018"/>
        </table:table-row>
        <table:table-row table:style-name="ro1">
          <table:table-cell office:value-type="float" office:value="4" calcext:value-type="float">
            <text:p>4</text:p>
          </table:table-cell>
          <table:table-cell office:value-type="string" calcext:value-type="string">
            <text:p>0410</text:p>
          </table:table-cell>
          <table:table-cell office:value-type="string" calcext:value-type="string">
            <text:p>酔いどれナイトVol,13 ～友達の友達は皆友達～</text:p>
          </table:table-cell>
          <table:table-cell/>
          <table:table-cell office:value-type="string" calcext:value-type="string">
            <text:p>OPEN 18:00 / START 19:00br2nADV¥6000 / DOOR 未定br2n♡THANK YOU SOLD OUT♡br2n●入場順：Aチケット含む各チケッ...</text:p>
          </table:table-cell>
          <table:table-cell table:number-columns-repeated="1018"/>
        </table:table-row>
        <table:table-row table:style-name="ro1">
          <table:table-cell office:value-type="float" office:value="4" calcext:value-type="float">
            <text:p>4</text:p>
          </table:table-cell>
          <table:table-cell office:value-type="string" calcext:value-type="string">
            <text:p>0410</text:p>
          </table:table-cell>
          <table:table-cell office:value-type="string" calcext:value-type="string">
            <text:p>ゴッドバー</text:p>
          </table:table-cell>
          <table:table-cell office:value-type="string" calcext:value-type="string">
            <text:p>the god and death stars/highfashionparalyze/THE MADCAP LAUGHS/the studs/deadmanのaie氏をマスターに迎えて営業する新宿LOFTのBAR「ゴッドバー」。br2n『深夜ワールドツアー』と題して、世界各国のFOODとDRINKを制覇中！br2nお通しもフィーチャー国にちなん...</text:p>
          </table:table-cell>
          <table:table-cell office:value-type="string" calcext:value-type="string">
            <text:p>OPEN 23:30 / START 23:30br2nORDER STOP_FOOD 27:30／DRINK 28:30br2nCLOSE_2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1</text:p>
          </table:table-cell>
          <table:table-cell/>
          <table:table-cell office:value-type="string" calcext:value-type="string">
            <text:p>GOING UNDER GROUNDbr2n藍坊主br2nTHE NAMPA BOYS</text:p>
          </table:table-cell>
          <table:table-cell office:value-type="string" calcext:value-type="string">
            <text:p>OPEN 18:15 / START 19:00br2nADV¥3000 / DOOR¥3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1</text:p>
          </table:table-cell>
          <table:table-cell office:value-type="string" calcext:value-type="string">
            <text:p>URASUJI.</text:p>
          </table:table-cell>
          <table:table-cell office:value-type="string" calcext:value-type="string">
            <text:p>【URASUJI. CREW】SATO / HINO / HASE / NATSUKObr2nCHECKbr2n【GUEST DJ】高橋浩司(HARISS)br2nビブリオバトルbr2nMC:HASE</text:p>
          </table:table-cell>
          <table:table-cell office:value-type="string" calcext:value-type="string">
            <text:p>OPEN 23:30 / START 23:30br2nADV¥2000 / DOOR¥2500br2n※前売りはHP予約 or CREW RESERVEのみ</text:p>
          </table:table-cell>
          <table:table-cell table:number-columns-repeated="1018"/>
        </table:table-row>
        <table:table-row table:style-name="ro3">
          <table:table-cell office:value-type="float" office:value="4" calcext:value-type="float">
            <text:p>4</text:p>
          </table:table-cell>
          <table:table-cell office:value-type="string" calcext:value-type="string">
            <text:p>0412</text:p>
          </table:table-cell>
          <table:table-cell office:value-type="string" calcext:value-type="string">
            <text:p>LN vs RDS TOUR “PASSION&amp;GLORY”</text:p>
          </table:table-cell>
          <table:table-cell office:value-type="string" calcext:value-type="string">
            <text:p>LAUGHIN'NOSEbr2nTHE RYDERS</text:p>
          </table:table-cell>
          <table:table-cell office:value-type="string" calcext:value-type="string">
            <text:p>OPEN 18:00 / START 19:00br2nADV¥3000/DOOR¥3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2</text:p>
          </table:table-cell>
          <table:table-cell office:value-type="string" calcext:value-type="string">
            <text:p>”AFOCの47都道府県制覇！形ないものを爆破しにいくツアー／迷わず行けよ編@日比谷野外大音楽堂” After Party-</text:p>
          </table:table-cell>
          <table:table-cell office:value-type="string" calcext:value-type="string">
            <text:p>DJ: 片平実 / 神啓文 / 西村道男 (Getting Better) &amp;more</text:p>
          </table:table-cell>
          <table:table-cell office:value-type="string" calcext:value-type="string">
            <text:p>OPEN 23:30 / START 23:30br2nADV ¥2,000(1drink別)</text:p>
          </table:table-cell>
          <table:table-cell table:number-columns-repeated="1018"/>
        </table:table-row>
        <table:table-row table:style-name="ro3">
          <table:table-cell office:value-type="float" office:value="4" calcext:value-type="float">
            <text:p>4</text:p>
          </table:table-cell>
          <table:table-cell office:value-type="string" calcext:value-type="string">
            <text:p>0413</text:p>
          </table:table-cell>
          <table:table-cell office:value-type="string" calcext:value-type="string">
            <text:p>SION &amp; The Cat Scratch Combo Tour2014</text:p>
          </table:table-cell>
          <table:table-cell office:value-type="string" calcext:value-type="string">
            <text:p>SION &amp; The Cat Scratch Combo</text:p>
          </table:table-cell>
          <table:table-cell office:value-type="string" calcext:value-type="string">
            <text:p>OPEN 17:15 / START 18:00br2nADV¥5400/DOOR¥5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4</text:p>
          </table:table-cell>
          <table:table-cell office:value-type="string" calcext:value-type="string">
            <text:p>「新宿ロフト飲み会二周年スペシャル」</text:p>
          </table:table-cell>
          <table:table-cell office:value-type="string" calcext:value-type="string">
            <text:p>【余興】ジャポニカソングサンバンチbr2n【司会】ひらっちbr2n【BGM係】イエイエクルーbr2n他豪華出演者多数（後日発表）！！</text:p>
          </table:table-cell>
          <table:table-cell office:value-type="string" calcext:value-type="string">
            <text:p>OPEN 19:00 / START 19:00br2nNO CHARGE！！br2n※飲み放題プランbr2n19:00～23:00 2000円 / 20:00～23:00 1500円 / 2...</text:p>
          </table:table-cell>
          <table:table-cell table:number-columns-repeated="1018"/>
        </table:table-row>
        <table:table-row table:style-name="ro1">
          <table:table-cell office:value-type="float" office:value="4" calcext:value-type="float">
            <text:p>4</text:p>
          </table:table-cell>
          <table:table-cell office:value-type="string" calcext:value-type="string">
            <text:p>0415</text:p>
          </table:table-cell>
          <table:table-cell office:value-type="string" calcext:value-type="string">
            <text:p>夜桜極蔵生誕50周年祭</text:p>
          </table:table-cell>
          <table:table-cell office:value-type="string" calcext:value-type="string">
            <text:p>ゲンドウミサイルbr2nTHE STRUMMERS / ニューロティカbr2nキャノンボール / ザ☆ペラーズbr2n流血ブリザード / 不埒(1日復活)br2nエスエム(1日復活)br2n【司会】コータロー</text:p>
          </table:table-cell>
          <table:table-cell office:value-type="string" calcext:value-type="string">
            <text:p>OPEN 17:30 / START 18:00br2nADV¥2500 / DOOR¥28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6</text:p>
          </table:table-cell>
          <table:table-cell office:value-type="string" calcext:value-type="string">
            <text:p>ロフトノススメ</text:p>
          </table:table-cell>
          <table:table-cell office:value-type="string" calcext:value-type="string">
            <text:p>the FIXER / 1000pounds / 他</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8</text:p>
          </table:table-cell>
          <table:table-cell office:value-type="string" calcext:value-type="string">
            <text:p>〜乙女八十八夜〜</text:p>
          </table:table-cell>
          <table:table-cell office:value-type="string" calcext:value-type="string">
            <text:p>バニラビーンズbr2nBELLRING少女ハートbr2n大森靖子&amp;THE ピンクトカレフ</text:p>
          </table:table-cell>
          <table:table-cell office:value-type="string" calcext:value-type="string">
            <text:p>OPEN 18:30 / START 19:00br2nADV¥3200 / DOOR¥37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8</text:p>
          </table:table-cell>
          <table:table-cell office:value-type="string" calcext:value-type="string">
            <text:p>INTERNET SCUM PARK×MAZE</text:p>
          </table:table-cell>
          <table:table-cell office:value-type="string" calcext:value-type="string">
            <text:p>Have a Nice Day! / MAZE CREW / §†§/ BOOLbr2n会「タンブラーの楽しみ方講座」</text:p>
          </table:table-cell>
          <table:table-cell office:value-type="string" calcext:value-type="string">
            <text:p>OPEN 24:00 / START 24:00br2nDOOR¥1500(1D込)</text:p>
          </table:table-cell>
          <table:table-cell table:number-columns-repeated="1018"/>
        </table:table-row>
        <table:table-row table:style-name="ro1">
          <table:table-cell office:value-type="float" office:value="4" calcext:value-type="float">
            <text:p>4</text:p>
          </table:table-cell>
          <table:table-cell office:value-type="string" calcext:value-type="string">
            <text:p>0419</text:p>
          </table:table-cell>
          <table:table-cell office:value-type="string" calcext:value-type="string">
            <text:p>レコ発ワンマンLIVE “彼女はゼロフィリア”</text:p>
          </table:table-cell>
          <table:table-cell office:value-type="string" calcext:value-type="string">
            <text:p>Brian the Sun</text:p>
          </table:table-cell>
          <table:table-cell office:value-type="string" calcext:value-type="string">
            <text:p>OPEN 17:00 / START 18:00br2nADV¥2000 / DOOR¥2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9</text:p>
          </table:table-cell>
          <table:table-cell office:value-type="string" calcext:value-type="string">
            <text:p>High Tension Party</text:p>
          </table:table-cell>
          <table:table-cell office:value-type="string" calcext:value-type="string">
            <text:p>NATURE DANGER GANG / MARUOSA / gigandect / ぇゎモゐbr2nandrew(TREKKIE TRAX) / BANK(TREKKIE TRAX) / パブリック娘。br2nDJ FAT FOX FANCLUB</text:p>
          </table:table-cell>
          <table:table-cell office:value-type="string" calcext:value-type="string">
            <text:p>OPEN 23:30 / START 23:30br2nDOOR¥1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9</text:p>
          </table:table-cell>
          <table:table-cell office:value-type="string" calcext:value-type="string">
            <text:p>“PSYCHO MANIAXXX”</text:p>
          </table:table-cell>
          <table:table-cell office:value-type="string" calcext:value-type="string">
            <text:p>SNAKES / THE PSYCLOCKS / GIGANTIX / DEMENIGUISbr2nCOUNT THREE br2n【DJ】TAKESHI(SNAKES) / MIYAKAWA / ROBINSONbr2n【GUEST DJ】MASUMI (DR.MARTENS)</text:p>
          </table:table-cell>
          <table:table-cell office:value-type="string" calcext:value-type="string">
            <text:p>OPEN 24:00 / START 24:00br2nADV¥1000 / DOOR¥1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0</text:p>
          </table:table-cell>
          <table:table-cell office:value-type="string" calcext:value-type="string">
            <text:p>「MUSIC LINXS vol.12」</text:p>
          </table:table-cell>
          <table:table-cell office:value-type="string" calcext:value-type="string">
            <text:p>アンテナ / Goodbye holiday / 関取花br2nセプテンバーミー / ドミコ / BURNOUT SYNDROMESbr2nバンドごっこ / ミソッカスbr2n---br2nVINTAGE ROCKと新宿の老舗ライブハウスLOFTとの共催イベント【MUSIC LINXS】! br2nキーワードは「ゼロ年代から10...</text:p>
          </table:table-cell>
          <table:table-cell office:value-type="string" calcext:value-type="string">
            <text:p>OPEN 13:15 / START 14:00br2nADV¥25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1</text:p>
          </table:table-cell>
          <table:table-cell office:value-type="string" calcext:value-type="string">
            <text:p>master+mind 〜歌舞伎町夢一夜〜</text:p>
          </table:table-cell>
          <table:table-cell office:value-type="string" calcext:value-type="string">
            <text:p>戸川純br2nMERRY</text:p>
          </table:table-cell>
          <table:table-cell office:value-type="string" calcext:value-type="string">
            <text:p>OPEN 18:00 / START 19:00br2nADV¥35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2</text:p>
          </table:table-cell>
          <table:table-cell office:value-type="string" calcext:value-type="string">
            <text:p>世界中のロックバンドが今夜も・・・春も、、、！</text:p>
          </table:table-cell>
          <table:table-cell office:value-type="string" calcext:value-type="string">
            <text:p>特撮br2n【member】 Vo 大槻ケンヂ / Gu NARASAKI / Pf 三柴理 / Dr ARIMATSU / サポートBa RIKIJI</text:p>
          </table:table-cell>
          <table:table-cell office:value-type="string" calcext:value-type="string">
            <text:p>OPEN 18:00 / START 19:00br2nADV¥6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3</text:p>
          </table:table-cell>
          <table:table-cell office:value-type="string" calcext:value-type="string">
            <text:p>PREMIUM LIVE SERIES 2014 THE DREAM MATCH #2</text:p>
          </table:table-cell>
          <table:table-cell office:value-type="string" calcext:value-type="string">
            <text:p>SAKANAMONbr2ncinema staffbr2n---br2n4/23(水)「PREMIUM LIVE SERIES 2014 THE DREAM MACH」新宿LOFT公演にて、br2n「新宿LOFT× SAKANAMON×cinema staff」によるコラボTシャツ(¥3000)の販売が決定！br2n4/23・当日限定の販売となりますのでお買い逃しなく！</text:p>
          </table:table-cell>
          <table:table-cell office:value-type="string" calcext:value-type="string">
            <text:p>OPEN 18:00 / START 19:00br2nADV¥3000 / DOOR未定br2n※枚数制限：おひとり様2枚までbr2n●Lコード:70731br2nイベン...</text:p>
          </table:table-cell>
          <table:table-cell table:number-columns-repeated="1018"/>
        </table:table-row>
        <table:table-row table:style-name="ro1">
          <table:table-cell office:value-type="float" office:value="4" calcext:value-type="float">
            <text:p>4</text:p>
          </table:table-cell>
          <table:table-cell office:value-type="string" calcext:value-type="string">
            <text:p>0424</text:p>
          </table:table-cell>
          <table:table-cell office:value-type="string" calcext:value-type="string">
            <text:p>オモチレコード presents 百歌園</text:p>
          </table:table-cell>
          <table:table-cell office:value-type="string" calcext:value-type="string">
            <text:p>【ライブ】ランタンパレード / 白波多カミン / BARAMON / トーニャハーディング br2n【DJ＆LIVE】食品まつり aka foodman</text:p>
          </table:table-cell>
          <table:table-cell office:value-type="string" calcext:value-type="string">
            <text:p>OPEN 18:30 / START 19:00br2nADV¥1500 / DOOR¥2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4</text:p>
          </table:table-cell>
          <table:table-cell office:value-type="string" calcext:value-type="string">
            <text:p>LOFTDAY 2014 BIRTHDAY BASH</text:p>
          </table:table-cell>
          <table:table-cell office:value-type="string" calcext:value-type="string">
            <text:p>【act】THE BELGA / PAGE / Sophiebr2nCOYOTE MILK STORE / WHITE LOSER / 祝い組br2n【Air guiter】宮城マリオbr2n【FREA MARKET】チーさんのフリーマーケットbr2n【Food】billiondesign (SHON&amp;SMILEYyagi) / 大津と伊藤のうどん屋さんbr2n【Galley】若松幸佳br2n【DJ】LO...</text:p>
          </table:table-cell>
          <table:table-cell office:value-type="string" calcext:value-type="string">
            <text:p>OPEN 23:30 / START 23:30br2nADV¥1500 / DOOR¥2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6</text:p>
          </table:table-cell>
          <table:table-cell office:value-type="string" calcext:value-type="string">
            <text:p>Gonna Ball</text:p>
          </table:table-cell>
          <table:table-cell office:value-type="string" calcext:value-type="string">
            <text:p>HOOT STRINGS / 他br2n【DJ】MIWAKO / TAGO! / BAD YUUKI</text:p>
          </table:table-cell>
          <table:table-cell office:value-type="string" calcext:value-type="string">
            <text:p>OPEN 24:00 / START 24:00br2nADV¥1000 / DOOR¥13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7</text:p>
          </table:table-cell>
          <table:table-cell office:value-type="string" calcext:value-type="string">
            <text:p>マイナーリーグpresents【SHORT HOPE】</text:p>
          </table:table-cell>
          <table:table-cell office:value-type="string" calcext:value-type="string">
            <text:p>MINOR LEAGUE / MARUBULLMENbr2nA.O.W / SOBUTbr2nDOOOMBOYS / BBbr2nSAIGAN TERRORbr2nONLY THE LAST SONGbr2nAWAKED / MILKCOWbr2nDOGGY HOOD$br2nMGT / DOORMAT</text:p>
          </table:table-cell>
          <table:table-cell office:value-type="string" calcext:value-type="string">
            <text:p>OPEN 14:30 / START 15:00br2nADV¥1000 / DOOR¥2000(2D別¥1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8</text:p>
          </table:table-cell>
          <table:table-cell office:value-type="string" calcext:value-type="string">
            <text:p>SCAPEGOAT presents 春バースデーイベント【桜ノイローゼ vol.3】</text:p>
          </table:table-cell>
          <table:table-cell office:value-type="string" calcext:value-type="string">
            <text:p>SCAPEGOATbr2nセッション春林檎br2n【vo.春、Gt.さゅら(SCAPEGOAT)、Ba.Rito(ex 我羇道)、Key.虹橋紫(yukari nijihashi)(MoNoLith)、Dr.正人(CATFIST)】br2nAvelCain / SAVAGEbr2nシリアル⇔NUMBERbr2nMoNoLith / ALSDEADbr2n---br2nSCAPEGOATです。br2nこの度４月２８日にVo春のバ...</text:p>
          </table:table-cell>
          <table:table-cell office:value-type="string" calcext:value-type="string">
            <text:p>OPEN 15:30 / START 16:00br2nADV¥3650 / DOOR¥415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8</text:p>
          </table:table-cell>
          <table:table-cell office:value-type="string" calcext:value-type="string">
            <text:p>ゴッドバー</text:p>
          </table:table-cell>
          <table:table-cell office:value-type="string" calcext:value-type="string">
            <text:p>the god and death stars/highfashionparalyze/THE MADCAP LAUGHS/the studs/deadmanのaie氏をマスターに迎えて営業する新宿LOFTのBAR「ゴッドバー」。br2n『深夜ワールドツアー』と題して、世界各国のFOODとDRINKを制覇中！br2nお通しもフィーチャー国にちなん...</text:p>
          </table:table-cell>
          <table:table-cell office:value-type="string" calcext:value-type="string">
            <text:p>OPEN 23:30 / START 23:30br2nORDER STOP_FOOD 27:30／DRINK 28:30br2nCLOSE_2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9</text:p>
          </table:table-cell>
          <table:table-cell office:value-type="string" calcext:value-type="string">
            <text:p>JET BOYS30周年祭〜えっ??さっさっ30年?!バッカじゃないの～大ジェットまつり</text:p>
          </table:table-cell>
          <table:table-cell office:value-type="string" calcext:value-type="string">
            <text:p>Hat trickers / Joe Alcohol＆Wonderful worldbr2nFan breaks / Thunder roadsbr2nジグヘッド / Let's go'sbr2nオナニーマシーン / Rip vain winklebr2nJetboys / Shot gun housebr2n【DJ】Daddy-O-Nov / YOUicTHi-rawbr2nMacky Ramone / Milky&amp;Arare(Jimjams)br2n【レザー製品...</text:p>
          </table:table-cell>
          <table:table-cell office:value-type="string" calcext:value-type="string">
            <text:p>OPEN 16:00 / START 16:00br2nADV¥2300 / DOOR¥28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30</text:p>
          </table:table-cell>
          <table:table-cell office:value-type="string" calcext:value-type="string">
            <text:p>master+mind 〜acoustic mind #04〜</text:p>
          </table:table-cell>
          <table:table-cell office:value-type="string" calcext:value-type="string">
            <text:p>GOD A（the god and death stars）br2n怪人二十面奏（マコト from THE BEETHOVEN）br2nMontage.（TAKA from defspiral）br2nKözi（ZIZ）</text:p>
          </table:table-cell>
          <table:table-cell office:value-type="string" calcext:value-type="string">
            <text:p>OPEN 18:30 / START 19:00br2nADV¥3000 / DOOR¥3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1</text:p>
          </table:table-cell>
          <table:table-cell office:value-type="string" calcext:value-type="string">
            <text:p>&lt;ワカモノのすべて2&gt;</text:p>
          </table:table-cell>
          <table:table-cell office:value-type="string" calcext:value-type="string">
            <text:p>ワカモノクラブ / ウサギスパイラルアー / MCビル風 / MASTER MASTER / transkam</text:p>
          </table:table-cell>
          <table:table-cell office:value-type="string" calcext:value-type="string">
            <text:p>O/18:30br2n S/19:00br2n前/\1,600br2n当/\1,600</text:p>
          </table:table-cell>
          <table:table-cell table:number-columns-repeated="1018"/>
        </table:table-row>
        <table:table-row table:style-name="ro3">
          <table:table-cell office:value-type="float" office:value="5" calcext:value-type="float">
            <text:p>5</text:p>
          </table:table-cell>
          <table:table-cell office:value-type="string" calcext:value-type="string">
            <text:p>0402</text:p>
          </table:table-cell>
          <table:table-cell office:value-type="string" calcext:value-type="string">
            <text:p>&lt;HALL RENTAL&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03</text:p>
          </table:table-cell>
          <table:table-cell office:value-type="string" calcext:value-type="string">
            <text:p>&lt;BIG SOUNDS MUSEUM&gt;</text:p>
          </table:table-cell>
          <table:table-cell office:value-type="string" calcext:value-type="string">
            <text:p>hello hello John / prahaguitar / bahAMaba / PALESS</text:p>
          </table:table-cell>
          <table:table-cell office:value-type="string" calcext:value-type="string">
            <text:p>O/18:30br2n S/19:00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4</text:p>
          </table:table-cell>
          <table:table-cell office:value-type="string" calcext:value-type="string">
            <text:p>&lt;EXiT&gt;</text:p>
          </table:table-cell>
          <table:table-cell office:value-type="string" calcext:value-type="string">
            <text:p>日本泥棒 / 緑のA＋スッパマイクロパンチョップ / ichion / 静かの海</text:p>
          </table:table-cell>
          <table:table-cell office:value-type="string" calcext:value-type="string">
            <text:p>O/18:30 S/19:00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5</text:p>
          </table:table-cell>
          <table:table-cell office:value-type="string" calcext:value-type="string">
            <text:p>&lt;MOST PARTY&gt;</text:p>
          </table:table-cell>
          <table:table-cell office:value-type="string" calcext:value-type="string">
            <text:p>Pimpant! / JIMSY / ドンガンボン / ニシハラシュンペイ(ヤーチャイカ) / postcard of japan</text:p>
          </table:table-cell>
          <table:table-cell office:value-type="string" calcext:value-type="string">
            <text:p>O/18:00br2nS/18:30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6</text:p>
          </table:table-cell>
          <table:table-cell office:value-type="string" calcext:value-type="string">
            <text:p>&lt;RENTAL EVENT&gt;br2n「アニソン☆らんでぶ〜 2014春の大感謝祭」</text:p>
          </table:table-cell>
          <table:table-cell office:value-type="string" calcext:value-type="string">
            <text:p>ぱんどら楽団 / 絶対中核-ABSOLUTE NODE- / Planet Ring  / みらくる☆ろまんす /br2n きん☆くら / O.A.あり</text:p>
          </table:table-cell>
          <table:table-cell office:value-type="string" calcext:value-type="string">
            <text:p>O/16:30br2n S/17:00br2n前/\1,500br2n 当/\2,000</text:p>
          </table:table-cell>
          <table:table-cell table:number-columns-repeated="1018"/>
        </table:table-row>
        <table:table-row table:style-name="ro3">
          <table:table-cell office:value-type="float" office:value="5" calcext:value-type="float">
            <text:p>5</text:p>
          </table:table-cell>
          <table:table-cell office:value-type="string" calcext:value-type="string">
            <text:p>0407</text:p>
          </table:table-cell>
          <table:table-cell office:value-type="string" calcext:value-type="string">
            <text:p>&lt;OFF&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08</text:p>
          </table:table-cell>
          <table:table-cell office:value-type="string" calcext:value-type="string">
            <text:p>&lt;ALTERNATIVE 500 CURATED by TOKYOSWING&gt;</text:p>
          </table:table-cell>
          <table:table-cell office:value-type="string" calcext:value-type="string">
            <text:p>タカハシヒョウリとレッドツェッペリン / 逃亡くそタわけ / ロリポップギターレッスン /br2n Emily likes tennis / 【サブステージ】MCビル風 / 竹内道宏(霊能力パフォーマンス)</text:p>
          </table:table-cell>
          <table:table-cell office:value-type="string" calcext:value-type="string">
            <text:p>O/18:30br2n S/19:00br2n前/\500br2n 当/\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9</text:p>
          </table:table-cell>
          <table:table-cell/>
          <table:table-cell office:value-type="string" calcext:value-type="string">
            <text:p>アサカワアサシン / ボートの三人男 / 木々 / SACHIKO</text:p>
          </table:table-cell>
          <table:table-cell office:value-type="string" calcext:value-type="string">
            <text:p>O/18:30 S/19:00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0</text:p>
          </table:table-cell>
          <table:table-cell office:value-type="string" calcext:value-type="string">
            <text:p>&lt;Point.&gt;</text:p>
          </table:table-cell>
          <table:table-cell office:value-type="string" calcext:value-type="string">
            <text:p>Neru Qoo Nelu / てあしくちびる / Polygon Head / コドモノクニ</text:p>
          </table:table-cell>
          <table:table-cell office:value-type="string" calcext:value-type="string">
            <text:p>O/18:30 S/19:00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1</text:p>
          </table:table-cell>
          <table:table-cell office:value-type="string" calcext:value-type="string">
            <text:p>&lt;PAK JAPAN TOUR 2014&gt;</text:p>
          </table:table-cell>
          <table:table-cell office:value-type="string" calcext:value-type="string">
            <text:p>PAK（ロン アンダーソン:Ba / 吉田達也:Dr / 吉田野乃子:A.Sax） / るしろう(金澤美也子:Pf&amp;Vo / br2n 井筒好治:G&amp;Vo / 菅沼道昭:Ds&amp;Vo) / Conti(小林拓馬:Dr / 鹿島信治:シタール) / br2n Gilgongo(清水一登:Key / 植村昌弘:Dr / ナスノミツル:Ba)br2n ■イープラス ●PCから購入する＞＞</text:p>
          </table:table-cell>
          <table:table-cell office:value-type="string" calcext:value-type="string">
            <text:p>O/18:30br2n S/19:00br2n前/\2,500br2n 当/\2,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2</text:p>
          </table:table-cell>
          <table:table-cell office:value-type="string" calcext:value-type="string">
            <text:p>&lt;Jeff Carry JAPAN TOUR with Montgomery Drive / Warm&amp;Comfy&gt;</text:p>
          </table:table-cell>
          <table:table-cell office:value-type="string" calcext:value-type="string">
            <text:p>illMilliliter / Emily likes tennis / BOSSSTON CRUIZING MANIA / LOA / otori /br2n Jeff Carry(U.S.A) / Montgomery Drive(U.S.A) / Warm&amp;Comfy(U.S.A)</text:p>
          </table:table-cell>
          <table:table-cell office:value-type="string" calcext:value-type="string">
            <text:p>O/16:30br2n S/17:00br2n前/\2,000br2n 当/\2,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3</text:p>
          </table:table-cell>
          <table:table-cell office:value-type="string" calcext:value-type="string">
            <text:p>&lt;サイケ奉行 with ホッピー神山&gt;</text:p>
          </table:table-cell>
          <table:table-cell office:value-type="string" calcext:value-type="string">
            <text:p>サイケ奉行(津山篤 / 須原敬三 / 砂十島ナニ) with ホッピー神山 / 田畑満br2n ■イープラス ●PCから購入する＞＞</text:p>
          </table:table-cell>
          <table:table-cell office:value-type="string" calcext:value-type="string">
            <text:p>O/18:30br2n S/19:30br2n前/\2,800br2n 当/\3,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4</text:p>
          </table:table-cell>
          <table:table-cell/>
          <table:table-cell office:value-type="string" calcext:value-type="string">
            <text:p>華村灰太郎 / Wingwood and Jean / 鼻ホームランの森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5</text:p>
          </table:table-cell>
          <table:table-cell office:value-type="string" calcext:value-type="string">
            <text:p>&lt;BLACK ROCK SOCIETY&gt;</text:p>
          </table:table-cell>
          <table:table-cell office:value-type="string" calcext:value-type="string">
            <text:p>doravideo(LaserGuitar) / BUMBUMS / Praha Depart / HUH / FLACKS</text:p>
          </table:table-cell>
          <table:table-cell office:value-type="string" calcext:value-type="string">
            <text:p>O/18:30 S/19:00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6</text:p>
          </table:table-cell>
          <table:table-cell office:value-type="string" calcext:value-type="string">
            <text:p>&lt;No Border Chronicle&gt;</text:p>
          </table:table-cell>
          <table:table-cell office:value-type="string" calcext:value-type="string">
            <text:p>水彩 / ワールドバンパク / 楽しいよふかし / papalion</text:p>
          </table:table-cell>
          <table:table-cell office:value-type="string" calcext:value-type="string">
            <text:p>O/18:30 S/19:00br2nbr2n前/\1,600br2n 当/\1,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7</text:p>
          </table:table-cell>
          <table:table-cell office:value-type="string" calcext:value-type="string">
            <text:p>&lt;ONE and ONLY ときにはロンリー&gt;</text:p>
          </table:table-cell>
          <table:table-cell office:value-type="string" calcext:value-type="string">
            <text:p>小倉史也(YourGentleman) / 首藤洋介 / みずき(papalion) / 他</text:p>
          </table:table-cell>
          <table:table-cell office:value-type="string" calcext:value-type="string">
            <text:p>未定br2n 未定br2nbr2n前/\1,600br2n 当/\1,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8</text:p>
          </table:table-cell>
          <table:table-cell office:value-type="string" calcext:value-type="string">
            <text:p>&lt;RENTAL EVENT&gt;br2nマンスリー”3”マンイベント &lt;オーロラワンダーランド 2014'&gt;</text:p>
          </table:table-cell>
          <table:table-cell office:value-type="string" calcext:value-type="string">
            <text:p>オーロラタクト / 東京エロクトリカルパレード / ムシケラトプス</text:p>
          </table:table-cell>
          <table:table-cell office:value-type="string" calcext:value-type="string">
            <text:p>O/18:00br2n S/18:30br2n前/\2,500br2n 当/\3,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9</text:p>
          </table:table-cell>
          <table:table-cell office:value-type="string" calcext:value-type="string">
            <text:p>アプレスエコール主催企画</text:p>
          </table:table-cell>
          <table:table-cell/>
          <table:table-cell office:value-type="string" calcext:value-type="string">
            <text:p>未定br2n 未定br2nbr2n未定br2n 未定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0</text:p>
          </table:table-cell>
          <table:table-cell/>
          <table:table-cell office:value-type="string" calcext:value-type="string">
            <text:p>Ayrton / ギャスコイ / 他</text:p>
          </table:table-cell>
          <table:table-cell office:value-type="string" calcext:value-type="string">
            <text:p>未定br2n 未定br2nbr2n前/\1,800br2n 当/\2,000</text:p>
          </table:table-cell>
          <table:table-cell table:number-columns-repeated="1018"/>
        </table:table-row>
        <table:table-row table:style-name="ro3">
          <table:table-cell office:value-type="float" office:value="5" calcext:value-type="float">
            <text:p>5</text:p>
          </table:table-cell>
          <table:table-cell office:value-type="string" calcext:value-type="string">
            <text:p>0420</text:p>
          </table:table-cell>
          <table:table-cell office:value-type="string" calcext:value-type="string">
            <text:p>&lt;RENTAL EVENT&gt;</text:p>
          </table:table-cell>
          <table:table-cell/>
          <table:table-cell office:value-type="string" calcext:value-type="string">
            <text:p> br2n </text:p>
          </table:table-cell>
          <table:table-cell table:number-columns-repeated="1018"/>
        </table:table-row>
        <table:table-row table:style-name="ro3">
          <table:table-cell office:value-type="float" office:value="5" calcext:value-type="float">
            <text:p>5</text:p>
          </table:table-cell>
          <table:table-cell office:value-type="string" calcext:value-type="string">
            <text:p>0421</text:p>
          </table:table-cell>
          <table:table-cell office:value-type="string" calcext:value-type="string">
            <text:p>&lt;OFF&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2</text:p>
          </table:table-cell>
          <table:table-cell/>
          <table:table-cell office:value-type="string" calcext:value-type="string">
            <text:p>メヒカブレスタンダード / キャスバリズム / クルクルパステルズ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3</text:p>
          </table:table-cell>
          <table:table-cell/>
          <table:table-cell office:value-type="string" calcext:value-type="string">
            <text:p>URiTA / RUMI / エツシホシノ / 竹澤仁 / 他</text:p>
          </table:table-cell>
          <table:table-cell office:value-type="string" calcext:value-type="string">
            <text:p>未定br2n 未定br2nbr2n前/\1,600br2n 当/\1,800</text:p>
          </table:table-cell>
          <table:table-cell table:number-columns-repeated="1018"/>
        </table:table-row>
        <table:table-row table:style-name="ro3">
          <table:table-cell office:value-type="float" office:value="5" calcext:value-type="float">
            <text:p>5</text:p>
          </table:table-cell>
          <table:table-cell office:value-type="string" calcext:value-type="string">
            <text:p>0424</text:p>
          </table:table-cell>
          <table:table-cell office:value-type="string" calcext:value-type="string">
            <text:p>&lt;HALL RENTAL&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5</text:p>
          </table:table-cell>
          <table:table-cell office:value-type="string" calcext:value-type="string">
            <text:p>&lt;ジョン&amp;かまち。Presents ”ZOKK…ZOKK…TOKYO!!! Vol.3”&gt;</text:p>
          </table:table-cell>
          <table:table-cell office:value-type="string" calcext:value-type="string">
            <text:p>SUBTERRANEANSS / タナカカイタソロ(from:worst taste &amp; SpecialMagic) / ふくろ /br2n not great men / うしろ前さかさ族 / VOGOS / Food:SPICE ADDICTSbr2n / 転換映像：富田 貴智</text:p>
          </table:table-cell>
          <table:table-cell office:value-type="string" calcext:value-type="string">
            <text:p>O/18:00br2n S/18:30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6</text:p>
          </table:table-cell>
          <table:table-cell office:value-type="string" calcext:value-type="string">
            <text:p>&lt;HOWLING!&gt;</text:p>
          </table:table-cell>
          <table:table-cell office:value-type="string" calcext:value-type="string">
            <text:p>mn(美川俊治 + 沼田順) / doravideo + Pain Jerk / ASTRO / マニアオルガンbr2n ■イープラス ●PCから購入する＞＞</text:p>
          </table:table-cell>
          <table:table-cell office:value-type="string" calcext:value-type="string">
            <text:p>O/18:30br2n S/19:00br2n前/\2,300br2n 当/\2,6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7</text:p>
          </table:table-cell>
          <table:table-cell office:value-type="string" calcext:value-type="string">
            <text:p>&lt;突然段ボール / T.美川ソロ / 非常階段「超センシティブ、不備、 T.美川ソロ 発売記念ライブ！！」&gt;</text:p>
          </table:table-cell>
          <table:table-cell office:value-type="string" calcext:value-type="string">
            <text:p>突然ダンボール / 非常階段 / T.美川俊治(非常階段/インキャパシタンツ)br2n ■イープラス ●PCから購入する＞＞</text:p>
          </table:table-cell>
          <table:table-cell office:value-type="string" calcext:value-type="string">
            <text:p>O/18:30br2n S/19:00br2n前/\2,500br2n 当/\2,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7</text:p>
          </table:table-cell>
          <table:table-cell office:value-type="string" calcext:value-type="string">
            <text:p>&lt;RENTAL EVENT&gt;br2nD☆EGGS 2ndワンマンライブ!! 『FutureWayVOL.2』 〜ラストリベンジ〜</text:p>
          </table:table-cell>
          <table:table-cell office:value-type="string" calcext:value-type="string">
            <text:p><text:s/>【出演】 D☆EGGSbr2n 【GUEST】わがままジュリエット br2n</text:p>
          </table:table-cell>
          <table:table-cell office:value-type="string" calcext:value-type="string">
            <text:p>O/11:15 S/11:30br2n前/\2,500 当/\3,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8</text:p>
          </table:table-cell>
          <table:table-cell office:value-type="string" calcext:value-type="string">
            <text:p>＜Pop Culture!!! SP.＞</text:p>
          </table:table-cell>
          <table:table-cell office:value-type="string" calcext:value-type="string">
            <text:p>のびあがり / Fold Music / 他</text:p>
          </table:table-cell>
          <table:table-cell office:value-type="string" calcext:value-type="string">
            <text:p>未定br2n 未定br2n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9</text:p>
          </table:table-cell>
          <table:table-cell office:value-type="string" calcext:value-type="string">
            <text:p>&lt;EXiT SP.&gt;</text:p>
          </table:table-cell>
          <table:table-cell office:value-type="string" calcext:value-type="string">
            <text:p>ロリポップギターレッスン / おはようメルシー / カリスマ / 真黒毛ぼっくす(小編成) / 他</text:p>
          </table:table-cell>
          <table:table-cell office:value-type="string" calcext:value-type="string">
            <text:p>未定br2n 未定br2nbr2n前/\2,000br2n 当/\2,2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30</text:p>
          </table:table-cell>
          <table:table-cell office:value-type="string" calcext:value-type="string">
            <text:p>han presents &lt;蛇口からの「構造」 そしてサウンズエデュケーション vol.2&gt;</text:p>
          </table:table-cell>
          <table:table-cell office:value-type="string" calcext:value-type="string">
            <text:p>han / otori / sine / 俺はこんなもんじゃない / メカコンチ / サイドステージ:ichion /br2n Food:Spice Addicts</text:p>
          </table:table-cell>
          <table:table-cell office:value-type="string" calcext:value-type="string">
            <text:p>O/18:30br2n S/19:00br2nbr2n前/当br2n \1,000br2n 1ドリンク込br2n</text:p>
          </table:table-cell>
          <table:table-cell table:number-columns-repeated="1018"/>
        </table:table-row>
        <table:table-row table:style-name="ro1">
          <table:table-cell office:value-type="float" office:value="6" calcext:value-type="float">
            <text:p>6</text:p>
          </table:table-cell>
          <table:table-cell office:value-type="string" calcext:value-type="string">
            <text:p>0401</text:p>
          </table:table-cell>
          <table:table-cell office:value-type="string" calcext:value-type="string">
            <text:p>DISCOVERY CHANNEL</text:p>
          </table:table-cell>
          <table:table-cell office:value-type="string" calcext:value-type="string">
            <text:p>River Side Sea Side / PONDLOW / TTACH / ハスミ / Different「f」low</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2</text:p>
          </table:table-cell>
          <table:table-cell office:value-type="string" calcext:value-type="string">
            <text:p>Beat Happening！SHIMOKITAZAWA R&amp;R PANIC！</text:p>
          </table:table-cell>
          <table:table-cell office:value-type="string" calcext:value-type="string">
            <text:p>ELADYSUN / モダンガールズ / THE激珍ららズ / stereo future(神戸)土屋竜一(the highest)/ とびだせ！おともだち(札幌)</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3</text:p>
          </table:table-cell>
          <table:table-cell office:value-type="string" calcext:value-type="string">
            <text:p>Beat Happening！VOL.1029</text:p>
          </table:table-cell>
          <table:table-cell office:value-type="string" calcext:value-type="string">
            <text:p>初美 / Halo / DODO / ドンガンボン / stereo future(神戸)</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4</text:p>
          </table:table-cell>
          <table:table-cell office:value-type="string" calcext:value-type="string">
            <text:p>HIROX.3</text:p>
          </table:table-cell>
          <table:table-cell office:value-type="string" calcext:value-type="string">
            <text:p>THE ELEKING / Zarigani$ / BLACK VELVET LUCY / Vanity and DJ's</text:p>
          </table:table-cell>
          <table:table-cell office:value-type="string" calcext:value-type="string">
            <text:p>●OPEN / START 18:30　br2n●CHARGE 20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5</text:p>
          </table:table-cell>
          <table:table-cell office:value-type="string" calcext:value-type="string">
            <text:p>M＆M's 10th Anniversary Party</text:p>
          </table:table-cell>
          <table:table-cell office:value-type="string" calcext:value-type="string">
            <text:p>K-BOYS / DJ NISSAN / DJ AZUMI / DJ /45°/ DJ白石 / DJリョータ / DJ北島友太Guest:古坂大魔王 / ニッチャメン / こまつ / 豊満乃風 / and more</text:p>
          </table:table-cell>
          <table:table-cell office:value-type="string" calcext:value-type="string">
            <text:p>●OPEN 18:30 / START 19:00　br2n●CHARGE 3000 (w/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6</text:p>
          </table:table-cell>
          <table:table-cell office:value-type="string" calcext:value-type="string">
            <text:p>Beat Happening！MAX@BASEMENT</text:p>
          </table:table-cell>
          <table:table-cell office:value-type="string" calcext:value-type="string">
            <text:p>恋する円盤 / ふぇのたす / フロムTokyo / 本棚のモヨコ(札幌)内村イタル＆musasaviband / ハグレヤギ</text:p>
          </table:table-cell>
          <table:table-cell office:value-type="string" calcext:value-type="string">
            <text:p>●OPEN 17:00 / START 17:30　br2n●ADV 2300 / DOOR 2500 (+1D)　br2n●LAWSON TICKET L:73156 br2n●高校生以下の方は￥500ディスカウント。必ず学生証をご提示下さい。 br2n●Beat Happening! H.P: http://beat-happening.oops.jp</text:p>
          </table:table-cell>
          <table:table-cell table:number-columns-repeated="1018"/>
        </table:table-row>
        <table:table-row table:style-name="ro3">
          <table:table-cell office:value-type="float" office:value="6" calcext:value-type="float">
            <text:p>6</text:p>
          </table:table-cell>
          <table:table-cell office:value-type="string" calcext:value-type="string">
            <text:p>0407</text:p>
          </table:table-cell>
          <table:table-cell office:value-type="string" calcext:value-type="string">
            <text:p>メンテナンス</text:p>
          </table:table-cell>
          <table:table-cell table:number-columns-repeated="1020"/>
        </table:table-row>
        <table:table-row table:style-name="ro1">
          <table:table-cell office:value-type="float" office:value="6" calcext:value-type="float">
            <text:p>6</text:p>
          </table:table-cell>
          <table:table-cell office:value-type="string" calcext:value-type="string">
            <text:p>0408</text:p>
          </table:table-cell>
          <table:table-cell office:value-type="string" calcext:value-type="string">
            <text:p>Beat Happening！IT'S ONLY AcousiticGIRL！</text:p>
          </table:table-cell>
          <table:table-cell office:value-type="string" calcext:value-type="string">
            <text:p>野上智子 / ホッタモモ / タテジマヨーコ / 山田真未(after the greenroom)イロメガネ(弾き語り)</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9</text:p>
          </table:table-cell>
          <table:table-cell office:value-type="string" calcext:value-type="string">
            <text:p>DISCOVERY CHANNEL</text:p>
          </table:table-cell>
          <table:table-cell office:value-type="string" calcext:value-type="string">
            <text:p>Cettia(大阪)/ 廣瀬義政 / 五十嵐壮之介with Special Session / さとうりゅうすけ(ボタン工場)</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0</text:p>
          </table:table-cell>
          <table:table-cell office:value-type="string" calcext:value-type="string">
            <text:p>バイブスメントバー</text:p>
          </table:table-cell>
          <table:table-cell office:value-type="string" calcext:value-type="string">
            <text:p>狂気 / BOMBORI / 曇ヶ原 / otori / ソニックアタックブラスター</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1</text:p>
          </table:table-cell>
          <table:table-cell office:value-type="string" calcext:value-type="string">
            <text:p>DISCOVERY CHANNEL</text:p>
          </table:table-cell>
          <table:table-cell office:value-type="string" calcext:value-type="string">
            <text:p>ORIE / Helsinki Ramadan club / Chirol / the study room / only he knows(群馬)</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2</text:p>
          </table:table-cell>
          <table:table-cell office:value-type="string" calcext:value-type="string">
            <text:p>YOUNG MARKS</text:p>
          </table:table-cell>
          <table:table-cell office:value-type="string" calcext:value-type="string">
            <text:p>BASEMENT BAR＋THREE 2店舗同時開催PINK POLITICS / testa / KONCOS / The Pat / THE WAMEKI / TOKYO HEALTH CLUB / YAVAI TOLKS / HAVE A NICE DAY!</text:p>
          </table:table-cell>
          <table:table-cell office:value-type="string" calcext:value-type="string">
            <text:p>●OPEN 14:30 / START 15:00　br2n●ADV / DOOR 調整中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3</text:p>
          </table:table-cell>
          <table:table-cell office:value-type="string" calcext:value-type="string">
            <text:p>FITTING ROOM 2</text:p>
          </table:table-cell>
          <table:table-cell office:value-type="string" calcext:value-type="string">
            <text:p>BASEMENT BAR＋THREE 2店舗同時開催&lt;LIVE&gt;H MOUNTAINS / salsa / シャー クニャークス / THIS IS JAPAN / はなし 日の毬 / 兄弟仁義 / 古宮大志 / YDOデンジャラス弾き語り / and more&lt;DJ&gt;阿部広太(SUNN) / オクンニノタメニ / Yatterman Coffee Lighter / 332542 / and more&lt;FOOD&gt;超矢野&lt;SHOP&gt;OTOE Brand / 7A's FLEA MARKET / アリトの蚤市</text:p>
          </table:table-cell>
          <table:table-cell office:value-type="string" calcext:value-type="string">
            <text:p>●OPEN 15:00 / START 15:30　br2n●ADV 3000 / DOOR 3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4</text:p>
          </table:table-cell>
          <table:table-cell office:value-type="string" calcext:value-type="string">
            <text:p>しらけちまうぜ vol.6</text:p>
          </table:table-cell>
          <table:table-cell office:value-type="string" calcext:value-type="string">
            <text:p>こっけ / アコーガレ(AKOGARE)/ 森山僚太(Nina lovegood)稲荷直史(リコチェットマイガール)/ 渡邊直也(Blueglu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5</text:p>
          </table:table-cell>
          <table:table-cell office:value-type="string" calcext:value-type="string">
            <text:p>Beat Happening！ SHIMOKITAZAWA R&amp;R PANIC！</text:p>
          </table:table-cell>
          <table:table-cell office:value-type="string" calcext:value-type="string">
            <text:p>AKOGARE / Gateballers / クックヨシザワ / The Homesicks / BAZRA</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16</text:p>
          </table:table-cell>
          <table:table-cell office:value-type="string" calcext:value-type="string">
            <text:p>SHIMOKITA SOUL TRAIN 〜70s/80s SOUL FUNK DISCO PARTY!〜</text:p>
          </table:table-cell>
          <table:table-cell office:value-type="string" calcext:value-type="string">
            <text:p>【Soul DJ's】ちからFUNK / ファンクおにぃ / こっけ / クックヨシザワ / はやぴー 【Guest Live】Ryu Matsuyama / NATURAL VYBZ 【Soul Food】生ものガールズ</text:p>
          </table:table-cell>
          <table:table-cell office:value-type="string" calcext:value-type="string">
            <text:p>●OPEN / START 20:00　br2n●CHARGE 2000(w/2Drinks)</text:p>
          </table:table-cell>
          <table:table-cell table:number-columns-repeated="1018"/>
        </table:table-row>
        <table:table-row table:style-name="ro1">
          <table:table-cell office:value-type="float" office:value="6" calcext:value-type="float">
            <text:p>6</text:p>
          </table:table-cell>
          <table:table-cell office:value-type="string" calcext:value-type="string">
            <text:p>0417</text:p>
          </table:table-cell>
          <table:table-cell office:value-type="string" calcext:value-type="string">
            <text:p>DISCOVERY CHANNEL</text:p>
          </table:table-cell>
          <table:table-cell office:value-type="string" calcext:value-type="string">
            <text:p>愚か者クラブ(大阪)/ 東洋ノ魔女 / ZARIGANI$ / 2nd Death Anniversary / 狂気</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8</text:p>
          </table:table-cell>
          <table:table-cell office:value-type="string" calcext:value-type="string">
            <text:p>Voodoo Donuts vol.3</text:p>
          </table:table-cell>
          <table:table-cell office:value-type="string" calcext:value-type="string">
            <text:p>The Randolf / CATSUOMATIC DEATH / ソコラノグループ / the highest</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9</text:p>
          </table:table-cell>
          <table:table-cell office:value-type="string" calcext:value-type="string">
            <text:p>Beat Happening！SHIMOKITAZAWA R&amp;R PANIC！</text:p>
          </table:table-cell>
          <table:table-cell office:value-type="string" calcext:value-type="string">
            <text:p>LOA / URBANフェチ / LOOLOWNINGEN＆THE FAR EAST IDIOTS クウチュウ戦 / 壊れかけのテープレコーダーズ</text:p>
          </table:table-cell>
          <table:table-cell office:value-type="string" calcext:value-type="string">
            <text:p>●OPEN 17:30 / START 18:00　br2n●ADV 2200 / DOOR 2500 (+1D)　 br2n●LAWSON TICKET L:75834(3/28発売開始) br2n●高校生以下の方は￥1000(プレイガイドでご購入は￥5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20</text:p>
          </table:table-cell>
          <table:table-cell office:value-type="string" calcext:value-type="string">
            <text:p>DISCOVERY CHANNEL</text:p>
          </table:table-cell>
          <table:table-cell office:value-type="string" calcext:value-type="string">
            <text:p>ネコタルト崩壊 / ridge / ショートフィルムズ / 17歳とベルリンの壁 / Yees.</text:p>
          </table:table-cell>
          <table:table-cell office:value-type="string" calcext:value-type="string">
            <text:p>●OPEN 18:00 / START 18:3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1</text:p>
          </table:table-cell>
          <table:table-cell office:value-type="string" calcext:value-type="string">
            <text:p>ANY TIME!! vol.4</text:p>
          </table:table-cell>
          <table:table-cell office:value-type="string" calcext:value-type="string">
            <text:p>The Wisely Brothers / サイコロチーム / 安部勇磨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2</text:p>
          </table:table-cell>
          <table:table-cell office:value-type="string" calcext:value-type="string">
            <text:p>Beat Happening！SHIMOKITAZAWA GROOVY PANIC！</text:p>
          </table:table-cell>
          <table:table-cell office:value-type="string" calcext:value-type="string">
            <text:p>カネコアヤノ / the peggies / ちくわテイスティング協会 誰でもエスパー【Key&amp;Vo:ハジメタル / G&amp;Vo : 松江潤 / Dr&amp;Vo :西浦謙助】＋SupportBa:ナガイケジョー(from SCOOBIE DO)</text:p>
          </table:table-cell>
          <table:table-cell office:value-type="string" calcext:value-type="string">
            <text:p>●OPEN 18:30 / START 19:00　br2n●ADV 2300 / DOOR 2500 (+1D)　 br2n●LAWSON TICKET L:76309(4/3発売) br2n●高校生以下の方は￥1000(プレイガイドでご購入は￥5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23</text:p>
          </table:table-cell>
          <table:table-cell office:value-type="string" calcext:value-type="string">
            <text:p>DISCOVERY CHANNEL</text:p>
          </table:table-cell>
          <table:table-cell office:value-type="string" calcext:value-type="string">
            <text:p>硝子越しの暴走 / inorganic or mineral matter / Pandemia Rabbit わっこ / Zowie Zowie Zowi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4</text:p>
          </table:table-cell>
          <table:table-cell office:value-type="string" calcext:value-type="string">
            <text:p>DISCOVERY CHANNEL</text:p>
          </table:table-cell>
          <table:table-cell office:value-type="string" calcext:value-type="string">
            <text:p>QINEMA LAND / サトウトモミ / やまのいゆずる / こっけ</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5</text:p>
          </table:table-cell>
          <table:table-cell office:value-type="string" calcext:value-type="string">
            <text:p>VAKI☆VAKI</text:p>
          </table:table-cell>
          <table:table-cell office:value-type="string" calcext:value-type="string">
            <text:p>SATISFACTIONS / THE MASHIKO / URBANフェチ / FALSETTOS / ソコラノグループ FOOD: キッチン小判鮫</text:p>
          </table:table-cell>
          <table:table-cell office:value-type="string" calcext:value-type="string">
            <text:p>●OPEN 18:30 / START 19:00　br2n●ADV 2000 / DOOR 23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6</text:p>
          </table:table-cell>
          <table:table-cell office:value-type="string" calcext:value-type="string">
            <text:p>MAGIC FEELING presents『LANDESCAPE vol.3』</text:p>
          </table:table-cell>
          <table:table-cell office:value-type="string" calcext:value-type="string">
            <text:p>MAGIC FEELING / 硝子越しの暴走 / Visions Visions / airlie(大阪)/ She, in the haze / and more</text:p>
          </table:table-cell>
          <table:table-cell office:value-type="string" calcext:value-type="string">
            <text:p>●OPEN 17:30 / START 18: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7</text:p>
          </table:table-cell>
          <table:table-cell office:value-type="string" calcext:value-type="string">
            <text:p>革命前夜 #003</text:p>
          </table:table-cell>
          <table:table-cell office:value-type="string" calcext:value-type="string">
            <text:p>PINKLOOP / CAANIVAL / ASHIGALLDJs:T.B.AFOOD:BAZOOKA ch.</text:p>
          </table:table-cell>
          <table:table-cell office:value-type="string" calcext:value-type="string">
            <text:p>●OPEN / START 18:3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8</text:p>
          </table:table-cell>
          <table:table-cell office:value-type="string" calcext:value-type="string">
            <text:p>パンパンの塔2ndミニアルバム「アルミニウム」レコ発イベント 『やっとできたばかり』</text:p>
          </table:table-cell>
          <table:table-cell office:value-type="string" calcext:value-type="string">
            <text:p>パンパンの塔 / ずぶぬれシアター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9</text:p>
          </table:table-cell>
          <table:table-cell office:value-type="string" calcext:value-type="string">
            <text:p>SHIMOKITA KITCHEN</text:p>
          </table:table-cell>
          <table:table-cell office:value-type="string" calcext:value-type="string">
            <text:p>SAL / I HATE MONDAYS / talk like elephant / sanm</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30</text:p>
          </table:table-cell>
          <table:table-cell office:value-type="string" calcext:value-type="string">
            <text:p>SHIMOKITA KITCHEN</text:p>
          </table:table-cell>
          <table:table-cell office:value-type="string" calcext:value-type="string">
            <text:p>ハウリングアンプリファー(大阪)/ サイ・トツゲキ・オーケストラ / KOKKE / Secret Band</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7" calcext:value-type="float">
            <text:p>7</text:p>
          </table:table-cell>
          <table:table-cell office:value-type="string" calcext:value-type="string">
            <text:p>0401</text:p>
          </table:table-cell>
          <table:table-cell office:value-type="string" calcext:value-type="string">
            <text:p>高木敬介のカレー曜日。</text:p>
          </table:table-cell>
          <table:table-cell office:value-type="string" calcext:value-type="string">
            <text:p>Downtown market / 佐野隆 / かいやすとも / こっけ(THE こっけんろーるBAND) アンドレ(狂気) / 大谷学(VIDEO)</text:p>
          </table:table-cell>
          <table:table-cell office:value-type="string" calcext:value-type="string">
            <text:p>open / start 18:30 / 19:00　br2nadv / door 1000 / 1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2</text:p>
          </table:table-cell>
          <table:table-cell office:value-type="string" calcext:value-type="string">
            <text:p>わちゃごなどぅ？vol.8br2n〜whacha2周年スペシャル！〜</text:p>
          </table:table-cell>
          <table:table-cell office:value-type="string" calcext:value-type="string">
            <text:p>&lt;LIVE&gt; salsa / マッカーサーアコンチ(大阪) / ゆれる(大阪) <text:s/>&lt;DJ&gt; ファンクおにぃとひょっとこ(集good!!!) &lt;FOOD&lt; キッチン小判鮫</text:p>
          </table:table-cell>
          <table:table-cell office:value-type="string" calcext:value-type="string">
            <text:p>open / start 18:30 / 19:00　br2nadv / door 2000 / 2500 (+1d)　ticket THREEbr2n※高校生以下は学生証提示で前売り1000円（＋1D）</text:p>
          </table:table-cell>
          <table:table-cell table:number-columns-repeated="1018"/>
        </table:table-row>
        <table:table-row table:style-name="ro1">
          <table:table-cell office:value-type="float" office:value="7" calcext:value-type="float">
            <text:p>7</text:p>
          </table:table-cell>
          <table:table-cell office:value-type="string" calcext:value-type="string">
            <text:p>0403</text:p>
          </table:table-cell>
          <table:table-cell office:value-type="string" calcext:value-type="string">
            <text:p>3AD</text:p>
          </table:table-cell>
          <table:table-cell office:value-type="string" calcext:value-type="string">
            <text:p>ウチュウカン / ooooooo / QINEMA LAND / Merci Merci Me / エリーニョ(band set)</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4</text:p>
          </table:table-cell>
          <table:table-cell office:value-type="string" calcext:value-type="string">
            <text:p>青空レコード企画br2n「酔いどれ東京ダンスミュージック」</text:p>
          </table:table-cell>
          <table:table-cell office:value-type="string" calcext:value-type="string">
            <text:p>桃と虎(コント) / タテジマヨーコ / ケバブジョンソン / 僕のレテパシーズ / 真黒毛ぼっくす &lt;O.A&gt; 大槻ヒロノリ</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5</text:p>
          </table:table-cell>
          <table:table-cell office:value-type="string" calcext:value-type="string">
            <text:p>ending note presentsbr2n「earthing  vol.1」</text:p>
          </table:table-cell>
          <table:table-cell office:value-type="string" calcext:value-type="string">
            <text:p>&lt;LIVE&gt; ending note / SARATOGA / Indus&amp;rocks / one gram / muff / 岡崎真 &lt;DJ&gt; CHAM+I / KON / てるび（rhythm9） / kame candl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6</text:p>
          </table:table-cell>
          <table:table-cell office:value-type="string" calcext:value-type="string">
            <text:p>LessThanTVpresentsbr2n「畳ノ下ニ UNDERGROUNDヲ！！！ #25」</text:p>
          </table:table-cell>
          <table:table-cell office:value-type="string" calcext:value-type="string">
            <text:p>切腹ピストルズ / yudayajazz+HIKO / 射守矢雄と平松学 / Compact Club BARAMON / The POPS / SiNE / metrofield</text:p>
          </table:table-cell>
          <table:table-cell office:value-type="string" calcext:value-type="string">
            <text:p>open / start 16:30 / 17: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7</text:p>
          </table:table-cell>
          <table:table-cell office:value-type="string" calcext:value-type="string">
            <text:p>久土'N'茶谷 presents</text:p>
          </table:table-cell>
          <table:table-cell office:value-type="string" calcext:value-type="string">
            <text:p>久土'N'茶谷 / ボロキチ</text:p>
          </table:table-cell>
          <table:table-cell office:value-type="string" calcext:value-type="string">
            <text:p>open / start 19:30 / 20: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8</text:p>
          </table:table-cell>
          <table:table-cell office:value-type="string" calcext:value-type="string">
            <text:p>Dance of Days</text:p>
          </table:table-cell>
          <table:table-cell office:value-type="string" calcext:value-type="string">
            <text:p>ゆゆゆ / dumo (HOMMヨニイマリコ+BARAMON羽賀) / HUH / QUASAR NUCLEUS</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9</text:p>
          </table:table-cell>
          <table:table-cell office:value-type="string" calcext:value-type="string">
            <text:p>スーパースリー</text:p>
          </table:table-cell>
          <table:table-cell office:value-type="string" calcext:value-type="string">
            <text:p>超矢野 / しばやまいぬ / 川島功平 / and more</text:p>
          </table:table-cell>
          <table:table-cell office:value-type="string" calcext:value-type="string">
            <text:p>open / start 18:00 / 18:30　br2nadv / door 1000 / 1500 (+2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0</text:p>
          </table:table-cell>
          <table:table-cell office:value-type="string" calcext:value-type="string">
            <text:p>Metal Circus 5</text:p>
          </table:table-cell>
          <table:table-cell office:value-type="string" calcext:value-type="string">
            <text:p>&lt;LIVE&gt; SUNN / GORO GOLO / Gold Sounds / THE PARTYS / FALSETTOS テクマ！ / Life is Water(from DIEGO) &lt;DJ&gt; KOJI 'ROJO' HATANO （V／ACATION,SUPER DUMB / 邪魔介 ホセポッセ / シンイチ(HATE NO HATE) &lt;FOOD&gt; キッチン小判鮫</text:p>
          </table:table-cell>
          <table:table-cell office:value-type="string" calcext:value-type="string">
            <text:p>open / start 19:00 / 19:3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1</text:p>
          </table:table-cell>
          <table:table-cell office:value-type="string" calcext:value-type="string">
            <text:p>ND3×THREE presentsbr2n「PSYENCE FICTION vol.7」</text:p>
          </table:table-cell>
          <table:table-cell office:value-type="string" calcext:value-type="string">
            <text:p>NAUGHTY DEVILZ TRIO / BE AGRESSIVE / ベルノバジャムズ / SPARK!!SOUND!!SHOW!!(大阪)</text:p>
          </table:table-cell>
          <table:table-cell office:value-type="string" calcext:value-type="string">
            <text:p>open / start 19:00 / 19: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2</text:p>
          </table:table-cell>
          <table:table-cell office:value-type="string" calcext:value-type="string">
            <text:p>YOUNG MARKS</text:p>
          </table:table-cell>
          <table:table-cell office:value-type="string" calcext:value-type="string">
            <text:p>PINK POLITICS / testa / KONCOS / The Pat / THE WAMEKI / TOKYO HEALTH CLUB / YAVAI TOLKS / HAVE A NICE DAY! <text:s text:c="2"/>*THREE+BASEMENT BAR 2店鋪同時開催</text:p>
          </table:table-cell>
          <table:table-cell office:value-type="string" calcext:value-type="string">
            <text:p>open / start 14:30 / 15:00　br2nadv / door 未定 (+1d)　ticket THREE</text:p>
          </table:table-cell>
          <table:table-cell table:style-name="ce2" table:number-columns-repeated="1018"/>
        </table:table-row>
        <table:table-row table:style-name="ro1">
          <table:table-cell office:value-type="float" office:value="7" calcext:value-type="float">
            <text:p>7</text:p>
          </table:table-cell>
          <table:table-cell office:value-type="string" calcext:value-type="string">
            <text:p>0413</text:p>
          </table:table-cell>
          <table:table-cell office:value-type="string" calcext:value-type="string">
            <text:p>FITTING ROOM 2</text:p>
          </table:table-cell>
          <table:table-cell office:value-type="string" calcext:value-type="string">
            <text:p>&lt;LIVE&gt; H MOUNTAINS / salsa / シャー クニャークス / THIS IS JAPAN / はなし 日の毬 / 兄弟仁義 / 笹口騒音ハーモニカ / タカハシヒョウリ / 古宮大志 / YDOデンジャラス弾き語り and more &lt;DJ&gt; 阿部広太(SUNN) / オクンニノタメニ / Yatterman Coffee Lighter / 332542 / and more &lt;FOOD&gt; 超矢野 &lt;SHOP&gt; OTOE Brand / 7A's FLEA MARKET / アリトの蚤市 <text:s text:c="5"/>*THREE+BASEMENT BAR ２店舗同時開催</text:p>
          </table:table-cell>
          <table:table-cell office:value-type="string" calcext:value-type="string">
            <text:p>open / start 15:00 / 15:30　br2nadv / door 3000 / 3500 (+1d)*Tシャツ付 　ticket THREE</text:p>
          </table:table-cell>
          <table:table-cell table:style-name="ce2" table:number-columns-repeated="1018"/>
        </table:table-row>
        <table:table-row table:style-name="ro1">
          <table:table-cell office:value-type="float" office:value="7" calcext:value-type="float">
            <text:p>7</text:p>
          </table:table-cell>
          <table:table-cell office:value-type="string" calcext:value-type="string">
            <text:p>0414</text:p>
          </table:table-cell>
          <table:table-cell office:value-type="string" calcext:value-type="string">
            <text:p>OWL</text:p>
          </table:table-cell>
          <table:table-cell office:value-type="string" calcext:value-type="string">
            <text:p>&lt;LIVE&gt; SiNE / ending note / 原口香英 &lt;DJ&gt; KAMA / 死体ss / Hotate &lt;FOOD&gt; 加藤食堂</text:p>
          </table:table-cell>
          <table:table-cell office:value-type="string" calcext:value-type="string">
            <text:p>open / start 19:00 / 20:0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5</text:p>
          </table:table-cell>
          <table:table-cell office:value-type="string" calcext:value-type="string">
            <text:p>brutish sisterhood</text:p>
          </table:table-cell>
          <table:table-cell office:value-type="string" calcext:value-type="string">
            <text:p>biobiopatata / tailor made for a small room / ふらむきりん / 小林うてなと急げヘリコプター</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6</text:p>
          </table:table-cell>
          <table:table-cell office:value-type="string" calcext:value-type="string">
            <text:p>Getting Better presentsbr2n「FREEDOM -BIGMAMA祭-」</text:p>
          </table:table-cell>
          <table:table-cell office:value-type="string" calcext:value-type="string">
            <text:p>&lt;DJ&gt; 片平実(Getting Better)</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7</text:p>
          </table:table-cell>
          <table:table-cell office:value-type="string" calcext:value-type="string">
            <text:p>GENSHOU-現象-1st Single『我儘』レコ発 br2n「わくわくバトルDISCO～我儘BOYの逆襲～東京編」</text:p>
          </table:table-cell>
          <table:table-cell office:value-type="string" calcext:value-type="string">
            <text:p>GENSHOU-現象- / ベルノバジャムズ / and mor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8</text:p>
          </table:table-cell>
          <table:table-cell office:value-type="string" calcext:value-type="string">
            <text:p>トマトレコード×THREE presentsbr2n「トマレコ春のパンまつり2014」</text:p>
          </table:table-cell>
          <table:table-cell office:value-type="string" calcext:value-type="string">
            <text:p>&lt;LIVE&gt; 俺はこんなもんじゃない / 久土'N'茶谷 / スバルズ / NZNZCAKE / ぶーちゃい / 真黒毛ぼっくす &lt;DJ&gt; arachance / Yatterman Coffee Lighter / ファンクおにぃ(集good!!!) &lt;FOOD&gt; かに食堂</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9</text:p>
          </table:table-cell>
          <table:table-cell office:value-type="string" calcext:value-type="string">
            <text:p>henrytennis presentsbr2n「WIPE-OUT 4/19」</text:p>
          </table:table-cell>
          <table:table-cell office:value-type="string" calcext:value-type="string">
            <text:p>henrytennis / LEF!!! CREW!!! / トリプルファイヤー / 東京真空地帯 / L?K?O / <text:s/>NATURE DANGER GANG / ちくわテイスティング協会 &lt;OA&gt; 関ヶ原くん</text:p>
          </table:table-cell>
          <table:table-cell office:value-type="string" calcext:value-type="string">
            <text:p>open / start 16:00 / 16:30　br2nadv / door 18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30</text:p>
          </table:table-cell>
          <table:table-cell office:value-type="string" calcext:value-type="string">
            <text:p>otoe lavel presentsbr2n「NO FUN vol.7」</text:p>
          </table:table-cell>
          <table:table-cell office:value-type="string" calcext:value-type="string">
            <text:p>真黒毛ぼっくす / 水中、それは苦しい / ヤスエでんじゃらすおじさん(BAND SET)</text:p>
          </table:table-cell>
          <table:table-cell office:value-type="string" calcext:value-type="string">
            <text:p>open / start 19:00 / 19:30　br2nadv / door 500 / 1000 (+3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0</text:p>
          </table:table-cell>
          <table:table-cell office:value-type="string" calcext:value-type="string">
            <text:p>THE DEAD PAN SPEAKERS presentsbr2n「BAUHAUS vol.5」</text:p>
          </table:table-cell>
          <table:table-cell office:value-type="string" calcext:value-type="string">
            <text:p>&lt;LVE&gt; DOOOMBOYS / group A + VJ eetee / THE DEAD PAN SPEAKERS &lt;DJ&gt; DJ COGEE（BLACK SHEEP）</text:p>
          </table:table-cell>
          <table:table-cell office:value-type="string" calcext:value-type="string">
            <text:p>open / start 12:00　br2nadv / door FREE (飲み放題有り)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0</text:p>
          </table:table-cell>
          <table:table-cell office:value-type="string" calcext:value-type="string">
            <text:p>ドブロク presentsbr2n「NO MORE おセンチ野郎 vol,3 ～下北奮闘編～」</text:p>
          </table:table-cell>
          <table:table-cell office:value-type="string" calcext:value-type="string">
            <text:p>ドブロク / OBUTSUDAN-SUMINO(大坂) / オルガラウンジ / salsa</text:p>
          </table:table-cell>
          <table:table-cell office:value-type="string" calcext:value-type="string">
            <text:p>open / start 18: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1</text:p>
          </table:table-cell>
          <table:table-cell office:value-type="string" calcext:value-type="string">
            <text:p>menu!</text:p>
          </table:table-cell>
          <table:table-cell office:value-type="string" calcext:value-type="string">
            <text:p>よいの魚 / VATO / トヨ / ドストライク / Arson</text:p>
          </table:table-cell>
          <table:table-cell office:value-type="string" calcext:value-type="string">
            <text:p>open / start 18:30 / 19:0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2</text:p>
          </table:table-cell>
          <table:table-cell office:value-type="string" calcext:value-type="string">
            <text:p>四万十川友美 2ndアルバム“PENIS”発売記念イベント in 東京</text:p>
          </table:table-cell>
          <table:table-cell office:value-type="string" calcext:value-type="string">
            <text:p>四万十川友美 &lt;Guestt Live&gt; FUCKER (FOLK SHOCK FUCKERS) / 柴田聡子</text:p>
          </table:table-cell>
          <table:table-cell office:value-type="string" calcext:value-type="string">
            <text:p>open / start 18:30 / 19:00　br2nadv / door 1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3</text:p>
          </table:table-cell>
          <table:table-cell office:value-type="string" calcext:value-type="string">
            <text:p>twine reveal</text:p>
          </table:table-cell>
          <table:table-cell office:value-type="string" calcext:value-type="string">
            <text:p>nakakoh(熊本) / and more</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4</text:p>
          </table:table-cell>
          <table:table-cell office:value-type="string" calcext:value-type="string">
            <text:p>久土'N'茶谷 presents</text:p>
          </table:table-cell>
          <table:table-cell office:value-type="string" calcext:value-type="string">
            <text:p>***</text:p>
          </table:table-cell>
          <table:table-cell office:value-type="string" calcext:value-type="string">
            <text:p>open / start 未定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5</text:p>
          </table:table-cell>
          <table:table-cell office:value-type="string" calcext:value-type="string">
            <text:p>お前の先祖 presentsbr2n「YOUR SENZO IS GOOD vol.3」</text:p>
          </table:table-cell>
          <table:table-cell office:value-type="string" calcext:value-type="string">
            <text:p>お前の先祖 / DIEGO / デパートのかいじん / 岡沢じゅん / Helsinki Ramadan Club</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6</text:p>
          </table:table-cell>
          <table:table-cell office:value-type="string" calcext:value-type="string">
            <text:p>Jinny Oops! presentsbr2n会場限定シングル「BREAK」リリースツアー2014</text:p>
          </table:table-cell>
          <table:table-cell office:value-type="string" calcext:value-type="string">
            <text:p>&lt;LIVE&gt; Jinny Oops!(大阪) / jungles!!! / BO-PEEP / and mor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7</text:p>
          </table:table-cell>
          <table:table-cell office:value-type="string" calcext:value-type="string">
            <text:p>toddle presentsbr2n「riddle vol.11」</text:p>
          </table:table-cell>
          <table:table-cell office:value-type="string" calcext:value-type="string">
            <text:p>toddle / NERVS <text:s/>&lt;DJ&gt; DJ FUKUYOKA <text:s/>&lt;FOOD&gt; ウミネコカレー</text:p>
          </table:table-cell>
          <table:table-cell office:value-type="string" calcext:value-type="string">
            <text:p>open / start 18:30 　br2nadv / door 18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8</text:p>
          </table:table-cell>
          <table:table-cell office:value-type="string" calcext:value-type="string">
            <text:p>カタコト presents 裏リリースパーティーbr2n「It's show time」</text:p>
          </table:table-cell>
          <table:table-cell office:value-type="string" calcext:value-type="string">
            <text:p>カタコト / told / It's show 懸命 &lt;DJ&gt; おおもりアガるとテクノセクンwithカズマボーイ</text:p>
          </table:table-cell>
          <table:table-cell office:value-type="string" calcext:value-type="string">
            <text:p>open / start 18:30 / 19:00　br2nadv / door 未定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9</text:p>
          </table:table-cell>
          <table:table-cell office:value-type="string" calcext:value-type="string">
            <text:p>東京スーパースターズ 1st single 「シネマ/優しい日々」リリースパーティー</text:p>
          </table:table-cell>
          <table:table-cell office:value-type="string" calcext:value-type="string">
            <text:p>東京スーパースターズ / HER SPECTACLES / SHIPYARDS</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8" calcext:value-type="float">
            <text:p>8</text:p>
          </table:table-cell>
          <table:table-cell office:value-type="string" calcext:value-type="string">
            <text:p>0401</text:p>
          </table:table-cell>
          <table:table-cell office:value-type="string" calcext:value-type="string">
            <text:p>＜From　The Beginning＞</text:p>
          </table:table-cell>
          <table:table-cell office:value-type="string" calcext:value-type="string">
            <text:p>シンクロメトリー br2nthe piqnicbr2nSundaybr2nMADSCIENTIST</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2</text:p>
          </table:table-cell>
          <table:table-cell office:value-type="string" calcext:value-type="string">
            <text:p>＜MAGICAL COLORS＞</text:p>
          </table:table-cell>
          <table:table-cell office:value-type="string" calcext:value-type="string">
            <text:p>The Wisely Brothersbr2n優妃(こゆび)br2n高木栄一郎br2n悲縛りキラーズ br2nベルノバジャムズ</text:p>
          </table:table-cell>
          <table:table-cell office:value-type="string" calcext:value-type="string">
            <text:p>OPEN 18:30 START 19:00 br2n前売り 2000円(D別)／当日 25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3</text:p>
          </table:table-cell>
          <table:table-cell office:value-type="string" calcext:value-type="string">
            <text:p>＜That's my number !!＞</text:p>
          </table:table-cell>
          <table:table-cell office:value-type="string" calcext:value-type="string">
            <text:p>GalapagosSbr2nELADYSUNbr2nTHE VALVESbr2nagureement the superfree br2n町田直隆</text:p>
          </table:table-cell>
          <table:table-cell office:value-type="string" calcext:value-type="string">
            <text:p>OPEN 18:30 START 19:00 br2n前売り 2000円(D別)／当日 2500円(D別)発売日3/5(水)br2nローソンチケット　0570-00-0777　　 br2nLコード予約　http://l-tike.com　Lコード:73741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04</text:p>
          </table:table-cell>
          <table:table-cell office:value-type="string" calcext:value-type="string">
            <text:p>＜DaisyBar 9th Anniversary〜band HANADA ワンマン公演!!〜＞</text:p>
          </table:table-cell>
          <table:table-cell office:value-type="string" calcext:value-type="string">
            <text:p>band HANADA(Vo&amp;G 花田裕之・B 井上富雄・Dr 椎野恭一br2n・G 大西ツル)</text:p>
          </table:table-cell>
          <table:table-cell office:value-type="string" calcext:value-type="string">
            <text:p>OPEN 19:00 START 19:30 br2n前売り 4500円(D別)／当日 5000円(D別)発売日 2/1(土)br2nローソンチケット 0570-00-0777br2nLコード予約 http://l-tike.com&lt;Lコード:70234&gt;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05</text:p>
          </table:table-cell>
          <table:table-cell office:value-type="string" calcext:value-type="string">
            <text:p>＜DaisyBar 9th Anniversary~HEAT OUT~＞</text:p>
          </table:table-cell>
          <table:table-cell office:value-type="string" calcext:value-type="string">
            <text:p>ミミヅカ br2n秋村充 br2nシガレットママ br2nFreeters</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6</text:p>
          </table:table-cell>
          <table:table-cell office:value-type="string" calcext:value-type="string">
            <text:p>＜DaisyBar 9th Anniversarybr2n~ギャスコイマート4号店自主制作音源3rdレコ発~＞</text:p>
          </table:table-cell>
          <table:table-cell office:value-type="string" calcext:value-type="string">
            <text:p>ギャスコイ br2nはこモーフ br2nモスコ br2n僕とモンスター br2nホーミータイツ br2nヘンショクリュウ(ex.And are under)</text:p>
          </table:table-cell>
          <table:table-cell office:value-type="string" calcext:value-type="string">
            <text:p>OPEN 17:00 START 17:30 br2n前売り 2000円(D別)／当日 25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7</text:p>
          </table:table-cell>
          <table:table-cell office:value-type="string" calcext:value-type="string">
            <text:p>＜Mind The Gap＞</text:p>
          </table:table-cell>
          <table:table-cell office:value-type="string" calcext:value-type="string">
            <text:p>THE VISIONbr2nアイルロポダメラノレウカ br2n天狗☆スター</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8</text:p>
          </table:table-cell>
          <table:table-cell office:value-type="string" calcext:value-type="string">
            <text:p>＜Matchbox＞</text:p>
          </table:table-cell>
          <table:table-cell office:value-type="string" calcext:value-type="string">
            <text:p>THE JONATHANbr2nTHE LOBSTER BLASTERSbr2nSPANGLEbr2nloach</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9</text:p>
          </table:table-cell>
          <table:table-cell office:value-type="string" calcext:value-type="string">
            <text:p>＜DaisyBar 9th Anniversary~YOUNG　ALIVE~＞</text:p>
          </table:table-cell>
          <table:table-cell office:value-type="string" calcext:value-type="string">
            <text:p>FLOWERbr2n天狗☆スター br2nondoku放送 br2n赤尾充弥</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0</text:p>
          </table:table-cell>
          <table:table-cell office:value-type="string" calcext:value-type="string">
            <text:p>＜DaisyBar 9th Anniversary~Show must go on~＞</text:p>
          </table:table-cell>
          <table:table-cell office:value-type="string" calcext:value-type="string">
            <text:p>上村昌也 br2nちゃーしゃ(spumoni)br2n鈴木央 br2nthe CREAM SODA(アコースティック)</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1</text:p>
          </table:table-cell>
          <table:table-cell office:value-type="string" calcext:value-type="string">
            <text:p>＜DaisyBar 9th Anniversary~Find This Man~＞</text:p>
          </table:table-cell>
          <table:table-cell office:value-type="string" calcext:value-type="string">
            <text:p>ブリキオーケストラ br2nジルバbr2nThe holy's</text:p>
          </table:table-cell>
          <table:table-cell office:value-type="string" calcext:value-type="string">
            <text:p>OPEN 18:30 START 19:00 br2n前売り 2300円(D別)／当日 2800円(D別)発売日 3/16(日)br2nローソンチケット　0570-00-0777　　 br2nLコード予約　http://l-tike.com　Lコード:74952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12</text:p>
          </table:table-cell>
          <table:table-cell office:value-type="string" calcext:value-type="string">
            <text:p>＜DaisyBar 9th Anniversary〜LOOKING GOOD!!!〜＞</text:p>
          </table:table-cell>
          <table:table-cell office:value-type="string" calcext:value-type="string">
            <text:p>夜のストレンジャーズ br2nTHE HAVENOT’Sbr2nThe Beforesbr2nPAPAPAbr2nTHE ALLIGATOR BLUES br2nDJ:KURARA</text:p>
          </table:table-cell>
          <table:table-cell office:value-type="string" calcext:value-type="string">
            <text:p>OPEN 18:00 START 18:30 br2n前売り 2000円(D別)／当日 2500円(D別)発売日3/5(水)br2nローソンチケット　0570-00-0777　　 br2nLコード予約　http://l-tike.com　Lコード:73742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13</text:p>
          </table:table-cell>
          <table:table-cell office:value-type="string" calcext:value-type="string">
            <text:p>＜DaisyBar 9th Anniversary“ロックンロール新世紀〜ULTRA DYNAMIC STROLL ON! vol.5.2”＞</text:p>
          </table:table-cell>
          <table:table-cell office:value-type="string" calcext:value-type="string">
            <text:p>the kinemas (ex.コトリトワタシ)br2nプププランド (from神戸)br2nザ・東京ナンバーズ br2n集団パラリラ br2nTHE FOREVERSbr2nザ・ハイマーツ br2n udso2013@gmail.com</text:p>
          </table:table-cell>
          <table:table-cell office:value-type="string" calcext:value-type="string">
            <text:p>OPEN 17:30 START 18:00 br2n前売り 2000円(D別)／当日 2500円(D別)予約・お問合せ； UDSO!事務局</text:p>
          </table:table-cell>
          <table:table-cell table:number-columns-repeated="1018"/>
        </table:table-row>
        <table:table-row table:style-name="ro1">
          <table:table-cell office:value-type="float" office:value="8" calcext:value-type="float">
            <text:p>8</text:p>
          </table:table-cell>
          <table:table-cell office:value-type="string" calcext:value-type="string">
            <text:p>0414</text:p>
          </table:table-cell>
          <table:table-cell office:value-type="string" calcext:value-type="string">
            <text:p>＜INSIDE OUT＞</text:p>
          </table:table-cell>
          <table:table-cell office:value-type="string" calcext:value-type="string">
            <text:p>六弦詩人義家 br2nスミスのぶくん(アナトオル・フランス)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5</text:p>
          </table:table-cell>
          <table:table-cell office:value-type="string" calcext:value-type="string">
            <text:p>＜MAGICAL COLORS＞</text:p>
          </table:table-cell>
          <table:table-cell office:value-type="string" calcext:value-type="string">
            <text:p>OPEN 18:30 START 19:00 前売り 2000円(D別)/当日 2500円(D別)</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6</text:p>
          </table:table-cell>
          <table:table-cell office:value-type="string" calcext:value-type="string">
            <text:p>＜Remodeling04＞</text:p>
          </table:table-cell>
          <table:table-cell office:value-type="string" calcext:value-type="string">
            <text:p>余命百年 br2nHappy Mari!br2n森心言(Alaska Jam)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7</text:p>
          </table:table-cell>
          <table:table-cell office:value-type="string" calcext:value-type="string">
            <text:p>＜Rip it up＞</text:p>
          </table:table-cell>
          <table:table-cell office:value-type="string" calcext:value-type="string">
            <text:p>PRIME-TONEbr2nTHE 昭和ロマンズ br2nWingwood and jean br2nThe Dokeyes OPEN 18:30 START 19:00 前売り 2000円(D別)/当日 2300円(D別)</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8</text:p>
          </table:table-cell>
          <table:table-cell office:value-type="string" calcext:value-type="string">
            <text:p>＜DaisyBar 9th Anniversary~Find This Man~＞</text:p>
          </table:table-cell>
          <table:table-cell office:value-type="string" calcext:value-type="string">
            <text:p>the knowlusbr2nthe tendernessbr2n悲縛りキラーズ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9</text:p>
          </table:table-cell>
          <table:table-cell office:value-type="string" calcext:value-type="string">
            <text:p>＜DaisyBar 9th Anniversary Special2マンbr2n“The next! Liddell 1974×THE PINBALLS”＞</text:p>
          </table:table-cell>
          <table:table-cell office:value-type="string" calcext:value-type="string">
            <text:p>The next! Liddell 1974br2nTHE PINBALLSbr2nbr2nOPEN 18:30 START 19:00 前売り 2300円(D別)/当日 2800円(D別)</text:p>
          </table:table-cell>
          <table:table-cell office:value-type="string" calcext:value-type="string">
            <text:p>OPEN 18:30 START 19:00 br2n前売り 2000円(D別)／当日 2300円(D別)発売日3/1(土)br2nローソンチケット　0570-00-0777　　 br2nLコード予約　http://l-tike.com　Lコード:72742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0</text:p>
          </table:table-cell>
          <table:table-cell office:value-type="string" calcext:value-type="string">
            <text:p>＜でむちん企画「東京どッかん！Vol.１br2n〜下北沢よ 吹っ飛んでしまえ〜」＞</text:p>
          </table:table-cell>
          <table:table-cell office:value-type="string" calcext:value-type="string">
            <text:p>集団パラリラ br2nTHE 天国カー br2nザ・童貞ズbr2nDJ 覚張厚太</text:p>
          </table:table-cell>
          <table:table-cell office:value-type="string" calcext:value-type="string">
            <text:p>OPEN 18:00 START 18:30 br2n前売り 2300円(D別)／当日 2800円(D別)発売日3/29(土)br2nローソンチケット　0570-00-0777　　 br2nLコード予約　http://l-tike.com　Lコード:76007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1</text:p>
          </table:table-cell>
          <table:table-cell office:value-type="string" calcext:value-type="string">
            <text:p>＜Reddy Teddy＞</text:p>
          </table:table-cell>
          <table:table-cell office:value-type="string" calcext:value-type="string">
            <text:p>コトリ倶楽部 br2nネオプラトニズム br2nおはようナイルワニ br2nmyco OPEN 18:30 START 19:00 前売り 2000円(D別)/当日 2300円(D別)</text:p>
          </table:table-cell>
          <table:table-cell office:value-type="string" calcext:value-type="string">
            <text:p>OPEN 18:00 START 18:30 br2n前売り 2300円(D別)／当日 2800円(D別)発売日3/29(土)br2nローソンチケット　0570-00-0777　　 br2nLコード予約　http://l-tike.com　Lコード:76007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2</text:p>
          </table:table-cell>
          <table:table-cell office:value-type="string" calcext:value-type="string">
            <text:p>＜DaisyBar 9th Anniversary~CATS&amp;DOGS~＞</text:p>
          </table:table-cell>
          <table:table-cell office:value-type="string" calcext:value-type="string">
            <text:p>ARIZONAbr2nthe kinemas (ex.コトリトワタシ)br2nボーイズトラッシュ br2nテクマクマヤーンズ</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3</text:p>
          </table:table-cell>
          <table:table-cell office:value-type="string" calcext:value-type="string">
            <text:p>＜ROCKERS meets DaisyBar 9th Anniversary＞</text:p>
          </table:table-cell>
          <table:table-cell office:value-type="string" calcext:value-type="string">
            <text:p>DJ： br2n片平実(Getting Better)br2n神啓文(FREE THROW)br2nLIVE:br2nLarge House Satisfactionbr2nハグレヤギ br2nDroog</text:p>
          </table:table-cell>
          <table:table-cell office:value-type="string" calcext:value-type="string">
            <text:p>OPEN / START 18:00 br2n前売り 2300円(D別)／当日 2800円(D別)br2nGetting Better webbr2nhttp://getting1996.com/</text:p>
          </table:table-cell>
          <table:table-cell table:number-columns-repeated="1018"/>
        </table:table-row>
        <table:table-row table:style-name="ro1">
          <table:table-cell office:value-type="float" office:value="8" calcext:value-type="float">
            <text:p>8</text:p>
          </table:table-cell>
          <table:table-cell office:value-type="string" calcext:value-type="string">
            <text:p>0424</text:p>
          </table:table-cell>
          <table:table-cell office:value-type="string" calcext:value-type="string">
            <text:p>＜DaisyBar 9th Anniversary 〜BET IT ALL SPECIAL〜＞</text:p>
          </table:table-cell>
          <table:table-cell office:value-type="string" calcext:value-type="string">
            <text:p>OPEN 18:00 START 18:30 前売り 3000円(D別)/当日 未定</text:p>
          </table:table-cell>
          <table:table-cell office:value-type="string" calcext:value-type="string">
            <text:p>OPEN / START 18:00 br2n前売り 2300円(D別)／当日 2800円(D別)br2nGetting Better webbr2nhttp://getting1996.com/</text:p>
          </table:table-cell>
          <table:table-cell table:number-columns-repeated="1018"/>
        </table:table-row>
        <table:table-row table:style-name="ro1">
          <table:table-cell office:value-type="float" office:value="8" calcext:value-type="float">
            <text:p>8</text:p>
          </table:table-cell>
          <table:table-cell office:value-type="string" calcext:value-type="string">
            <text:p>0425</text:p>
          </table:table-cell>
          <table:table-cell office:value-type="string" calcext:value-type="string">
            <text:p>＜mirrorball weekend＞</text:p>
          </table:table-cell>
          <table:table-cell office:value-type="string" calcext:value-type="string">
            <text:p>NOTbr2nThe holy's br2n...and more!!</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26</text:p>
          </table:table-cell>
          <table:table-cell office:value-type="string" calcext:value-type="string">
            <text:p>＜BAND A”○か×か”リリース記念　無料アウトストア！！＞</text:p>
          </table:table-cell>
          <table:table-cell office:value-type="string" calcext:value-type="string">
            <text:p>BAND A</text:p>
          </table:table-cell>
          <table:table-cell office:value-type="string" calcext:value-type="string">
            <text:p>OPEN 18:30 START 19:00 br2n前売り 2000円(D別)／当日 2300円(D別)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8"/>
        </table:table-row>
        <table:table-row table:style-name="ro1">
          <table:table-cell office:value-type="float" office:value="8" calcext:value-type="float">
            <text:p>8</text:p>
          </table:table-cell>
          <table:table-cell office:value-type="string" calcext:value-type="string">
            <text:p>0426</text:p>
          </table:table-cell>
          <table:table-cell office:value-type="string" calcext:value-type="string">
            <text:p>＜DaisyBar 9th Anniversary~LIFE GUARD presentsbr2n『激情ペレストロイカ vol.15』~＞</text:p>
          </table:table-cell>
          <table:table-cell office:value-type="string" calcext:value-type="string">
            <text:p>LIFE GUARDbr2nHIGHWAY61br2nO.A:山之内太郎 br2n…and more!!br2nbr2nOPEN 18:30 START 19:00 前売り 2000円(D別)/当日 2500円(D別)</text:p>
          </table:table-cell>
          <table:table-cell office:value-type="string" calcext:value-type="string">
            <text:p>OPEN 18:30 START 19:00 br2nbr2n前売り 2000円(D別)／当日 2300円(D別)関東CD店舗主要店（TOWER RECORDS・HMV・TSUTAYA・ヴィレッジヴァンガード他）にて「○か×か」を購入頂いた方に先着でライブチケットを差し上げます。 br2n詳細は下記バンドWEB サイトをチェック発売日3/29(土)br2nローソンチケット　0570-00-0777　　 br2nLコード予約　http://l-tike.com　Lコード:76008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7</text:p>
          </table:table-cell>
          <table:table-cell office:value-type="string" calcext:value-type="string">
            <text:p>＜DaisyBar 9th Anniversary~First Impression~＞</text:p>
          </table:table-cell>
          <table:table-cell office:value-type="string" calcext:value-type="string">
            <text:p>THE VISIONbr2n赤色のグリッター br2nCANVASbr2nMrs. GREEN APPLE</text:p>
          </table:table-cell>
          <table:table-cell office:value-type="string" calcext:value-type="string">
            <text:p>OPEN 18:00 START 18:30 br2n前売り 2000円(D別)／当日 2300円(D別)発売日 3/22(土)br2nローソンチケット　0570-00-0777　　 br2nLコード予約　http://l-tike.com　Lコード:75268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8</text:p>
          </table:table-cell>
          <table:table-cell office:value-type="string" calcext:value-type="string">
            <text:p>＜DaisyBar 9th Anniversary~GOLDEN BEAT~＞</text:p>
          </table:table-cell>
          <table:table-cell office:value-type="string" calcext:value-type="string">
            <text:p>6年3組 br2n11 still birthbr2nTHE GREAT WALL PARADEbr2n…and more!!</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29</text:p>
          </table:table-cell>
          <table:table-cell office:value-type="string" calcext:value-type="string">
            <text:p>＜Magic Node Festival 2014＞</text:p>
          </table:table-cell>
          <table:table-cell office:value-type="string" calcext:value-type="string">
            <text:p>詳細はイベントhpをチェックbr2n OPEN 14:00 START 14:30br2nリストバンド交換 13:30 前売り 2500円(D別)/当日 3000円(D別)</text:p>
          </table:table-cell>
          <table:table-cell office:value-type="string" calcext:value-type="string">
            <text:p>OPEN 18:30 START 19:00 br2n前売り 2000円(D別)／当日 2300円(D別)発売日2/1(土)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30</text:p>
          </table:table-cell>
          <table:table-cell office:value-type="string" calcext:value-type="string">
            <text:p>＜DaisyBar 9th Anniversarybr2n【ナイトフィッシング〜exceptional〜】＞</text:p>
          </table:table-cell>
          <table:table-cell office:value-type="string" calcext:value-type="string">
            <text:p>内田直孝(Rhythmic Toy World)br2n99RadioService(アコースティック) br2n中内正之(セカイイチ／f4-high)br2nよしえとコロスケ(fifi)</text:p>
          </table:table-cell>
          <table:table-cell office:value-type="string" calcext:value-type="string">
            <text:p>OPEN 18:30 START 19:00 br2n前売り 2300円(D別)／当日 2800円(D別)br2n発売日 3/16(日)br2nローソンチケット　0570-00-0777　　 br2nLコード予約　http://l-tike.com　Lコード:74643br2nイープラス　　http://eee.eplus.co.jp br2nDaisyBar店頭</text:p>
          </table:table-cell>
          <table:table-cell table:number-columns-repeated="1018"/>
        </table:table-row>
        <table:table-row table:style-name="ro1">
          <table:table-cell office:value-type="float" office:value="9" calcext:value-type="float">
            <text:p>9</text:p>
          </table:table-cell>
          <table:table-cell office:value-type="string" calcext:value-type="string">
            <text:p>0401</text:p>
          </table:table-cell>
          <table:table-cell office:value-type="string" calcext:value-type="string">
            <text:p>ロコビッチ presents 『ロコビッチ ONEMAN LIVE in TOKYO〜』</text:p>
          </table:table-cell>
          <table:table-cell office:value-type="string" calcext:value-type="string">
            <text:p>ロコビッチ</text:p>
          </table:table-cell>
          <table:table-cell office:value-type="string" calcext:value-type="string">
            <text:p>OPEN 18:00 / START 19:00br2nADV￥20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02</text:p>
          </table:table-cell>
          <table:table-cell office:value-type="string" calcext:value-type="string">
            <text:p>BUGY CRAXONEといっしょ “はじめてがいっぱい”</text:p>
          </table:table-cell>
          <table:table-cell office:value-type="string" calcext:value-type="string">
            <text:p>BUGY CRAXONE</text:p>
          </table:table-cell>
          <table:table-cell office:value-type="string" calcext:value-type="string">
            <text:p>OPEN 19:00 / START 19:30br2nADV￥2800 / DOOR￥33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3</text:p>
          </table:table-cell>
          <table:table-cell office:value-type="string" calcext:value-type="string">
            <text:p>N.Y&amp;Bicycle Oneman Live – ONE SCENE -</text:p>
          </table:table-cell>
          <table:table-cell office:value-type="string" calcext:value-type="string">
            <text:p>N.Y&amp;Bicycle(ニューヨークと自転車 )</text:p>
          </table:table-cell>
          <table:table-cell office:value-type="string" calcext:value-type="string">
            <text:p>OPEN 19:00 / START 19:3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4</text:p>
          </table:table-cell>
          <table:table-cell office:value-type="string" calcext:value-type="string">
            <text:p>The DHDFD’s v.s. KING BROTHERS Japan tour 2014 ～ニュージーランドからの恐るべき刺客 VS 日本の爆裂ロッキンブルーズの大決闘～</text:p>
          </table:table-cell>
          <table:table-cell office:value-type="string" calcext:value-type="string">
            <text:p>KING BROTHERSbr2nThe DHDFD's br2n撃鉄</text:p>
          </table:table-cell>
          <table:table-cell office:value-type="string" calcext:value-type="string">
            <text:p>OPEN 18:30 / START 19:00br2nADV￥3300 / DOOR￥3800br2n高校生以下2300円(当日学生証提示で1000円キャッシュバッ...</text:p>
          </table:table-cell>
          <table:table-cell table:number-columns-repeated="1018"/>
        </table:table-row>
        <table:table-row table:style-name="ro1">
          <table:table-cell office:value-type="float" office:value="9" calcext:value-type="float">
            <text:p>9</text:p>
          </table:table-cell>
          <table:table-cell office:value-type="string" calcext:value-type="string">
            <text:p>0405</text:p>
          </table:table-cell>
          <table:table-cell office:value-type="string" calcext:value-type="string">
            <text:p>「BEAST FROM THE EAST」</text:p>
          </table:table-cell>
          <table:table-cell office:value-type="string" calcext:value-type="string">
            <text:p>ケバブジョンソンbr2nJAPPERS</text:p>
          </table:table-cell>
          <table:table-cell office:value-type="string" calcext:value-type="string">
            <text:p>OPEN 13:00 / START 13:30br2nADV￥500 / DOOR￥500(共に2DRINK代別)</text:p>
          </table:table-cell>
          <table:table-cell table:number-columns-repeated="1018"/>
        </table:table-row>
        <table:table-row table:style-name="ro1">
          <table:table-cell office:value-type="float" office:value="9" calcext:value-type="float">
            <text:p>9</text:p>
          </table:table-cell>
          <table:table-cell office:value-type="string" calcext:value-type="string">
            <text:p>0405</text:p>
          </table:table-cell>
          <table:table-cell office:value-type="string" calcext:value-type="string">
            <text:p>SHELTER pre. 「下北沢シアターvol.1」</text:p>
          </table:table-cell>
          <table:table-cell office:value-type="string" calcext:value-type="string">
            <text:p>メグリアイbr2nPLCbr2nシブヤDOMINIONbr2nおとぎラビット研修中！br2nHITOMIbr2n目黒川女学館br2n※OPEN/START時間が変更になりました。</text:p>
          </table:table-cell>
          <table:table-cell office:value-type="string" calcext:value-type="string">
            <text:p>OPEN 17:30 / START 18:0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5</text:p>
          </table:table-cell>
          <table:table-cell office:value-type="string" calcext:value-type="string">
            <text:p>しずる村上プレゼンツ 「90年代の音楽、楽しかったオールナイト」</text:p>
          </table:table-cell>
          <table:table-cell office:value-type="string" calcext:value-type="string">
            <text:p>しずる村上br2nハジメタル (ex.ミドリ)br2n西浦謙助 (誰でもエスパー／ex.進行方向別通行区分／ex.相対性理論)br2n鈴木秋則br2n他出演者続々WEBにて大発表っ!!br2n※思い出のCD/VHS/DVDなどありましたらbr2nお客さまも是非お持ちください、公演中に使用させて頂きます。</text:p>
          </table:table-cell>
          <table:table-cell office:value-type="string" calcext:value-type="string">
            <text:p>OPEN 24:00 / START 24:30br2nADV￥500 / DOOR￥500 (入場時2DRINK 1000円別)</text:p>
          </table:table-cell>
          <table:table-cell table:number-columns-repeated="1018"/>
        </table:table-row>
        <table:table-row table:style-name="ro1">
          <table:table-cell office:value-type="float" office:value="9" calcext:value-type="float">
            <text:p>9</text:p>
          </table:table-cell>
          <table:table-cell office:value-type="string" calcext:value-type="string">
            <text:p>0406</text:p>
          </table:table-cell>
          <table:table-cell office:value-type="string" calcext:value-type="string">
            <text:p>TAMTAM I DUB YOU TOUR2014</text:p>
          </table:table-cell>
          <table:table-cell office:value-type="string" calcext:value-type="string">
            <text:p>TAMTAMbr2nTHE OTOGIBANASHI'S</text:p>
          </table:table-cell>
          <table:table-cell office:value-type="string" calcext:value-type="string">
            <text:p>OPEN 18:30 / START 19:00br2nADV￥25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07</text:p>
          </table:table-cell>
          <table:table-cell office:value-type="string" calcext:value-type="string">
            <text:p>「リーブリロー・ジッピーメイヨ追悼ライブ」</text:p>
          </table:table-cell>
          <table:table-cell office:value-type="string" calcext:value-type="string">
            <text:p>MAMORU&amp;The DAViESbr2n赤羽ブリロー（Vo.ハル G.アビコ｛ Theピーズ ｝）br2n3CHORDSbr2n石橋勲バンドbr2nDJ：KAWATO</text:p>
          </table:table-cell>
          <table:table-cell office:value-type="string" calcext:value-type="string">
            <text:p>OPEN 18:30 / START 19:00br2nADV￥25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9</text:p>
          </table:table-cell>
          <table:table-cell office:value-type="string" calcext:value-type="string">
            <text:p>Kidori Kidoriのまともなイベントvol.5 引っ越し記念☆東京よろしくね企画</text:p>
          </table:table-cell>
          <table:table-cell office:value-type="string" calcext:value-type="string">
            <text:p>Kidori Kidoribr2nLarge House satisfactionbr2ngo!go!vanilas</text:p>
          </table:table-cell>
          <table:table-cell office:value-type="string" calcext:value-type="string">
            <text:p>OPEN 18:30 / START 19:0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0</text:p>
          </table:table-cell>
          <table:table-cell office:value-type="string" calcext:value-type="string">
            <text:p>hole in my pocket #12 〜hook up〜</text:p>
          </table:table-cell>
          <table:table-cell office:value-type="string" calcext:value-type="string">
            <text:p>THE ANDSbr2nシガレットケースbr2nThe Cheserasera</text:p>
          </table:table-cell>
          <table:table-cell office:value-type="string" calcext:value-type="string">
            <text:p>OPEN 19:00 / START 19:30br2nADV￥23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1</text:p>
          </table:table-cell>
          <table:table-cell office:value-type="string" calcext:value-type="string">
            <text:p>『HMV GET BACK SESSION independent』 LOST IN TIME 「きのうのこと」 LIVE</text:p>
          </table:table-cell>
          <table:table-cell office:value-type="string" calcext:value-type="string">
            <text:p>LOST IN TIME</text:p>
          </table:table-cell>
          <table:table-cell office:value-type="string" calcext:value-type="string">
            <text:p>OPEN 19:30 / START 20:00br2nADV￥35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11</text:p>
          </table:table-cell>
          <table:table-cell office:value-type="string" calcext:value-type="string">
            <text:p>SCUM PARK</text:p>
          </table:table-cell>
          <table:table-cell office:value-type="string" calcext:value-type="string">
            <text:p>ALchinBond&amp;SEKIS&amp;DIKEbr2nMaesakabr2nFat Fox Fanclubbr2nNOTHTObr2nHarley&amp;Quinbr2nD.J.APRILbr2nHave a Nice Day!</text:p>
          </table:table-cell>
          <table:table-cell office:value-type="string" calcext:value-type="string">
            <text:p>OPEN 24:00 / START 24: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2</text:p>
          </table:table-cell>
          <table:table-cell office:value-type="string" calcext:value-type="string">
            <text:p>New Live Emot</text:p>
          </table:table-cell>
          <table:table-cell office:value-type="string" calcext:value-type="string">
            <text:p>右向け右br2n Mondbr2nand more...</text:p>
          </table:table-cell>
          <table:table-cell office:value-type="string" calcext:value-type="string">
            <text:p>OPEN 12:30 / START 13:00br2nADV￥1200 / DOOR￥17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2</text:p>
          </table:table-cell>
          <table:table-cell office:value-type="string" calcext:value-type="string">
            <text:p>『夜桜極蔵生誕50周年前夜祭ツーマン』</text:p>
          </table:table-cell>
          <table:table-cell office:value-type="string" calcext:value-type="string">
            <text:p>ゲンドウミサイルbr2nG.D.FLICKERSbr2nO.A   Daisy Roxxbr2nDJ:コータロー</text:p>
          </table:table-cell>
          <table:table-cell office:value-type="string" calcext:value-type="string">
            <text:p>OPEN 18:30 / START 19:00br2nADV￥25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3</text:p>
          </table:table-cell>
          <table:table-cell office:value-type="string" calcext:value-type="string">
            <text:p>STUDS 11th ANNIVERSARY TOUR FINAL!!</text:p>
          </table:table-cell>
          <table:table-cell office:value-type="string" calcext:value-type="string">
            <text:p>STUDSbr2n※ワンマンライブ</text:p>
          </table:table-cell>
          <table:table-cell office:value-type="string" calcext:value-type="string">
            <text:p>OPEN 17:30 / START 18: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4</text:p>
          </table:table-cell>
          <table:table-cell office:value-type="string" calcext:value-type="string">
            <text:p>WANIMA pre. “Feelings rip”TOUR 東京編</text:p>
          </table:table-cell>
          <table:table-cell office:value-type="string" calcext:value-type="string">
            <text:p>WANIMAbr2nMINAMI NiNE</text:p>
          </table:table-cell>
          <table:table-cell office:value-type="string" calcext:value-type="string">
            <text:p>OPEN TBA: / START TBA: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5</text:p>
          </table:table-cell>
          <table:table-cell office:value-type="string" calcext:value-type="string">
            <text:p>SCRAP SCRAP presents 「Homesick Dog Party」</text:p>
          </table:table-cell>
          <table:table-cell office:value-type="string" calcext:value-type="string">
            <text:p>SCRAP SCRAPbr2nTHE STRIP HENDERSON</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6</text:p>
          </table:table-cell>
          <table:table-cell office:value-type="string" calcext:value-type="string">
            <text:p>アカシック『コンサバティブ』RELEASE LIVE</text:p>
          </table:table-cell>
          <table:table-cell office:value-type="string" calcext:value-type="string">
            <text:p>アカシックbr2n水曜日のカンパネラbr2n藤岡みなみ&amp;ザ・モローンズbr2nハラフロムヘル</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7</text:p>
          </table:table-cell>
          <table:table-cell office:value-type="string" calcext:value-type="string">
            <text:p>welcome to the ANDY　シャナナナイト</text:p>
          </table:table-cell>
          <table:table-cell office:value-type="string" calcext:value-type="string">
            <text:p>WHERE'S ANDYbr2nケトルbr2nVictorybr2nSUNDAYSbr2nand more!!</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8</text:p>
          </table:table-cell>
          <table:table-cell office:value-type="string" calcext:value-type="string">
            <text:p>Boiler陸亀presents 1st Tour『はじめてのおつかい』</text:p>
          </table:table-cell>
          <table:table-cell office:value-type="string" calcext:value-type="string">
            <text:p>Boiler陸亀br2nジョニー大蔵大臣(水中、それは苦しい)br2nGEEKSTREEKS</text:p>
          </table:table-cell>
          <table:table-cell office:value-type="string" calcext:value-type="string">
            <text:p>OPEN 18:30 / START 19:00br2nADV￥23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9</text:p>
          </table:table-cell>
          <table:table-cell office:value-type="string" calcext:value-type="string">
            <text:p>HOT STUFF presents</text:p>
          </table:table-cell>
          <table:table-cell office:value-type="string" calcext:value-type="string">
            <text:p>Dr.DOWNER br2n撃鉄br2nさよなら、また今度ね</text:p>
          </table:table-cell>
          <table:table-cell office:value-type="string" calcext:value-type="string">
            <text:p>OPEN 18:00 / START 18:30br2nADV￥2800 / DOOR￥33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0</text:p>
          </table:table-cell>
          <table:table-cell office:value-type="string" calcext:value-type="string">
            <text:p>[PROUD HAMMERS 10TH ANNIVERSARY] THE PRISONER vs ANGER FLARES 〜STAY PUNK TOUR 2014〜</text:p>
          </table:table-cell>
          <table:table-cell office:value-type="string" calcext:value-type="string">
            <text:p>THE PRISONERbr2nANGER FLARESbr2nPROUD HAMMERSbr2nOi-SKALL MATES</text:p>
          </table:table-cell>
          <table:table-cell office:value-type="string" calcext:value-type="string">
            <text:p>OPEN 18:00 / START 18:3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1</text:p>
          </table:table-cell>
          <table:table-cell office:value-type="string" calcext:value-type="string">
            <text:p>H Mountains presents 「FULL POWER BOY vol.4～GOLD MEDAL PARTYリリース記念ライヴ」</text:p>
          </table:table-cell>
          <table:table-cell office:value-type="string" calcext:value-type="string">
            <text:p>H Mountainsbr2n藤井洋平 &amp; The VERY Sensitive Citizens of TOKYO</text:p>
          </table:table-cell>
          <table:table-cell office:value-type="string" calcext:value-type="string">
            <text:p>OPEN 19:30 / START 20: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2</text:p>
          </table:table-cell>
          <table:table-cell office:value-type="string" calcext:value-type="string">
            <text:p>『誘導線キルナvol.18』</text:p>
          </table:table-cell>
          <table:table-cell office:value-type="string" calcext:value-type="string">
            <text:p>ecosystembr2nMAMA DRIVEbr2nUNLIMITS</text:p>
          </table:table-cell>
          <table:table-cell office:value-type="string" calcext:value-type="string">
            <text:p>OPEN 19:00 / START 19:3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3</text:p>
          </table:table-cell>
          <table:table-cell office:value-type="string" calcext:value-type="string">
            <text:p>THE激珍ららズムビ発企画「第8回めちゃめちゃ明るいよ！の会〜オレんちに激珍のシェルターワンマンDVD観に来ない？え、、、いやいや、なんもしないからさ(汗)〜」</text:p>
          </table:table-cell>
          <table:table-cell office:value-type="string" calcext:value-type="string">
            <text:p>THE激珍ららズbr2nヘンリーヘンリーズbr2nSu凸ko D凹koibr2nネコグスパブリッシング</text:p>
          </table:table-cell>
          <table:table-cell office:value-type="string" calcext:value-type="string">
            <text:p>OPEN 18:00 / START 18:30br2nADV￥20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24</text:p>
          </table:table-cell>
          <table:table-cell office:value-type="string" calcext:value-type="string">
            <text:p>ブルボンズNew Album「Bullbone’s Mystery Tour」レコ発企画 【Tokyo Mystery Tour】</text:p>
          </table:table-cell>
          <table:table-cell office:value-type="string" calcext:value-type="string">
            <text:p>ブルボンズbr2nYellow Studsbr2nザ・チャンバーズ</text:p>
          </table:table-cell>
          <table:table-cell office:value-type="string" calcext:value-type="string">
            <text:p>OPEN 19:00 / START 19:3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6</text:p>
          </table:table-cell>
          <table:table-cell office:value-type="string" calcext:value-type="string">
            <text:p>BALZAC “WONDER WALL TOUR 2014″</text:p>
          </table:table-cell>
          <table:table-cell office:value-type="string" calcext:value-type="string">
            <text:p>BALZAC</text:p>
          </table:table-cell>
          <table:table-cell office:value-type="string" calcext:value-type="string">
            <text:p>OPEN 18:00 / START 19:0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7</text:p>
          </table:table-cell>
          <table:table-cell office:value-type="string" calcext:value-type="string">
            <text:p>Eunaly-ゆうなり- presents 「On avait rendez-vous à 12h.」 -CATASTROPHE！レコ発-</text:p>
          </table:table-cell>
          <table:table-cell office:value-type="string" calcext:value-type="string">
            <text:p>Eunalybr2nmomo-seibr2nDIEGObr2nおれ、夕子。</text:p>
          </table:table-cell>
          <table:table-cell office:value-type="string" calcext:value-type="string">
            <text:p>OPEN 12:00 / START 12:15br2nADV￥1000 / DOOR 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27</text:p>
          </table:table-cell>
          <table:table-cell office:value-type="string" calcext:value-type="string">
            <text:p>夜のビッグショー　柳家睦1st アルバム発売記念歌謡ショー</text:p>
          </table:table-cell>
          <table:table-cell office:value-type="string" calcext:value-type="string">
            <text:p>柳家睦＆THE RAT BONESbr2nTHE BLUE CATS(from UK)</text:p>
          </table:table-cell>
          <table:table-cell office:value-type="string" calcext:value-type="string">
            <text:p>OPEN 18:00 / START 19:00br2nADV￥3500 / DOOR￥4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8</text:p>
          </table:table-cell>
          <table:table-cell office:value-type="string" calcext:value-type="string">
            <text:p>Bray me”onestage+ tour semi-final”</text:p>
          </table:table-cell>
          <table:table-cell office:value-type="string" calcext:value-type="string">
            <text:p>Bray mebr2nbarbalipbr2nThe aroundsbr2n+1band</text:p>
          </table:table-cell>
          <table:table-cell office:value-type="string" calcext:value-type="string">
            <text:p>OPEN 18:30 / START 19:00br2nADV￥23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9</text:p>
          </table:table-cell>
          <table:table-cell office:value-type="string" calcext:value-type="string">
            <text:p>bayfm MUSIC METRO vol.6</text:p>
          </table:table-cell>
          <table:table-cell office:value-type="string" calcext:value-type="string">
            <text:p>Half-Lifebr2nHowl be quietbr2nIn 197666</text:p>
          </table:table-cell>
          <table:table-cell office:value-type="string" calcext:value-type="string">
            <text:p>OPEN 18:30 / START 19:00br2nADV￥28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30</text:p>
          </table:table-cell>
          <table:table-cell office:value-type="string" calcext:value-type="string">
            <text:p>ボトルズハウス初ワンマン『FRONTIER』レコ発</text:p>
          </table:table-cell>
          <table:table-cell office:value-type="string" calcext:value-type="string">
            <text:p>ボトルズハウス</text:p>
          </table:table-cell>
          <table:table-cell office:value-type="string" calcext:value-type="string">
            <text:p>OPEN 19:30 / START 20:00br2nADV￥1500 / DOOR￥未定</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2</text:p>
          </table:table-cell>
          <table:table-cell office:value-type="string" calcext:value-type="string">
            <text:p>LOVE LIVE LIFE</text:p>
          </table:table-cell>
          <table:table-cell office:value-type="string" calcext:value-type="string">
            <text:p>ザ・ビートモーターズ/ビレッジマンズストア/つづくバンド</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3</text:p>
          </table:table-cell>
          <table:table-cell office:value-type="string" calcext:value-type="string">
            <text:p>夢心地BPM11</text:p>
          </table:table-cell>
          <table:table-cell office:value-type="string" calcext:value-type="string">
            <text:p>1000say/Applicat Spectra/She Her Her Hers</text:p>
          </table:table-cell>
          <table:table-cell office:value-type="string" calcext:value-type="string">
            <text:p>OPEN / START 18:30 / 19:00br2nADV / DOOR ￥2,500/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4</text:p>
          </table:table-cell>
          <table:table-cell office:value-type="string" calcext:value-type="string">
            <text:p>【卒業ライブ】〜女子高生バンド、卒業。でも、たんこぶちんロックはつづく。〜</text:p>
          </table:table-cell>
          <table:table-cell office:value-type="string" calcext:value-type="string">
            <text:p>たんこぶちん -oneman-</text:p>
          </table:table-cell>
          <table:table-cell office:value-type="string" calcext:value-type="string">
            <text:p>OPEN / START 18:3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5</text:p>
          </table:table-cell>
          <table:table-cell office:value-type="string" calcext:value-type="string">
            <text:p>【A.N】 FREAK AFFAIR 特集：Foster The Peoplebr2n[ROCK,UK・US INDIE,NEW WAVE,DANCE MUSIC,and more]</text:p>
          </table:table-cell>
          <table:table-cell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6</text:p>
          </table:table-cell>
          <table:table-cell office:value-type="string" calcext:value-type="string">
            <text:p>オジークローンか!?帰ってきた改造人間〜小嶋裕介V3〜</text:p>
          </table:table-cell>
          <table:table-cell office:value-type="string" calcext:value-type="string">
            <text:p>VASALLO CRAB 75/HARISS/岩瀬敬吾/Swinging Popsicle/70/QV</text:p>
          </table:table-cell>
          <table:table-cell office:value-type="string" calcext:value-type="string">
            <text:p>OPEN / START 17:30 / 18: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7</text:p>
          </table:table-cell>
          <table:table-cell office:value-type="string" calcext:value-type="string">
            <text:p>Roll Over Ground</text:p>
          </table:table-cell>
          <table:table-cell office:value-type="string" calcext:value-type="string">
            <text:p>J.P.NAYUTA/SUSTINARS/メロマランディ/カストルファンクラブ</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8</text:p>
          </table:table-cell>
          <table:table-cell office:value-type="string" calcext:value-type="string">
            <text:p>KIN Que DJ NIGHT〜LIVE A LIVE〜br2n[ROCK,POP,PUNK,EMO,FUNK,REGGAE,JAZZ,HOUSE,TECHNO,ORGANIC,br2nHIPHOP...and more!!]</text:p>
          </table:table-cell>
          <table:table-cell office:value-type="string" calcext:value-type="string">
            <text:p>DJ＞ kazzya(Who's the TK?)/ナルケユート(grass code)/紀(Whoop de doo!)/トモ☆(Whoop de doo!)/アサノタカヒロ(grass code)/u-ki(BRIGHTEST NIGHT)/ふかすぴ(Release)/さく(jumble!!)/うぃんぷ(OOR NIGHT)br2nFOOD＞ 有り</text:p>
          </table:table-cell>
          <table:table-cell office:value-type="string" calcext:value-type="string">
            <text:p>OPEN &amp; START 19:00br2nADV &amp; DOOR ￥1,000 [2D込]</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0</text:p>
          </table:table-cell>
          <table:table-cell office:value-type="string" calcext:value-type="string">
            <text:p>Please Please Me いまでShow！</text:p>
          </table:table-cell>
          <table:table-cell office:value-type="string" calcext:value-type="string">
            <text:p>HONEY MAKER/高木まひことシェキナベイベーズ/ザ・サイクロンズ</text:p>
          </table:table-cell>
          <table:table-cell office:value-type="string" calcext:value-type="string">
            <text:p>OPEN / START 18:45 / 19:15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1</text:p>
          </table:table-cell>
          <table:table-cell office:value-type="string" calcext:value-type="string">
            <text:p>Boys Don't Cry 2</text:p>
          </table:table-cell>
          <table:table-cell office:value-type="string" calcext:value-type="string">
            <text:p>cruyff in the bedroom/PLECTRUMbr2nO.A＞ Earls Court</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1</text:p>
          </table:table-cell>
          <table:table-cell office:value-type="string" calcext:value-type="string">
            <text:p>【A.N】 London Times No.90br2n[UK Rock]</text:p>
          </table:table-cell>
          <table:table-cell office:value-type="string" calcext:value-type="string">
            <text:p>DJ＞ サイバマ/aarrie/恭平/井口快人/レコード小賞/魅惑のクニオ♂br2nVJ＞ サイバマ＆レコード小賞</text:p>
          </table:table-cell>
          <table:table-cell office:value-type="string" calcext:value-type="string">
            <text:p>※DJセレクトCD付br2nOPEN＆START 23:00br2nADV / DOOR ￥2,000 / ￥2,000 [1D付]</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2</text:p>
          </table:table-cell>
          <table:table-cell office:value-type="string" calcext:value-type="string">
            <text:p>井乃頭蓄音団『おかえりロンサムジョージ』発売記念『アイム亀ングtour2014』-初日-</text:p>
          </table:table-cell>
          <table:table-cell office:value-type="string" calcext:value-type="string">
            <text:p>井乃頭蓄音団/忘れらんねえよ/グッバイフジヤマ</text:p>
          </table:table-cell>
          <table:table-cell office:value-type="string" calcext:value-type="string">
            <text:p>OPEN / START 18:0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2</text:p>
          </table:table-cell>
          <table:table-cell office:value-type="string" calcext:value-type="string">
            <text:p>【A.N】ユニゾンナイト vol.7br2n[J-ROCK,J-POP,INDIE,NEW WAVE,DANCE MUSIC,and more]</text:p>
          </table:table-cell>
          <table:table-cell office:value-type="string" calcext:value-type="string">
            <text:p>DJ＞ 岩谷史哉(ゲットバックカロリーズ) /フタムラ ヒデタカ(IMPULSION／ロックの夜明け)/おーちゃん(ウバ∞ナイ)br2nFriend DJ＞ ショウヘイヘーイ</text:p>
          </table:table-cell>
          <table:table-cell office:value-type="string" calcext:value-type="string">
            <text:p>OPEN &amp; START 23:30br2nADV / DOOR ￥1,800 / ￥2,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3</text:p>
          </table:table-cell>
          <table:table-cell office:value-type="string" calcext:value-type="string">
            <text:p>新宿Marble presents 「新宿マーブルチョコレイト vol.8(ハチ)」〜キュー(Que)、マーブル10周年前夜祭〜</text:p>
          </table:table-cell>
          <table:table-cell office:value-type="string" calcext:value-type="string">
            <text:p>メメタァ/パンカホリックス/THE ADAM'S APPLES&amp;BOB/泣いてばっかのヒルギ/ユタ州/ザ・サイレンズbr2nDJ＞ 岡崎広平(GOOD ON THE REEL)/冬実(SUNDAYS)</text:p>
          </table:table-cell>
          <table:table-cell office:value-type="string" calcext:value-type="string">
            <text:p>OPEN / START 17:30 / 18:0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4</text:p>
          </table:table-cell>
          <table:table-cell office:value-type="string" calcext:value-type="string">
            <text:p>new scene</text:p>
          </table:table-cell>
          <table:table-cell office:value-type="string" calcext:value-type="string">
            <text:p>ELECTRIC LUNCH/vivid bease culture/THE DEPTH OF SAD DREAMING</text:p>
          </table:table-cell>
          <table:table-cell office:value-type="string" calcext:value-type="string">
            <text:p>OPEN / START 18:30 / 19:0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5</text:p>
          </table:table-cell>
          <table:table-cell office:value-type="string" calcext:value-type="string">
            <text:p>into the night</text:p>
          </table:table-cell>
          <table:table-cell office:value-type="string" calcext:value-type="string">
            <text:p>SCARLET/Merpeoples/HIGH FLUX</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6</text:p>
          </table:table-cell>
          <table:table-cell office:value-type="string" calcext:value-type="string">
            <text:p>MUSIC BOX 0416</text:p>
          </table:table-cell>
          <table:table-cell office:value-type="string" calcext:value-type="string">
            <text:p>laufen/ariel makes gloomy/</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7</text:p>
          </table:table-cell>
          <table:table-cell office:value-type="string" calcext:value-type="string">
            <text:p>CLUB Que 20周年 ELECTRIC EEL SHOCK presents 『OPERATION MAGOKORO』br2nELECTRIC EEL SHOCK EES BEST &amp; COVER Release Party</text:p>
          </table:table-cell>
          <table:table-cell office:value-type="string" calcext:value-type="string">
            <text:p>ELECTRIC EEL SHOCKbr2nゲスト＞ 快速東京br2nスペシャル・セッション・ゲスト＞ 暴動（グループ魂）br2nDJ＞ SENSHO1500(smorgas、The JFK)</text:p>
          </table:table-cell>
          <table:table-cell office:value-type="string" calcext:value-type="string">
            <text:p>OPEN / START 18:3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8</text:p>
          </table:table-cell>
          <table:table-cell office:value-type="string" calcext:value-type="string">
            <text:p> </text:p>
          </table:table-cell>
          <table:table-cell office:value-type="string" calcext:value-type="string">
            <text:p>The Doggy Paddle/福井コウダイwithマーシー/</text:p>
          </table:table-cell>
          <table:table-cell office:value-type="string" calcext:value-type="string">
            <text:p>OPEN / START 18:30 / 19:00br2nADV / DOOR ￥2,000 / ￥2,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9</text:p>
          </table:table-cell>
          <table:table-cell office:value-type="string" calcext:value-type="string">
            <text:p>20周年！　華夢氣企画☆真撃！CLUB Que 20周年 THE NEATBEATS presents 『OPERATION MAGOKORO』「BEAT ON THE FLOOR」</text:p>
          </table:table-cell>
          <table:table-cell office:value-type="string" calcext:value-type="string">
            <text:p>THE NEATBEATS/THE PEBBLES/THE PSYCRONS/ハッチハッチェルオーケストラbr2nDJ＞ MR.PAN/MR.LAWDY/MR.GULLY/MR.MONDO</text:p>
          </table:table-cell>
          <table:table-cell office:value-type="string" calcext:value-type="string">
            <text:p>OPEN / START 18:00 / 18:3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9</text:p>
          </table:table-cell>
          <table:table-cell office:value-type="string" calcext:value-type="string">
            <text:p>【A.N】YOUたち！おどっチャイNIGHT！ Vol.22br2n[JOHNNY'S]</text:p>
          </table:table-cell>
          <table:table-cell office:value-type="string" calcext:value-type="string">
            <text:p>DJ＞ NOISEGIRL/KARAaGE/Ayame/Bambi/nukkie</text:p>
          </table:table-cell>
          <table:table-cell office:value-type="string" calcext:value-type="string">
            <text:p>OPEN &amp; START 23:00br2nADV / DOOR ￥2,000 / ￥2,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0</text:p>
          </table:table-cell>
          <table:table-cell office:value-type="string" calcext:value-type="string">
            <text:p>【DAY】BRIGHT FUTURE!!</text:p>
          </table:table-cell>
          <table:table-cell office:value-type="string" calcext:value-type="string">
            <text:p>aspark/poolproof/GRANCIEL</text:p>
          </table:table-cell>
          <table:table-cell office:value-type="string" calcext:value-type="string">
            <text:p>OPEN / START 12:30 / 13:00br2nADV / DOOR ￥1,500 / ￥1,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0</text:p>
          </table:table-cell>
          <table:table-cell office:value-type="string" calcext:value-type="string">
            <text:p>20周年！特冠ワンマン乱れ撃ち！CLUB Que 20th記念 ONEMAN series『OPERATION UTAGE』 〜狂い咲きR&amp;R人生20周年記念ワンマン！〜</text:p>
          </table:table-cell>
          <table:table-cell office:value-type="string" calcext:value-type="string">
            <text:p>騒音寺 -oneman-</text:p>
          </table:table-cell>
          <table:table-cell office:value-type="string" calcext:value-type="string">
            <text:p>OPEN / START 18:00 / 19:0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1</text:p>
          </table:table-cell>
          <table:table-cell office:value-type="string" calcext:value-type="string">
            <text:p>君の唄と僕の声</text:p>
          </table:table-cell>
          <table:table-cell office:value-type="string" calcext:value-type="string">
            <text:p>momo/野本健太郎/コージコナー/木村竜蔵</text:p>
          </table:table-cell>
          <table:table-cell office:value-type="string" calcext:value-type="string">
            <text:p>OPEN / START 18:30 / 19:00br2nADV/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2</text:p>
          </table:table-cell>
          <table:table-cell office:value-type="string" calcext:value-type="string">
            <text:p>ノムライズpresents“ノムステーション vol.7”</text:p>
          </table:table-cell>
          <table:table-cell office:value-type="string" calcext:value-type="string">
            <text:p>ノムライズ/ブリキオーケストラ/DODO/and more…</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3</text:p>
          </table:table-cell>
          <table:table-cell office:value-type="string" calcext:value-type="string">
            <text:p>THE CATTLEFISH FRITTER presents「第6回イカパーティ in Japan」</text:p>
          </table:table-cell>
          <table:table-cell office:value-type="string" calcext:value-type="string">
            <text:p>THE CATTLEFISH FRITTER/THE ELEKING/franfran</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4</text:p>
          </table:table-cell>
          <table:table-cell office:value-type="string" calcext:value-type="string">
            <text:p>ソラタカク</text:p>
          </table:table-cell>
          <table:table-cell office:value-type="string" calcext:value-type="string">
            <text:p>裸眼（牧野元：ザ・カスタネッツ）/高橋徹也br2n橋本孝志［橋本孝志(Vo.／ex.THE CHEWINGGUM WEEKEND)、br2n上田禎(Pf.Gu.)、脇山広介(Dr.／tobaccojuice)、田中俊尚(Ba.)］</text:p>
          </table:table-cell>
          <table:table-cell office:value-type="string" calcext:value-type="string">
            <text:p>OPEN / START 18:30 / 19:0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5</text:p>
          </table:table-cell>
          <table:table-cell office:value-type="string" calcext:value-type="string">
            <text:p>The HIGH PRESENTS「Shakin' All Over vol.5」</text:p>
          </table:table-cell>
          <table:table-cell office:value-type="string" calcext:value-type="string">
            <text:p>The HIGH/wilberry/Namonakiband/THE Roll&amp;McCARTNEYbr2nDJ＞ 有り</text:p>
          </table:table-cell>
          <table:table-cell office:value-type="string" calcext:value-type="string">
            <text:p>OPEN / START 18:30 / 19:00br2nADV / DOOR ￥2,3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5</text:p>
          </table:table-cell>
          <table:table-cell office:value-type="string" calcext:value-type="string">
            <text:p>【A.N】The HIGH PRESENTS 「Shakin’ All Over vol.6〜Modern Juke Box DJ&amp;Accoustic Live〜」br2n[ROCK’N ROLL,MODS,PUNK,GARAGE ROCK,and more…]</text:p>
          </table:table-cell>
          <table:table-cell office:value-type="string" calcext:value-type="string">
            <text:p>DJ＞hirono/Tomoaking/Matty&amp;Benny from The HIGH/ジョウミチヲ from wilberry/シャクシロッキン from 名も無きバンド/Oshida&amp;Takano from Roll&amp;McCARTNEYbr2nAccoustic Live＞ Mild Julian One/Tomoaing and morebr2nFOOD＞ 有り</text:p>
          </table:table-cell>
          <table:table-cell office:value-type="string" calcext:value-type="string">
            <text:p>OPEN &amp; START 23:30br2nADV &amp; DOOR ￥1,000 [2D付]</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6</text:p>
          </table:table-cell>
          <table:table-cell office:value-type="string" calcext:value-type="string">
            <text:p>lose control of oneself</text:p>
          </table:table-cell>
          <table:table-cell office:value-type="string" calcext:value-type="string">
            <text:p>矢野仁志(サンプリングサン) &amp; 山田晋(talk to me)/山田稔明(GOMES THE HITMAN)/</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6</text:p>
          </table:table-cell>
          <table:table-cell office:value-type="string" calcext:value-type="string">
            <text:p>【A.N】【Getting Better PresentsVIVA LA ROCK PARTY】■東京”VIVA LA TOKYO”</text:p>
          </table:table-cell>
          <table:table-cell office:value-type="string" calcext:value-type="string">
            <text:p>片平実(Getting Better)/神啓文（Free Throw/西村道男（Nur./鹿野淳(MUSICA)br2nSpecial Live＞ LAMP IN TERRENbr2nVJ＞ waY</text:p>
          </table:table-cell>
          <table:table-cell office:value-type="string" calcext:value-type="string">
            <text:p>OPEN &amp; START 23:3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7</text:p>
          </table:table-cell>
          <table:table-cell office:value-type="string" calcext:value-type="string">
            <text:p>CLUB Que 20周年 FOX LOCO PHANTOM presents『OPERATION MAGOKORO』br2n「爆音都市#3」</text:p>
          </table:table-cell>
          <table:table-cell office:value-type="string" calcext:value-type="string">
            <text:p>FOX LOCO PHANTOM/BYEE THE ROUND</text:p>
          </table:table-cell>
          <table:table-cell office:value-type="string" calcext:value-type="string">
            <text:p>OPEN / START 18:30 / 19:00br2nADV / DOOR ￥3,000 / ￥3,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8</text:p>
          </table:table-cell>
          <table:table-cell office:value-type="string" calcext:value-type="string">
            <text:p> </text:p>
          </table:table-cell>
          <table:table-cell office:value-type="string" calcext:value-type="string">
            <text:p>Any/北川けんいち/アースバウンド</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8</text:p>
          </table:table-cell>
          <table:table-cell office:value-type="string" calcext:value-type="string">
            <text:p>【A.N】DJダイノジ＆ジャイアンナイト　9周年記念 下北沢Que20周年記念br2nVIVA LA ROCK RESPECT NIGHTbr2nジャイアンナイトQUE VIVA LA ROCK DJbr2n[J-ROCK,J-POP,INDIE,DANCE MUSIC,and more]</text:p>
          </table:table-cell>
          <table:table-cell office:value-type="string" calcext:value-type="string">
            <text:p>DJ＞ DJダイノジbr2nGUEST＞ 兵庫慎司(rockin'on) DANCE＞ スベリー・マーキュリー/岩瀬ガッツ/森森子/ALL GIANNIGHT LOVER</text:p>
          </table:table-cell>
          <table:table-cell office:value-type="string" calcext:value-type="string">
            <text:p>OPEN &amp; START 23:30br2nADV / DOOR ￥2,000 / ￥2,500[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9</text:p>
          </table:table-cell>
          <table:table-cell office:value-type="string" calcext:value-type="string">
            <text:p>アパートレコ発 ツアーファイナル</text:p>
          </table:table-cell>
          <table:table-cell office:value-type="string" calcext:value-type="string">
            <text:p>3markets(株) -oneman-</text:p>
          </table:table-cell>
          <table:table-cell office:value-type="string" calcext:value-type="string">
            <text:p>OPEN / START 18:45 / 19:3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30</text:p>
          </table:table-cell>
          <table:table-cell office:value-type="string" calcext:value-type="string">
            <text:p>life goes on</text:p>
          </table:table-cell>
          <table:table-cell office:value-type="string" calcext:value-type="string">
            <text:p>LINUS（吉村潤/ex.WINO）/ピロカルピン/paionia/</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1</text:p>
          </table:table-cell>
          <table:table-cell office:value-type="string" calcext:value-type="string">
            <text:p>”251 presents〜MIX? PHONEMICS!”</text:p>
          </table:table-cell>
          <table:table-cell office:value-type="string" calcext:value-type="string">
            <text:p>Manhole New World/ORDINARY PURPOSE PLUG AND INVITATION/赤丸</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2</text:p>
          </table:table-cell>
          <table:table-cell office:value-type="string" calcext:value-type="string">
            <text:p>”251 presents〜LIVE! BABY! LIVE!”</text:p>
          </table:table-cell>
          <table:table-cell office:value-type="string" calcext:value-type="string">
            <text:p>The SOS/ザ・マルチーズ/夜ハ短シ/Cloud Number Nine</text:p>
          </table:table-cell>
          <table:table-cell office:value-type="string" calcext:value-type="string">
            <text:p>OPEN18:30/START19: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3</text:p>
          </table:table-cell>
          <table:table-cell office:value-type="string" calcext:value-type="string">
            <text:p>”251 presents アンプラウド”</text:p>
          </table:table-cell>
          <table:table-cell office:value-type="string" calcext:value-type="string">
            <text:p>under north council/西脇友美(The nonnon)/カネモリタナカ(カミヒカルス)/上村昌也/福永美咲</text:p>
          </table:table-cell>
          <table:table-cell office:value-type="string" calcext:value-type="string">
            <text:p>OPEN18:30/START19:0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4</text:p>
          </table:table-cell>
          <table:table-cell office:value-type="string" calcext:value-type="string">
            <text:p>”Keita The Newest presents“eliminated rock fellows vol.1””</text:p>
          </table:table-cell>
          <table:table-cell office:value-type="string" calcext:value-type="string">
            <text:p>Keita The Newest/Response/OA:odol</text:p>
          </table:table-cell>
          <table:table-cell office:value-type="string" calcext:value-type="string">
            <text:p>OPEN18:30/START19:00　br2nadv¥3,000/door¥3,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5</text:p>
          </table:table-cell>
          <table:table-cell office:value-type="string" calcext:value-type="string">
            <text:p>”MAGUMI presentsスプリング・サンバ Vol.1 酸欠のMUSEUM”</text:p>
          </table:table-cell>
          <table:table-cell office:value-type="string" calcext:value-type="string">
            <text:p>MAGUMI AND THE BREATHLESS/CURIO</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6</text:p>
          </table:table-cell>
          <table:table-cell office:value-type="string" calcext:value-type="string">
            <text:p>”Yuka&amp;Chronoship ワンマンライブ”</text:p>
          </table:table-cell>
          <table:table-cell office:value-type="string" calcext:value-type="string">
            <text:p>Yuka&amp;Chronoship</text:p>
          </table:table-cell>
          <table:table-cell office:value-type="string" calcext:value-type="string">
            <text:p>OPEN17:00/START18:00　br2nadv¥3,500/door¥3,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7</text:p>
          </table:table-cell>
          <table:table-cell office:value-type="string" calcext:value-type="string">
            <text:p>”251 presents GLIDER No.72”</text:p>
          </table:table-cell>
          <table:table-cell office:value-type="string" calcext:value-type="string">
            <text:p>FIRE ARROW/Leonhaldt/リムキャット/ARIZONA</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8</text:p>
          </table:table-cell>
          <table:table-cell office:value-type="string" calcext:value-type="string">
            <text:p>”251 presents「todoroki sound」”</text:p>
          </table:table-cell>
          <table:table-cell office:value-type="string" calcext:value-type="string">
            <text:p>orcairca/水の中で雨中/日本泥棒/他</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9</text:p>
          </table:table-cell>
          <table:table-cell office:value-type="string" calcext:value-type="string">
            <text:p>”だま × 雨の花束 共同presents 雨の花束 レコ発「心象アトラクタ」ツアーファイナル”</text:p>
          </table:table-cell>
          <table:table-cell office:value-type="string" calcext:value-type="string">
            <text:p>雨の花束/壊れかけのテープレコーダーズ/amenoto/filly shully/BOMBORI/アメフラシ</text:p>
          </table:table-cell>
          <table:table-cell office:value-type="string" calcext:value-type="string">
            <text:p>OPEN17:30/START18: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0</text:p>
          </table:table-cell>
          <table:table-cell office:value-type="string" calcext:value-type="string">
            <text:p>”透明な夜”</text:p>
          </table:table-cell>
          <table:table-cell office:value-type="string" calcext:value-type="string">
            <text:p>101A/BACTERIA</text:p>
          </table:table-cell>
          <table:table-cell office:value-type="string" calcext:value-type="string">
            <text:p>OPEN19:00/START19:3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1</text:p>
          </table:table-cell>
          <table:table-cell office:value-type="string" calcext:value-type="string">
            <text:p>”wash?NEW ALBUM『Hurt Me』発売記念”</text:p>
          </table:table-cell>
          <table:table-cell office:value-type="string" calcext:value-type="string">
            <text:p>wash?/バイザラウンド/Hasta La Vista Babies/batta</text:p>
          </table:table-cell>
          <table:table-cell office:value-type="string" calcext:value-type="string">
            <text:p>OPEN18:30/START19:00　br2nadv¥2,2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2</text:p>
          </table:table-cell>
          <table:table-cell office:value-type="string" calcext:value-type="string">
            <text:p>”ニューロティカ30周年を祝ったろ！せやね！VOL.2”</text:p>
          </table:table-cell>
          <table:table-cell office:value-type="string" calcext:value-type="string">
            <text:p>ニューロティカ/GOING UNDER GROUND/ザ・キャプテンズ/30％LESS FAT/ザヒップス</text:p>
          </table:table-cell>
          <table:table-cell office:value-type="string" calcext:value-type="string">
            <text:p>OPEN17:30/START18:00　br2nadv¥2,800/door¥3,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3</text:p>
          </table:table-cell>
          <table:table-cell office:value-type="string" calcext:value-type="string">
            <text:p>【daytime】”Lunch Time Rockers”</text:p>
          </table:table-cell>
          <table:table-cell office:value-type="string" calcext:value-type="string">
            <text:p>Kenbowls 5/APES/THERMOSTA/DJ:ISHIKAWA(DISK UNION／a.k.a.TIGER HOLE)</text:p>
          </table:table-cell>
          <table:table-cell office:value-type="string" calcext:value-type="string">
            <text:p>OPEN12:00/START12: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3</text:p>
          </table:table-cell>
          <table:table-cell office:value-type="string" calcext:value-type="string">
            <text:p>”251 presents HOLIDAY SOUND MARKET”</text:p>
          </table:table-cell>
          <table:table-cell office:value-type="string" calcext:value-type="string">
            <text:p>BITRIBE/NO.8/IN BETWEEN PANELS/YOIYOI/他</text:p>
          </table:table-cell>
          <table:table-cell office:value-type="string" calcext:value-type="string">
            <text:p>OPEN18:00/START18: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4</text:p>
          </table:table-cell>
          <table:table-cell office:value-type="string" calcext:value-type="string">
            <text:p>”ひねくれポップと須田ROCK!!”</text:p>
          </table:table-cell>
          <table:table-cell office:value-type="string" calcext:value-type="string">
            <text:p>岡本晃弦/須田磨</text:p>
          </table:table-cell>
          <table:table-cell office:value-type="string" calcext:value-type="string">
            <text:p>OPEN19:00/START19: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5</text:p>
          </table:table-cell>
          <table:table-cell office:value-type="string" calcext:value-type="string">
            <text:p>”251presents「this charming!!」”</text:p>
          </table:table-cell>
          <table:table-cell office:value-type="string" calcext:value-type="string">
            <text:p>無恥鞭アナゴ/ドンガンボン/podo/テコの原理/すぃすぃず</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6</text:p>
          </table:table-cell>
          <table:table-cell office:value-type="string" calcext:value-type="string">
            <text:p>”251 presents GLIDER NO.73”</text:p>
          </table:table-cell>
          <table:table-cell office:value-type="string" calcext:value-type="string">
            <text:p>新世界想像力交響楽団/FromDayOne/unknown plesures/Head Cheese Mother</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7</text:p>
          </table:table-cell>
          <table:table-cell office:value-type="string" calcext:value-type="string">
            <text:p>”電球はとけないvol.2〜岩瀬が生まれた日〜”</text:p>
          </table:table-cell>
          <table:table-cell office:value-type="string" calcext:value-type="string">
            <text:p>とけた電球/水上カルビ/Manhole New World/前田大志/城明日香(恋する円盤)/他/※学生証提示で¥500OFF(大学生まで)</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8</text:p>
          </table:table-cell>
          <table:table-cell office:value-type="string" calcext:value-type="string">
            <text:p>”magumi presentsスプリング・サンバ Vol.2「BOOMAGUMI」”</text:p>
          </table:table-cell>
          <table:table-cell office:value-type="string" calcext:value-type="string">
            <text:p>MAGUMI ANT THE BREATHLESS/やまたかとちぎ(from THE BOOM)/※小学生までのお客様は保護者同伴の場合無料(保護者の方はチケットが必要です)</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9</text:p>
          </table:table-cell>
          <table:table-cell office:value-type="string" calcext:value-type="string">
            <text:p>”airbag presents〜「Tokyo syndrome night vol.2」”</text:p>
          </table:table-cell>
          <table:table-cell office:value-type="string" calcext:value-type="string">
            <text:p>airbag/walkings/archaic rag store/crazy west mountain/※学生証提示で高校生¥500OFF</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0</text:p>
          </table:table-cell>
          <table:table-cell office:value-type="string" calcext:value-type="string">
            <text:p>”jimmyhat × CLUB251 presents“東京クロスロード””</text:p>
          </table:table-cell>
          <table:table-cell office:value-type="string" calcext:value-type="string">
            <text:p>jimmyhat/BARICANG/カグライフ/The nonnon</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1</text:p>
          </table:table-cell>
          <table:table-cell office:value-type="string" calcext:value-type="string">
            <text:p>”ENTRY!!”</text:p>
          </table:table-cell>
          <table:table-cell office:value-type="string" calcext:value-type="string">
            <text:p>Electric Gypsies/Fisher King/シンクロメトリー/CARRELA</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2</text:p>
          </table:table-cell>
          <table:table-cell office:value-type="string" calcext:value-type="string">
            <text:p>”Lukewarm Presents「impress Vol.4」”</text:p>
          </table:table-cell>
          <table:table-cell office:value-type="string" calcext:value-type="string">
            <text:p>Lukewarm/White Note/world encode/アカノブルー/arrival art</text:p>
          </table:table-cell>
          <table:table-cell office:value-type="string" calcext:value-type="string">
            <text:p>OPEN18:30/START19: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3</text:p>
          </table:table-cell>
          <table:table-cell office:value-type="string" calcext:value-type="string">
            <text:p>”ソニックアタックブラスター × My December動機なき 2MAN SHOW!!!”</text:p>
          </table:table-cell>
          <table:table-cell office:value-type="string" calcext:value-type="string">
            <text:p>ソニックアタックブラスター/My December</text:p>
          </table:table-cell>
          <table:table-cell office:value-type="string" calcext:value-type="string">
            <text:p>OPEN18:30/START19:0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4</text:p>
          </table:table-cell>
          <table:table-cell office:value-type="string" calcext:value-type="string">
            <text:p>”251Presents girls from nanairo-life”</text:p>
          </table:table-cell>
          <table:table-cell office:value-type="string" calcext:value-type="string">
            <text:p>シンクロニシティ/SPICA/フォグライアー/yasumidu</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5</text:p>
          </table:table-cell>
          <table:table-cell office:value-type="string" calcext:value-type="string">
            <text:p>”S.C.S Release Tour Final Oneman”</text:p>
          </table:table-cell>
          <table:table-cell office:value-type="string" calcext:value-type="string">
            <text:p>Leonhaldt/OA:レイバンザムライ</text:p>
          </table:table-cell>
          <table:table-cell office:value-type="string" calcext:value-type="string">
            <text:p>OPEN19:30/START20:0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6</text:p>
          </table:table-cell>
          <table:table-cell office:value-type="string" calcext:value-type="string">
            <text:p>”Proxyon presents ワンマン公演 -孤独論 第一講-”</text:p>
          </table:table-cell>
          <table:table-cell office:value-type="string" calcext:value-type="string">
            <text:p>Proxyon</text:p>
          </table:table-cell>
          <table:table-cell office:value-type="string" calcext:value-type="string">
            <text:p>OPEN18:30/START19:00　br2nadv¥2,500/door¥2,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7</text:p>
          </table:table-cell>
          <table:table-cell office:value-type="string" calcext:value-type="string">
            <text:p>”251 presents AND POINTED vol.89”</text:p>
          </table:table-cell>
          <table:table-cell office:value-type="string" calcext:value-type="string">
            <text:p>HIGH FLUX/Hi-5/tegakiLIFE/SAICO</text:p>
          </table:table-cell>
          <table:table-cell office:value-type="string" calcext:value-type="string">
            <text:p>OPEN18:30/START19:00　br2nadv¥2,3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8</text:p>
          </table:table-cell>
          <table:table-cell office:value-type="string" calcext:value-type="string">
            <text:p>”251presents「this charming!!」”</text:p>
          </table:table-cell>
          <table:table-cell office:value-type="string" calcext:value-type="string">
            <text:p>Hamlas/ねぎ玉牛丼/Typhoonz/ぐちゃぐちゃ</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9</text:p>
          </table:table-cell>
          <table:table-cell office:value-type="string" calcext:value-type="string">
            <text:p>【daytime】”Lunch Time Rockers”</text:p>
          </table:table-cell>
          <table:table-cell office:value-type="string" calcext:value-type="string">
            <text:p>東京ネイルキャッツ/Aichi.xxx/CAMP/DJ:ISHIKAWA(DISK UNION／a.k.a.TIGER HOLE)</text:p>
          </table:table-cell>
          <table:table-cell office:value-type="string" calcext:value-type="string">
            <text:p>OPEN12:00/START12: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9</text:p>
          </table:table-cell>
          <table:table-cell office:value-type="string" calcext:value-type="string">
            <text:p>”Rockland VS880-KS vol.20”</text:p>
          </table:table-cell>
          <table:table-cell office:value-type="string" calcext:value-type="string">
            <text:p>杉本恭一/水戸華之介&amp;3-10Chain</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1</text:p>
          </table:table-cell>
          <table:table-cell office:value-type="string" calcext:value-type="string">
            <text:p>ERA presents「Bulbs Of Passion」</text:p>
          </table:table-cell>
          <table:table-cell office:value-type="string" calcext:value-type="string">
            <text:p>回天もぐら / 藤原 忠 / modi / 花園distance / 藤村JAPAN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2</text:p>
          </table:table-cell>
          <table:table-cell office:value-type="string" calcext:value-type="string">
            <text:p>BOOKING</text:p>
          </table:table-cell>
          <table:table-cell office:value-type="string" calcext:value-type="string">
            <text:p>Sub Title City / unsnuff / book of story / The 4th birthday end / 102号室。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3</text:p>
          </table:table-cell>
          <table:table-cell office:value-type="string" calcext:value-type="string">
            <text:p>『BOOKMARK’s × NO GUARD vol,1』</text:p>
          </table:table-cell>
          <table:table-cell office:value-type="string" calcext:value-type="string">
            <text:p>ナツノムジナ / HELLO AND ROLL / Gauche. / デビーヘムロック / ※出演予定であったBALLOON88はキャンセルになりました。</text:p>
          </table:table-cell>
          <table:table-cell office:value-type="string" calcext:value-type="string">
            <text:p>OPEN / START : 18:30 / 19:00 br2nTICKET ( ADV / DOOR ) : ¥1,000 (+2ドリンク)</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3</text:p>
          </table:table-cell>
          <table:table-cell office:value-type="string" calcext:value-type="string">
            <text:p>ERA presents「ERAのうえ 弾語りライブ!!!」</text:p>
          </table:table-cell>
          <table:table-cell office:value-type="string" calcext:value-type="string">
            <text:p>清古 竜也 (sunao)/ モリソンレコド(O’VALENCIA)/ 田村 友昌 (ボナンザグラム)/ オオチ ユウスケ(she might be swimmer)/ タチバナ アキホ (niente.)/ イシガキ ワタル (Gendai Asymmetry)/ ヤマサキ アキラ (ウーパールーパーズ)/ ※5F ERA BARでのイベントになります。 </text:p>
          </table:table-cell>
          <table:table-cell office:value-type="string" calcext:value-type="string">
            <text:p>OPEN / START : 18:00 / 18:3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4</text:p>
          </table:table-cell>
          <table:table-cell office:value-type="string" calcext:value-type="string">
            <text:p>THE ROAMERS presents『RakugoDochu vol.2』</text:p>
          </table:table-cell>
          <table:table-cell office:value-type="string" calcext:value-type="string">
            <text:p>THE ROAMERS / The Mammals / The Foglands / シンデレラ・リバティズ /</text:p>
          </table:table-cell>
          <table:table-cell office:value-type="string" calcext:value-type="string">
            <text:p>OPEN / START : 18:30 / 19:00 br2nTICKET ( ADV / DOOR ) : ¥2000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5</text:p>
          </table:table-cell>
          <table:table-cell office:value-type="string" calcext:value-type="string">
            <text:p>Brutal Peter Gun 1st ミニアルバム発売企画「最悪なシナリオ」</text:p>
          </table:table-cell>
          <table:table-cell office:value-type="string" calcext:value-type="string">
            <text:p>Brutal Peter Gun / Gendai Asymmetry / Flying izna Drop / ゆらめきエアー /</text:p>
          </table:table-cell>
          <table:table-cell office:value-type="string" calcext:value-type="string">
            <text:p>OPEN / START : 18:30 / 19: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6</text:p>
          </table:table-cell>
          <table:table-cell office:value-type="string" calcext:value-type="string">
            <text:p>軍艦オクトパス presents.「オノマトペ、オモテナシ、オクトパス。」</text:p>
          </table:table-cell>
          <table:table-cell office:value-type="string" calcext:value-type="string">
            <text:p>軍艦オクトパス / Lighter190E / MAGI SCENE / mimiclick / RENTAL HOPE /</text:p>
          </table:table-cell>
          <table:table-cell office:value-type="string" calcext:value-type="string">
            <text:p>OPEN / START : 17:30 / 18:00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7</text:p>
          </table:table-cell>
          <table:table-cell office:value-type="string" calcext:value-type="string">
            <text:p>ERA presents「ERAのうえ 弾き語りライブ!!!」</text:p>
          </table:table-cell>
          <table:table-cell office:value-type="string" calcext:value-type="string">
            <text:p>片山さゆ里 / うるしだ (曖昧クラムジー)/ 清水 加奈(指先ノハク)/ 栗橋 拓也  (ゆうせいから)/ noe / 稲荷 直史(リコチェットマイガール) /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8</text:p>
          </table:table-cell>
          <table:table-cell office:value-type="string" calcext:value-type="string">
            <text:p>ERA presents 「Creating Images」</text:p>
          </table:table-cell>
          <table:table-cell office:value-type="string" calcext:value-type="string">
            <text:p>ぼんじり / HELLO GLASGOW / 諸星 貴之(fourest) / 川崎レオン / Kikey /</text:p>
          </table:table-cell>
          <table:table-cell office:value-type="string" calcext:value-type="string">
            <text:p>OPEN / START : 18:30 / 19: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9</text:p>
          </table:table-cell>
          <table:table-cell office:value-type="string" calcext:value-type="string">
            <text:p>藤村JAPAN presents「日本誕生」</text:p>
          </table:table-cell>
          <table:table-cell office:value-type="string" calcext:value-type="string">
            <text:p>藤村JAPAN / JOHNNYPARK / Banana boys / Thomasons / アザラシ / EVIOUS / 車田飯店 /</text:p>
          </table:table-cell>
          <table:table-cell office:value-type="string" calcext:value-type="string">
            <text:p>OPEN / START : 17:30 / 18: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0</text:p>
          </table:table-cell>
          <table:table-cell office:value-type="string" calcext:value-type="string">
            <text:p>S.M.N. presents 「CHANGE CHANGE CHANGE!! vol.32」</text:p>
          </table:table-cell>
          <table:table-cell office:value-type="string" calcext:value-type="string">
            <text:p>S.M.N. / F.I.B / THE STARBEMS / TAKE OUT BRIGHT / JOLLY BOBBY SEX / ローソンチケット L-73712 e+ (3／8発売開始)</text:p>
          </table:table-cell>
          <table:table-cell office:value-type="string" calcext:value-type="string">
            <text:p>OPEN / START : 18:00 / 18:30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1</text:p>
          </table:table-cell>
          <table:table-cell office:value-type="string" calcext:value-type="string">
            <text:p>ERA presents「BAA BAA BLACKSHEEPS “リハビリテイションReleaseTour”」</text:p>
          </table:table-cell>
          <table:table-cell office:value-type="string" calcext:value-type="string">
            <text:p>BAA BAA BLACKSHEEPS (京都) / 曖昧クラムジー / 93° / and more…</text:p>
          </table:table-cell>
          <table:table-cell office:value-type="string" calcext:value-type="string">
            <text:p>OPEN / START : 18:30 / 19: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1</text:p>
          </table:table-cell>
          <table:table-cell office:value-type="string" calcext:value-type="string">
            <text:p>ERA presents「ERAのうえ 弾き語りライブ!!!」</text:p>
          </table:table-cell>
          <table:table-cell office:value-type="string" calcext:value-type="string">
            <text:p>山下 ゆうき (わがままカレッジ)/ 藤村JAPAN (Gendai Asymmetry)/ 髙橋 勇成 (paionia)/ 田中 涼(ぶっきらぼう,O’tiempoman)/ えのもと みゆき (Plat Home Nine)/ 岡田ピロー (夕暮レトロニカ)/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2</text:p>
          </table:table-cell>
          <table:table-cell office:value-type="string" calcext:value-type="string">
            <text:p>ノッツバンド presents「ノッツノッツこんにちは！Vol.3～ピザ食ってる場合じゃねえ！～」</text:p>
          </table:table-cell>
          <table:table-cell office:value-type="string" calcext:value-type="string">
            <text:p>三回転とひとひねり（Opening act）/ ノッツバンド / DJ / baker e+ (3／8発売開始) Thank you SOLD OUT!!  ※当日券の販売予定はありません。 </text:p>
          </table:table-cell>
          <table:table-cell office:value-type="string" calcext:value-type="string">
            <text:p>OPEN / START : 17:00 / 17:30 br2nTICKET ( ADV / DOOR ) : ¥2300 / ¥28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3</text:p>
          </table:table-cell>
          <table:table-cell office:value-type="string" calcext:value-type="string">
            <text:p>ゆたちん × takashiishiwata presents「NEW ORDER!! vol.01」</text:p>
          </table:table-cell>
          <table:table-cell office:value-type="string" calcext:value-type="string">
            <text:p>【4F ステージLive】 camellia / マイクロコズム / O’VALENCIA! / ool (ex. f–ca) / ピアノガール / 【5F ERA BARアコースティックLive】 takashiishiwata (camellia)  / サノ ヒトミ (viridian) / 岡田ピロー (夕暮レトロニカ) / 畠山 旦 (MOTHER) / 山田 真未 (after the greenroom) / ERAの4Fステージ、5F ERA BARを使った往来自由のイベントになります。 </text:p>
          </table:table-cell>
          <table:table-cell office:value-type="string" calcext:value-type="string">
            <text:p>OPEN / START : 17:00 / 17: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4</text:p>
          </table:table-cell>
          <table:table-cell office:value-type="string" calcext:value-type="string">
            <text:p>undersign presents…「UNDERGROUND TOKYO vol.5」-1st mini album「3番目の街」release tour 2014裏ファイナル 2man show!!!-</text:p>
          </table:table-cell>
          <table:table-cell office:value-type="string" calcext:value-type="string">
            <text:p>undersign / 宇宙コンビニ / +secret O.A band!!!</text:p>
          </table:table-cell>
          <table:table-cell office:value-type="string" calcext:value-type="string">
            <text:p>OPEN / START : 18:30 / 19:00 br2nTICKET ( ADV / DOOR ) : ¥1000!!! (+2ドリンク)</text:p>
          </table:table-cell>
          <table:table-cell table:number-columns-repeated="1018"/>
        </table:table-row>
        <table:table-row table:style-name="ro3">
          <table:table-cell office:value-type="float" office:value="12" calcext:value-type="float">
            <text:p>12</text:p>
          </table:table-cell>
          <table:table-cell office:value-type="string" calcext:value-type="string">
            <text:p>0415</text:p>
          </table:table-cell>
          <table:table-cell office:value-type="string" calcext:value-type="string">
            <text:p>PRIVATE PARTY</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6</text:p>
          </table:table-cell>
          <table:table-cell office:value-type="string" calcext:value-type="string">
            <text:p>ERA presents「Making The Nature Scene」</text:p>
          </table:table-cell>
          <table:table-cell office:value-type="string" calcext:value-type="string">
            <text:p>modi / A Thousand Paperclips / The Fess / A Message from the Outsiders to Wednesday’s Party /</text:p>
          </table:table-cell>
          <table:table-cell office:value-type="string" calcext:value-type="string">
            <text:p>OPEN / START : 18:30 / 19: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7</text:p>
          </table:table-cell>
          <table:table-cell office:value-type="string" calcext:value-type="string">
            <text:p>ERA presents「In The City」</text:p>
          </table:table-cell>
          <table:table-cell office:value-type="string" calcext:value-type="string">
            <text:p>Dead Niqolson / ユメイハダカ / SAYUHIRACKY(ex.YOUCHIMACKY) / the taupe / 藤村JAPAN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8</text:p>
          </table:table-cell>
          <table:table-cell office:value-type="string" calcext:value-type="string">
            <text:p>雑魚猫タワー presents「杳として知れない」</text:p>
          </table:table-cell>
          <table:table-cell office:value-type="string" calcext:value-type="string">
            <text:p>雑魚猫タワー / cinescope / 逃亡くそタわけ / soratobiwo (大阪) / and more…</text:p>
          </table:table-cell>
          <table:table-cell office:value-type="string" calcext:value-type="string">
            <text:p>OPEN / START : 17:30 / 18:00 br2nTICKET ( ADV / DOOR ) : ¥2000 / ¥2500</text:p>
          </table:table-cell>
          <table:table-cell table:number-columns-repeated="1018"/>
        </table:table-row>
        <table:table-row table:style-name="ro3">
          <table:table-cell office:value-type="float" office:value="12" calcext:value-type="float">
            <text:p>12</text:p>
          </table:table-cell>
          <table:table-cell office:value-type="string" calcext:value-type="string">
            <text:p>0419</text:p>
          </table:table-cell>
          <table:table-cell office:value-type="string" calcext:value-type="string">
            <text:p>HALL RENTAL</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9</text:p>
          </table:table-cell>
          <table:table-cell office:value-type="string" calcext:value-type="string">
            <text:p>JUDGEMENT27 presents【RAGGAMUFFIN’DUB】~ ANNIVERSARY CELEBRATION DANCE ~</text:p>
          </table:table-cell>
          <table:table-cell office:value-type="string" calcext:value-type="string">
            <text:p>BLACK LIBERATION SOUNDSYSTEM / testeeDISCO with SOUNDSYSTEM / [5F LOUNGE] BLACK OPERATION / ★20歳未満の方のご入場はお断りしています。 ★ご入場の際は身分証明書の提示をお願い致します。 </text:p>
          </table:table-cell>
          <table:table-cell office:value-type="string" calcext:value-type="string">
            <text:p>OPEN / START : 24:00 / 24:00 br2nTICKET ( ADV / DOOR ) : ¥2,000 / ¥2,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0</text:p>
          </table:table-cell>
          <table:table-cell office:value-type="string" calcext:value-type="string">
            <text:p>COATREAL presents 『唄人 vol.7』 New single “世界は落っこちた” release party!!</text:p>
          </table:table-cell>
          <table:table-cell office:value-type="string" calcext:value-type="string">
            <text:p>COATREAL / susquatch / ユメミドリ / noum / The ChronoHEAD /</text:p>
          </table:table-cell>
          <table:table-cell office:value-type="string" calcext:value-type="string">
            <text:p>OPEN / START : 18:00 / 18:30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1</text:p>
          </table:table-cell>
          <table:table-cell office:value-type="string" calcext:value-type="string">
            <text:p>BOOKING</text:p>
          </table:table-cell>
          <table:table-cell office:value-type="string" calcext:value-type="string">
            <text:p>Early Whereabouts / TIME FREEZE / ドラマ待チ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1</text:p>
          </table:table-cell>
          <table:table-cell office:value-type="string" calcext:value-type="string">
            <text:p>ERA presents「ERAのうえ 弾き語りライブ!!!」</text:p>
          </table:table-cell>
          <table:table-cell office:value-type="string" calcext:value-type="string">
            <text:p>富田 拓志 (Killing My Lotus)/ ミゾブチ リョウジ / ゆーご。 (JOHNNYPARK)/ 小山 翔平(Backyard) / 渋谷 さとし(arica) / ふるさわ しょう(Dead Niqolson) /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2</text:p>
          </table:table-cell>
          <table:table-cell office:value-type="string" calcext:value-type="string">
            <text:p>ERA presents「Making The Nature Scene」</text:p>
          </table:table-cell>
          <table:table-cell office:value-type="string" calcext:value-type="string">
            <text:p>ゆうせいから / the Owen / 渋谷さとし / ヤマサキ アキラ / だてちひろ(やるせなきお)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3</text:p>
          </table:table-cell>
          <table:table-cell office:value-type="string" calcext:value-type="string">
            <text:p>ERA presents「Bulbs Of Passion」</text:p>
          </table:table-cell>
          <table:table-cell office:value-type="string" calcext:value-type="string">
            <text:p>モノクロウム / Backyard / ARUKANATA / kiara (from 大阪)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4</text:p>
          </table:table-cell>
          <table:table-cell office:value-type="string" calcext:value-type="string">
            <text:p>ERA presents「Bulbs Of Passion」</text:p>
          </table:table-cell>
          <table:table-cell office:value-type="string" calcext:value-type="string">
            <text:p>花園distance / THE Ruee / Dead Niqolson / ドラマ待チ / duludulu /</text:p>
          </table:table-cell>
          <table:table-cell office:value-type="string" calcext:value-type="string">
            <text:p>OPEN / START : 18:00 / 18:30 br2nTICKET ( ADV / DOOR ) : ¥2,000 / ¥2,300</text:p>
          </table:table-cell>
          <table:table-cell table:number-columns-repeated="1018"/>
        </table:table-row>
        <table:table-row table:style-name="ro3">
          <table:table-cell office:value-type="float" office:value="12" calcext:value-type="float">
            <text:p>12</text:p>
          </table:table-cell>
          <table:table-cell office:value-type="string" calcext:value-type="string">
            <text:p>0425</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6</text:p>
          </table:table-cell>
          <table:table-cell office:value-type="string" calcext:value-type="string">
            <text:p>「3 Sound Systems Inna One Area!!」</text:p>
          </table:table-cell>
          <table:table-cell office:value-type="string" calcext:value-type="string">
            <text:p>[TOKYO] TRIBE WORKS SOUND SYSTEM / [NIGATA] CREATION TROOPS SOUND SYSTEM / [IBARAKI] JAH CREATION SOUND SYSTEM / ★20歳未満の方のご入場はお断りしています。 ★ご入場の際は身分証明書の提示をお願い致します。   </text:p>
          </table:table-cell>
          <table:table-cell office:value-type="string" calcext:value-type="string">
            <text:p>OPEN / START : 23:00 / 23:00 br2nTICKET ( ADV / DOOR ) : ¥2000 (with 1drink)</text:p>
          </table:table-cell>
          <table:table-cell table:style-name="ce2" table:number-columns-repeated="1018"/>
        </table:table-row>
        <table:table-row table:style-name="ro1">
          <table:table-cell office:value-type="float" office:value="12" calcext:value-type="float">
            <text:p>12</text:p>
          </table:table-cell>
          <table:table-cell office:value-type="string" calcext:value-type="string">
            <text:p>0427</text:p>
          </table:table-cell>
          <table:table-cell office:value-type="string" calcext:value-type="string">
            <text:p>「オルタナノッポvol.3」</text:p>
          </table:table-cell>
          <table:table-cell office:value-type="string" calcext:value-type="string">
            <text:p>TOKYOGUM / リコチェットマイガール / LINE wanna be Anchors / Sleepless(O.A) /</text:p>
          </table:table-cell>
          <table:table-cell office:value-type="string" calcext:value-type="string">
            <text:p>OPEN / START : 18:00 / 18:30 br2nTICKET ( ADV / DOOR ) : ¥2000 / ¥2300</text:p>
          </table:table-cell>
          <table:table-cell table:style-name="ce2" table:number-columns-repeated="1018"/>
        </table:table-row>
        <table:table-row table:style-name="ro1">
          <table:table-cell office:value-type="float" office:value="12" calcext:value-type="float">
            <text:p>12</text:p>
          </table:table-cell>
          <table:table-cell office:value-type="string" calcext:value-type="string">
            <text:p>0428</text:p>
          </table:table-cell>
          <table:table-cell office:value-type="string" calcext:value-type="string">
            <text:p>BOOKING</text:p>
          </table:table-cell>
          <table:table-cell office:value-type="string" calcext:value-type="string">
            <text:p>パラレルエニーボックス / 日本 / POETASTER / ano / リリリ / The Escapes /</text:p>
          </table:table-cell>
          <table:table-cell office:value-type="string" calcext:value-type="string">
            <text:p>OPEN / START : 18:00 / 18:30 br2nTICKET ( ADV / DOOR ) : ¥2,000 / ¥2,300</text:p>
          </table:table-cell>
          <table:table-cell table:style-name="ce2" table:number-columns-repeated="1018"/>
        </table:table-row>
        <table:table-row table:style-name="ro1">
          <table:table-cell office:value-type="float" office:value="12" calcext:value-type="float">
            <text:p>12</text:p>
          </table:table-cell>
          <table:table-cell office:value-type="string" calcext:value-type="string">
            <text:p>0429</text:p>
          </table:table-cell>
          <table:table-cell office:value-type="string" calcext:value-type="string">
            <text:p>ERA presents「Creating Images」</text:p>
          </table:table-cell>
          <table:table-cell office:value-type="string" calcext:value-type="string">
            <text:p>THE PHOW / the submariners / Emu / タヌキ / canna /</text:p>
          </table:table-cell>
          <table:table-cell office:value-type="string" calcext:value-type="string">
            <text:p>OPEN / START : 18:00 / 18:30 br2nTICKET ( ADV / DOOR ) : ¥2000 / ¥2300</text:p>
          </table:table-cell>
          <table:table-cell table:style-name="ce2" table:number-columns-repeated="1018"/>
        </table:table-row>
        <table:table-row table:style-name="ro1">
          <table:table-cell office:value-type="float" office:value="12" calcext:value-type="float">
            <text:p>12</text:p>
          </table:table-cell>
          <table:table-cell office:value-type="string" calcext:value-type="string">
            <text:p>0430</text:p>
          </table:table-cell>
          <table:table-cell office:value-type="string" calcext:value-type="string">
            <text:p>【BOOKMARK’s×Remodel vol,1】</text:p>
          </table:table-cell>
          <table:table-cell office:value-type="string" calcext:value-type="string">
            <text:p>Elflock goes mad / the flatheads / and more… ※学生割引500円OFF、当日受付にて学生証を提示して頂きます。</text:p>
          </table:table-cell>
          <table:table-cell office:value-type="string" calcext:value-type="string">
            <text:p>OPEN / START : br2nTICKET ( ADV / DOOR ) : ¥2000 / ¥2500</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03</text:p>
          </table:table-cell>
          <table:table-cell office:value-type="string" calcext:value-type="string">
            <text:p>mckj BIG PARTY vol.1 br2n35th BIRTHDAY</text:p>
          </table:table-cell>
          <table:table-cell office:value-type="string" calcext:value-type="string">
            <text:p>■後日発表！！！</text:p>
          </table:table-cell>
          <table:table-cell office:value-type="string" calcext:value-type="string">
            <text:p>OPEN/START18:00/19:00br2nADV/DOOR¥3,000/¥3,5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05</text:p>
          </table:table-cell>
          <table:table-cell office:value-type="string" calcext:value-type="string">
            <text:p>The Sketchbook br2n“up to you”Oneman Tour 2014 br2nignite 〜きっかけは？SKB!!〜</text:p>
          </table:table-cell>
          <table:table-cell office:value-type="string" calcext:value-type="string">
            <text:p>■The Sketchbook</text:p>
          </table:table-cell>
          <table:table-cell office:value-type="string" calcext:value-type="string">
            <text:p>OPEN/START16:30/17:00br2nADV/DOOR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06</text:p>
          </table:table-cell>
          <table:table-cell office:value-type="string" calcext:value-type="string">
            <text:p>The Sketchbook br2n“up to you”Oneman Tour 2014 br2nignite 〜きっかけは？SKB!!〜</text:p>
          </table:table-cell>
          <table:table-cell office:value-type="string" calcext:value-type="string">
            <text:p>■The Sketchbook</text:p>
          </table:table-cell>
          <table:table-cell office:value-type="string" calcext:value-type="string">
            <text:p>OPEN/START15:30/16:00br2nADV/DOOR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07</text:p>
          </table:table-cell>
          <table:table-cell office:value-type="string" calcext:value-type="string">
            <text:p>Glam Full House Carnival</text:p>
          </table:table-cell>
          <table:table-cell office:value-type="string" calcext:value-type="string">
            <text:p>■Rama Amoebabr2n■ROLLY &amp; GLIMROCKERS</text:p>
          </table:table-cell>
          <table:table-cell office:value-type="string" calcext:value-type="string">
            <text:p>OPEN/START18:00/19:00br2nADV/DOOR¥4,000/¥4,5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09</text:p>
          </table:table-cell>
          <table:table-cell office:value-type="string" calcext:value-type="string">
            <text:p>GIRLS!GIRLS!!GIRLS!!!Vol4</text:p>
          </table:table-cell>
          <table:table-cell office:value-type="string" calcext:value-type="string">
            <text:p>■THE LIPSMAXbr2n■シシド・カフカbr2n■キノコホテル</text:p>
          </table:table-cell>
          <table:table-cell office:value-type="string" calcext:value-type="string">
            <text:p>OPEN/START18:30/19:00br2nADV/DOOR¥3,000/¥3,5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10</text:p>
          </table:table-cell>
          <table:table-cell office:value-type="string" calcext:value-type="string">
            <text:p>Beat Happening！SPRING HAPPENING HAS COME…！</text:p>
          </table:table-cell>
          <table:table-cell office:value-type="string" calcext:value-type="string">
            <text:p>■タグチハナbr2n■カネコアヤノbr2n■金田康平（THEラブ人間）br2n■タカハシヒョウリ（オワリカラ）br2n■the peggies（NEW!!）</text:p>
          </table:table-cell>
          <table:table-cell office:value-type="string" calcext:value-type="string">
            <text:p>OPEN/START18:00/18:30br2nADV/DOOR¥2,500/¥2,8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11</text:p>
          </table:table-cell>
          <table:table-cell office:value-type="string" calcext:value-type="string">
            <text:p>GOT THE FEELIN' Vol.4</text:p>
          </table:table-cell>
          <table:table-cell office:value-type="string" calcext:value-type="string">
            <text:p>■伊佐なつきbr2n■DELTA CHORDbr2n■JESSYbr2n■ALISAbr2n…and more!!!</text:p>
          </table:table-cell>
          <table:table-cell office:value-type="string" calcext:value-type="string">
            <text:p>OPEN/START18:30/19:00br2nADV/DOOR¥2,500/¥3,0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12</text:p>
          </table:table-cell>
          <table:table-cell office:value-type="string" calcext:value-type="string">
            <text:p>Astro Tour 2014”The ONE”</text:p>
          </table:table-cell>
          <table:table-cell office:value-type="string" calcext:value-type="string">
            <text:p>■The BONEZ</text:p>
          </table:table-cell>
          <table:table-cell office:value-type="string" calcext:value-type="string">
            <text:p>OPEN/START17:00/18:00br2nADV/DOOR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13</text:p>
          </table:table-cell>
          <table:table-cell office:value-type="string" calcext:value-type="string">
            <text:p>英国音楽/VINYL JAPAN very proudly presents br2n【TELEVISION】SPRING TOUR 2014</text:p>
          </table:table-cell>
          <table:table-cell office:value-type="string" calcext:value-type="string">
            <text:p>■TELEVISIONbr2nTOM VERLAINE/BILLY FICCA/FRED SMITH/JIMMY RIPbr2nvsbr2n■PHEW</text:p>
          </table:table-cell>
          <table:table-cell office:value-type="string" calcext:value-type="string">
            <text:p>OPEN/START18:00/19:00br2nADV/DOOR¥7,3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16</text:p>
          </table:table-cell>
          <table:table-cell office:value-type="string" calcext:value-type="string">
            <text:p>GROOVISION vol.2 br2n「City Girls Fan Club」</text:p>
          </table:table-cell>
          <table:table-cell office:value-type="string" calcext:value-type="string">
            <text:p>■charisma.com br2n■lyrical school br2n■ふぇのたすbr2n■印象派　br2n【STORE】Aquvii TOKYO</text:p>
          </table:table-cell>
          <table:table-cell office:value-type="string" calcext:value-type="string">
            <text:p>OPEN/START18:00/18:30br2nADV/DOOR¥3,000/¥3,5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18</text:p>
          </table:table-cell>
          <table:table-cell office:value-type="string" calcext:value-type="string">
            <text:p>Sound”s”Garden</text:p>
          </table:table-cell>
          <table:table-cell office:value-type="string" calcext:value-type="string">
            <text:p>■FUNKISTbr2n■TarO&amp;JirObr2n■スーダラ少年br2n■月光グリーン</text:p>
          </table:table-cell>
          <table:table-cell office:value-type="string" calcext:value-type="string">
            <text:p>OPEN/START18:30/19:00br2nADV/DOOR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19</text:p>
          </table:table-cell>
          <table:table-cell office:value-type="string" calcext:value-type="string">
            <text:p>Alice Nine TOUR 2014「Supernova Symphonia」 br2nGIRLS ONLY LIVE</text:p>
          </table:table-cell>
          <table:table-cell office:value-type="string" calcext:value-type="string">
            <text:p>■Alice Nine</text:p>
          </table:table-cell>
          <table:table-cell office:value-type="string" calcext:value-type="string">
            <text:p>OPEN/START17:00/17:30br2nADV/DOOR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20</text:p>
          </table:table-cell>
          <table:table-cell office:value-type="string" calcext:value-type="string">
            <text:p>Alice Nine TOUR 2014「Supernova Symphonia」 br2nBOYS ONLY LIVE</text:p>
          </table:table-cell>
          <table:table-cell office:value-type="string" calcext:value-type="string">
            <text:p>■Alice Nine</text:p>
          </table:table-cell>
          <table:table-cell office:value-type="string" calcext:value-type="string">
            <text:p>OPEN/START16:30/17:00br2nADV/DOOR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21</text:p>
          </table:table-cell>
          <table:table-cell office:value-type="string" calcext:value-type="string">
            <text:p>4月の本音を旋律に乗せて</text:p>
          </table:table-cell>
          <table:table-cell office:value-type="string" calcext:value-type="string">
            <text:p>■8月のフェイクファーbr2n■the walkin' bluebr2n■null null.incbr2n■KeNY PLeeLYbr2n■THRoUGHbr2nO.A.：高橋エリ</text:p>
          </table:table-cell>
          <table:table-cell office:value-type="string" calcext:value-type="string">
            <text:p>OPEN/START18:00/18:30br2nADV/DOOR¥2,000/¥2,5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25</text:p>
          </table:table-cell>
          <table:table-cell office:value-type="string" calcext:value-type="string">
            <text:p>『バンドマンは愛を叫ぶ』レコ発ツアー</text:p>
          </table:table-cell>
          <table:table-cell office:value-type="string" calcext:value-type="string">
            <text:p>■セカイイチbr2n■FoZZtonebr2n■セカイイチとFoZZtone</text:p>
          </table:table-cell>
          <table:table-cell office:value-type="string" calcext:value-type="string">
            <text:p>OPEN/START18:30/19:00br2nADV/DOORbr2nドリンク別</text:p>
          </table:table-cell>
          <table:table-cell table:style-name="ce2" table:number-columns-repeated="1018"/>
        </table:table-row>
        <table:table-row table:style-name="ro3">
          <table:table-cell office:value-type="float" office:value="13" calcext:value-type="float">
            <text:p>13</text:p>
          </table:table-cell>
          <table:table-cell office:value-type="string" calcext:value-type="string">
            <text:p>0426</text:p>
          </table:table-cell>
          <table:table-cell office:value-type="string" calcext:value-type="string">
            <text:p>PRIVATE</text:p>
          </table:table-cell>
          <table:table-cell table:number-columns-repeated="2"/>
          <table:table-cell table:style-name="ce2" table:number-columns-repeated="1018"/>
        </table:table-row>
        <table:table-row table:style-name="ro1">
          <table:table-cell office:value-type="float" office:value="13" calcext:value-type="float">
            <text:p>13</text:p>
          </table:table-cell>
          <table:table-cell office:value-type="string" calcext:value-type="string">
            <text:p>0427</text:p>
          </table:table-cell>
          <table:table-cell office:value-type="string" calcext:value-type="string">
            <text:p>【2部】 br2n「G.Z.S.K.K」リリース記念 BLACK OPS PARTY＠下北沢GARDEN</text:p>
          </table:table-cell>
          <table:table-cell office:value-type="string" calcext:value-type="string">
            <text:p>■DaizyStripper</text:p>
          </table:table-cell>
          <table:table-cell office:value-type="string" calcext:value-type="string">
            <text:p>OPEN/START18:00/18:30br2nADV/DOOR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27</text:p>
          </table:table-cell>
          <table:table-cell office:value-type="string" calcext:value-type="string">
            <text:p>【1部】 br2n「G.Z.S.K.K」リリース記念@下北沢GARDENスペシャルイベント</text:p>
          </table:table-cell>
          <table:table-cell office:value-type="string" calcext:value-type="string">
            <text:p>■DaizyStripper</text:p>
          </table:table-cell>
          <table:table-cell office:value-type="string" calcext:value-type="string">
            <text:p>OPEN/START13:30/14:00</text:p>
          </table:table-cell>
          <table:table-cell table:style-name="ce2" table:number-columns-repeated="1018"/>
        </table:table-row>
        <table:table-row table:style-name="ro3">
          <table:table-cell office:value-type="float" office:value="14" calcext:value-type="float">
            <text:p>14</text:p>
          </table:table-cell>
          <table:table-cell office:value-type="string" calcext:value-type="string">
            <text:p>0401</text:p>
          </table:table-cell>
          <table:table-cell office:value-type="string" calcext:value-type="string">
            <text:p>rehearsal...</text:p>
          </table:table-cell>
          <table:table-cell table:number-columns-repeated="2"/>
          <table:table-cell table:style-name="ce2" table:number-columns-repeated="1018"/>
        </table:table-row>
        <table:table-row table:style-name="ro1">
          <table:table-cell office:value-type="float" office:value="14" calcext:value-type="float">
            <text:p>14</text:p>
          </table:table-cell>
          <table:table-cell office:value-type="string" calcext:value-type="string">
            <text:p>0402</text:p>
          </table:table-cell>
          <table:table-cell office:value-type="string" calcext:value-type="string">
            <text:p>カスタマイZbr2n「今宵、君を巡って争奪戦！～だから俺らについて恋～」</text:p>
          </table:table-cell>
          <table:table-cell office:value-type="string" calcext:value-type="string">
            <text:p>カスタマイZ</text:p>
          </table:table-cell>
          <table:table-cell office:value-type="string" calcext:value-type="string">
            <text:p>OPEN 16:30 / START 17:00</text:p>
          </table:table-cell>
          <table:table-cell table:style-name="ce2" table:number-columns-repeated="1018"/>
        </table:table-row>
        <table:table-row table:style-name="ro1">
          <table:table-cell office:value-type="float" office:value="14" calcext:value-type="float">
            <text:p>14</text:p>
          </table:table-cell>
          <table:table-cell office:value-type="string" calcext:value-type="string">
            <text:p>0403</text:p>
          </table:table-cell>
          <table:table-cell office:value-type="string" calcext:value-type="string">
            <text:p>Les Trucs Japan Tour 〜They came to destroy R&amp;R〜</text:p>
          </table:table-cell>
          <table:table-cell office:value-type="string" calcext:value-type="string">
            <text:p>Les Trucs (from Germany) / LAGITAGIDA / くふき / ヤセイコレクティブ DJ：UTENO間</text:p>
          </table:table-cell>
          <table:table-cell office:value-type="string" calcext:value-type="string">
            <text:p>OPEN 18:30 / START 19:30br2nADV ￥2300 (+1drink) / DOOR ￥2800 (+1drink)</text:p>
          </table:table-cell>
          <table:table-cell table:style-name="ce2" table:number-columns-repeated="1018"/>
        </table:table-row>
        <table:table-row table:style-name="ro1">
          <table:table-cell office:value-type="float" office:value="14" calcext:value-type="float">
            <text:p>14</text:p>
          </table:table-cell>
          <table:table-cell office:value-type="string" calcext:value-type="string">
            <text:p>0404</text:p>
          </table:table-cell>
          <table:table-cell office:value-type="string" calcext:value-type="string">
            <text:p>SISTERJET ”our world”</text:p>
          </table:table-cell>
          <table:table-cell office:value-type="string" calcext:value-type="string">
            <text:p>SISTERJET / go!go! vanillas / HAPPY</text:p>
          </table:table-cell>
          <table:table-cell office:value-type="string" calcext:value-type="string">
            <text:p>OPEN 18:15 / START 19:00br2nADV ￥3000 (+1drink) / DOOR ￥3500 (+1drink)</text:p>
          </table:table-cell>
          <table:table-cell table:style-name="ce2" table:number-columns-repeated="1018"/>
        </table:table-row>
        <table:table-row table:style-name="ro1">
          <table:table-cell office:value-type="float" office:value="14" calcext:value-type="float">
            <text:p>14</text:p>
          </table:table-cell>
          <table:table-cell office:value-type="string" calcext:value-type="string">
            <text:p>0405</text:p>
          </table:table-cell>
          <table:table-cell office:value-type="string" calcext:value-type="string">
            <text:p>下山(GEZAN)br2n2nd FULL ALBUM 『凸-DECO-』 レコ発ツアー</text:p>
          </table:table-cell>
          <table:table-cell office:value-type="string" calcext:value-type="string">
            <text:p>下山(GEZAN)</text:p>
          </table:table-cell>
          <table:table-cell office:value-type="string" calcext:value-type="string">
            <text:p>OPEN 18:30 / START 19:00br2nADV ￥2400 (+1drink)</text:p>
          </table:table-cell>
          <table:table-cell table:style-name="ce2" table:number-columns-repeated="1018"/>
        </table:table-row>
        <table:table-row table:style-name="ro1">
          <table:table-cell office:value-type="float" office:value="14" calcext:value-type="float">
            <text:p>14</text:p>
          </table:table-cell>
          <table:table-cell office:value-type="string" calcext:value-type="string">
            <text:p>0406</text:p>
          </table:table-cell>
          <table:table-cell office:value-type="string" calcext:value-type="string">
            <text:p>STEP UP RECORDS presentsbr2n”...OUT OF THIS WORLD TOUR 2014〜spring〜”</text:p>
          </table:table-cell>
          <table:table-cell office:value-type="string" calcext:value-type="string">
            <text:p>COUNTRY YARD / ELECTRIC SUMMER / THE FOREVER YOUNGbr2nMEAT BUNS / NO HITTER / TRADITIONAL BOX</text:p>
          </table:table-cell>
          <table:table-cell office:value-type="string" calcext:value-type="string">
            <text:p>OPEN 17:00 / START 17:30br2nADV ￥2500 (+1drink) / DOOR 未定</text:p>
          </table:table-cell>
          <table:table-cell table:style-name="ce2" table:number-columns-repeated="1018"/>
        </table:table-row>
        <table:table-row table:style-name="ro1">
          <table:table-cell office:value-type="float" office:value="14" calcext:value-type="float">
            <text:p>14</text:p>
          </table:table-cell>
          <table:table-cell office:value-type="string" calcext:value-type="string">
            <text:p>0407</text:p>
          </table:table-cell>
          <table:table-cell office:value-type="string" calcext:value-type="string">
            <text:p>TONE FLAKES Vol.60br2nSHORTSTRAW JAPAN TOUR 2014</text:p>
          </table:table-cell>
          <table:table-cell office:value-type="string" calcext:value-type="string">
            <text:p>SHORTSTRAW (from South Africa)br2nSawagibr2nQUATTRO</text:p>
          </table:table-cell>
          <table:table-cell office:value-type="string" calcext:value-type="string">
            <text:p>OPEN 18:30 / START 19:00br2nADV ￥3500 (+1drink) / DOOR 未定</text:p>
          </table:table-cell>
          <table:table-cell table:style-name="ce2" table:number-columns-repeated="1018"/>
        </table:table-row>
        <table:table-row table:style-name="ro1">
          <table:table-cell office:value-type="float" office:value="14" calcext:value-type="float">
            <text:p>14</text:p>
          </table:table-cell>
          <table:table-cell office:value-type="string" calcext:value-type="string">
            <text:p>0409</text:p>
          </table:table-cell>
          <table:table-cell office:value-type="string" calcext:value-type="string">
            <text:p>爆裂写真家・高畠正人 presents UNDER GROUND</text:p>
          </table:table-cell>
          <table:table-cell office:value-type="string" calcext:value-type="string">
            <text:p>HERE / Hermann H.&amp;The Pacemakers / バックドロップシンデレラ / CRAZY WEST MOUNTAIN 高畠正人写真展　同時開催 （開場 18:00）</text:p>
          </table:table-cell>
          <table:table-cell office:value-type="string" calcext:value-type="string">
            <text:p>OPEN 18:00 / START 19:00br2nADV ￥2800 (+1drink) / DOOR ￥3300 (+1drink)</text:p>
          </table:table-cell>
          <table:table-cell table:style-name="ce2" table:number-columns-repeated="1018"/>
        </table:table-row>
        <table:table-row table:style-name="ro1">
          <table:table-cell office:value-type="float" office:value="14" calcext:value-type="float">
            <text:p>14</text:p>
          </table:table-cell>
          <table:table-cell office:value-type="string" calcext:value-type="string">
            <text:p>0410</text:p>
          </table:table-cell>
          <table:table-cell office:value-type="string" calcext:value-type="string">
            <text:p>FEVER 5th ANNIVERSARYbr2n安頭 presents 「祭り祭。～MATURI FES～」</text:p>
          </table:table-cell>
          <table:table-cell office:value-type="string" calcext:value-type="string">
            <text:p>安頭 / オトワラシ（大阪） / PENs+ / ポニーテールスクライム</text:p>
          </table:table-cell>
          <table:table-cell office:value-type="string" calcext:value-type="string">
            <text:p>OPEN 18:00 / START 18:30br2nADV ￥1800 (+1drink) / DOOR ￥23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1</text:p>
          </table:table-cell>
          <table:table-cell office:value-type="string" calcext:value-type="string">
            <text:p>－NIGHT TIME－ －MIDNIGHT TIME－ FREE THROW... ORESKABAND Best Album Release Tourbr2n”BEST VIBRATION”</text:p>
          </table:table-cell>
          <table:table-cell office:value-type="string" calcext:value-type="string">
            <text:p>ORESKABAND</text:p>
          </table:table-cell>
          <table:table-cell office:value-type="string" calcext:value-type="string">
            <text:p>OPEN 19:00 / START 19:3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1</text:p>
          </table:table-cell>
          <table:table-cell office:value-type="string" calcext:value-type="string">
            <text:p>FREE THROW Vol.82br2n～FREE THROW COMPILATION Vol.3 Releace Party～</text:p>
          </table:table-cell>
          <table:table-cell office:value-type="string" calcext:value-type="string">
            <text:p>GUEST LIVE：ORLAND / LUVRAW &amp; BTBbr2nDJ：FREE THROW （弦先誠人 / 神啓文 / タイラダイスケ） / SIMbr2nVJ：AJUKA(Beast Picture Market)</text:p>
          </table:table-cell>
          <table:table-cell office:value-type="string" calcext:value-type="string">
            <text:p>OPEN &amp; START 23:30br2nADV ￥2500 (+1drink) / DOOR ￥28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2</text:p>
          </table:table-cell>
          <table:table-cell office:value-type="string" calcext:value-type="string">
            <text:p>GO ALL THE WAY ~SPECIAL CARAVAN 2014~</text:p>
          </table:table-cell>
          <table:table-cell office:value-type="string" calcext:value-type="string">
            <text:p>石田ショーキチ / 木村世治 (ZEPPET STORE)</text:p>
          </table:table-cell>
          <table:table-cell office:value-type="string" calcext:value-type="string">
            <text:p>OPEN 18:00 / START 19:00br2nADV ￥4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3</text:p>
          </table:table-cell>
          <table:table-cell office:value-type="string" calcext:value-type="string">
            <text:p>FEVER MONTHLY LIVE</text:p>
          </table:table-cell>
          <table:table-cell office:value-type="string" calcext:value-type="string">
            <text:p>HINTO ゲストバンド：セカイイチ</text:p>
          </table:table-cell>
          <table:table-cell office:value-type="string" calcext:value-type="string">
            <text:p>OPEN 17:00 / START 17:30br2nADV ￥3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4</text:p>
          </table:table-cell>
          <table:table-cell office:value-type="string" calcext:value-type="string">
            <text:p>ホフディラン 春のベースまつり2014</text:p>
          </table:table-cell>
          <table:table-cell office:value-type="string" calcext:value-type="string">
            <text:p>ホフディラン 【GUEST BASSIST】br2n大木温之（Theピーズ） / ジョンB（ウルフルズ） / ウエノコウジ（the HIATUS） / 福岡晃子（チャットモンチー） / グレートマエカワ（フラワーカンパニーズ） / ノマアキコ（exGO!GO!7188）</text:p>
          </table:table-cell>
          <table:table-cell office:value-type="string" calcext:value-type="string">
            <text:p>OPEN 18:30 / START 19:30br2nADV ￥4000 (+1drink) / DOOR ￥4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5</text:p>
          </table:table-cell>
          <table:table-cell office:value-type="string" calcext:value-type="string">
            <text:p>FEVER 5th ANNIVERSARY on tabuz six</text:p>
          </table:table-cell>
          <table:table-cell office:value-type="string" calcext:value-type="string">
            <text:p>Boris / THE NOVEMBERS</text:p>
          </table:table-cell>
          <table:table-cell office:value-type="string" calcext:value-type="string">
            <text:p>OPEN 19:00 / START 19:30br2nADV ￥3000 (+1drink) / DOOR ￥3500 (+1drink)</text:p>
          </table:table-cell>
          <table:table-cell table:number-columns-repeated="1018"/>
        </table:table-row>
        <table:table-row table:style-name="ro3">
          <table:table-cell office:value-type="float" office:value="14" calcext:value-type="float">
            <text:p>14</text:p>
          </table:table-cell>
          <table:table-cell office:value-type="string" calcext:value-type="string">
            <text:p>0416</text:p>
          </table:table-cell>
          <table:table-cell office:value-type="string" calcext:value-type="string">
            <text:p>recording...</text:p>
          </table:table-cell>
          <table:table-cell table:number-columns-repeated="1020"/>
        </table:table-row>
        <table:table-row table:style-name="ro1">
          <table:table-cell office:value-type="float" office:value="14" calcext:value-type="float">
            <text:p>14</text:p>
          </table:table-cell>
          <table:table-cell office:value-type="string" calcext:value-type="string">
            <text:p>0417</text:p>
          </table:table-cell>
          <table:table-cell office:value-type="string" calcext:value-type="string">
            <text:p>FEVER TOURS 2014(東北編) 前夜祭ワンマン</text:p>
          </table:table-cell>
          <table:table-cell office:value-type="string" calcext:value-type="string">
            <text:p>KEYTALK （ワンマンライブ）</text:p>
          </table:table-cell>
          <table:table-cell office:value-type="string" calcext:value-type="string">
            <text:p>OPEN 18:30 / START 19:00br2nADV ￥2800 (+1drink) / DOOR ￥33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8</text:p>
          </table:table-cell>
          <table:table-cell office:value-type="string" calcext:value-type="string">
            <text:p>[questing vol.8]</text:p>
          </table:table-cell>
          <table:table-cell office:value-type="string" calcext:value-type="string">
            <text:p>grace period / QINEMA LAND / リンバスマーチ / and more!!!</text:p>
          </table:table-cell>
          <table:table-cell office:value-type="string" calcext:value-type="string">
            <text:p>OPEN 18:00 / START 18:30br2nADV ￥1000 (+1drink) / DOOR ￥1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9</text:p>
          </table:table-cell>
          <table:table-cell office:value-type="string" calcext:value-type="string">
            <text:p>DOES～春のライブ～「Spring Has Come」</text:p>
          </table:table-cell>
          <table:table-cell office:value-type="string" calcext:value-type="string">
            <text:p>DOES</text:p>
          </table:table-cell>
          <table:table-cell office:value-type="string" calcext:value-type="string">
            <text:p>OPEN 17:30 / START 18:00br2nADV ￥3300 (+1drink) / DOOR ￥3800 (+1drink) br2nTHANK YOU, SOLD OUT!!</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0</text:p>
          </table:table-cell>
          <table:table-cell office:value-type="string" calcext:value-type="string">
            <text:p>like a fool records presentsbr2nMemory Map Japan tour 2014</text:p>
          </table:table-cell>
          <table:table-cell office:value-type="string" calcext:value-type="string">
            <text:p>Memory Map(US) / cinema staff / TESUSABI(O.A)</text:p>
          </table:table-cell>
          <table:table-cell office:value-type="string" calcext:value-type="string">
            <text:p>OPEN 17:30 / START 18:00br2nADV ￥3000 (+1drink) / DOOR ￥3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2</text:p>
          </table:table-cell>
          <table:table-cell office:value-type="string" calcext:value-type="string">
            <text:p>Spring Rain 2014</text:p>
          </table:table-cell>
          <table:table-cell office:value-type="string" calcext:value-type="string">
            <text:p>STOROBOY / ARDBECK / BALLOON88 / Suchmos</text:p>
          </table:table-cell>
          <table:table-cell office:value-type="string" calcext:value-type="string">
            <text:p>OPEN 18:3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3</text:p>
          </table:table-cell>
          <table:table-cell office:value-type="string" calcext:value-type="string">
            <text:p>”INITIALIZE”</text:p>
          </table:table-cell>
          <table:table-cell office:value-type="string" calcext:value-type="string">
            <text:p>She Her Her Hers / Heavenstamp / asobius</text:p>
          </table:table-cell>
          <table:table-cell office:value-type="string" calcext:value-type="string">
            <text:p>OPEN 18:3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4</text:p>
          </table:table-cell>
          <table:table-cell office:value-type="string" calcext:value-type="string">
            <text:p>”years and years”</text:p>
          </table:table-cell>
          <table:table-cell office:value-type="string" calcext:value-type="string">
            <text:p>LOW IQ 01 / TGMX</text:p>
          </table:table-cell>
          <table:table-cell office:value-type="string" calcext:value-type="string">
            <text:p>OPEN 19:00 / START 19:30br2nADV ￥3500 (+1drink) / DOOR ￥4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5</text:p>
          </table:table-cell>
          <table:table-cell office:value-type="string" calcext:value-type="string">
            <text:p>monolith tour 2014</text:p>
          </table:table-cell>
          <table:table-cell office:value-type="string" calcext:value-type="string">
            <text:p>04 Limited Sazabys / BLUE ENCOUNT</text:p>
          </table:table-cell>
          <table:table-cell office:value-type="string" calcext:value-type="string">
            <text:p>OPEN 18:30 / START 19:00br2nADV ￥2500 (+1drink) / DOOR 未定</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6</text:p>
          </table:table-cell>
          <table:table-cell office:value-type="string" calcext:value-type="string">
            <text:p>ATATA presents ~FEVER 5th Anniversary~ br2n[2 SONGS EP Release Tour]</text:p>
          </table:table-cell>
          <table:table-cell office:value-type="string" calcext:value-type="string">
            <text:p>ATATAbr2nGUEST LIVE:COMEBACK MY DAUGHTERSbr2nDJ：DAWA (FLAKE RECORDS)</text:p>
          </table:table-cell>
          <table:table-cell office:value-type="string" calcext:value-type="string">
            <text:p>OPEN 18:0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7</text:p>
          </table:table-cell>
          <table:table-cell office:value-type="string" calcext:value-type="string">
            <text:p>about tess 4th Albumbr2n”shining” Release Party ONE-MAN !!</text:p>
          </table:table-cell>
          <table:table-cell office:value-type="string" calcext:value-type="string">
            <text:p>about tess</text:p>
          </table:table-cell>
          <table:table-cell office:value-type="string" calcext:value-type="string">
            <text:p>OPEN 18:0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8</text:p>
          </table:table-cell>
          <table:table-cell office:value-type="string" calcext:value-type="string">
            <text:p>fifi presents ”first finder vol.5”-release tour final-</text:p>
          </table:table-cell>
          <table:table-cell office:value-type="string" calcext:value-type="string">
            <text:p>fifi / グッバイフジヤマ / QOOLAND / 或る感覚</text:p>
          </table:table-cell>
          <table:table-cell office:value-type="string" calcext:value-type="string">
            <text:p>OPEN 18:30 / START 19:00br2nADV ￥2300 (+1drink) / DOOR ￥2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9</text:p>
          </table:table-cell>
          <table:table-cell office:value-type="string" calcext:value-type="string">
            <text:p>鴉「巣立ち」再録記念ツアー　ファイナル</text:p>
          </table:table-cell>
          <table:table-cell office:value-type="string" calcext:value-type="string">
            <text:p>鴉</text:p>
          </table:table-cell>
          <table:table-cell office:value-type="string" calcext:value-type="string">
            <text:p>OPEN 17:30 / START 18:00br2nADV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30</text:p>
          </table:table-cell>
          <table:table-cell office:value-type="string" calcext:value-type="string">
            <text:p>FEVER presents [Feather Tree Place vol.8]</text:p>
          </table:table-cell>
          <table:table-cell office:value-type="string" calcext:value-type="string">
            <text:p>テジナ / メンテナンス13 / チープトリップ / and more!!!</text:p>
          </table:table-cell>
          <table:table-cell office:value-type="string" calcext:value-type="string">
            <text:p>OPEN 18:30 / START 19:00br2nADV ￥1800 (+1drink) / DOOR ￥2300 (+1drink)</text:p>
          </table:table-cell>
          <table:table-cell table:number-columns-repeated="1018"/>
        </table:table-row>
        <table:table-row table:style-name="ro3">
          <table:table-cell office:value-type="float" office:value="15" calcext:value-type="float">
            <text:p>15</text:p>
          </table:table-cell>
          <table:table-cell office:value-type="string" calcext:value-type="string">
            <text:p>0401</text:p>
          </table:table-cell>
          <table:table-cell office:value-type="string" calcext:value-type="string">
            <text:p>【店内内装工事の為、お休みです。】</text:p>
          </table:table-cell>
          <table:table-cell table:number-columns-repeated="1020"/>
        </table:table-row>
        <table:table-row table:style-name="ro3">
          <table:table-cell office:value-type="float" office:value="15" calcext:value-type="float">
            <text:p>15</text:p>
          </table:table-cell>
          <table:table-cell office:value-type="string" calcext:value-type="string">
            <text:p>0402</text:p>
          </table:table-cell>
          <table:table-cell office:value-type="string" calcext:value-type="string">
            <text:p>【店内内装工事の為、お休みです。】</text:p>
          </table:table-cell>
          <table:table-cell table:number-columns-repeated="1020"/>
        </table:table-row>
        <table:table-row table:style-name="ro3">
          <table:table-cell office:value-type="float" office:value="15" calcext:value-type="float">
            <text:p>15</text:p>
          </table:table-cell>
          <table:table-cell office:value-type="string" calcext:value-type="string">
            <text:p>0403</text:p>
          </table:table-cell>
          <table:table-cell office:value-type="string" calcext:value-type="string">
            <text:p>【店内内装工事の為、お休みです。】</text:p>
          </table:table-cell>
          <table:table-cell table:number-columns-repeated="1020"/>
        </table:table-row>
        <table:table-row table:style-name="ro1">
          <table:table-cell office:value-type="float" office:value="15" calcext:value-type="float">
            <text:p>15</text:p>
          </table:table-cell>
          <table:table-cell office:value-type="string" calcext:value-type="string">
            <text:p>0404</text:p>
          </table:table-cell>
          <table:table-cell office:value-type="string" calcext:value-type="string">
            <text:p>【MUDD CLUB】</text:p>
          </table:table-cell>
          <table:table-cell office:value-type="string" calcext:value-type="string">
            <text:p>VAG / シマシマエレクトリック / gloptin / Rip vain Winkle / 片岡フグリ</text:p>
          </table:table-cell>
          <table:table-cell office:value-type="string" calcext:value-type="string">
            <text:p>OPEN 18:30~br2nSTART 19:00~br2nADV.¥1800(D別)br2nDOOR.¥20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05</text:p>
          </table:table-cell>
          <table:table-cell office:value-type="string" calcext:value-type="string">
            <text:p>【Defend the Rock】</text:p>
          </table:table-cell>
          <table:table-cell office:value-type="string" calcext:value-type="string">
            <text:p>Crime of Charlie / ゴトー＆カメレオンズ / Double Joker / Lisbeth Salander Sisters</text:p>
          </table:table-cell>
          <table:table-cell office:value-type="string" calcext:value-type="string">
            <text:p>OPEN 18:30~br2nSTART 19:00~br2nADV.¥1800(D別)br2nDOOR.¥23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06</text:p>
          </table:table-cell>
          <table:table-cell office:value-type="string" calcext:value-type="string">
            <text:p>【蛸地蔵セカンドアルバム「幻の巣箱」発売記念 “金襴緞子”】</text:p>
          </table:table-cell>
          <table:table-cell office:value-type="string" calcext:value-type="string">
            <text:p>蛸地蔵 / 三上寛 / 科楽特奏隊 / アベジュリー(デキシードザエモンズ)＋ブローノ門馬(ザ・シャロウズ)＋鈴木やすし(ザ・トランプ)</text:p>
          </table:table-cell>
          <table:table-cell office:value-type="string" calcext:value-type="string">
            <text:p>OPEN 18:30~br2nSTART 19:00~br2nADV.¥2000(D別)br2nDOOR.¥25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07</text:p>
          </table:table-cell>
          <table:table-cell office:value-type="string" calcext:value-type="string">
            <text:p>【ハイスクールララバイ】</text:p>
          </table:table-cell>
          <table:table-cell office:value-type="string" calcext:value-type="string">
            <text:p>連続100時間 / アノランペ(京都) / CIBBYS / タイムボイン / ミナミトモユキ / キャリー</text:p>
          </table:table-cell>
          <table:table-cell office:value-type="string" calcext:value-type="string">
            <text:p>OPEN 18:00~br2nSTART 18:3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08</text:p>
          </table:table-cell>
          <table:table-cell office:value-type="string" calcext:value-type="string">
            <text:p>【或る夜の出来事】</text:p>
          </table:table-cell>
          <table:table-cell office:value-type="string" calcext:value-type="string">
            <text:p>バカみたい / ザ・タリホーズ / 山本晃久 / 日高ロンドン出身 / 俺たちの理想</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09</text:p>
          </table:table-cell>
          <table:table-cell office:value-type="string" calcext:value-type="string">
            <text:p>【DISH IT OUT!!!】</text:p>
          </table:table-cell>
          <table:table-cell office:value-type="string" calcext:value-type="string">
            <text:p>LIVE; ハクビシン / NRYY(大阪) / QHOQ a.k.a WtB / konsuimasui(from くちへらし) / Kisama-Alternative</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0</text:p>
          </table:table-cell>
          <table:table-cell office:value-type="string" calcext:value-type="string">
            <text:p>【Circle X】</text:p>
          </table:table-cell>
          <table:table-cell office:value-type="string" calcext:value-type="string">
            <text:p>ワールドバンパク / かみさま / S.L.L. / YUDEN / pet</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1</text:p>
          </table:table-cell>
          <table:table-cell office:value-type="string" calcext:value-type="string">
            <text:p>【TOP OF THE POPS】</text:p>
          </table:table-cell>
          <table:table-cell office:value-type="string" calcext:value-type="string">
            <text:p>Glider / オレンジズ / 恋をしようよジェニーズ / はいからさん / THEWATTER</text:p>
          </table:table-cell>
          <table:table-cell office:value-type="string" calcext:value-type="string">
            <text:p>OPEN 18:30~br2nSTART 19:00~br2nADV.¥2000(D別)br2nDOOR.¥23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2</text:p>
          </table:table-cell>
          <table:table-cell office:value-type="string" calcext:value-type="string">
            <text:p>【Far Out Project】</text:p>
          </table:table-cell>
          <table:table-cell office:value-type="string" calcext:value-type="string">
            <text:p>マンマルマシーン / COCOON PIT / Know Mez(ex.illa sound system) / Jebiotto / ウサギスパイラルアーbr2n/DJ; XIROH(BUDDY GIRL and MECHANIC)</text:p>
          </table:table-cell>
          <table:table-cell office:value-type="string" calcext:value-type="string">
            <text:p>OPEN 18:30~br2nADV.¥2000(D別)br2nDOOR.¥25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3</text:p>
          </table:table-cell>
          <table:table-cell office:value-type="string" calcext:value-type="string">
            <text:p>【ミックスナッツハウスpresents マジカル・ミステリアース vol.26~スプリング・バク・ハツ!!!~】</text:p>
          </table:table-cell>
          <table:table-cell office:value-type="string" calcext:value-type="string">
            <text:p>ミックスナッツハウス / あすなろう / パン・パロール(名古屋) / 半額 / 町あかり</text:p>
          </table:table-cell>
          <table:table-cell office:value-type="string" calcext:value-type="string">
            <text:p>OPEN 18:30~br2nSTART 19:00~br2nADV.¥1800(D別)br2nDOOR.¥23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4</text:p>
          </table:table-cell>
          <table:table-cell office:value-type="string" calcext:value-type="string">
            <text:p>【What’s Happening!?】</text:p>
          </table:table-cell>
          <table:table-cell office:value-type="string" calcext:value-type="string">
            <text:p>ダンウィッチの犬 / あいつを撃つな / The Non Fictions / ひとりLOW SAViES…&amp; more</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5</text:p>
          </table:table-cell>
          <table:table-cell office:value-type="string" calcext:value-type="string">
            <text:p>【キィキィキンキーナイト!!】</text:p>
          </table:table-cell>
          <table:table-cell office:value-type="string" calcext:value-type="string">
            <text:p>Qrankies / ザ・ハイマーツ / 江戸浪士組 / ドン・アメリカ / 天邪鬼</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6</text:p>
          </table:table-cell>
          <table:table-cell office:value-type="string" calcext:value-type="string">
            <text:p>【わるい空想】</text:p>
          </table:table-cell>
          <table:table-cell office:value-type="string" calcext:value-type="string">
            <text:p>トンチャイ・K・ウィーラセタクン(井手健介) / わかってほしい / LILY(山口) / 少年ヤング＆モンティ・パイソン / パスカール</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7</text:p>
          </table:table-cell>
          <table:table-cell office:value-type="string" calcext:value-type="string">
            <text:p>【Sound Installation】</text:p>
          </table:table-cell>
          <table:table-cell office:value-type="string" calcext:value-type="string">
            <text:p>山本精一・千住宗臣UNIT</text:p>
          </table:table-cell>
          <table:table-cell office:value-type="string" calcext:value-type="string">
            <text:p>OPEN 19:00~br2nSTART 19:30~br2nADV.¥2000(D別)br2nDOOR.¥25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8</text:p>
          </table:table-cell>
          <table:table-cell office:value-type="string" calcext:value-type="string">
            <text:p>【ROCK’N'SOUL】</text:p>
          </table:table-cell>
          <table:table-cell office:value-type="string" calcext:value-type="string">
            <text:p>Vesse / THE BEERS / キンキーサロン / LET’S ROCK / meandbrothers</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9</text:p>
          </table:table-cell>
          <table:table-cell office:value-type="string" calcext:value-type="string">
            <text:p>【THE FADEAWAYS Presents “TEENAGE SHUTDOWN!!-Sick of love-”】</text:p>
          </table:table-cell>
          <table:table-cell office:value-type="string" calcext:value-type="string">
            <text:p>THE FADEAWAYS / Bikini bandits(from UK ／ex.Mean Bikini) / Mule Team(d／i／s／c／o／s＋ex.Balladmen) / Young Parisian / Vivian Boysbr2nDJ; Daddy-o-nov</text:p>
          </table:table-cell>
          <table:table-cell office:value-type="string" calcext:value-type="string">
            <text:p>OPEN 18:30~br2nSTART 19:00~br2nADV.¥2000(D別)br2nDOOR.¥23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0</text:p>
          </table:table-cell>
          <table:table-cell office:value-type="string" calcext:value-type="string">
            <text:p>【風狂と夜の会】</text:p>
          </table:table-cell>
          <table:table-cell office:value-type="string" calcext:value-type="string">
            <text:p>おいしいはなし / 中村ジョー&amp;イーストウッズ(G／青芝和行、B／松木俊郎、Dr／北山ゆう子) / hikes / 余命百年 / ニーネ</text:p>
          </table:table-cell>
          <table:table-cell office:value-type="string" calcext:value-type="string">
            <text:p>OPEN 18:30~br2nSTART 19:00~br2nADV.¥2000(D別)br2nDOOR.¥25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1</text:p>
          </table:table-cell>
          <table:table-cell office:value-type="string" calcext:value-type="string">
            <text:p>【COME ON NOW,THAT’S RIGHT,UHHUH】</text:p>
          </table:table-cell>
          <table:table-cell office:value-type="string" calcext:value-type="string">
            <text:p>【COME ON NOW /THAT’S RIGHT /UHHUH】br2n墓場戯太郎オーケストラ / ワイルドビリー・カンノティッシュ・アンド・ザ・アイヒアーニューワールズ…&amp; more</text:p>
          </table:table-cell>
          <table:table-cell office:value-type="string" calcext:value-type="string">
            <text:p>OPEN 18:30~br2nADV.&amp;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2</text:p>
          </table:table-cell>
          <table:table-cell office:value-type="string" calcext:value-type="string">
            <text:p>【C’mon And Join Us】</text:p>
          </table:table-cell>
          <table:table-cell office:value-type="string" calcext:value-type="string">
            <text:p>マウンテンマウンテン / 唯一ムニーズ / MOLLY YARDS / SoberBrown / マリー</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3</text:p>
          </table:table-cell>
          <table:table-cell office:value-type="string" calcext:value-type="string">
            <text:p>【Asteroid Circus】</text:p>
          </table:table-cell>
          <table:table-cell office:value-type="string" calcext:value-type="string">
            <text:p>もぬけ / なまえ / ゆうやみバンド / 箔 / アニュウリズム</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4</text:p>
          </table:table-cell>
          <table:table-cell office:value-type="string" calcext:value-type="string">
            <text:p>【Now We Is FAB!】</text:p>
          </table:table-cell>
          <table:table-cell office:value-type="string" calcext:value-type="string">
            <text:p>東洋ノ魔女 / beat slave / The Pattie Boids / dyn / ペロインタウン</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5</text:p>
          </table:table-cell>
          <table:table-cell office:value-type="string" calcext:value-type="string">
            <text:p>※会場内禁煙</text:p>
          </table:table-cell>
          <table:table-cell office:value-type="string" calcext:value-type="string">
            <text:p>THE BADGE×原田仁(Hearts&amp;Minds) / 黒点(s.u.z.u.k tultuuga ockestla＋anti guitar) / Optrum(伊東篤宏＋進揚一郎)br2n/展示; リサリサ(イラストレーター)　br2n●THE BADGE×原田仁(Hearts&amp;Minds)の音源（CDR）付きチケット¥2300(D別）※先着20枚、THE BADGEメール予約のみ。詳しくはこちら→THE BADGE HP)</text:p>
          </table:table-cell>
          <table:table-cell office:value-type="string" calcext:value-type="string">
            <text:p>OPEN 18:30~br2nSTART 19:00~br2nADV.¥2000(D別)br2nDOOR.¥25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6</text:p>
          </table:table-cell>
          <table:table-cell office:value-type="string" calcext:value-type="string">
            <text:p>【くちびるから散弾銃 VOL.19】</text:p>
          </table:table-cell>
          <table:table-cell office:value-type="string" calcext:value-type="string">
            <text:p>ELECTRIC WARRIOR(神戸) / The Beautifuls / サイコロチーム / OLD JOE / Velvet Motel(名古屋) /DJ; ぴーちゃん(ダーリンミシン) / ぽかりすえっ亭一昨年</text:p>
          </table:table-cell>
          <table:table-cell office:value-type="string" calcext:value-type="string">
            <text:p>OPEN 18:30~br2nSTART 19:00~br2nADV.¥1800(D別)br2nDOOR.¥23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7</text:p>
          </table:table-cell>
          <table:table-cell office:value-type="string" calcext:value-type="string">
            <text:p>【ザ・トランプ結成15周年記念 第一弾「不埒なゴールデンショー」】</text:p>
          </table:table-cell>
          <table:table-cell office:value-type="string" calcext:value-type="string">
            <text:p>ザ・トランプ / ポーキーズ / ジーシーズ(神戸) / スマートソウルコネクション / THE BEFORES /ゲスト; キラーカン /DJ; 鈴木やすし / Arai(5-4-3-2-1)</text:p>
          </table:table-cell>
          <table:table-cell office:value-type="string" calcext:value-type="string">
            <text:p>OPEN 18:00~br2nADV.¥2000(D別)br2nDOOR.¥25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8</text:p>
          </table:table-cell>
          <table:table-cell office:value-type="string" calcext:value-type="string">
            <text:p>【ヤルキスイッチ】</text:p>
          </table:table-cell>
          <table:table-cell office:value-type="string" calcext:value-type="string">
            <text:p>石指拓朗 / 水野寝地 / 国宝太郎 / 豊田亮平 / 豊福メイジ / ツトウセイジ</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8</text:p>
          </table:table-cell>
          <table:table-cell office:value-type="string" calcext:value-type="string">
            <text:p>(midnight)【Doin’ the MOD】</text:p>
          </table:table-cell>
          <table:table-cell office:value-type="string" calcext:value-type="string">
            <text:p>/DJ; 小西康陽 / 末續哲玄(名古屋) / Otsuki(5-4-3-2-1) / 鈴木やすし / SHIKOU(FACING FACTS)…&amp; more</text:p>
          </table:table-cell>
          <table:table-cell office:value-type="string" calcext:value-type="string">
            <text:p>OPEN 23:00~br2nADV&amp;DOOR.¥15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9</text:p>
          </table:table-cell>
          <table:table-cell office:value-type="string" calcext:value-type="string">
            <text:p>【GO GO A GO GO!】</text:p>
          </table:table-cell>
          <table:table-cell office:value-type="string" calcext:value-type="string">
            <text:p>the inkjets / GET HAPPY / THE REFRAINS / The Rebels(福島) / インパスターズ</text:p>
          </table:table-cell>
          <table:table-cell office:value-type="string" calcext:value-type="string">
            <text:p>OPEN 18:30~br2nSTART 19:00~br2nADV.¥2000(D別)br2nDOOR.¥23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30</text:p>
          </table:table-cell>
          <table:table-cell office:value-type="string" calcext:value-type="string">
            <text:p>【PE’Z「マラソンライブ2014~東京JACK!~」】</text:p>
          </table:table-cell>
          <table:table-cell office:value-type="string" calcext:value-type="string">
            <text:p>PE’Zbr2n※U.F.O.CLUBでのチケット予約は致しておりません。プレイガイドのみの受付となります。ご注意下さい!!</text:p>
          </table:table-cell>
          <table:table-cell office:value-type="string" calcext:value-type="string">
            <text:p>OPEN 19:00~br2nSTART 20:00~br2nADV.¥3000(D別)br2nDOOR.¥3500(D別)</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1</text:p>
          </table:table-cell>
          <table:table-cell office:value-type="string" calcext:value-type="string">
            <text:p>“東高円寺 サーチ＆デストロイ”</text:p>
          </table:table-cell>
          <table:table-cell office:value-type="string" calcext:value-type="string">
            <text:p>後藤まりこ （ストロングスタイル） / アップアップガールズ（仮）</text:p>
          </table:table-cell>
          <table:table-cell office:value-type="string" calcext:value-type="string">
            <text:p>Open.18:30 Start.19:00 br2nAdv.3,5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2</text:p>
          </table:table-cell>
          <table:table-cell office:value-type="string" calcext:value-type="string">
            <text:p>METEOROID presentsbr2n“GENKI BIRTHDAY～ASTRONOMICAL OBSERVATION～br2n 【100-LIMITED ONEMAN LIVE 】”</text:p>
          </table:table-cell>
          <table:table-cell office:value-type="string" calcext:value-type="string">
            <text:p>METEOROID oneman!!br2n※この日はホールが禁煙となります。喫煙はバースペースでよろしくお願いいたします。</text:p>
          </table:table-cell>
          <table:table-cell office:value-type="string" calcext:value-type="string">
            <text:p>Open.17:30 Start.18:00 br2nAdv.3,000yen Door.3,5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3</text:p>
          </table:table-cell>
          <table:table-cell office:value-type="string" calcext:value-type="string">
            <text:p>“東高円寺 サーチ＆デストロイ”</text:p>
          </table:table-cell>
          <table:table-cell office:value-type="string" calcext:value-type="string">
            <text:p>後藤まりこ （ストロングスタイル） / BELLRING少女ハート</text:p>
          </table:table-cell>
          <table:table-cell office:value-type="string" calcext:value-type="string">
            <text:p>Open.18:30 Start.19:00 br2nAdv.3,5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4</text:p>
          </table:table-cell>
          <table:table-cell office:value-type="string" calcext:value-type="string">
            <text:p>“東高円寺 サーチ＆デストロイ”</text:p>
          </table:table-cell>
          <table:table-cell office:value-type="string" calcext:value-type="string">
            <text:p>後藤まりこ （ストロングスタイル） / Negicco</text:p>
          </table:table-cell>
          <table:table-cell office:value-type="string" calcext:value-type="string">
            <text:p>Open.18:30 Start.19:00 br2nAdv.3,5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5</text:p>
          </table:table-cell>
          <table:table-cell office:value-type="string" calcext:value-type="string">
            <text:p>KURO_SQUAREFUSE presentsbr2n“NO SATSIFACTION!! Vol.4″</text:p>
          </table:table-cell>
          <table:table-cell office:value-type="string" calcext:value-type="string">
            <text:p>SHORT FUSE / MORTAL FAMILY (盛岡) / COSMIC NEUROSE / CLASICKS / FREAKS / VERITAS CONC.75</text:p>
          </table:table-cell>
          <table:table-cell office:value-type="string" calcext:value-type="string">
            <text:p>Open.17:30 Start.18:00 br2nAdv.1,7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6</text:p>
          </table:table-cell>
          <table:table-cell office:value-type="string" calcext:value-type="string">
            <text:p>HAL presentsbr2n“君のひとみは20000ボルト”</text:p>
          </table:table-cell>
          <table:table-cell office:value-type="string" calcext:value-type="string">
            <text:p>HALBACH / RAP BRAINS / 珠洲 (suzu ／ Bazillus KF ／ WURAFU) / タナカカイタソロ (from: worst taste＆SpecialMagic) / 木村ライダー (ギター漫談) / KIRIHITObr2nDJ: Monk-E</text:p>
          </table:table-cell>
          <table:table-cell office:value-type="string" calcext:value-type="string">
            <text:p>Open.18:00 Start.18:30 br2nAdv.1,500yen Door.2,0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7</text:p>
          </table:table-cell>
          <table:table-cell office:value-type="string" calcext:value-type="string">
            <text:p>BOLLOCKS FRANKEN presentsbr2n“EL rocka cruisin’ Vol.1″</text:p>
          </table:table-cell>
          <table:table-cell office:value-type="string" calcext:value-type="string">
            <text:p>BOLLOCKS FRANKEN / THE LOCOHEAD / ヒカリの香車 / MILK SNAKE / DJ: ツヨシ AND リーリー</text:p>
          </table:table-cell>
          <table:table-cell office:value-type="string" calcext:value-type="string">
            <text:p>Open.18:30 Start.19:15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8</text:p>
          </table:table-cell>
          <table:table-cell/>
          <table:table-cell office:value-type="string" calcext:value-type="string">
            <text:p>Dirtlay / dreadlockfellow / 黒髪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9</text:p>
          </table:table-cell>
          <table:table-cell/>
          <table:table-cell office:value-type="string" calcext:value-type="string">
            <text:p>ホメオスタシス / chifs / クラモトイッセイ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0</text:p>
          </table:table-cell>
          <table:table-cell/>
          <table:table-cell office:value-type="string" calcext:value-type="string">
            <text:p>五寸釘 / 表谷隆嘉 / 峰島清次 (the damfino) / 駄々 / Pocket</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1</text:p>
          </table:table-cell>
          <table:table-cell office:value-type="string" calcext:value-type="string">
            <text:p>Stealth Mania presentsbr2n“Stealth Mania ６ヶ月連続企画！！ 第１弾 ～２ヶ月連続単独公演～「yukito 生誕祭」”</text:p>
          </table:table-cell>
          <table:table-cell office:value-type="string" calcext:value-type="string">
            <text:p>Stealth Mania</text:p>
          </table:table-cell>
          <table:table-cell office:value-type="string" calcext:value-type="string">
            <text:p>Open.17:30 Start.18:0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2</text:p>
          </table:table-cell>
          <table:table-cell office:value-type="string" calcext:value-type="string">
            <text:p>MAX OVERHEAT presentsbr2n“HY-BLOOD ENEGY Vol.55″</text:p>
          </table:table-cell>
          <table:table-cell office:value-type="string" calcext:value-type="string">
            <text:p>MAX OVERHEAT / Rotary Beginners(豊田) / ROCKET / AKUTARE / Stripper(豊橋) / スパルタンZ</text:p>
          </table:table-cell>
          <table:table-cell office:value-type="string" calcext:value-type="string">
            <text:p>Open.17:30 Start.18:00 br2nAdv.1,800yen Door.2,300yen (+1d 500yen)</text:p>
          </table:table-cell>
          <table:table-cell table:number-columns-repeated="1018"/>
        </table:table-row>
        <table:table-row table:style-name="ro3">
          <table:table-cell office:value-type="float" office:value="16" calcext:value-type="float">
            <text:p>16</text:p>
          </table:table-cell>
          <table:table-cell office:value-type="string" calcext:value-type="string">
            <text:p>0413</text:p>
          </table:table-cell>
          <table:table-cell office:value-type="string" calcext:value-type="string">
            <text:p>GROUNDCOVER. presentsbr2n“Jeff Carry &amp; THE JOB JAPAN TOUR with Montgomery Drive / Warm &amp; Comfy”</text:p>
          </table:table-cell>
          <table:table-cell office:value-type="string" calcext:value-type="string">
            <text:p>Jeff Carey (Maryland) / THE JOB (Amsterdam) / Montgomery Drive (Florida) / Warm &amp; Comfy (Virginia) / GROUNDCOVER. / JEBIOTTO / LOOLOWNINGEN &amp; THE FAR EAST IDIOTS / not great men</text:p>
          </table:table-cell>
          <table:table-cell office:value-type="string" calcext:value-type="string">
            <text:p>Open.16:30 Start.17:00 br2nAdv.2,000yen Door.2,3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4</text:p>
          </table:table-cell>
          <table:table-cell/>
          <table:table-cell office:value-type="string" calcext:value-type="string">
            <text:p>あのコのプレゼンツ / 金城かおり / ろみ一人劇場 (仙台) / 波流乱満 / スレドニハルキ / 岩村ドラゴンカオススプリンター</text:p>
          </table:table-cell>
          <table:table-cell office:value-type="string" calcext:value-type="string">
            <text:p>Open.18:00 Start.18:30 br2nAdv.1,500yen Door.1,8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5</text:p>
          </table:table-cell>
          <table:table-cell/>
          <table:table-cell office:value-type="string" calcext:value-type="string">
            <text:p>The Monday morning blue / ムスキ・アルバボ・リー / andmore!!</text:p>
          </table:table-cell>
          <table:table-cell office:value-type="string" calcext:value-type="string">
            <text:p>Open.–:– Start.–:– br2nAdv.1,500yen Door.1,8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6</text:p>
          </table:table-cell>
          <table:table-cell/>
          <table:table-cell office:value-type="string" calcext:value-type="string">
            <text:p>FLAT TIRE / RUBE RACIES / 滅流辮 / THE LAST BANGERS / BUTTER ROLL / 清野ケンキ</text:p>
          </table:table-cell>
          <table:table-cell office:value-type="string" calcext:value-type="string">
            <text:p>Open.17:30 Start.18:0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7</text:p>
          </table:table-cell>
          <table:table-cell/>
          <table:table-cell office:value-type="string" calcext:value-type="string">
            <text:p>dubideb / BUGPANDA / ブーのお客様 / 夢乃座 / 鼓次郎 x Naked H Lightning (from BOMBORI)</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8</text:p>
          </table:table-cell>
          <table:table-cell office:value-type="string" calcext:value-type="string">
            <text:p>LOCOHEAD presentsbr2n“撲殺ギグ!! Vol.25″</text:p>
          </table:table-cell>
          <table:table-cell office:value-type="string" calcext:value-type="string">
            <text:p>THE LOCOHEAD / MUSTANG JERX / JIGHEAD / The トリコロール</text:p>
          </table:table-cell>
          <table:table-cell office:value-type="string" calcext:value-type="string">
            <text:p>Open.18:30 Start.19:00 br2nAdv.2,000yen Door.2,5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9</text:p>
          </table:table-cell>
          <table:table-cell office:value-type="string" calcext:value-type="string">
            <text:p>驢馬HOMMヨおまわりさん presentsbr2n“SNTRM Vol.1″</text:p>
          </table:table-cell>
          <table:table-cell office:value-type="string" calcext:value-type="string">
            <text:p>驢馬 / HOMMヨ / おまわりさん / Fuujin-Raijin (a.k.a GargantaDelDiablo) = 徳久ウィリアム x HIKO / VWVW / The POPS / HIMO / ゲバ棒 / food: SPICE ADDICTS / DJ: XAVA</text:p>
          </table:table-cell>
          <table:table-cell office:value-type="string" calcext:value-type="string">
            <text:p>Open.16:30 Start.17:00 br2nAdv.1,7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0</text:p>
          </table:table-cell>
          <table:table-cell office:value-type="string" calcext:value-type="string">
            <text:p>LAGNA presentsbr2n“LAGNA3ヶ月連続2マンLIVE【竜攘虎搏双頭】-ﾘｮｳｼﾞｮｳｺﾊｸﾀﾞﾌﾞﾙﾍｯﾀﾞｰｽﾞ-”</text:p>
          </table:table-cell>
          <table:table-cell office:value-type="string" calcext:value-type="string">
            <text:p>LAGNA / the Raid.</text:p>
          </table:table-cell>
          <table:table-cell office:value-type="string" calcext:value-type="string">
            <text:p>Open.17:30 Start.18:0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1</text:p>
          </table:table-cell>
          <table:table-cell/>
          <table:table-cell office:value-type="string" calcext:value-type="string">
            <text:p>COWPER&amp;The NOBRASSIERES / アドレナリンズ / 平成虎吉 / タカキヨシ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2</text:p>
          </table:table-cell>
          <table:table-cell/>
          <table:table-cell office:value-type="string" calcext:value-type="string">
            <text:p>CEDIN DEDEN (福島) / GISIRI / はう / THE JIMMY</text:p>
          </table:table-cell>
          <table:table-cell office:value-type="string" calcext:value-type="string">
            <text:p>Open.18:30 Start.19:0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3</text:p>
          </table:table-cell>
          <table:table-cell/>
          <table:table-cell office:value-type="string" calcext:value-type="string">
            <text:p>ToRi / ぞえあ / ON / 蘭嘆 / SCHOOL DAYS</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4</text:p>
          </table:table-cell>
          <table:table-cell/>
          <table:table-cell office:value-type="string" calcext:value-type="string">
            <text:p>LOST CONTROL / 片岡フグリ / V.S.G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5</text:p>
          </table:table-cell>
          <table:table-cell office:value-type="string" calcext:value-type="string">
            <text:p>CAT FIST presentsbr2n“CATFIST FINAL ONEMAN [To the future of everyone]“</text:p>
          </table:table-cell>
          <table:table-cell office:value-type="string" calcext:value-type="string">
            <text:p>CATFIST</text:p>
          </table:table-cell>
          <table:table-cell office:value-type="string" calcext:value-type="string">
            <text:p>Open.18:00 Start.18:3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6</text:p>
          </table:table-cell>
          <table:table-cell office:value-type="string" calcext:value-type="string">
            <text:p>JEBIOTTO presentsbr2n“JEBIOTTO 2nd Album [Love Song Duet] Release party!!”</text:p>
          </table:table-cell>
          <table:table-cell office:value-type="string" calcext:value-type="string">
            <text:p>JEBIOTTO / HALBACH / s-explode / 高品格 / Voided By Geysersbr2nDJ: ラリー (Han Han Art ／ Diamond Geezer) / Kentaplode (s-explode)</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7</text:p>
          </table:table-cell>
          <table:table-cell office:value-type="string" calcext:value-type="string">
            <text:p>M☆N☆T presentsbr2n“M☆N☆T 20140427″</text:p>
          </table:table-cell>
          <table:table-cell office:value-type="string" calcext:value-type="string">
            <text:p>nannou / EAST END RESISTANCE / よなよなモリーズ / andmore!!</text:p>
          </table:table-cell>
          <table:table-cell office:value-type="string" calcext:value-type="string">
            <text:p>Open.17:30 Start.18:00 br2nAdv.2,000yen Door.2,3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8</text:p>
          </table:table-cell>
          <table:table-cell/>
          <table:table-cell office:value-type="string" calcext:value-type="string">
            <text:p>親不知 / Fashion / 長谷川ピカソ / 韮</text:p>
          </table:table-cell>
          <table:table-cell office:value-type="string" calcext:value-type="string">
            <text:p>Open.18:30 Start.19:0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9</text:p>
          </table:table-cell>
          <table:table-cell office:value-type="string" calcext:value-type="string">
            <text:p>VWVW+THE BUTALIN presentsbr2n“奇病X”</text:p>
          </table:table-cell>
          <table:table-cell office:value-type="string" calcext:value-type="string">
            <text:p>THE BUTALIN / VWVW / VELVET WORM / 純情ロリポップ / ザ・ロマンス / andmore!!</text:p>
          </table:table-cell>
          <table:table-cell office:value-type="string" calcext:value-type="string">
            <text:p>Open.–:– Start.–:– br2nAdv.1,5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30</text:p>
          </table:table-cell>
          <table:table-cell/>
          <table:table-cell office:value-type="string" calcext:value-type="string">
            <text:p>MY PENIS (NY) / calque / 東洋ノ魔女 / さわやか / FLACKS</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4</text:p>
          </table:table-cell>
          <table:table-cell office:value-type="string" calcext:value-type="string">
            <text:p>ゲーム実況レボリューション</text:p>
          </table:table-cell>
          <table:table-cell office:value-type="string" calcext:value-type="string">
            <text:p>-</text:p>
          </table:table-cell>
          <table:table-cell office:value-type="string" calcext:value-type="string">
            <text:p>OPEN: 13:30 / START: 14:00 br2nOPEN: 18:00 / START: 18:30 br2nADV: 3300 / DOOR: 未定 (ドリンク別) br2n＊ハイタッチ参加券付br2n＊当日は会場内に収録用のテレビカメラが入ります。予めご了承ください。</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5</text:p>
          </table:table-cell>
          <table:table-cell office:value-type="string" calcext:value-type="string">
            <text:p>『 GIRL’S BOMB!! 〜SPRING FESTIVAL〜 』</text:p>
          </table:table-cell>
          <table:table-cell office:value-type="string" calcext:value-type="string">
            <text:p>Chu-Z br2nアイドルカレッジ br2nIDO★HOLIC br2nFleur* br2n合法幼女症候群 br2nアキシブproject br2n青SHUN学園 br2nしず風＆絆 br2nバーサスキッズ br2nヤンチャン学園 br2nらぶ☆けん(ステラ) br2nらぶ☆けん(ルーチェ) br2n青春！トロピカル丸 br2nREADY TO KISS br2nchoice? br2n7cm br2nサンミニッツ br2n月と太陽 br2nWhoop!e whoop!e br2nCandy☆Drops(愛知) br2nALLOVER</text:p>
          </table:table-cell>
          <table:table-cell office:value-type="string" calcext:value-type="string">
            <text:p>OPEN: 12:00 / START: 13:00 br2nADV: 3500 / DOOR: 40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6</text:p>
          </table:table-cell>
          <table:table-cell office:value-type="string" calcext:value-type="string">
            <text:p>G-Live35</text:p>
          </table:table-cell>
          <table:table-cell office:value-type="string" calcext:value-type="string">
            <text:p>麻倉 あきら br2n新井 正人 br2n鵜島 仁文 br2nTSUKASA br2n浜口 祐夢 br2nひろえ純 br2nMIQ / 他</text:p>
          </table:table-cell>
          <table:table-cell office:value-type="string" calcext:value-type="string">
            <text:p>OPEN: 15:00 / START: 16:00 br2nADV: 58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7</text:p>
          </table:table-cell>
          <table:table-cell office:value-type="string" calcext:value-type="string">
            <text:p>Starmarie NEW ALBUM”ファンタジーワールド3″ 発売記念ワンマンライブ～REAL FANTASY WORLD 3～</text:p>
          </table:table-cell>
          <table:table-cell office:value-type="string" calcext:value-type="string">
            <text:p>Starmarie</text:p>
          </table:table-cell>
          <table:table-cell office:value-type="string" calcext:value-type="string">
            <text:p>OPEN: 18:30 / START: 19:30 br2nADV: 30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0</text:p>
          </table:table-cell>
          <table:table-cell office:value-type="string" calcext:value-type="string">
            <text:p>渋ドルフェス2014 vol.2</text:p>
          </table:table-cell>
          <table:table-cell office:value-type="string" calcext:value-type="string">
            <text:p>アイリス br2nANNA☆S br2nSiAM&amp;POPTUNe br2n放課後プリンセス br2nらぶ☆けん（ルーチェ） br2nらぶ☆けん（ステラ） br2n寺嶋由芙 br2nfine br2nHOLIC（オープニングアクト） br2nand more…..</text:p>
          </table:table-cell>
          <table:table-cell office:value-type="string" calcext:value-type="string">
            <text:p>OPEN: 18:00 / START: 18:30 br2nADV: 3500 / DOOR: 3800 (ドリンク別) br2n※TopYell最新号付きです。</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2</text:p>
          </table:table-cell>
          <table:table-cell office:value-type="string" calcext:value-type="string">
            <text:p>筋少２枚組ダブルジャケット</text:p>
          </table:table-cell>
          <table:table-cell office:value-type="string" calcext:value-type="string">
            <text:p>筋肉少女帯</text:p>
          </table:table-cell>
          <table:table-cell office:value-type="string" calcext:value-type="string">
            <text:p>OPEN: 17:00 / START: 18:00 br2nADV: 6300 / DOOR: – (ドリンク別) br2n※未就学児童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3</text:p>
          </table:table-cell>
          <table:table-cell office:value-type="string" calcext:value-type="string">
            <text:p>筋少２枚組ダブルジャケット</text:p>
          </table:table-cell>
          <table:table-cell office:value-type="string" calcext:value-type="string">
            <text:p>筋肉少女帯 br2n&lt;第一弾ゲスト詳細発表！&gt; br2n太田明（ex 筋肉少女帯) NEW!!br2n妖精帝國（ゆい、紫煉) NEW!!br2n他交渉中</text:p>
          </table:table-cell>
          <table:table-cell office:value-type="string" calcext:value-type="string">
            <text:p>OPEN: 16:00 / START: 17:00 br2nADV: 6,300 / DOOR: – (ドリンク別) br2n※未就学児童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4</text:p>
          </table:table-cell>
          <table:table-cell office:value-type="string" calcext:value-type="string">
            <text:p>SKID ROW ～UNITED WORLD REBELLION TOUR～</text:p>
          </table:table-cell>
          <table:table-cell office:value-type="string" calcext:value-type="string">
            <text:p>SKID ROW【来日予定メンバー】 br2nJohnny Solinger（vo） br2nSnake（g） br2nRachel Bolan（b） br2nScotti Hill（g） br2nRob Hammersmith（ds） br2n【Support Act】 EARTHSHAKER NEW!!</text:p>
          </table:table-cell>
          <table:table-cell office:value-type="string" calcext:value-type="string">
            <text:p>OPEN: 18:30 / START: 19:30 br2n1FｽﾀﾝﾃﾞｨﾝｸﾞADV: 6500 / DOOR: 未定 (ドリンク別) br2n※6歳未満入場不可 / 6歳以上チケット必要</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8</text:p>
          </table:table-cell>
          <table:table-cell office:value-type="string" calcext:value-type="string">
            <text:p>渋谷ぶっ飛び!!ガールズ祭り2014</text:p>
          </table:table-cell>
          <table:table-cell office:value-type="string" calcext:value-type="string">
            <text:p>Starmarie br2nCANDY-GO!GO! br2n放課後プリンセス br2n平成琴姫 br2ntwinkle BEAT stars br2nPreciouSparty br2n伊藤桃 br2n花園まゆ br2nSweet★Pastel / etc MC 太田ゆうき</text:p>
          </table:table-cell>
          <table:table-cell office:value-type="string" calcext:value-type="string">
            <text:p>OPEN: 17:30 / START: 18:00 br2nADV: 3500 / DOOR: 40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9</text:p>
          </table:table-cell>
          <table:table-cell office:value-type="string" calcext:value-type="string">
            <text:p>KOTOKO 10th Anniversary Live Tour “47 ARCH”</text:p>
          </table:table-cell>
          <table:table-cell office:value-type="string" calcext:value-type="string">
            <text:p>KOTOKO</text:p>
          </table:table-cell>
          <table:table-cell office:value-type="string" calcext:value-type="string">
            <text:p>OPEN: 17:00 / START: 18:00 br2nADV: 4500 / DOOR: 未定 (ドリンク別) br2n※女性専用エリアを設けております。 br2n※3歳以上有料（3歳未満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0</text:p>
          </table:table-cell>
          <table:table-cell office:value-type="string" calcext:value-type="string">
            <text:p>stylish wave EXTRA ‘14 “乱一夜”</text:p>
          </table:table-cell>
          <table:table-cell office:value-type="string" calcext:value-type="string">
            <text:p>Jupiter br2nDIAURA br2nHERO br2nν[NEU] br2nDIV br2nGOTCHAROCKA br2nBlack Gene For the Next Scene br2nDEZERT br2nグリーヴァ（O.A）</text:p>
          </table:table-cell>
          <table:table-cell office:value-type="string" calcext:value-type="string">
            <text:p>OPEN: 15:00 / START: 16:00 br2nADV: 4.200 / DOOR: 4.7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2</text:p>
          </table:table-cell>
          <table:table-cell office:value-type="string" calcext:value-type="string">
            <text:p>Breaking pitch</text:p>
          </table:table-cell>
          <table:table-cell office:value-type="string" calcext:value-type="string">
            <text:p>中島卓偉 br2nJake stone garage br2nFAKE? NEW!!</text:p>
          </table:table-cell>
          <table:table-cell office:value-type="string" calcext:value-type="string">
            <text:p>OPEN: 18:00 / START: 19:00 br2nADV: 40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4</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5</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6</text:p>
          </table:table-cell>
          <table:table-cell office:value-type="string" calcext:value-type="string">
            <text:p>INOUEISEKI SP ～やれんのか!!! 異種音楽対決の巻 第2幕～</text:p>
          </table:table-cell>
          <table:table-cell office:value-type="string" calcext:value-type="string">
            <text:p>河西智美 br2n風男塾 br2nUNIST newbr2n吉田山田 new br2nOpening act：Qaijff new</text:p>
          </table:table-cell>
          <table:table-cell office:value-type="string" calcext:value-type="string">
            <text:p>OPEN: 17:00 / START: 18:00 br2nADV: 3500 / DOOR: 未定 (ドリンク別) br2n※未就学児入場不可・小学生（6歳）以上チケット必要</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7</text:p>
          </table:table-cell>
          <table:table-cell office:value-type="string" calcext:value-type="string">
            <text:p>Dorothy Little Happy Live 2014 〜STARTING OVER〜</text:p>
          </table:table-cell>
          <table:table-cell office:value-type="string" calcext:value-type="string">
            <text:p>Dorothy Little Happy</text:p>
          </table:table-cell>
          <table:table-cell office:value-type="string" calcext:value-type="string">
            <text:p>OPEN: 17:00 / START: 17:30 br2nADV: 38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8</text:p>
          </table:table-cell>
          <table:table-cell office:value-type="string" calcext:value-type="string">
            <text:p>ネギリリペシア</text:p>
          </table:table-cell>
          <table:table-cell office:value-type="string" calcext:value-type="string">
            <text:p>Negicco br2nlyrical school br2nEspecia smack web</text:p>
          </table:table-cell>
          <table:table-cell office:value-type="string" calcext:value-type="string">
            <text:p>OPEN: 18:00 / START: 19:00 br2nADV: 35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9</text:p>
          </table:table-cell>
          <table:table-cell office:value-type="string" calcext:value-type="string">
            <text:p>武藤彩未 DEBUT LIVE 「BIRTH」</text:p>
          </table:table-cell>
          <table:table-cell office:value-type="string" calcext:value-type="string">
            <text:p>武藤彩未</text:p>
          </table:table-cell>
          <table:table-cell office:value-type="string" calcext:value-type="string">
            <text:p>OPEN: 17:45 / START: 18:30 br2nADV: 42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2</text:p>
          </table:table-cell>
          <table:table-cell office:value-type="string" calcext:value-type="string">
            <text:p>忘れらんねえよ主催 ツレ伝ツアー ～序章～</text:p>
          </table:table-cell>
          <table:table-cell office:value-type="string" calcext:value-type="string">
            <text:p>忘れらんねえよ br2nフラワーカンパニーズ</text:p>
          </table:table-cell>
          <table:table-cell office:value-type="string" calcext:value-type="string">
            <text:p>OPEN: 18:30 / START: 19:0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3</text:p>
          </table:table-cell>
          <table:table-cell office:value-type="string" calcext:value-type="string">
            <text:p>東西爆音楽祭</text:p>
          </table:table-cell>
          <table:table-cell office:value-type="string" calcext:value-type="string">
            <text:p>L.I.N.E br2nFORCE PRIME br2n大凶作 br2nNO LEAF CLOVER  NEW!!!</text:p>
          </table:table-cell>
          <table:table-cell office:value-type="string" calcext:value-type="string">
            <text:p>OPEN: 18:00 / START: 18:3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4</text:p>
          </table:table-cell>
          <table:table-cell office:value-type="string" calcext:value-type="string">
            <text:p>～Peace!!The Puzzle Tour 2014～ TOUR FINAL</text:p>
          </table:table-cell>
          <table:table-cell office:value-type="string" calcext:value-type="string">
            <text:p>Septaluck ゲスト:POP DISASTER / RIDDLE / winnie</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5</text:p>
          </table:table-cell>
          <table:table-cell office:value-type="string" calcext:value-type="string">
            <text:p>ワカバ LIVE TOUR 2014 超★ド★真ん中</text:p>
          </table:table-cell>
          <table:table-cell office:value-type="string" calcext:value-type="string">
            <text:p>ワカバ</text:p>
          </table:table-cell>
          <table:table-cell office:value-type="string" calcext:value-type="string">
            <text:p>OPEN: 17:30 / START: 18:00 br2nADV: 40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6</text:p>
          </table:table-cell>
          <table:table-cell office:value-type="string" calcext:value-type="string">
            <text:p>LIVE TOUR 2014 心・裸・晩・唱 ～PHASE4～</text:p>
          </table:table-cell>
          <table:table-cell office:value-type="string" calcext:value-type="string">
            <text:p>森久保祥太郎</text:p>
          </table:table-cell>
          <table:table-cell office:value-type="string" calcext:value-type="string">
            <text:p>OPEN: 16:00 / START: 17:00 br2nADV: 6,300 / DOOR: –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7</text:p>
          </table:table-cell>
          <table:table-cell office:value-type="string" calcext:value-type="string">
            <text:p>『 GIRL’S BOMB!! 〜応援会〜 』</text:p>
          </table:table-cell>
          <table:table-cell office:value-type="string" calcext:value-type="string">
            <text:p>アイドルカレッジ br2nChu-Z br2nFleur* br2nIDO★HOLIC br2nハニースパイス br2n合法幼女症候群 br2nヤンチャン学園 br2nアキシブproject放課後プリンセス   NEW!!青春！トロピカル丸   NEW!! br2n他</text:p>
          </table:table-cell>
          <table:table-cell office:value-type="string" calcext:value-type="string">
            <text:p>OPEN: 17:00 / START: 17:3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8</text:p>
          </table:table-cell>
          <table:table-cell office:value-type="string" calcext:value-type="string">
            <text:p>Write the Future</text:p>
          </table:table-cell>
          <table:table-cell office:value-type="string" calcext:value-type="string">
            <text:p>阪本奨悟LIFriends br2nGrandStand br2nRETO　 NEW!!</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9</text:p>
          </table:table-cell>
          <table:table-cell office:value-type="string" calcext:value-type="string">
            <text:p>激ロックGIG VOL.3</text:p>
          </table:table-cell>
          <table:table-cell office:value-type="string" calcext:value-type="string">
            <text:p>The BONEZ br2nギルガメッシュ br2nBLUE ENCOUNTbr2n【DJ/VJ】激ロックCREW</text:p>
          </table:table-cell>
          <table:table-cell office:value-type="string" calcext:value-type="string">
            <text:p>OPEN: 18:00 / START: 19:0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0</text:p>
          </table:table-cell>
          <table:table-cell office:value-type="string" calcext:value-type="string">
            <text:p>One on One Produced by Guitar Magazine</text:p>
          </table:table-cell>
          <table:table-cell office:value-type="string" calcext:value-type="string">
            <text:p>ペトロールズ br2nSOUR</text:p>
          </table:table-cell>
          <table:table-cell office:value-type="string" calcext:value-type="string">
            <text:p>OPEN: 18:30 / START: 19:3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1</text:p>
          </table:table-cell>
          <table:table-cell office:value-type="string" calcext:value-type="string">
            <text:p>nest presents 「ザゼンとオウガ」</text:p>
          </table:table-cell>
          <table:table-cell office:value-type="string" calcext:value-type="string">
            <text:p>ZAZEN BOYS br2nOGRE YOU ASSHOLE</text:p>
          </table:table-cell>
          <table:table-cell office:value-type="string" calcext:value-type="string">
            <text:p>OPEN: 18:30 / START: 19: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3</text:p>
          </table:table-cell>
          <table:table-cell office:value-type="string" calcext:value-type="string">
            <text:p>小桃音まい 5周年記念東名阪ツアー「ダンシン☆民族大移動」</text:p>
          </table:table-cell>
          <table:table-cell office:value-type="string" calcext:value-type="string">
            <text:p>小桃音まい★コラボゲスト：桃井はるこ★コラボゲスト：姫carat※小桃音まい初の生バンドコラボ</text:p>
          </table:table-cell>
          <table:table-cell office:value-type="string" calcext:value-type="string">
            <text:p>OPEN: 17:30 / START: 18:00 br2nADV: 30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3</text:p>
          </table:table-cell>
          <table:table-cell office:value-type="string" calcext:value-type="string">
            <text:p>PREMIUM-プレミアム-</text:p>
          </table:table-cell>
          <table:table-cell office:value-type="string" calcext:value-type="string">
            <text:p>asfi br2n伊藤桃 br2nウルトラガール br2nexpiece br2nシブヤDOMINON br2nSiAM&amp;POPTUNe br2n純情！トロピカル丸 br2n青春！トロピカル丸 br2nchoice? br2nナト☆カン br2nにゃんコ br2nパワースポット br2nまなみのりさ br2n他</text:p>
          </table:table-cell>
          <table:table-cell office:value-type="string" calcext:value-type="string">
            <text:p>OPEN: 11:30 / START: 12:00 br2nADV: –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4</text:p>
          </table:table-cell>
          <table:table-cell office:value-type="string" calcext:value-type="string">
            <text:p>良いLIVEはじめました</text:p>
          </table:table-cell>
          <table:table-cell office:value-type="string" calcext:value-type="string">
            <text:p>wacci br2n水野良樹 br2nCure Rubbish【Opening ACT】楠橋かおり</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5</text:p>
          </table:table-cell>
          <table:table-cell office:value-type="string" calcext:value-type="string">
            <text:p>LoVendoЯ LIVE TOUR 2014 SprinteЯ ～Bitter&amp;Sweet～</text:p>
          </table:table-cell>
          <table:table-cell office:value-type="string" calcext:value-type="string">
            <text:p>LoVendoЯ  with  Bitter ＆ Sweet</text:p>
          </table:table-cell>
          <table:table-cell office:value-type="string" calcext:value-type="string">
            <text:p>OPEN: 19:00 / START: 19:30 br2nADV: 48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6</text:p>
          </table:table-cell>
          <table:table-cell office:value-type="string" calcext:value-type="string">
            <text:p>TREASURE SQUARE</text:p>
          </table:table-cell>
          <table:table-cell office:value-type="string" calcext:value-type="string">
            <text:p>FLiP br2nカラーボトル br2nアンダーグラフ br2nQOOLAND br2nザ・ラヂオカセッツ</text:p>
          </table:table-cell>
          <table:table-cell office:value-type="string" calcext:value-type="string">
            <text:p>OPEN: 18:00 / START: 18:3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7</text:p>
          </table:table-cell>
          <table:table-cell office:value-type="string" calcext:value-type="string">
            <text:p>「円山町Mixture Night!! 2014」〜MAGUMI (LA-PPISCH) Produce!〜</text:p>
          </table:table-cell>
          <table:table-cell office:value-type="string" calcext:value-type="string">
            <text:p>スパイシーコウヤドウフ br2nEGG TOP br2nRiot Note br2n蟹奉行 br2nBlank Disk Bootleg br2n心音Maker br2nMAGUMI (LA-PPISCH ／ THE BREATHLESS)</text:p>
          </table:table-cell>
          <table:table-cell office:value-type="string" calcext:value-type="string">
            <text:p>OPEN: 17:00 / START: 17:0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8</text:p>
          </table:table-cell>
          <table:table-cell office:value-type="string" calcext:value-type="string">
            <text:p>Brand New VibeのTokyo LIVE Kingdom☆</text:p>
          </table:table-cell>
          <table:table-cell office:value-type="string" calcext:value-type="string">
            <text:p>Brand New Vibe br2niNDIGO BLUE br2nWHITE JAM  NEW!!</text:p>
          </table:table-cell>
          <table:table-cell office:value-type="string" calcext:value-type="string">
            <text:p>OPEN: 18:30 / START: 19:00 br2nADV: 33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9</text:p>
          </table:table-cell>
          <table:table-cell office:value-type="string" calcext:value-type="string">
            <text:p>ØØØ TOUR 2013-2014</text:p>
          </table:table-cell>
          <table:table-cell office:value-type="string" calcext:value-type="string">
            <text:p>UPLIFT SPICE</text:p>
          </table:table-cell>
          <table:table-cell office:value-type="string" calcext:value-type="string">
            <text:p>OPEN: 17:00 / START: 18:00 br2nADV: 2940/ DOOR: 未定 (ドリンク別)br2n※4/1～チケット価格が￥3024(税込)となります。</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0</text:p>
          </table:table-cell>
          <table:table-cell office:value-type="string" calcext:value-type="string">
            <text:p>“Kill The Power” JAPAN TOUR</text:p>
          </table:table-cell>
          <table:table-cell office:value-type="string" calcext:value-type="string">
            <text:p>SKINDRED</text:p>
          </table:table-cell>
          <table:table-cell office:value-type="string" calcext:value-type="string">
            <text:p>OPEN: 18:00 / START: 19:00 br2nADV: 38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1</text:p>
          </table:table-cell>
          <table:table-cell office:value-type="string" calcext:value-type="string">
            <text:p>EARNEST GAMES -Damned parts shit “Key”-</text:p>
          </table:table-cell>
          <table:table-cell office:value-type="string" calcext:value-type="string">
            <text:p>THE MICRO HEAD 4N’S</text:p>
          </table:table-cell>
          <table:table-cell office:value-type="string" calcext:value-type="string">
            <text:p>OPEN: 19:00 / START: 19:30 br2nADV: 45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2</text:p>
          </table:table-cell>
          <table:table-cell office:value-type="string" calcext:value-type="string">
            <text:p>この唄が、あなたに届きますように…☆vol.8</text:p>
          </table:table-cell>
          <table:table-cell office:value-type="string" calcext:value-type="string">
            <text:p>Psalm br2nJARNZΩ br2n中嶋康孝 br2nレディオサイエンス br2n山森大輔</text:p>
          </table:table-cell>
          <table:table-cell office:value-type="string" calcext:value-type="string">
            <text:p>OPEN: 18:00 / START: 18: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4</text:p>
          </table:table-cell>
          <table:table-cell office:value-type="string" calcext:value-type="string">
            <text:p>GROOVE ADDICTION</text:p>
          </table:table-cell>
          <table:table-cell office:value-type="string" calcext:value-type="string">
            <text:p>UNIST br2nWHITE SHADOW br2nフラチナリズム  NEW!!br2n他</text:p>
          </table:table-cell>
          <table:table-cell office:value-type="string" calcext:value-type="string">
            <text:p>OPEN: 18:30 / START: 19:0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5</text:p>
          </table:table-cell>
          <table:table-cell office:value-type="string" calcext:value-type="string">
            <text:p>“V-BAND 祭”～春爛漫ツアー 2014～</text:p>
          </table:table-cell>
          <table:table-cell office:value-type="string" calcext:value-type="string">
            <text:p>HERO(ゲスト) br2nDuel Jewel br2nAnli Pollicino br2nLEZARD br2nBlitzTHE BEETHOVEN</text:p>
          </table:table-cell>
          <table:table-cell office:value-type="string" calcext:value-type="string">
            <text:p>OPEN: 16:30 / START: 17:00 br2nADV: 3800 / DOOR: 未定 (ドリンク別)br2n※増税後前売り価格￥3,909</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6</text:p>
          </table:table-cell>
          <table:table-cell office:value-type="string" calcext:value-type="string">
            <text:p>wyse × ν［NEU］「2MAN」～60min×2～</text:p>
          </table:table-cell>
          <table:table-cell office:value-type="string" calcext:value-type="string">
            <text:p>wyse br2nν［NEU］</text:p>
          </table:table-cell>
          <table:table-cell office:value-type="string" calcext:value-type="string">
            <text:p>OPEN: 16:00 / START: 16:30 br2nADV: 40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7</text:p>
          </table:table-cell>
          <table:table-cell office:value-type="string" calcext:value-type="string">
            <text:p>Yeti Presents 「しゅしゃいらいぶ　＃２」</text:p>
          </table:table-cell>
          <table:table-cell office:value-type="string" calcext:value-type="string">
            <text:p>Yeti br2nZORO br2nLEZARD br2nLAGNA br2n★NOハウス br2nLOUD GRAPE br2nアプレスエコール</text:p>
          </table:table-cell>
          <table:table-cell office:value-type="string" calcext:value-type="string">
            <text:p>OPEN: 16:00 / START: 16: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8</text:p>
          </table:table-cell>
          <table:table-cell office:value-type="string" calcext:value-type="string">
            <text:p>本当に帰ってきたヘビーメタルTOUR 2014</text:p>
          </table:table-cell>
          <table:table-cell office:value-type="string" calcext:value-type="string">
            <text:p>THE冠</text:p>
          </table:table-cell>
          <table:table-cell office:value-type="string" calcext:value-type="string">
            <text:p>OPEN: 18:30 / START: 19:00 br2nADV: 35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9</text:p>
          </table:table-cell>
          <table:table-cell office:value-type="string" calcext:value-type="string">
            <text:p>「究極のレッドツェッペリン完全再現ライブ！」</text:p>
          </table:table-cell>
          <table:table-cell office:value-type="string" calcext:value-type="string">
            <text:p>CINNAMON</text:p>
          </table:table-cell>
          <table:table-cell office:value-type="string" calcext:value-type="string">
            <text:p>OPEN: 18:00 / START: 18:30 br2nADV: 4500 / DOOR: 5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30</text:p>
          </table:table-cell>
          <table:table-cell office:value-type="string" calcext:value-type="string">
            <text:p>『MASOCHIST RED SHOWCASE』～WICKED OF BLAZE～</text:p>
          </table:table-cell>
          <table:table-cell office:value-type="string" calcext:value-type="string">
            <text:p>Lycaon br2nOA:AvelCain</text:p>
          </table:table-cell>
          <table:table-cell office:value-type="string" calcext:value-type="string">
            <text:p>OPEN: 18:00 / START: 18:30 br2nADV: 3500 / DOOR: 4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2</text:p>
          </table:table-cell>
          <table:table-cell office:value-type="string" calcext:value-type="string">
            <text:p>Mount:CircleSound</text:p>
          </table:table-cell>
          <table:table-cell office:value-type="string" calcext:value-type="string">
            <text:p>アカイメART’Sbr2ncayman the under wearbr2nサイコバブーンbr2nTequobr2nGoldship</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3</text:p>
          </table:table-cell>
          <table:table-cell office:value-type="string" calcext:value-type="string">
            <text:p>MARUYAMA MUSICS</text:p>
          </table:table-cell>
          <table:table-cell office:value-type="string" calcext:value-type="string">
            <text:p>The Fracturesbr2nflight eggbr2nThe Fessbr2nthe paellasbr2nKondough Woofer</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4</text:p>
          </table:table-cell>
          <table:table-cell office:value-type="string" calcext:value-type="string">
            <text:p>HARU GA KITA</text:p>
          </table:table-cell>
          <table:table-cell office:value-type="string" calcext:value-type="string">
            <text:p>青山陽一 the BM’sbr2n吉田ヨウヘイgroupbr2nスカートbr2n王舟</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5</text:p>
          </table:table-cell>
          <table:table-cell office:value-type="string" calcext:value-type="string">
            <text:p>「ラピスTrick ♡ partⅡ 」 -蒼姫ラピス生誕祭 in渋谷-</text:p>
          </table:table-cell>
          <table:table-cell office:value-type="string" calcext:value-type="string">
            <text:p>蒼姫ラピスbr2n江口菜子br2nサンキュータツオbr2n白幡いちほbr2nかめりあbr2nPSGO-Z(ke)</text:p>
          </table:table-cell>
          <table:table-cell office:value-type="string" calcext:value-type="string">
            <text:p>OPEN: 12:30 / START: 13:00 br2nADV: 10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5</text:p>
          </table:table-cell>
          <table:table-cell office:value-type="string" calcext:value-type="string">
            <text:p>Electro.muster Night2 Re:play</text:p>
          </table:table-cell>
          <table:table-cell office:value-type="string" calcext:value-type="string">
            <text:p>Taishibr2nみとせのりこbr2nRita</text:p>
          </table:table-cell>
          <table:table-cell office:value-type="string" calcext:value-type="string">
            <text:p>OPEN: 17:30 / START: 18:00 br2nADV: 3200 / DOOR: 37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7</text:p>
          </table:table-cell>
          <table:table-cell office:value-type="string" calcext:value-type="string">
            <text:p>MARUYAMA MUISCS</text:p>
          </table:table-cell>
          <table:table-cell office:value-type="string" calcext:value-type="string">
            <text:p>Bryan Associates Clubbr2nhighenabr2ngypsy puppetsbr2nThe Strip Catsbr2n關伊佐央</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8</text:p>
          </table:table-cell>
          <table:table-cell office:value-type="string" calcext:value-type="string">
            <text:p>Mount:CircleSound</text:p>
          </table:table-cell>
          <table:table-cell office:value-type="string" calcext:value-type="string">
            <text:p>The Whole nine yardsbr2nGirl’s Enough 弁慶br2n菜摘 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9</text:p>
          </table:table-cell>
          <table:table-cell office:value-type="string" calcext:value-type="string">
            <text:p>shibuya audiovisual education</text:p>
          </table:table-cell>
          <table:table-cell office:value-type="string" calcext:value-type="string">
            <text:p>AZUMA HITOMIbr2n末広アンテナbr2nせきらら渋谷爆少女br2n合法幼女症候群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0</text:p>
          </table:table-cell>
          <table:table-cell office:value-type="string" calcext:value-type="string">
            <text:p>MARUYAMA ROCKS</text:p>
          </table:table-cell>
          <table:table-cell office:value-type="string" calcext:value-type="string">
            <text:p>嘘とカメレオンbr2nSad Geniusbr2nRiver Side Sea Sidebr2nThe BEMSbr2nイロメガネ(弾き語り)</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1</text:p>
          </table:table-cell>
          <table:table-cell office:value-type="string" calcext:value-type="string">
            <text:p>ワンダフルボーイズbr2n”スローリースローリースローリーナイト”リリース記念ライブ br2n「THIS IS PARTY!!!」</text:p>
          </table:table-cell>
          <table:table-cell office:value-type="string" calcext:value-type="string">
            <text:p>ワンダフルボーイズ (MCゲスト：ロボ宙、FUNKYMIC) br2nbonobos 【オープニングゲスト】br2nELEKIBASS 【DJ】br2nサイトウ”JxJx”ジュン（YOUR SONG IS GOOD）br2nKouhei’king’Nozaki（JUKEBOX）</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2</text:p>
          </table:table-cell>
          <table:table-cell office:value-type="string" calcext:value-type="string">
            <text:p>「渋谷丼」 – toitoitoi どんぶり巡りファイナル -</text:p>
          </table:table-cell>
          <table:table-cell office:value-type="string" calcext:value-type="string">
            <text:p>【6Fアコースティックステージ】 br2ntoitoitoi (アコースティック)br2n中村佳穂 (京都)br2nshanebr2n池田遼+ふくいかなこ 【5Fバンドステージ】br2ntoitoitoi (バンド)br2name full orchestra (北海道)br2nTHE CREATOR OFbr2nユーノ</text:p>
          </table:table-cell>
          <table:table-cell office:value-type="string" calcext:value-type="string">
            <text:p>OPEN: 16:30 / START: 17:00 br2nADV: 23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3</text:p>
          </table:table-cell>
          <table:table-cell office:value-type="string" calcext:value-type="string">
            <text:p>STYLE BAND TOKYO 2014</text:p>
          </table:table-cell>
          <table:table-cell office:value-type="string" calcext:value-type="string">
            <text:p>Veni Vidi Viciousbr2nPlasticzoomsbr2nDeux Boules Vanille(France)br2nmojabr2nDay and Buffalobr2nUmezbr2nNEW HOUSEbr2nSandy Frankbr2nDYGLbr2nLes Trucs(Germany)br2n6eyesbr2nZZZ`sbr2nHysteric Picnicbr2ngroup Abr2n+ SBT DJ`s</text:p>
          </table:table-cell>
          <table:table-cell office:value-type="string" calcext:value-type="string">
            <text:p>OPEN: 15:30 / START: 16:00 br2nADV: 3000 / DOOR: 3500 (ドリンク別)br2nhttp://stylebandtokyo.com/</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4</text:p>
          </table:table-cell>
          <table:table-cell office:value-type="string" calcext:value-type="string">
            <text:p>P-VINE presents SCREAMING MALDINI Japan tour 2014</text:p>
          </table:table-cell>
          <table:table-cell office:value-type="string" calcext:value-type="string">
            <text:p>SCREAMING MALDINIbr2n箱庭の室内楽</text:p>
          </table:table-cell>
          <table:table-cell office:value-type="string" calcext:value-type="string">
            <text:p>OPEN: 18:30 / START: 19:00 br2nADV: 3800 / DOOR: 未定 (ドリンク別)br2nhttp://www.p-vine.jp/special/screamingmaldini2014/</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7</text:p>
          </table:table-cell>
          <table:table-cell office:value-type="string" calcext:value-type="string">
            <text:p>A HARU DESU NE</text:p>
          </table:table-cell>
          <table:table-cell office:value-type="string" calcext:value-type="string">
            <text:p>ランタンパレードbr2nMUSIC FROM THE MARSbr2nookubofactorybr2nTaiko Super Kicksbr2n初美×オータコージ</text:p>
          </table:table-cell>
          <table:table-cell office:value-type="string" calcext:value-type="string">
            <text:p>OPEN: 18:30 / START: 19:00 br2nADV: 1500 / DOOR: 2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8</text:p>
          </table:table-cell>
          <table:table-cell office:value-type="string" calcext:value-type="string">
            <text:p>P-VINE presents SCREAMING MALDINI Japan tour 2014</text:p>
          </table:table-cell>
          <table:table-cell office:value-type="string" calcext:value-type="string">
            <text:p>SCREAMING MALDINI</text:p>
          </table:table-cell>
          <table:table-cell office:value-type="string" calcext:value-type="string">
            <text:p>OPEN: 18:30 / START: 19:00 br2nADV: 38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9</text:p>
          </table:table-cell>
          <table:table-cell office:value-type="string" calcext:value-type="string">
            <text:p>MUSIC TRAIL</text:p>
          </table:table-cell>
          <table:table-cell office:value-type="string" calcext:value-type="string">
            <text:p>加賀谷はつみ</text:p>
          </table:table-cell>
          <table:table-cell office:value-type="string" calcext:value-type="string">
            <text:p>OPEN: 18:30 / START: 19:00 br2nADV: 30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0</text:p>
          </table:table-cell>
          <table:table-cell office:value-type="string" calcext:value-type="string">
            <text:p>いいにおいのするALCESTワンマンSHOW!</text:p>
          </table:table-cell>
          <table:table-cell office:value-type="string" calcext:value-type="string">
            <text:p>ALCEST</text:p>
          </table:table-cell>
          <table:table-cell office:value-type="string" calcext:value-type="string">
            <text:p>OPEN: 18:00 / START: 19:00 br2nADV: 5000 / DOOR: 5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1</text:p>
          </table:table-cell>
          <table:table-cell office:value-type="string" calcext:value-type="string">
            <text:p>MAC URA YAK</text:p>
          </table:table-cell>
          <table:table-cell office:value-type="string" calcext:value-type="string">
            <text:p>MACHINE AND THE SYNERGETIC NUTS br2nThe Uranusbr2nYakYakYak</text:p>
          </table:table-cell>
          <table:table-cell office:value-type="string" calcext:value-type="string">
            <text:p>OPEN: 19:00 / START: 19:3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2</text:p>
          </table:table-cell>
          <table:table-cell office:value-type="string" calcext:value-type="string">
            <text:p>Mount:CircleSound</text:p>
          </table:table-cell>
          <table:table-cell office:value-type="string" calcext:value-type="string">
            <text:p>マンJbr2nN・G・Cbr2nGoldShip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3</text:p>
          </table:table-cell>
          <table:table-cell office:value-type="string" calcext:value-type="string">
            <text:p>CHIN-DON</text:p>
          </table:table-cell>
          <table:table-cell office:value-type="string" calcext:value-type="string">
            <text:p>DYGLbr2nNohtenkigengobr2nYOUTHSbr2nwanna-gonnabr2nit was summer</text:p>
          </table:table-cell>
          <table:table-cell office:value-type="string" calcext:value-type="string">
            <text:p>OPEN: 18:00 / START: 18:00 br2nADV: 2000 / DOOR: 2300 (ドリンク別) br2n2日間通し券: 3000(各日ドリンク代別)br2nhttp://chin-don-know.tumblr.combr2n（綿菓子食べれます！）</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4</text:p>
          </table:table-cell>
          <table:table-cell office:value-type="string" calcext:value-type="string">
            <text:p>CHIN-DON</text:p>
          </table:table-cell>
          <table:table-cell office:value-type="string" calcext:value-type="string">
            <text:p>Ykiki Beatbr2nFar Farmbr2nDATSbr2nThe Paellasbr2n他</text:p>
          </table:table-cell>
          <table:table-cell office:value-type="string" calcext:value-type="string">
            <text:p>OPEN: 18:00 / START: 18:00 br2nADV: 2000 / DOOR: 2300 (ドリンク別)br2n2日間通し券: 3000(各日ドリンク代別)br2nhttp://chin-don-know.tumblr.combr2n（綿菓子食べれます！）</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5</text:p>
          </table:table-cell>
          <table:table-cell office:value-type="string" calcext:value-type="string">
            <text:p>version 1.0</text:p>
          </table:table-cell>
          <table:table-cell office:value-type="string" calcext:value-type="string">
            <text:p>chikyunokikibr2nLLamabr2nClean Of Corebr2nよしむらひらく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8</text:p>
          </table:table-cell>
          <table:table-cell office:value-type="string" calcext:value-type="string">
            <text:p>トリプルファイヤー自主企画vol.4「MIND ASSASSIN」</text:p>
          </table:table-cell>
          <table:table-cell office:value-type="string" calcext:value-type="string">
            <text:p>トリプルファイヤーbr2nFat Fox Fanclubbr2nReddTemplebr2nDJ方</text:p>
          </table:table-cell>
          <table:table-cell office:value-type="string" calcext:value-type="string">
            <text:p>OPEN: 19:00 / START: 19: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9</text:p>
          </table:table-cell>
          <table:table-cell office:value-type="string" calcext:value-type="string">
            <text:p>Party Rockets 定期ライブ vol.16</text:p>
          </table:table-cell>
          <table:table-cell office:value-type="string" calcext:value-type="string">
            <text:p>Party Rockets</text:p>
          </table:table-cell>
          <table:table-cell office:value-type="string" calcext:value-type="string">
            <text:p>OPEN: 10:30 / START: 11:00 br2nADV: 3000 / DOOR: 3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9</text:p>
          </table:table-cell>
          <table:table-cell office:value-type="string" calcext:value-type="string">
            <text:p>sjue 10th Birthday ツーマンライブ</text:p>
          </table:table-cell>
          <table:table-cell office:value-type="string" calcext:value-type="string">
            <text:p>sjue br2n※シークレットゲスト当日発表！</text:p>
          </table:table-cell>
          <table:table-cell office:value-type="string" calcext:value-type="string">
            <text:p>OPEN: 18:00 / START: 19:00 br2nADV: 2300 / DOOR: 28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30</text:p>
          </table:table-cell>
          <table:table-cell office:value-type="string" calcext:value-type="string">
            <text:p>Mount:CircleSound</text:p>
          </table:table-cell>
          <table:table-cell office:value-type="string" calcext:value-type="string">
            <text:p>howtocountonetotenbr2nQuthibr2ncamellia 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2</text:p>
          </table:table-cell>
          <table:table-cell office:value-type="string" calcext:value-type="string">
            <text:p>Beyond all imagination</text:p>
          </table:table-cell>
          <table:table-cell office:value-type="string" calcext:value-type="string">
            <text:p>buriki br2nSecret add9 br2nTheYouKnowMay br2nピーターパン・シンドローム br2n設楽馴 br2nLYNX</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3</text:p>
          </table:table-cell>
          <table:table-cell office:value-type="string" calcext:value-type="string">
            <text:p>hybrid spring sounds</text:p>
          </table:table-cell>
          <table:table-cell office:value-type="string" calcext:value-type="string">
            <text:p>GO RETRO br2nHumanDrive br2nSwimy br2nホロ br2ngiovanna</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4</text:p>
          </table:table-cell>
          <table:table-cell office:value-type="string" calcext:value-type="string">
            <text:p>Qaijff 1st FullAlbum『クアイフ』release 東名阪 tour “ピラミッドを崩せツアー”</text:p>
          </table:table-cell>
          <table:table-cell office:value-type="string" calcext:value-type="string">
            <text:p>QaijffTalO＆JirO br2nCICADA</text:p>
          </table:table-cell>
          <table:table-cell office:value-type="string" calcext:value-type="string">
            <text:p>OPEN: 18:30 / START: 19:00 br2nADV: 20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5</text:p>
          </table:table-cell>
          <table:table-cell office:value-type="string" calcext:value-type="string">
            <text:p>GRIKOの若手狩りTOKYO</text:p>
          </table:table-cell>
          <table:table-cell office:value-type="string" calcext:value-type="string">
            <text:p>GRIKO br2nThe next! Liddell 1974 br2n裸体 br2nユーノ br2nLONE br2nアカノブルー br2nフィッシュライフ br2nHISTGRAM br2nAgeFactory br2nHalo at 四畳半</text:p>
          </table:table-cell>
          <table:table-cell office:value-type="string" calcext:value-type="string">
            <text:p>OPEN: 14:30 / START: 15:00 br2nADV: 2000 / DOOR: 2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6</text:p>
          </table:table-cell>
          <table:table-cell office:value-type="string" calcext:value-type="string">
            <text:p>【柳沢あやの生誕ライブ】</text:p>
          </table:table-cell>
          <table:table-cell office:value-type="string" calcext:value-type="string">
            <text:p>BELLRING少女ハート br2nCandy Go!Go! br2nCoverGirls br2nFeamCover’s DOLL</text:p>
          </table:table-cell>
          <table:table-cell office:value-type="string" calcext:value-type="string">
            <text:p>OPEN: 10:30 / START: 11:00 br2nADV: 3000 / DOOR: 3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6</text:p>
          </table:table-cell>
          <table:table-cell office:value-type="string" calcext:value-type="string">
            <text:p>【柳沢あやの生誕ライブ】</text:p>
          </table:table-cell>
          <table:table-cell office:value-type="string" calcext:value-type="string">
            <text:p>BELLRING少女ハート br2nさっちゃんゆるめるモ！ br2nナト☆カン br2nキャンリミ新ユニット</text:p>
          </table:table-cell>
          <table:table-cell office:value-type="string" calcext:value-type="string">
            <text:p>OPEN: 17:30 / START: 18:00 br2nADV: 3000 / DOOR: 3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7</text:p>
          </table:table-cell>
          <table:table-cell office:value-type="string" calcext:value-type="string">
            <text:p>春の大三角形</text:p>
          </table:table-cell>
          <table:table-cell office:value-type="string" calcext:value-type="string">
            <text:p>ONE×ONE br2nPINCH COX br2nQLTONE br2nZooqs br2nユリイカ br2nPOINT-UP</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8</text:p>
          </table:table-cell>
          <table:table-cell office:value-type="string" calcext:value-type="string">
            <text:p>ghostnote大平 presents バトンでタッチ!</text:p>
          </table:table-cell>
          <table:table-cell office:value-type="string" calcext:value-type="string">
            <text:p>大平伸正(ghostnote) br2n工藤圭一 br2nfull fullfull(弾き語り) br2n滝澤大地(CHERRY NADE 169) br2n宮崎優人(ab initio)竹内サティフォ br2n大島慶太(QLTONE)赤坂シュウジ℃吉川靖(HARTONE)柿澤秀吉(秀吉)伏木友亮(WONDER SOUND BEING)</text:p>
          </table:table-cell>
          <table:table-cell office:value-type="string" calcext:value-type="string">
            <text:p>OPEN: 17:00 / START: 17: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8</text:p>
          </table:table-cell>
          <table:table-cell office:value-type="string" calcext:value-type="string">
            <text:p>「ラブロベリー」発売記念ワンマンライブ 『LOVE &amp; THANKS Ⅶ』</text:p>
          </table:table-cell>
          <table:table-cell office:value-type="string" calcext:value-type="string">
            <text:p>ELIZABETH.EIGHT br2nO.A : AROWBEAK本公演はメンバーの体調不良の為、残念ながら公演延期とさせていただきます。 すでに購入済みのチケットについては、振替え開催日まで有効とさせていただきます。開催時期は未定のため、払い戻しをご希望の方はお手数ですがELIZABETH.EIGHT公式HPのメールフォームよりご連絡くださいませ。 詳しくはこちらをご覧ください。</text:p>
          </table:table-cell>
          <table:table-cell office:value-type="string" calcext:value-type="string">
            <text:p>OPEN: 18:30 / START: 19:0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9</text:p>
          </table:table-cell>
          <table:table-cell office:value-type="string" calcext:value-type="string">
            <text:p>唄のチカラ</text:p>
          </table:table-cell>
          <table:table-cell office:value-type="string" calcext:value-type="string">
            <text:p>近藤真央とアイ br2nphonon br2nLife br2nTokyo Common Sense br2nロイジプシーfourest</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0</text:p>
          </table:table-cell>
          <table:table-cell office:value-type="string" calcext:value-type="string">
            <text:p>Rock Tribe</text:p>
          </table:table-cell>
          <table:table-cell office:value-type="string" calcext:value-type="string">
            <text:p>the audio pool br2n月がさ br2nSelf-Portrait br2nall that jaz br2nnano an aperture br2nSOSO</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1</text:p>
          </table:table-cell>
          <table:table-cell office:value-type="string" calcext:value-type="string">
            <text:p>ジラフポット 『Hydro human』 リリースツアー</text:p>
          </table:table-cell>
          <table:table-cell office:value-type="string" calcext:value-type="string">
            <text:p>ジラフポット br2nOutside dandy br2nアバランチ br2nfolca br2nNON’SHEEP→SCHOOL←</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2</text:p>
          </table:table-cell>
          <table:table-cell office:value-type="string" calcext:value-type="string">
            <text:p>chaqq IN JAPAN FES. 2014</text:p>
          </table:table-cell>
          <table:table-cell office:value-type="string" calcext:value-type="string">
            <text:p>chaqq br2nA(c) br2nEDDY br2nsumika br2nHOWL BE QUIET br2nKIDS br2nサクラメリーメンMrs.GREEN APPLE順平の紙芝居</text:p>
          </table:table-cell>
          <table:table-cell office:value-type="string" calcext:value-type="string">
            <text:p>OPEN: 14:00 / START: 14:30 br2nADV: 2500 / DOOR: 未定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3</text:p>
          </table:table-cell>
          <table:table-cell office:value-type="string" calcext:value-type="string">
            <text:p>SPLASH&amp;FUNNY’S RECO. Presents 「SPLASH&amp;FUNNY’S ROCK Vol.1」</text:p>
          </table:table-cell>
          <table:table-cell office:value-type="string" calcext:value-type="string">
            <text:p>M.A.Y feat.コタニキンヤ. br2nロコビッチ br2nGREEN EYED MONSTER br2nExceNtRip br2n巧 br2nO.A : Milkey Milton</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4</text:p>
          </table:table-cell>
          <table:table-cell office:value-type="string" calcext:value-type="string">
            <text:p>fateful encounters</text:p>
          </table:table-cell>
          <table:table-cell office:value-type="string" calcext:value-type="string">
            <text:p>the Hedgehog br2nLight Heart Thinking br2n←↑ZigZag→↓ br2ngrassbird br2ni-diot br2n÷１ br2n後藤大</text:p>
          </table:table-cell>
          <table:table-cell office:value-type="string" calcext:value-type="string">
            <text:p>OPEN: 17:30 / START: 18:0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5</text:p>
          </table:table-cell>
          <table:table-cell office:value-type="string" calcext:value-type="string">
            <text:p>SUGAWARA × Crest Presents 「HELLO!! ROCK STAR☆」</text:p>
          </table:table-cell>
          <table:table-cell office:value-type="string" calcext:value-type="string">
            <text:p>mimic br2nTE:D bot br2nClock Locks br2nFEVER☆FEW石村有輝7th.Nuts Mile br2nNamioto</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6</text:p>
          </table:table-cell>
          <table:table-cell office:value-type="string" calcext:value-type="string">
            <text:p>春うらら</text:p>
          </table:table-cell>
          <table:table-cell office:value-type="string" calcext:value-type="string">
            <text:p>ラックライフ br2nアオイハル br2nPURPLE HUMPTYセプテンバーミーGEMINIDJ:どる</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昼の部</text:p>
          </table:table-cell>
          <table:table-cell office:value-type="string" calcext:value-type="string">
            <text:p>M.Pire</text:p>
          </table:table-cell>
          <table:table-cell office:value-type="string" calcext:value-type="string">
            <text:p>OPEN: 13:00 / START: 14:00 br2nADV: 48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夜の部</text:p>
          </table:table-cell>
          <table:table-cell office:value-type="string" calcext:value-type="string">
            <text:p>M.Pire</text:p>
          </table:table-cell>
          <table:table-cell office:value-type="string" calcext:value-type="string">
            <text:p>OPEN: 18:00 / START: 19:00 br2nADV: 48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8</text:p>
          </table:table-cell>
          <table:table-cell office:value-type="string" calcext:value-type="string">
            <text:p>疾走！道玄坂</text:p>
          </table:table-cell>
          <table:table-cell office:value-type="string" calcext:value-type="string">
            <text:p>ルーディノセンス br2n大木ハルミ br2nJokerBox / 他</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9</text:p>
          </table:table-cell>
          <table:table-cell office:value-type="string" calcext:value-type="string">
            <text:p>オルタナティブ和太鼓ユニット バチあたりLIVE『翔ぶが如く』</text:p>
          </table:table-cell>
          <table:table-cell office:value-type="string" calcext:value-type="string">
            <text:p>オルタナティブ和太鼓ユニット バチあたり br2n(峰岸哲、大川真史、本山遊平)</text:p>
          </table:table-cell>
          <table:table-cell office:value-type="string" calcext:value-type="string">
            <text:p>OPEN: 12:00 / START: 12:30 br2nADV: 4000 / DOOR: 4500 (ドリンク代込)</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9</text:p>
          </table:table-cell>
          <table:table-cell office:value-type="string" calcext:value-type="string">
            <text:p>アブフォーマルナイン in 東京</text:p>
          </table:table-cell>
          <table:table-cell office:value-type="string" calcext:value-type="string">
            <text:p>バズマザーズ br2nビレッジマンズストア</text:p>
          </table:table-cell>
          <table:table-cell office:value-type="string" calcext:value-type="string">
            <text:p>OPEN: 18:0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0</text:p>
          </table:table-cell>
          <table:table-cell office:value-type="string" calcext:value-type="string">
            <text:p>ひなたワンマンライブbr2n〜陽のあたる場所へ〜new single release party!!</text:p>
          </table:table-cell>
          <table:table-cell office:value-type="string" calcext:value-type="string">
            <text:p>ひなた</text:p>
          </table:table-cell>
          <table:table-cell office:value-type="string" calcext:value-type="string">
            <text:p>OPEN: 11:30 / START: 12:00 br2nADV: 3000 / DOOR: 3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0</text:p>
          </table:table-cell>
          <table:table-cell office:value-type="string" calcext:value-type="string">
            <text:p>bye-bye circus ワンマンライブbr2n「カルナバル」new single release party!!</text:p>
          </table:table-cell>
          <table:table-cell office:value-type="string" calcext:value-type="string">
            <text:p>bye-bye circus</text:p>
          </table:table-cell>
          <table:table-cell office:value-type="string" calcext:value-type="string">
            <text:p>OPEN: 17:30 / START: 18:00 br2nADV: 3000 / DOOR: 3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1</text:p>
          </table:table-cell>
          <table:table-cell office:value-type="string" calcext:value-type="string">
            <text:p>Seeing is believing</text:p>
          </table:table-cell>
          <table:table-cell office:value-type="string" calcext:value-type="string">
            <text:p>RingRingLonelyRollss br2n春六 br2n屋根の上のルーニー br2nAlbireo br2nHelloes br2nMore Than Love</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2</text:p>
          </table:table-cell>
          <table:table-cell office:value-type="string" calcext:value-type="string">
            <text:p>LILY　〜Iだとか、Youだとか『DA“TO LOVE”』TOUR〜</text:p>
          </table:table-cell>
          <table:table-cell office:value-type="string" calcext:value-type="string">
            <text:p>LILY br2nthe Brush br2nthe irony br2nthe unknown forecast br2nオトノウラ br2nポラリスカブ br2nポラロイズ</text:p>
          </table:table-cell>
          <table:table-cell office:value-type="string" calcext:value-type="string">
            <text:p>OPEN: 17:30 / START: 18:0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3</text:p>
          </table:table-cell>
          <table:table-cell office:value-type="string" calcext:value-type="string">
            <text:p>リムキャット presents 「foot print」</text:p>
          </table:table-cell>
          <table:table-cell office:value-type="string" calcext:value-type="string">
            <text:p>リムキャット br2nらしさの逢りか br2nFarEastMaze br2nTHE TEENAGE KISSERS33Insanity’sVertebra br2nInsane</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4</text:p>
          </table:table-cell>
          <table:table-cell office:value-type="string" calcext:value-type="string">
            <text:p>-</text:p>
          </table:table-cell>
          <table:table-cell office:value-type="string" calcext:value-type="string">
            <text:p>宇宙まお</text:p>
          </table:table-cell>
          <table:table-cell office:value-type="string" calcext:value-type="string">
            <text:p>OPEN: 19:00 / START: 19:30 br2nADV: 15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5</text:p>
          </table:table-cell>
          <table:table-cell office:value-type="string" calcext:value-type="string">
            <text:p>パラノイアツアー 東京編　</text:p>
          </table:table-cell>
          <table:table-cell office:value-type="string" calcext:value-type="string">
            <text:p>Rhythmic Toy World GUEST：DIRTY OLD MEN</text:p>
          </table:table-cell>
          <table:table-cell office:value-type="string" calcext:value-type="string">
            <text:p>OPEN: 19:00 / START: 19: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6</text:p>
          </table:table-cell>
          <table:table-cell office:value-type="string" calcext:value-type="string">
            <text:p>Saturday lunch time acoustic show</text:p>
          </table:table-cell>
          <table:table-cell office:value-type="string" calcext:value-type="string">
            <text:p>伏木友亮(WONDER SOUND BEING) br2nノホリサチオ(BARICANG)高橋剛(BrownCrow)工藤圭一</text:p>
          </table:table-cell>
          <table:table-cell office:value-type="string" calcext:value-type="string">
            <text:p>OPEN: 11:30 / START: 12:0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6</text:p>
          </table:table-cell>
          <table:table-cell office:value-type="string" calcext:value-type="string">
            <text:p>ユビキタス 「リアクタンスの法則」リリースツアー 【３+１=１】</text:p>
          </table:table-cell>
          <table:table-cell office:value-type="string" calcext:value-type="string">
            <text:p>ユビキタス br2nghostnote br2nPRIMAL CURVE br2nammoflight br2nApplicat Spectra</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7</text:p>
          </table:table-cell>
          <table:table-cell office:value-type="string" calcext:value-type="string">
            <text:p>NUMBER VOGEL『わ・を・ん』リリースツアーbr2n〜五十音よ鳴り響け〜ファイナルワンマン</text:p>
          </table:table-cell>
          <table:table-cell office:value-type="string" calcext:value-type="string">
            <text:p>NUMBER VOGEL</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8</text:p>
          </table:table-cell>
          <table:table-cell office:value-type="string" calcext:value-type="string">
            <text:p>Rootless presents “Wonderer”</text:p>
          </table:table-cell>
          <table:table-cell office:value-type="string" calcext:value-type="string">
            <text:p>Rootless br2nnicoten br2nSHE’S</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9</text:p>
          </table:table-cell>
          <table:table-cell office:value-type="string" calcext:value-type="string">
            <text:p>「7＋3＝10」</text:p>
          </table:table-cell>
          <table:table-cell office:value-type="string" calcext:value-type="string">
            <text:p>reading note</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30</text:p>
          </table:table-cell>
          <table:table-cell office:value-type="string" calcext:value-type="string">
            <text:p>CHERRY NADE 169×waybee×Half time Old東名阪３週連続共同企画 『チェタビーマハールtour’14-FINAL-』</text:p>
          </table:table-cell>
          <table:table-cell office:value-type="string" calcext:value-type="string">
            <text:p>CHERRY NADE 169 br2nwaybee br2nHalf time Old br2nパンカホリックス br2nヒラオコジョー•ザ•グループサウンズ br2nDOOKIE FESTA</text:p>
          </table:table-cell>
          <table:table-cell office:value-type="string" calcext:value-type="string">
            <text:p>OPEN: 17:30 / START: 18:00 br2nADV: 2300 / DOOR: 28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1</text:p>
          </table:table-cell>
          <table:table-cell office:value-type="string" calcext:value-type="string">
            <text:p>道玄坂叙情詩 第75章</text:p>
          </table:table-cell>
          <table:table-cell office:value-type="string" calcext:value-type="string">
            <text:p>IGOSSO br2n松本哲也 br2nHANICAM br2n加藤卓雄</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2</text:p>
          </table:table-cell>
          <table:table-cell office:value-type="string" calcext:value-type="string">
            <text:p>INTO THE BURROW Vol.18</text:p>
          </table:table-cell>
          <table:table-cell office:value-type="string" calcext:value-type="string">
            <text:p>dominolineGLASS TOP br2nSUMMER SOLSTICE br2nnoum</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3</text:p>
          </table:table-cell>
          <table:table-cell office:value-type="string" calcext:value-type="string">
            <text:p>INTO THE BURROW Vol.19</text:p>
          </table:table-cell>
          <table:table-cell office:value-type="string" calcext:value-type="string">
            <text:p>the swiss porno br2nDr,gbジーザス(ジャズネコ) br2nUnderground Practice</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5</text:p>
          </table:table-cell>
          <table:table-cell office:value-type="string" calcext:value-type="string">
            <text:p>横道新聞会員限定イベント</text:p>
          </table:table-cell>
          <table:table-cell office:value-type="string" calcext:value-type="string">
            <text:p>横道坊主</text:p>
          </table:table-cell>
          <table:table-cell office:value-type="string" calcext:value-type="string">
            <text:p>OPEN: 18:00 / START: 18:30 br2nADV: 3000 / DOOR: 未定 (ドリンク別)</text:p>
          </table:table-cell>
          <table:table-cell table:number-columns-repeated="1018"/>
        </table:table-row>
        <table:table-row table:style-name="ro4">
          <table:table-cell office:value-type="float" office:value="21" calcext:value-type="float">
            <text:p>21</text:p>
          </table:table-cell>
          <table:table-cell office:value-type="string" calcext:value-type="string">
            <text:p>0406</text:p>
          </table:table-cell>
          <table:table-cell office:value-type="string" calcext:value-type="string">
            <text:p>ヒッピーバースデー50</text:p>
          </table:table-cell>
          <table:table-cell office:value-type="string" calcext:value-type="string">
            <text:p>カオル「本人体調不良のため公演を中止させて頂きます。br2nご迷惑をおかけ致しまして申しわけありません。br2n尚、ローソンチケットの払い戻しに関しましてお知らせ致します。br2nお手数ですが宜しくお願い申し上げます。」【払い戻し期間】3/17 10:00 〜 3/31 23:00br2n■ローソンチケットにて購入された方br2n払い戻し期間内にお買い求めのローソン店舗Loppiにて受付致します。br2nお手持ちのチケットを直接店舗までお持ち下さい。br2n払戻し方法に関するお問い合わせbr2nローソンチケット　0570-000-777(10:00～20:00)</text:p>
          </table:table-cell>
          <table:table-cell office:value-type="string" calcext:value-type="string">
            <text:p>OPEN: 17:30 / START: 18: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6</text:p>
          </table:table-cell>
          <table:table-cell office:value-type="string" calcext:value-type="string">
            <text:p>WE LOVE RECORDS presnts “Kurt Cobain追悼ライブ”</text:p>
          </table:table-cell>
          <table:table-cell office:value-type="string" calcext:value-type="string">
            <text:p>TETSU(DRUG STORE)Ryo Fjimura br2nTAKI(スロウロリス) br2nkurosawadaisuke(bistaco) br2n他 br2nDJ：工藤マサヤOpening Act：lief</text:p>
          </table:table-cell>
          <table:table-cell office:value-type="string" calcext:value-type="string">
            <text:p>OPEN: 18:00 / START: 18:30 br2nADV: 3000 / DOOR: 3500 (ドリンク下記参照) br2n※ドリンク代→￥1,000(3DRINK) or ￥2,000(DRINK FREE)</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7</text:p>
          </table:table-cell>
          <table:table-cell office:value-type="string" calcext:value-type="string">
            <text:p>道玄坂叙情詩 第76章</text:p>
          </table:table-cell>
          <table:table-cell office:value-type="string" calcext:value-type="string">
            <text:p>森田くみこ br2nみたにあんどー魚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8</text:p>
          </table:table-cell>
          <table:table-cell office:value-type="string" calcext:value-type="string">
            <text:p>INTO THE BURROW Vol.20</text:p>
          </table:table-cell>
          <table:table-cell office:value-type="string" calcext:value-type="string">
            <text:p>Asahino kenta br2nYANTY br2n社会ノ窓 br2nLittle Hangers</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9</text:p>
          </table:table-cell>
          <table:table-cell office:value-type="string" calcext:value-type="string">
            <text:p>【Bistro SHIBUYA】</text:p>
          </table:table-cell>
          <table:table-cell office:value-type="string" calcext:value-type="string">
            <text:p>赤城はるか翔鶴ゆいか藤崎ゆうりANNA★ミスティックトパーズ久城ほゆき美奈鈴いぉ花音ありす七瀬美菜細川祐実子小宮まどか山名純 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0</text:p>
          </table:table-cell>
          <table:table-cell office:value-type="string" calcext:value-type="string">
            <text:p>INTO THE BURROW Vol.21</text:p>
          </table:table-cell>
          <table:table-cell office:value-type="string" calcext:value-type="string">
            <text:p>RooM3 br2n侘寂SinGerberaRelise Note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1</text:p>
          </table:table-cell>
          <table:table-cell office:value-type="string" calcext:value-type="string">
            <text:p>INTO THE BURROW Vol.22</text:p>
          </table:table-cell>
          <table:table-cell office:value-type="string" calcext:value-type="string">
            <text:p>QUORUM東京エクスペリエンス(中野重夫／Gt&amp;Vo 犬ケン／Ba&amp;cho 秋元清実／Ｄｒ)lovelesskillウィッシーワッシー</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2</text:p>
          </table:table-cell>
          <table:table-cell office:value-type="string" calcext:value-type="string">
            <text:p>きょう。～第１章～</text:p>
          </table:table-cell>
          <table:table-cell office:value-type="string" calcext:value-type="string">
            <text:p>Hip Bean Sprout br2nモノレコード br2nCoolRunnings br2nCuckoo(クーク) br2n1984</text:p>
          </table:table-cell>
          <table:table-cell office:value-type="string" calcext:value-type="string">
            <text:p>OPEN: 17:30 / START: 18: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3</text:p>
          </table:table-cell>
          <table:table-cell office:value-type="string" calcext:value-type="string">
            <text:p>国吉亜耶子and西川真吾Duo LIVE 〜国吉&amp;西川ラボ(Laboratory) vol.2〜</text:p>
          </table:table-cell>
          <table:table-cell office:value-type="string" calcext:value-type="string">
            <text:p>国吉亜耶子and西川真吾Duo</text:p>
          </table:table-cell>
          <table:table-cell office:value-type="string" calcext:value-type="string">
            <text:p>OPEN: 18:30 / START: 19: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5</text:p>
          </table:table-cell>
          <table:table-cell office:value-type="string" calcext:value-type="string">
            <text:p>穴蔵VOICE Vol.6</text:p>
          </table:table-cell>
          <table:table-cell office:value-type="string" calcext:value-type="string">
            <text:p>熊谷尚武 br2nタキザワユキヒト奥村慎也 br2n俵良次(ゴーズマン)</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6</text:p>
          </table:table-cell>
          <table:table-cell office:value-type="string" calcext:value-type="string">
            <text:p>lazward</text:p>
          </table:table-cell>
          <table:table-cell office:value-type="string" calcext:value-type="string">
            <text:p>大野瞬森 翼 br2nまこと br2n平岡史也</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7</text:p>
          </table:table-cell>
          <table:table-cell office:value-type="string" calcext:value-type="string">
            <text:p>近藤房之助LIVE 2014 ~Anytime Anyplace~</text:p>
          </table:table-cell>
          <table:table-cell office:value-type="string" calcext:value-type="string">
            <text:p>近藤房之助(Vo／G) 宮川剛(Perc) 加藤エレナ(Key)</text:p>
          </table:table-cell>
          <table:table-cell office:value-type="string" calcext:value-type="string">
            <text:p>OPEN: 19:30 / START: 20:00 br2nADV: 4500 / DOOR: 5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9</text:p>
          </table:table-cell>
          <table:table-cell office:value-type="string" calcext:value-type="string">
            <text:p>MOLICE presents ” Rainbow Space vol.2 ”</text:p>
          </table:table-cell>
          <table:table-cell office:value-type="string" calcext:value-type="string">
            <text:p>MOLICE※アーティストの都合により内容が変更になりました。</text:p>
          </table:table-cell>
          <table:table-cell office:value-type="string" calcext:value-type="string">
            <text:p>OPEN: 18:30 / START: 19:00 br2nADV: 1000 / DOOR: 1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0</text:p>
          </table:table-cell>
          <table:table-cell office:value-type="string" calcext:value-type="string">
            <text:p>savage genius LIVE　</text:p>
          </table:table-cell>
          <table:table-cell office:value-type="string" calcext:value-type="string">
            <text:p>savage genius</text:p>
          </table:table-cell>
          <table:table-cell office:value-type="string" calcext:value-type="string">
            <text:p>OPEN: 17:30 / START: 18:00 br2nADV: 4500 / DOOR: 5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1</text:p>
          </table:table-cell>
          <table:table-cell office:value-type="string" calcext:value-type="string">
            <text:p>【渋谷Angel Sweet Vol.3】</text:p>
          </table:table-cell>
          <table:table-cell office:value-type="string" calcext:value-type="string">
            <text:p>椎野愛花 br2nKana* br2nあずき br2n辻あいり br2n江口いちご br2n福永幸海 br2nかなでももこ br2n他</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2</text:p>
          </table:table-cell>
          <table:table-cell office:value-type="string" calcext:value-type="string">
            <text:p>穴蔵VOICE Vol.7</text:p>
          </table:table-cell>
          <table:table-cell office:value-type="string" calcext:value-type="string">
            <text:p>臼井嗣人 br2n市川 聖 br2n加藤貴之isao(ANALOG MONKEY)</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3</text:p>
          </table:table-cell>
          <table:table-cell office:value-type="string" calcext:value-type="string">
            <text:p>INTO THE BURROW Vol.23</text:p>
          </table:table-cell>
          <table:table-cell office:value-type="string" calcext:value-type="string">
            <text:p>The holy’s br2n図鑑 br2npraime br2n8×8</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4</text:p>
          </table:table-cell>
          <table:table-cell office:value-type="string" calcext:value-type="string">
            <text:p>INTO THE BURROW Vol.24</text:p>
          </table:table-cell>
          <table:table-cell office:value-type="string" calcext:value-type="string">
            <text:p>SWANKY DOGS br2nカグライフ br2n27&lt;HATANANA&gt; br2nHi-CUBE JUNCTION</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5</text:p>
          </table:table-cell>
          <table:table-cell office:value-type="string" calcext:value-type="string">
            <text:p>「FOK46」出版記念　FOK48弾き語りツアー</text:p>
          </table:table-cell>
          <table:table-cell office:value-type="string" calcext:value-type="string">
            <text:p>大槻ケンヂ br2nゲスト有り</text:p>
          </table:table-cell>
          <table:table-cell office:value-type="string" calcext:value-type="string">
            <text:p>OPEN: 18:30 / START: 19:00 br2nADV: 3600 / DOOR: 未定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6</text:p>
          </table:table-cell>
          <table:table-cell office:value-type="string" calcext:value-type="string">
            <text:p>カメラマン井口拓也×ロックバンドthe bootleg presents</text:p>
          </table:table-cell>
          <table:table-cell office:value-type="string" calcext:value-type="string">
            <text:p>the bootleg br2nかたまりみるく br2n13th.Tetra-Hedral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7</text:p>
          </table:table-cell>
          <table:table-cell office:value-type="string" calcext:value-type="string">
            <text:p>i nou vory 1st Singleレコ発イベント「ユメノボリ★」</text:p>
          </table:table-cell>
          <table:table-cell office:value-type="string" calcext:value-type="string">
            <text:p>i nou vory br2n遼花 br2nいろちがい br2nKNOLZAMC：モロキン三上</text:p>
          </table:table-cell>
          <table:table-cell office:value-type="string" calcext:value-type="string">
            <text:p>OPEN: 17:30 / START: 18:00 br2nADV: 2300 / DOOR: 28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8</text:p>
          </table:table-cell>
          <table:table-cell office:value-type="string" calcext:value-type="string">
            <text:p>INTO THE BURROW Vol.25</text:p>
          </table:table-cell>
          <table:table-cell office:value-type="string" calcext:value-type="string">
            <text:p>scratch br2nあの娘の代わり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9</text:p>
          </table:table-cell>
          <table:table-cell office:value-type="string" calcext:value-type="string">
            <text:p>片山遼 MONTHLY 2MAN LIVE 『Who’s next ⁈』</text:p>
          </table:table-cell>
          <table:table-cell office:value-type="string" calcext:value-type="string">
            <text:p>片山遼 br2n森翼</text:p>
          </table:table-cell>
          <table:table-cell office:value-type="string" calcext:value-type="string">
            <text:p>OPEN: 11:30 / START: 12: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9</text:p>
          </table:table-cell>
          <table:table-cell office:value-type="string" calcext:value-type="string">
            <text:p>つばさFly定期公演”START IN MY DREAM” vol.6 〜藤井勇綺生誕祭〜</text:p>
          </table:table-cell>
          <table:table-cell office:value-type="string" calcext:value-type="string">
            <text:p>つばさFly 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30</text:p>
          </table:table-cell>
          <table:table-cell office:value-type="string" calcext:value-type="string">
            <text:p>穴蔵VOICE Vol.8</text:p>
          </table:table-cell>
          <table:table-cell office:value-type="string" calcext:value-type="string">
            <text:p>Brand new classic岡本雄希石村有輝 br2n他</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1</text:p>
          </table:table-cell>
          <table:table-cell office:value-type="string" calcext:value-type="string">
            <text:p>KINOTO proudly presents 「in the blue」</text:p>
          </table:table-cell>
          <table:table-cell office:value-type="string" calcext:value-type="string">
            <text:p>Vianka (from 札幌) / アオキ (you made my day ) /リサ＝オフリー / ユリイカ</text:p>
          </table:table-cell>
          <table:table-cell office:value-type="string" calcext:value-type="string">
            <text:p>open&gt;18:30br2nstart&gt;19: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2</text:p>
          </table:table-cell>
          <table:table-cell/>
          <table:table-cell office:value-type="string" calcext:value-type="string">
            <text:p>Grand Addiction / 今井慎弥 (MOOT ) /ボクノクロエ / ホエルクジラ</text:p>
          </table:table-cell>
          <table:table-cell office:value-type="string" calcext:value-type="string">
            <text:p>open&gt;18:30br2nstart&gt;19: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3</text:p>
          </table:table-cell>
          <table:table-cell/>
          <table:table-cell office:value-type="string" calcext:value-type="string">
            <text:p>Recitt. (from 大阪) / Dots Dash /PARMESAN / 岡田亮太郎 (ichika bachika )</text:p>
          </table:table-cell>
          <table:table-cell office:value-type="string" calcext:value-type="string">
            <text:p>open&gt;18:30br2nstart&gt;19: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4</text:p>
          </table:table-cell>
          <table:table-cell office:value-type="string" calcext:value-type="string">
            <text:p>KINOTO proudly presents 「4」</text:p>
          </table:table-cell>
          <table:table-cell office:value-type="string" calcext:value-type="string">
            <text:p>E.X.P (from 大阪) / アバランチ (from 山梨) /Flying Izna Drop / O’tiempoman br2nDJ: ゆうじろう (渋谷club乙-kinoto-)br2nFOOD: Natural Hi-Tech ダイナー</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5</text:p>
          </table:table-cell>
          <table:table-cell office:value-type="string" calcext:value-type="string">
            <text:p>映画で見た少女 presents 「映画vol.3」</text:p>
          </table:table-cell>
          <table:table-cell office:value-type="string" calcext:value-type="string">
            <text:p>映画で見た少女 / asayake no ato (from 京都) /root13. (from 大阪) / TOKYOGUM / 限りなく透明な果実</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6</text:p>
          </table:table-cell>
          <table:table-cell office:value-type="string" calcext:value-type="string">
            <text:p>BLACKBILLY presents br2nBLACKBILLY is DEADツアーファイナル2マンライブ br2n「DESTROY YOUR ALL」</text:p>
          </table:table-cell>
          <table:table-cell office:value-type="string" calcext:value-type="string">
            <text:p>BLACKBILLY vs THE STRANGE RASCAL</text:p>
          </table:table-cell>
          <table:table-cell office:value-type="string" calcext:value-type="string">
            <text:p>open&gt;18:30br2nstart&gt;19:00br2nadv&gt;¥22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7</text:p>
          </table:table-cell>
          <table:table-cell office:value-type="string" calcext:value-type="string">
            <text:p>「KINOTONITE!!!」</text:p>
          </table:table-cell>
          <table:table-cell office:value-type="string" calcext:value-type="string">
            <text:p>DJs: DJ hdyshit (multitalent.com) / 32=8×4 (ex. Mogeha-e.p.Factory-) /マキト (ピストルディスコ) / よんこ (横浜B.B.STREET／Chant!Crew) /さぬん (病み上がりテキーラ) / じゃいあん (このまま朝まで無礼講) / ポセ (bef-teck) / ゆうじろう (マグナム)br2nClosing Act: 外浦剛志 (パーティー畑出身)</text:p>
          </table:table-cell>
          <table:table-cell office:value-type="string" calcext:value-type="string">
            <text:p>open&amp;start&gt;br2n18:00 adv&amp;door&gt;br2n¥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8</text:p>
          </table:table-cell>
          <table:table-cell office:value-type="string" calcext:value-type="string">
            <text:p>KINOTO proudly presents 「dusk to dawn」</text:p>
          </table:table-cell>
          <table:table-cell office:value-type="string" calcext:value-type="string">
            <text:p>しょしょ (from 新潟) / ヨモギイチヨウ (from 大阪) /FOOLA / hrimnir / poro / イタンジ</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9</text:p>
          </table:table-cell>
          <table:table-cell office:value-type="string" calcext:value-type="string">
            <text:p>KINOTO proudly presents 「relaxing」</text:p>
          </table:table-cell>
          <table:table-cell office:value-type="string" calcext:value-type="string">
            <text:p>CymBeedium / endeavour /lost my identity / 久保田雄大 / ワロテル</text:p>
          </table:table-cell>
          <table:table-cell office:value-type="string" calcext:value-type="string">
            <text:p>open&gt;18:00br2nstart&gt;18:3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0</text:p>
          </table:table-cell>
          <table:table-cell office:value-type="string" calcext:value-type="string">
            <text:p>KINOTO proudly presents 「in the blue」</text:p>
          </table:table-cell>
          <table:table-cell office:value-type="string" calcext:value-type="string">
            <text:p>amali / -Junk- / toah / 上兼 堅 (二人 ) / ザ・木天蓼レコード</text:p>
          </table:table-cell>
          <table:table-cell office:value-type="string" calcext:value-type="string">
            <text:p>open&gt;18:00br2nstart&gt;18:3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1</text:p>
          </table:table-cell>
          <table:table-cell office:value-type="string" calcext:value-type="string">
            <text:p>ガガ (キノトStaff) BxDx proudly presents 「paranoia vol.2」</text:p>
          </table:table-cell>
          <table:table-cell office:value-type="string" calcext:value-type="string">
            <text:p>ピーターパンシンドローム (from 神戸) / ALTRA&amp;CRYOGENIC / Bentham / Crawlingfly / シガテラ / ピラモール br2nand 1 more band!!br2nFOOD: ゆうじろうキッチン</text:p>
          </table:table-cell>
          <table:table-cell office:value-type="string" calcext:value-type="string">
            <text:p>open&gt;17:00br2nstart&gt;17: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2</text:p>
          </table:table-cell>
          <table:table-cell office:value-type="string" calcext:value-type="string">
            <text:p>日向とし子 presents 「スナックとし子一号店 br2n〜FIRST FULL ALBUM ”CATAKI” RELEASE PARTY〜」</text:p>
          </table:table-cell>
          <table:table-cell office:value-type="string" calcext:value-type="string">
            <text:p>日向とし子 / The pusks! /The Reminder / Zaien Lily / ニュートリツ</text:p>
          </table:table-cell>
          <table:table-cell office:value-type="string" calcext:value-type="string">
            <text:p>open&gt;17:00br2nstart&gt;17:30br2nadv&gt;¥2000br2ndoor&gt;¥2500</text:p>
          </table:table-cell>
          <table:table-cell table:number-columns-repeated="1018"/>
        </table:table-row>
        <table:table-row table:style-name="ro3">
          <table:table-cell office:value-type="float" office:value="23" calcext:value-type="float">
            <text:p>23</text:p>
          </table:table-cell>
          <table:table-cell office:value-type="string" calcext:value-type="string">
            <text:p>0413</text:p>
          </table:table-cell>
          <table:table-cell office:value-type="string" calcext:value-type="string">
            <text:p>「青山学院大学メロディハウス新入生歓迎ライブ」</text:p>
          </table:table-cell>
          <table:table-cell/>
          <table:table-cell office:value-type="string" calcext:value-type="string">
            <text:p>open&gt;11:30br2nstart&gt;12:00br2nadv&amp;door&gt;br2n¥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4</text:p>
          </table:table-cell>
          <table:table-cell office:value-type="string" calcext:value-type="string">
            <text:p>KINOTO proudly presents 「Draw The Line」</text:p>
          </table:table-cell>
          <table:table-cell office:value-type="string" calcext:value-type="string">
            <text:p>Knick Knack Knife / Shoot from The hip /江戸浪士組 / ジーザス (ジャズネコ ) / ホトトギス br2nand more...</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5</text:p>
          </table:table-cell>
          <table:table-cell office:value-type="string" calcext:value-type="string">
            <text:p>KINOTO proudly presents 「From Here To Anywhere」</text:p>
          </table:table-cell>
          <table:table-cell office:value-type="string" calcext:value-type="string">
            <text:p>HeLLioRoid (from 大阪) / Backyard / crownshop /flagstate / SUMMER SOLSTICE / TRADLAD</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6</text:p>
          </table:table-cell>
          <table:table-cell office:value-type="string" calcext:value-type="string">
            <text:p>ナユタ Presents ナユタ 『対話』Release Tour ”感性の法則” ツアーファイナル br2n「さよならさえもいえないけど僕は君と生きている」</text:p>
          </table:table-cell>
          <table:table-cell office:value-type="string" calcext:value-type="string">
            <text:p>ナユタ / The Calendar of Happy Days (from 大阪) /LIFESHOP / 空リウム。 / トラツグミ br2nOpening Act: うぃっち br2nFOOD : Cocina de hondabr2nArt: 高村 真梨</text:p>
          </table:table-cell>
          <table:table-cell office:value-type="string" calcext:value-type="string">
            <text:p>open&gt;17:30br2nstart&gt;18:0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7</text:p>
          </table:table-cell>
          <table:table-cell office:value-type="string" calcext:value-type="string">
            <text:p>KINOTO proudly presents 「Time is Running」</text:p>
          </table:table-cell>
          <table:table-cell office:value-type="string" calcext:value-type="string">
            <text:p>pirukuru / sheeplore /Zooqs / ZowieZowieZowie / アラシワイルシ</text:p>
          </table:table-cell>
          <table:table-cell office:value-type="string" calcext:value-type="string">
            <text:p>open&gt;18:00br2nstart&gt;18:3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8</text:p>
          </table:table-cell>
          <table:table-cell office:value-type="string" calcext:value-type="string">
            <text:p>KINOTO proudly presents 「Opiate Sun」</text:p>
          </table:table-cell>
          <table:table-cell office:value-type="string" calcext:value-type="string">
            <text:p>Arere? / Casorla /MUSQIS / 102号室。 / 180゜words / こゆび</text:p>
          </table:table-cell>
          <table:table-cell office:value-type="string" calcext:value-type="string">
            <text:p>open&gt;17:30br2nstart&gt;18:00br2nadv&gt;¥1800br2ndoor&gt;¥23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9</text:p>
          </table:table-cell>
          <table:table-cell office:value-type="string" calcext:value-type="string">
            <text:p>タチバナアキホ (niente.) BxDx presents 「microente. is(was) born」</text:p>
          </table:table-cell>
          <table:table-cell office:value-type="string" calcext:value-type="string">
            <text:p>niente. / ALMA (from 神戸) /emptye (from 大阪) / andsole / Chartreux /December / Plot Scraps / signature / sprawl br2nand 1 more secret band!!br2nOpening Act : タチバナアキホ (niente. )br2nFOOD: すぎこキッチン</text:p>
          </table:table-cell>
          <table:table-cell office:value-type="string" calcext:value-type="string">
            <text:p>open&gt;13:30br2nstart&gt;14:0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0</text:p>
          </table:table-cell>
          <table:table-cell office:value-type="string" calcext:value-type="string">
            <text:p>JUNIOR BREATH 8th Anniversary br2n「eightbeat sickness Ver.22.1 SIBUYA SPRING STORM MAGIC!!」</text:p>
          </table:table-cell>
          <table:table-cell office:value-type="string" calcext:value-type="string">
            <text:p>JUNIOR BREATH (from 大阪) / BLACK VELVET LUCY /ずぶぬれシアター / プラズマJAP JET / バイドク /ブリキオーケストラ / テクマクマヤーンズ</text:p>
          </table:table-cell>
          <table:table-cell office:value-type="string" calcext:value-type="string">
            <text:p>open&gt;17:00br2nstart&gt;17: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1</text:p>
          </table:table-cell>
          <table:table-cell office:value-type="string" calcext:value-type="string">
            <text:p>GIANT proudly presents 「SH!BUYA MOSHP!!!!!T SP」</text:p>
          </table:table-cell>
          <table:table-cell office:value-type="string" calcext:value-type="string">
            <text:p>Day tripper (from 大阪) / Crazy Chameleon /LEXT / 16REASONS br2nand more...</text:p>
          </table:table-cell>
          <table:table-cell office:value-type="string" calcext:value-type="string">
            <text:p>open&gt;18:00br2nstart&gt;18:3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2</text:p>
          </table:table-cell>
          <table:table-cell/>
          <table:table-cell office:value-type="string" calcext:value-type="string">
            <text:p>a chilly actor / tib / ハイカラキャンディーズ / メロライン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3</text:p>
          </table:table-cell>
          <table:table-cell office:value-type="string" calcext:value-type="string">
            <text:p>KINOTO proudly presents 「BURGER KING!!!」</text:p>
          </table:table-cell>
          <table:table-cell office:value-type="string" calcext:value-type="string">
            <text:p>Logi (from 盛岡) / キズキノチ (from 大阪) /comolebi / the Frank Talk / grace period / JED</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4</text:p>
          </table:table-cell>
          <table:table-cell/>
          <table:table-cell office:value-type="string" calcext:value-type="string">
            <text:p>The Depth of Sad Dreaming /Good Night Sheep / iromuk / ワタナベケン (SHELTER )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5</text:p>
          </table:table-cell>
          <table:table-cell office:value-type="string" calcext:value-type="string">
            <text:p>esola presents【絵空箱vol.5】br2n｢nature &amp; re-creating｣ release party</text:p>
          </table:table-cell>
          <table:table-cell office:value-type="string" calcext:value-type="string">
            <text:p>esola / Aug.RAINSNOW / chimes /DEADLY PILES / DELTA CHORD / ハジオキクチバンド</text:p>
          </table:table-cell>
          <table:table-cell office:value-type="string" calcext:value-type="string">
            <text:p>open&gt;18:00br2nstart&gt;18:30br2nadv&gt;¥1900br2ndoor&gt;¥24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6</text:p>
          </table:table-cell>
          <table:table-cell office:value-type="string" calcext:value-type="string">
            <text:p>Riff presents 「ハートに火をつけて Vol.2」</text:p>
          </table:table-cell>
          <table:table-cell office:value-type="string" calcext:value-type="string">
            <text:p>Riff / BLACKS /Halo / LUNCH-Ki-RATT / タヌキ</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7</text:p>
          </table:table-cell>
          <table:table-cell office:value-type="string" calcext:value-type="string">
            <text:p>ヨルニトケル presents「夜更かし -第二夜- 」 br2n～1st EP「さようなら、真冬の死神」release party～</text:p>
          </table:table-cell>
          <table:table-cell office:value-type="string" calcext:value-type="string">
            <text:p>ヨルニトケル / SHELTER /and 2bands!!br2nFOOD: cafe dacota, 夜のフランクフルト屋さん</text:p>
          </table:table-cell>
          <table:table-cell office:value-type="string" calcext:value-type="string">
            <text:p>open&gt;17:30br2nstart&gt;18:00br2nadv&gt;¥2000br2ndoor&gt;¥23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8</text:p>
          </table:table-cell>
          <table:table-cell office:value-type="string" calcext:value-type="string">
            <text:p>KINOTO proudly presents 「ROLL WITH IT」</text:p>
          </table:table-cell>
          <table:table-cell office:value-type="string" calcext:value-type="string">
            <text:p>aonopeople / metroowl /siki. / アマアシ / ガーディアンズ / カタミチカラ 、と。 / ごっこ br2nFOOD: EMS kitchen</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9</text:p>
          </table:table-cell>
          <table:table-cell office:value-type="string" calcext:value-type="string">
            <text:p>「渋谷GABIGABI 9周年記念ライブ」</text:p>
          </table:table-cell>
          <table:table-cell office:value-type="string" calcext:value-type="string">
            <text:p>BQ〜バッキンガム宮殿〜 / The Essential Brothers /THE JAYPERS R&amp;R Forever! Special / Pop Rules the World!s /ROCK THE NIGHTオールスターズ / 愛と涙のロックSHOW / THE鬱ROCKS /恋をしようよジェニーズ / 中洲ピンクサロン</text:p>
          </table:table-cell>
          <table:table-cell office:value-type="string" calcext:value-type="string">
            <text:p>open&gt;15:30br2nstart&gt;16:00br2nadv&gt;¥900br2ndoor&gt;¥1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30</text:p>
          </table:table-cell>
          <table:table-cell office:value-type="string" calcext:value-type="string">
            <text:p>Lie Lay Land x ex. corone 共同企画 「思春期」</text:p>
          </table:table-cell>
          <table:table-cell office:value-type="string" calcext:value-type="string">
            <text:p>Lie Lay Land / ex.corone /Dots Dash / The 4th birthday end</text:p>
          </table:table-cell>
          <table:table-cell office:value-type="string" calcext:value-type="string">
            <text:p>open&gt;18:00br2nstart&gt;18:30br2nadv&gt;¥2500br2ndoor&gt;¥2800</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1</text:p>
          </table:table-cell>
          <table:table-cell office:value-type="string" calcext:value-type="string">
            <text:p>Beat Happening！とびだせ！おともだち札幌からとびだす！渋谷編！</text:p>
          </table:table-cell>
          <table:table-cell office:value-type="string" calcext:value-type="string">
            <text:p>LIVE : URBANフェチ / ハラフロムヘル / わっしょいキヨシbr2n笹口騒音ハーモニカ / とびだせ！おともだち (札幌)</text:p>
          </table:table-cell>
          <table:table-cell office:value-type="string" calcext:value-type="string">
            <text:p>Open 18:30 / Start 19:00　 br2nAdvance 2000 / Door 2500 (+1D)br2nBeat Happening！は本公演は高校生以下のお客様は1000円Discount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2</text:p>
          </table:table-cell>
          <table:table-cell office:value-type="string" calcext:value-type="string">
            <text:p>free stroke vol.82</text:p>
          </table:table-cell>
          <table:table-cell office:value-type="string" calcext:value-type="string">
            <text:p>LIVE : 本間圭一 / 荒木林太郎 / ヨナハ / 人野もた</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3</text:p>
          </table:table-cell>
          <table:table-cell office:value-type="string" calcext:value-type="string">
            <text:p>LUSH HOUR vol.179br2n〜8Artist 3Stage〜</text:p>
          </table:table-cell>
          <table:table-cell office:value-type="string" calcext:value-type="string">
            <text:p>LIVE : ハネダアカリ / 太田美音 (マイクロコズム) / 山田真未 (after the greenroom) / 猫田ねたこbr2nちゃんまき(硝子越しの暴走) / 凜佳(近代ガールズ) / 広瀬愛一郎 (EL SONOKOS) / 松永晴貴 (dry as dust)new! br2nFOOD : みやけんさん家の晩ご飯</text:p>
          </table:table-cell>
          <table:table-cell office:value-type="string" calcext:value-type="string">
            <text:p>Open 18:15 / Start 18:45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5</text:p>
          </table:table-cell>
          <table:table-cell office:value-type="string" calcext:value-type="string">
            <text:p>Beat Happening！SHIBUYA R&amp;R PANIC！</text:p>
          </table:table-cell>
          <table:table-cell office:value-type="string" calcext:value-type="string">
            <text:p>LIVE : 左右 / BLUEIII / the highest / THIS IS JAPAN / ベルノバジャムズ / スライディングが普通の歩き方br2nand more…</text:p>
          </table:table-cell>
          <table:table-cell office:value-type="string" calcext:value-type="string">
            <text:p>Open 17:30 / Start 18:00　 br2nAdvance 2000 / Door 2500 (+1D)br2nBeat Happening！は本公演は高校生以下のお客様は1000円＋1DRINK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6</text:p>
          </table:table-cell>
          <table:table-cell office:value-type="string" calcext:value-type="string">
            <text:p>Air raid vol.246</text:p>
          </table:table-cell>
          <table:table-cell office:value-type="string" calcext:value-type="string">
            <text:p>LIVE : subhi / Well done sabotage / Hummingbird / ナスツカサ</text:p>
          </table:table-cell>
          <table:table-cell office:value-type="string" calcext:value-type="string">
            <text:p>Open 18:00 / Start 18:3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7</text:p>
          </table:table-cell>
          <table:table-cell office:value-type="string" calcext:value-type="string">
            <text:p>LUSH HOUR vol.180</text:p>
          </table:table-cell>
          <table:table-cell office:value-type="string" calcext:value-type="string">
            <text:p>LIVE : 中川瑞葉、Jessica（NGATARI）、タケシズＨＯＮＤＡ / divideperzero(from SOUR) / liiil(大島輝之、吉良憲一、中田粥、エリヲ、石原雄治) / bonstar×藤巻鉄郎</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8</text:p>
          </table:table-cell>
          <table:table-cell office:value-type="string" calcext:value-type="string">
            <text:p>Air raid vol.247</text:p>
          </table:table-cell>
          <table:table-cell office:value-type="string" calcext:value-type="string">
            <text:p>LIVE : HAND / nada.acarph / ヨナハ</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9</text:p>
          </table:table-cell>
          <table:table-cell office:value-type="string" calcext:value-type="string">
            <text:p>Beat Happening！Next Happening is…</text:p>
          </table:table-cell>
          <table:table-cell office:value-type="string" calcext:value-type="string">
            <text:p>LIVE : ケトル / 佐々木萌 / クロマチックラン / リコチェットマイガール / ZowieZowieZowie</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2</text:p>
          </table:table-cell>
          <table:table-cell office:value-type="string" calcext:value-type="string">
            <text:p>春に咲き舞う卯月の詠〜桜の文</text:p>
          </table:table-cell>
          <table:table-cell office:value-type="string" calcext:value-type="string">
            <text:p>LIVE : SPICE CASE</text:p>
          </table:table-cell>
          <table:table-cell office:value-type="string" calcext:value-type="string">
            <text:p>Open 12:30 / Start 13:00　 br2nAdvance / Door 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2</text:p>
          </table:table-cell>
          <table:table-cell office:value-type="string" calcext:value-type="string">
            <text:p>『スクイズメンと会おう 第十四回』</text:p>
          </table:table-cell>
          <table:table-cell office:value-type="string" calcext:value-type="string">
            <text:p>LIVE : スクイズメン/ MUGWUMPS / akutagawa / Emerald</text:p>
          </table:table-cell>
          <table:table-cell office:value-type="string" calcext:value-type="string">
            <text:p>Open 18:30 / Start 19:00　 br2nAdvance 2300 / Door 28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3</text:p>
          </table:table-cell>
          <table:table-cell office:value-type="string" calcext:value-type="string">
            <text:p>LAUGH &amp; RHYTHMbr2n- THE JAPONICANS presents -</text:p>
          </table:table-cell>
          <table:table-cell office:value-type="string" calcext:value-type="string">
            <text:p>LIVE : THE JAPONICANS / THE JAPONICANS with megumi / poojika / Satellite Ska Session / J.J Session / TheKingstompersbr2nDJ : BOBO / MICCYAN / mastti(otomamire Rub-a-Dub Style)</text:p>
          </table:table-cell>
          <table:table-cell office:value-type="string" calcext:value-type="string">
            <text:p>Open 16:30 / Start 17: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6</text:p>
          </table:table-cell>
          <table:table-cell office:value-type="string" calcext:value-type="string">
            <text:p>LUSH HOUR vol.181br2n〜sexy sleeping編〜</text:p>
          </table:table-cell>
          <table:table-cell office:value-type="string" calcext:value-type="string">
            <text:p>LIVE : 硝子越しの暴走 / 愚か者クラブ(大阪) / 近代ガールズ / and more…</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7</text:p>
          </table:table-cell>
          <table:table-cell office:value-type="string" calcext:value-type="string">
            <text:p>Beat Happening！AcousticBoy！AcousticGIRL！</text:p>
          </table:table-cell>
          <table:table-cell office:value-type="string" calcext:value-type="string">
            <text:p>LIVE : PEIGY / 野田耕平 (URBANフェチ) / 北澤ゆうほ (the peggies)br2n平絵里香 / 古宮大志（僕のレテパシーズ） / and more</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8</text:p>
          </table:table-cell>
          <table:table-cell office:value-type="string" calcext:value-type="string">
            <text:p>UP&amp;UP</text:p>
          </table:table-cell>
          <table:table-cell office:value-type="string" calcext:value-type="string">
            <text:p>Comrade : br2nBOBObr2nMICCYANbr2n北島友太br2nTATZbr2nKO-TA-RAWbr2nYANGbr2nオオホリマサキ Ska , Rock Steady , Reggae , Calypso , Latin ... and more more more Good muzik !!br2nEvery 3rd Friday at , shibuya Lush . br2nweb // www.up-a-up.net</text:p>
          </table:table-cell>
          <table:table-cell office:value-type="string" calcext:value-type="string">
            <text:p>Open/ Start 23:30　 br2nAdvance &amp; With Flyer 1500 / Door 2000(+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9</text:p>
          </table:table-cell>
          <table:table-cell office:value-type="string" calcext:value-type="string">
            <text:p>LUSH HOUR × Morestage レコ発!</text:p>
          </table:table-cell>
          <table:table-cell office:value-type="string" calcext:value-type="string">
            <text:p>LIVE : Morestage / the least commons ensemble / and more...</text:p>
          </table:table-cell>
          <table:table-cell office:value-type="string" calcext:value-type="string">
            <text:p>Open 18:00 / Start 18:3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9</text:p>
          </table:table-cell>
          <table:table-cell office:value-type="string" calcext:value-type="string">
            <text:p>DOT'n'LINE</text:p>
          </table:table-cell>
          <table:table-cell office:value-type="string" calcext:value-type="string">
            <text:p>  Specail Guest Live : THE STOLEN HEARTS feat THE PRINGLES!!!br2nSpecial Guest Dj : DJ UNAGAMIbr2nDOTS'n'LINE DJs : Stormer Tamai / Maru / Kazegg / MacKob / uCjimabr2nHost Bnad : Stormer &amp; THE STOLEN HEARTSbr2nUnderground Black Music Dance Communicationの名はそのままに、中央における独自のローカリズムとエンターテイメント精神でNORTHERN SOUL DISC GUIDE LAUNCH PARTY”を大成功に導いたDOTS'n'LINE春の新作は熱き50'sシーンからのお二方を招いての開催！。LUSHお隣HOMEでの東北支援GOING STRONGを始め、渋谷チェルシーホテルでのRhythm Bound等、多岐に渡るストイックな活動が心に突き刺さるDJ UNAGAMI氏。バンドの枠を飛び越え、50'sガールズデュオとして進化し続けるTHE PRINGLESは、今回THE STOLEN HEARTSをその小悪魔的な魅力で手玉に取り、まんまとバックに従えてのパフォーマンス。隙間無く描かれつつある点と線、DOTS'n'LINEでしか味わう事の出来ない緻密な荒技を是非ご賞味あれ！</text:p>
          </table:table-cell>
          <table:table-cell office:value-type="string" calcext:value-type="string">
            <text:p>Open / Start 23:30　 br2nAdvance 2000 (w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0</text:p>
          </table:table-cell>
          <table:table-cell office:value-type="string" calcext:value-type="string">
            <text:p>Beat Happening！SPECIAL！ br2n『I Think Otherwise”イノセンス” Release Party』</text:p>
          </table:table-cell>
          <table:table-cell office:value-type="string" calcext:value-type="string">
            <text:p>LIVE : I Think Otherwise / soulkids / LOVE LOVE LOVE / ヤーチャイカ / Mrs.GREEN APPLE</text:p>
          </table:table-cell>
          <table:table-cell office:value-type="string" calcext:value-type="string">
            <text:p>Open 17:30 / Start 18:00　 br2nAdvance 2300 / Door 2500 (+1D)br2nLAWSON : 74549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2</text:p>
          </table:table-cell>
          <table:table-cell office:value-type="string" calcext:value-type="string">
            <text:p>FAT RECORDS vol.7</text:p>
          </table:table-cell>
          <table:table-cell office:value-type="string" calcext:value-type="string">
            <text:p>LIVE : Qrescnt Pass（大阪） / COLOR LIFE (大阪) / もしもしくじら / and more...</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4</text:p>
          </table:table-cell>
          <table:table-cell office:value-type="string" calcext:value-type="string">
            <text:p>Beat Happening！〜WALKIN' ON A GROOVY THING 〜</text:p>
          </table:table-cell>
          <table:table-cell office:value-type="string" calcext:value-type="string">
            <text:p>LIVE : Sherry… / KIKIMIMI / GO RETRO / ぱいなっぷるくらぶ</text:p>
          </table:table-cell>
          <table:table-cell office:value-type="string" calcext:value-type="string">
            <text:p>Open 19:00 / Start 19:30　 br2nAdvance 22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6</text:p>
          </table:table-cell>
          <table:table-cell office:value-type="string" calcext:value-type="string">
            <text:p>Beat Happening！〜SUNDAY CRASH！〜</text:p>
          </table:table-cell>
          <table:table-cell office:value-type="string" calcext:value-type="string">
            <text:p>LIVE : DODO / BurnQue / kazuna hirose with ECHO / and more…</text:p>
          </table:table-cell>
          <table:table-cell office:value-type="string" calcext:value-type="string">
            <text:p>Open 17:30 / Start 18:00　 br2nAdvance 20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7</text:p>
          </table:table-cell>
          <table:table-cell office:value-type="string" calcext:value-type="string">
            <text:p>『DAISY LOO 3rd自主シングルレコ初ツアー 東京編！』br2nSupported by Beat Happening！</text:p>
          </table:table-cell>
          <table:table-cell office:value-type="string" calcext:value-type="string">
            <text:p>LIVE : DAISY LOO / 愛はズボーン / Happy!Mari / the coopeez</text:p>
          </table:table-cell>
          <table:table-cell office:value-type="string" calcext:value-type="string">
            <text:p>Open 17:30 / Start 18:00　 br2nAdvance 2300 / Door 2500 (+1D)br2nBeat Happening！は本公演は高校生以下のお客様は1000円＋1DRINK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8</text:p>
          </table:table-cell>
          <table:table-cell office:value-type="string" calcext:value-type="string">
            <text:p>free stroke vol.83</text:p>
          </table:table-cell>
          <table:table-cell office:value-type="string" calcext:value-type="string">
            <text:p>LIVE : イサカヨシタカ / Rocky Stonefield / 那須啓(salsa)</text:p>
          </table:table-cell>
          <table:table-cell office:value-type="string" calcext:value-type="string">
            <text:p>Open 18:00 / Start 18:3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9</text:p>
          </table:table-cell>
          <table:table-cell office:value-type="string" calcext:value-type="string">
            <text:p>Beat Happening！SHIBUYA GREATEST MAX！</text:p>
          </table:table-cell>
          <table:table-cell office:value-type="string" calcext:value-type="string">
            <text:p>LIVE : イツエ / 宇宙人 / the peggies / 惑星アブノーマル</text:p>
          </table:table-cell>
          <table:table-cell office:value-type="string" calcext:value-type="string">
            <text:p>Open 17:30 / Start 18:00　 br2nAdvance 2500 / Door 3000 (+1D)br2nLAWSON : 75128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30</text:p>
          </table:table-cell>
          <table:table-cell office:value-type="string" calcext:value-type="string">
            <text:p>ORENCHI -1st PARTY-</text:p>
          </table:table-cell>
          <table:table-cell office:value-type="string" calcext:value-type="string">
            <text:p>LIVE : THE ATOM4 / TomAndEmily / RainDrop / ボインランドリー / クロックムッシュ / BranNewJack</text:p>
          </table:table-cell>
          <table:table-cell office:value-type="string" calcext:value-type="string">
            <text:p>Open 18:00 / Start 18:30　 br2nAdvance 1500 / Door 2000 (+1D)</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1</text:p>
          </table:table-cell>
          <table:table-cell office:value-type="string" calcext:value-type="string">
            <text:p>girugamesh 2014 tour MONSTER</text:p>
          </table:table-cell>
          <table:table-cell office:value-type="string" calcext:value-type="string">
            <text:p>ギルガメッシュbr2n【オープニングアクト】MAKE MY DAY</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2</text:p>
          </table:table-cell>
          <table:table-cell office:value-type="string" calcext:value-type="string">
            <text:p>となりのバンドマンツアー2014</text:p>
          </table:table-cell>
          <table:table-cell office:value-type="string" calcext:value-type="string">
            <text:p>グッドモーニングアメリカ / the band apart / 8otto</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3</text:p>
          </table:table-cell>
          <table:table-cell office:value-type="string" calcext:value-type="string">
            <text:p>The Cheserasera～リリース記念フリーライブ～</text:p>
          </table:table-cell>
          <table:table-cell office:value-type="string" calcext:value-type="string">
            <text:p>The Cheserasera</text:p>
          </table:table-cell>
          <table:table-cell office:value-type="string" calcext:value-type="string">
            <text:p>OPEN/START 18:30/19:00</text:p>
          </table:table-cell>
          <table:table-cell table:number-columns-repeated="1018"/>
        </table:table-row>
        <table:table-row table:style-name="ro3">
          <table:table-cell office:value-type="float" office:value="25" calcext:value-type="float">
            <text:p>25</text:p>
          </table:table-cell>
          <table:table-cell office:value-type="string" calcext:value-type="string">
            <text:p>0404</text:p>
          </table:table-cell>
          <table:table-cell office:value-type="string" calcext:value-type="string">
            <text:p>NEW ALBUM RELEASE LIVE</text:p>
          </table:table-cell>
          <table:table-cell office:value-type="string" calcext:value-type="string">
            <text:p>前野健太</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5</text:p>
          </table:table-cell>
          <table:table-cell office:value-type="string" calcext:value-type="string">
            <text:p>Nabowa x 奇妙礼太郎トラベルスイング楽団</text:p>
          </table:table-cell>
          <table:table-cell office:value-type="string" calcext:value-type="string">
            <text:p>Nabowa　　Guest Act：奇妙礼太郎トラベルスイング楽団</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6</text:p>
          </table:table-cell>
          <table:table-cell office:value-type="string" calcext:value-type="string">
            <text:p>セクシーパンサーワンマンLIVE「もう1度」</text:p>
          </table:table-cell>
          <table:table-cell office:value-type="string" calcext:value-type="string">
            <text:p>セクシーパンサーbr2nO.A/ききまたくbr2nスペシャルゲスト/染谷 俊</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7</text:p>
          </table:table-cell>
          <table:table-cell office:value-type="string" calcext:value-type="string">
            <text:p>Dream5 First Tour ～春ドリ！ピカピカのツアー1年生～</text:p>
          </table:table-cell>
          <table:table-cell office:value-type="string" calcext:value-type="string">
            <text:p>Dream5</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0</text:p>
          </table:table-cell>
          <table:table-cell office:value-type="string" calcext:value-type="string">
            <text:p>Base Ball Bear Tour「光蘚」追加公演</text:p>
          </table:table-cell>
          <table:table-cell office:value-type="string" calcext:value-type="string">
            <text:p>Base Ball Bear</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1</text:p>
          </table:table-cell>
          <table:table-cell office:value-type="string" calcext:value-type="string">
            <text:p>真心ブラザーズ　ライブ・ツアー「WE ARE SO GREAT! ～俺たち、エライよね～」</text:p>
          </table:table-cell>
          <table:table-cell office:value-type="string" calcext:value-type="string">
            <text:p>真心ブラザーズ</text:p>
          </table:table-cell>
          <table:table-cell office:value-type="string" calcext:value-type="string">
            <text:p>OPEN/START 18:3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2</text:p>
          </table:table-cell>
          <table:table-cell office:value-type="string" calcext:value-type="string">
            <text:p>Moon Beat &amp; Far East Records Presentsbr2nPata Pata Rocksteadybr2nQueen Patsy &amp; Stranger Cole&lt;クイーン・パッチー &amp; ストレンジャー・コール&gt;br2nLive In Japan</text:p>
          </table:table-cell>
          <table:table-cell office:value-type="string" calcext:value-type="string">
            <text:p>Live : Patsy &amp; Stranger Cole（JAMAICA）with The Dreamlets（TOKYO） / THE RUDE PRESSURES（NAGOYA）br2nDJ : Tommy Far East &amp; Solid Rock Crew（TOKYO）/ Sal（NAGOYA）</text:p>
          </table:table-cell>
          <table:table-cell office:value-type="string" calcext:value-type="string">
            <text:p>OPEN/START 17:30/17: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3</text:p>
          </table:table-cell>
          <table:table-cell office:value-type="string" calcext:value-type="string">
            <text:p>ROXYPARTY vol.2</text:p>
          </table:table-cell>
          <table:table-cell office:value-type="string" calcext:value-type="string">
            <text:p>怒髪天br2nギターウルフbr2nニューロティカbr2nLarge House Satisfactionbr2n矢沢洋子&amp;THE PLASMARS 女人版br2n（Gt.keme / Ba.野間亜紀子 ex.GO!GO!7188 / Dr.福岡晃子 チャットモンチー）br2nand more…!!!</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4</text:p>
          </table:table-cell>
          <table:table-cell office:value-type="string" calcext:value-type="string">
            <text:p>HOBO CONNECTION 2014 ～HOBO SPECIAL～</text:p>
          </table:table-cell>
          <table:table-cell office:value-type="string" calcext:value-type="string">
            <text:p>遠藤ミチロウ/小坂忠/奇妙礼太郎/リクオ/バンバンバザール/他br2nサポートメンバー：椎野恭一（ドラム）/寺岡信芳（ベース）</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5</text:p>
          </table:table-cell>
          <table:table-cell office:value-type="string" calcext:value-type="string">
            <text:p>ア•ル•カ•ラ LIVE DVD20131124〜むにむになるままにJAPAN TOUR〜発売記念ライブ br2n「むにむにの花が咲いてからというもの」</text:p>
          </table:table-cell>
          <table:table-cell office:value-type="string" calcext:value-type="string">
            <text:p>アルカラbr2nゲストバンド：髭</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6</text:p>
          </table:table-cell>
          <table:table-cell office:value-type="string" calcext:value-type="string">
            <text:p>VELVETSUN PRODUCTS presentsbr2n「rabbitoo / national anthem of unknown country」 1st Album Release Partybr2n(SONG X LIVE 014）</text:p>
          </table:table-cell>
          <table:table-cell office:value-type="string" calcext:value-type="string">
            <text:p>rabbitoo （市野元彦、藤原大輔、千葉広樹、田中徳崇、佐藤浩一）br2nスガダイロートリオ （スガダイロー、東保 光、服部マサツグ）br2n降神 （志人、なのるなもない）br2nDJ: やけのはら、Yoshio*o (JZDMS) a.k.a. 大谷能生</text:p>
          </table:table-cell>
          <table:table-cell office:value-type="string" calcext:value-type="string">
            <text:p>OPEN/START 19:0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7</text:p>
          </table:table-cell>
          <table:table-cell office:value-type="string" calcext:value-type="string">
            <text:p>BRUG One Man Live「BRUG」</text:p>
          </table:table-cell>
          <table:table-cell office:value-type="string" calcext:value-type="string">
            <text:p>BRUG</text:p>
          </table:table-cell>
          <table:table-cell office:value-type="string" calcext:value-type="string">
            <text:p>OPEN/START 18:00/19:00</text:p>
          </table:table-cell>
          <table:table-cell table:number-columns-repeated="1018"/>
        </table:table-row>
        <table:table-row table:style-name="ro3">
          <table:table-cell office:value-type="float" office:value="25" calcext:value-type="float">
            <text:p>25</text:p>
          </table:table-cell>
          <table:table-cell office:value-type="string" calcext:value-type="string">
            <text:p>0418</text:p>
          </table:table-cell>
          <table:table-cell office:value-type="string" calcext:value-type="string">
            <text:p>UNCHAIN 99 Songs / 5 Days Tour 2014</text:p>
          </table:table-cell>
          <table:table-cell office:value-type="string" calcext:value-type="string">
            <text:p>UNCHAIN</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9</text:p>
          </table:table-cell>
          <table:table-cell office:value-type="string" calcext:value-type="string">
            <text:p>-つしまみれ結成15周年ベスト「つしまみれまみれ」レコ発-　スピーディーワンダフルワールドツアー2014　JAPAN　FINAL ワンマン</text:p>
          </table:table-cell>
          <table:table-cell office:value-type="string" calcext:value-type="string">
            <text:p>つしまみれ</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0</text:p>
          </table:table-cell>
          <table:table-cell office:value-type="string" calcext:value-type="string">
            <text:p>ChouCho tour 2014～secretgarden～</text:p>
          </table:table-cell>
          <table:table-cell office:value-type="string" calcext:value-type="string">
            <text:p>ChouCho</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2</text:p>
          </table:table-cell>
          <table:table-cell office:value-type="string" calcext:value-type="string">
            <text:p>JAPAN TOUR IN 2014</text:p>
          </table:table-cell>
          <table:table-cell office:value-type="string" calcext:value-type="string">
            <text:p>ASKING ALEXANDRIA（アスキング・アレクサンドリア）br2nguest： girugamesh / Another Story</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3</text:p>
          </table:table-cell>
          <table:table-cell office:value-type="string" calcext:value-type="string">
            <text:p>SIDE BY SIDE</text:p>
          </table:table-cell>
          <table:table-cell office:value-type="string" calcext:value-type="string">
            <text:p>ペトロールズ / 髭</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4</text:p>
          </table:table-cell>
          <table:table-cell office:value-type="string" calcext:value-type="string">
            <text:p>EMI ROCKS neo</text:p>
          </table:table-cell>
          <table:table-cell office:value-type="string" calcext:value-type="string">
            <text:p>赤い公園br2nGLIM SPANKYbr2nテスラは泣かない。br2nミラーマンbr2n他</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5</text:p>
          </table:table-cell>
          <table:table-cell office:value-type="string" calcext:value-type="string">
            <text:p>HOT TUNA ACOUSTIC DUO, JAPAN TOUR!</text:p>
          </table:table-cell>
          <table:table-cell office:value-type="string" calcext:value-type="string">
            <text:p>HOT TUNAbr2n&lt;ホット・ツナ&gt;</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8</text:p>
          </table:table-cell>
          <table:table-cell office:value-type="string" calcext:value-type="string">
            <text:p>SHIBUYA DE SHOW ～LOVE WONDER BOYS～</text:p>
          </table:table-cell>
          <table:table-cell office:value-type="string" calcext:value-type="string">
            <text:p>Unlimited tone / 斉藤秀翼 / UNIST　※50音順 　　　開場時オープニングアクト：四季彼方</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9</text:p>
          </table:table-cell>
          <table:table-cell office:value-type="string" calcext:value-type="string">
            <text:p>「APOGEEワンマンライブ2014」</text:p>
          </table:table-cell>
          <table:table-cell office:value-type="string" calcext:value-type="string">
            <text:p>APOGEE</text:p>
          </table:table-cell>
          <table:table-cell office:value-type="string" calcext:value-type="string">
            <text:p>OPEN/START 17:00/18:00</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1</text:p>
          </table:table-cell>
          <table:table-cell office:value-type="string" calcext:value-type="string">
            <text:p>浦谷はるな生誕記念 単独公演</text:p>
          </table:table-cell>
          <table:table-cell office:value-type="string" calcext:value-type="string">
            <text:p>WHY@DOLL  ゲスト：Tokyo Cheer②Party /小桃音まいbr2nオープニングアクト：MERCI COCO</text:p>
          </table:table-cell>
          <table:table-cell office:value-type="string" calcext:value-type="string">
            <text:p>OPEN / START : 18:00 / 19:00br2n前売 / 当日 : ¥3,000 / ¥3,500 （税込 / ドリンク代別 / オールスタンディング）br2n＊3歳以上チケット必要 / ＊お一人様4枚まで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2</text:p>
          </table:table-cell>
          <table:table-cell office:value-type="string" calcext:value-type="string">
            <text:p>あるあるCity presents アイドル予備校vol,2</text:p>
          </table:table-cell>
          <table:table-cell office:value-type="string" calcext:value-type="string">
            <text:p>ANNA☆S / Chu-Z / GALETTe / WenDee / 7cm</text:p>
          </table:table-cell>
          <table:table-cell office:value-type="string" calcext:value-type="string">
            <text:p>OPEN / START : 18:30 / 19:00br2n前売 / 当日 : ￥3,000 / ￥3,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3</text:p>
          </table:table-cell>
          <table:table-cell office:value-type="string" calcext:value-type="string">
            <text:p>WWW presents 「features」</text:p>
          </table:table-cell>
          <table:table-cell office:value-type="string" calcext:value-type="string">
            <text:p>THE NOVEMBERS / Ropes br2n写真展示: yusuke yamatani</text:p>
          </table:table-cell>
          <table:table-cell office:value-type="string" calcext:value-type="string">
            <text:p>OPEN / START : 18:30 / 19:30br2n前売 / 当日 : ¥3000 / ¥3500 (税込み/ドリンク代別/オールスタンディング) br2n※ご入場は整理番号順となります。</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4</text:p>
          </table:table-cell>
          <table:table-cell office:value-type="string" calcext:value-type="string">
            <text:p>「スーパー・エキセントリッカー」</text:p>
          </table:table-cell>
          <table:table-cell office:value-type="string" calcext:value-type="string">
            <text:p>Dacco</text:p>
          </table:table-cell>
          <table:table-cell office:value-type="string" calcext:value-type="string">
            <text:p>OPEN / START : 18:30 / 19:00br2n前売 / 当日 : ￥4,000 / ￥4,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5</text:p>
          </table:table-cell>
          <table:table-cell office:value-type="string" calcext:value-type="string">
            <text:p>Hemenwayワンマンライブ「The Music」</text:p>
          </table:table-cell>
          <table:table-cell office:value-type="string" calcext:value-type="string">
            <text:p>Hemenway</text:p>
          </table:table-cell>
          <table:table-cell office:value-type="string" calcext:value-type="string">
            <text:p>OPEN / START : 17:30 / 18:00br2n前売 / 当日 : ¥2,800 / ー（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6</text:p>
          </table:table-cell>
          <table:table-cell office:value-type="string" calcext:value-type="string">
            <text:p>-SEXY VIRGIN RIOT LIVE TOUR-追加公演</text:p>
          </table:table-cell>
          <table:table-cell office:value-type="string" calcext:value-type="string">
            <text:p>ALL CITY STEPPERS</text:p>
          </table:table-cell>
          <table:table-cell office:value-type="string" calcext:value-type="string">
            <text:p>OPEN / START : 17:00 / 17:30br2n前売 / 当日 : ¥4,800 / -（税込 / ドリンク代別） br2n※4歳未満入場不可、4歳以上チケット必要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8</text:p>
          </table:table-cell>
          <table:table-cell office:value-type="string" calcext:value-type="string">
            <text:p>【LIVE Act】近藤 夏子／TEMPURA KIDZ／NEKO PUNCH／やのあんな／Una／Yun*chi 【Girl's Model】阿知波妃皇／青柳文子／木村ミサ／三戸なつめ／村田倫子／中田クルミ／中世古麻衣／佐藤さき／瀬戸あゆみ／柴田紗希／柴田ひかり／武智志穂／谷奥瑛麻／谷奥栄梨／上野瞳／矢部ユウナ／ゆら 【Men's Model】上野亮／前田一輝／and more</text:p>
          </table:table-cell>
          <table:table-cell office:value-type="string" calcext:value-type="string">
            <text:p>【LIVE Act】 近藤 夏子/TEMPURA KIDZ/NEKO PUNCH/やのあんな/Una/Yun*chi   【Girl's Model】 阿知波妃皇/青柳文子/木村ミサ/三戸なつめ/村田倫子/中田クルミ/中世古麻衣/佐藤さき/瀬戸あゆみ/柴田紗希/柴田ひかり/武智志穂/谷奥瑛麻/谷奥栄梨/上野瞳/矢部ユウナ/ゆら   【Men's Model】 上野亮/前田一輝/and more!! ＊出演者は予告なく変更となる場合がございます。  </text:p>
          </table:table-cell>
          <table:table-cell office:value-type="string" calcext:value-type="string">
            <text:p>OPEN / START : OPEN 16:00 / CLOSE 21:00br2n前売 / 当日 : 入場無料 ※ イベント参加方法はコチラをご覧ください ※別途ドリンク代500円がかかります ※抽選での無料招待制となります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0</text:p>
          </table:table-cell>
          <table:table-cell office:value-type="string" calcext:value-type="string">
            <text:p>電撃ネットワークワンマンLIVE 2014 ～デンゲキピック～</text:p>
          </table:table-cell>
          <table:table-cell office:value-type="string" calcext:value-type="string">
            <text:p>電撃ネットワーク</text:p>
          </table:table-cell>
          <table:table-cell office:value-type="string" calcext:value-type="string">
            <text:p>OPEN / START : 18:30 / 19:00br2n前売 / 当日 : ￥ 4,300 / ￥4,800（ドリンク代￥500別途必要・スタンディング・整理番号付・税込)</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1</text:p>
          </table:table-cell>
          <table:table-cell office:value-type="string" calcext:value-type="string">
            <text:p>土屋昌巳〔KA.F.KA〕† ホッピー神山 Solo Performance présents Fantôme † Noir épisode Duex</text:p>
          </table:table-cell>
          <table:table-cell office:value-type="string" calcext:value-type="string">
            <text:p>土屋昌巳〔KA.F.KA〕/ ホッピー神山 Solo Performance</text:p>
          </table:table-cell>
          <table:table-cell office:value-type="string" calcext:value-type="string">
            <text:p>OPEN / START : 18:30 / 19:00br2n前売 / 当日 : ￥5,800 / ー（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2</text:p>
          </table:table-cell>
          <table:table-cell office:value-type="string" calcext:value-type="string">
            <text:p>[-firing/Caliber-/CRASH&amp;REBIRTH]</text:p>
          </table:table-cell>
          <table:table-cell office:value-type="string" calcext:value-type="string">
            <text:p>C4</text:p>
          </table:table-cell>
          <table:table-cell office:value-type="string" calcext:value-type="string">
            <text:p>OPEN / START : 18:00 / 18:30br2n前売 / 当日 : ￥4,000 / ￥4,500（税込 / ドリンク代別 / オールスタンディング）※整理番号付</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3</text:p>
          </table:table-cell>
          <table:table-cell office:value-type="string" calcext:value-type="string">
            <text:p>Brother ship</text:p>
          </table:table-cell>
          <table:table-cell office:value-type="string" calcext:value-type="string">
            <text:p>D / GOTCHAROCKA</text:p>
          </table:table-cell>
          <table:table-cell office:value-type="string" calcext:value-type="string">
            <text:p>OPEN / START : 16:30 / 17:00br2n前売 / 当日 : ￥4,200 / ￥4,700（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5</text:p>
          </table:table-cell>
          <table:table-cell office:value-type="string" calcext:value-type="string">
            <text:p>フラッシュバックメモリーズ4D　-完全再現ライブ＠渋谷WWW-</text:p>
          </table:table-cell>
          <table:table-cell office:value-type="string" calcext:value-type="string">
            <text:p>GOMA&amp;The Jungle Rhythm Section</text:p>
          </table:table-cell>
          <table:table-cell office:value-type="string" calcext:value-type="string">
            <text:p>OPEN / START : 19:00 / 20:00br2n前売 / 当日 : ￥4,000 / ￥4,500（税込/ドリンク代別/オールスタンディング） br2n＊3Ｄメガネ代込み（終演時に回収させて頂きます）</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6</text:p>
          </table:table-cell>
          <table:table-cell office:value-type="string" calcext:value-type="string">
            <text:p>後藤正文(ASIAN KUNG-FU GENERATION) / Turntable Films / The fin. / DJ DAWA（FLAKE RECORDS） / マーティ・フリードマン(トークゲスト) RECORD STORE DAY JAPAN 2014 SPECIAL EVENT</text:p>
          </table:table-cell>
          <table:table-cell office:value-type="string" calcext:value-type="string">
            <text:p>後藤正文( ASIAN KUNG-FU GENERATION) / Turntable Films / The fin. / DJ DAWA（ FLAKE RECORDS） / マーティ・フリードマン(トークゲスト)</text:p>
          </table:table-cell>
          <table:table-cell office:value-type="string" calcext:value-type="string">
            <text:p>OPEN / START : 17:30 / 18:30br2n前売 / 当日 : ￥3,800（税込/ドリンク代別/オールスタンディング） ※3歳以上チケット必要</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8</text:p>
          </table:table-cell>
          <table:table-cell office:value-type="string" calcext:value-type="string">
            <text:p>IDOL CONTENT EXPO ～桜咲く聖戦～</text:p>
          </table:table-cell>
          <table:table-cell office:value-type="string" calcext:value-type="string">
            <text:p>THE ポッシボー / 吉川友 / 7cm / predia / Chu-Z ※順不同 ☆各グループ30分間の演目となります。   OA:アキシブProject ☆20分間の演目となります。  </text:p>
          </table:table-cell>
          <table:table-cell office:value-type="string" calcext:value-type="string">
            <text:p>OPEN / START : 18:00 / 19:00br2n前売 / 当日 : ￥3,500 / ￥4,000（税込 / ドリンク代別 / オールスタンディング）  ※特典：入場者全員サイリウムプレゼント！ピンクのサイリウムで会場に桜を咲かせよう！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9</text:p>
          </table:table-cell>
          <table:table-cell office:value-type="string" calcext:value-type="string">
            <text:p>『春に産まれたけどゆきみ！何かが起こるゆきバーサリー！</text:p>
          </table:table-cell>
          <table:table-cell office:value-type="string" calcext:value-type="string">
            <text:p>ユナイト</text:p>
          </table:table-cell>
          <table:table-cell office:value-type="string" calcext:value-type="string">
            <text:p>OPEN / START : 17:30 / 18:00br2n前売 / 当日 : ￥3,800（税込/ドリンク代別/オールスタンディング） ※未就学児入場不可</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0</text:p>
          </table:table-cell>
          <table:table-cell office:value-type="string" calcext:value-type="string">
            <text:p>Buza up！！vol.02</text:p>
          </table:table-cell>
          <table:table-cell office:value-type="string" calcext:value-type="string">
            <text:p>Buza West</text:p>
          </table:table-cell>
          <table:table-cell office:value-type="string" calcext:value-type="string">
            <text:p>OPEN / START : 17:00 / 18:00br2n前売 / 当日 : ￥3,000 / ￥3,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1</text:p>
          </table:table-cell>
          <table:table-cell office:value-type="string" calcext:value-type="string">
            <text:p>《司会》仲原達彦／新間功人／出演者近日発表！</text:p>
          </table:table-cell>
          <table:table-cell office:value-type="string" calcext:value-type="string">
            <text:p>《司会》 仲原達彦 新間功人 《出演》 近日発表！  </text:p>
          </table:table-cell>
          <table:table-cell office:value-type="string" calcext:value-type="string">
            <text:p>OPEN / START : 20:00 / 20:30br2n前売 / 当日 : ¥1,500 / 18,00 (ドリンク代別) ※100人限定予約完売した場合、ustream中継あり</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2</text:p>
          </table:table-cell>
          <table:table-cell office:value-type="string" calcext:value-type="string">
            <text:p>「SPACE SHOWER TV“LIVE with YOU” ～ウルフルズ～」</text:p>
          </table:table-cell>
          <table:table-cell office:value-type="string" calcext:value-type="string">
            <text:p>ウルフルズ</text:p>
          </table:table-cell>
          <table:table-cell office:value-type="string" calcext:value-type="string">
            <text:p>OPEN / START : 19:00 / 20:00（予定）br2n前売 / 当日 :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3</text:p>
          </table:table-cell>
          <table:table-cell office:value-type="string" calcext:value-type="string">
            <text:p>フジロッ久(仮) フジロッ久(仮)ツアー2014 ”try a little new yutaka” ファイナル</text:p>
          </table:table-cell>
          <table:table-cell office:value-type="string" calcext:value-type="string">
            <text:p>フジロッ久(仮)   出店：大橋裕之 / 似顔絵屋さん / 絶滅危惧種(広島) / 即売会 展示：とがしいつも(あそぼう！epイラスト作者) / 作品展示 ...and more  </text:p>
          </table:table-cell>
          <table:table-cell office:value-type="string" calcext:value-type="string">
            <text:p>OPEN / START : 19:00 / 20:00br2n前売 / 当日 : ￥1,500 / ￥2,000（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4</text:p>
          </table:table-cell>
          <table:table-cell office:value-type="string" calcext:value-type="string">
            <text:p>☆Awake☆七大都市☆ONEMAN☆TOUR☆ ☆『It's-THE-END』☆～GOOD☆LUCK☆BABYS☆～</text:p>
          </table:table-cell>
          <table:table-cell office:value-type="string" calcext:value-type="string">
            <text:p>Awake</text:p>
          </table:table-cell>
          <table:table-cell office:value-type="string" calcext:value-type="string">
            <text:p>OPEN / START : 17:30 / 18:00br2n前売 / 当日 : ￥3,500 / ￥4,000（税込/ドリンク代別/オールスタンディング）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6</text:p>
          </table:table-cell>
          <table:table-cell office:value-type="string" calcext:value-type="string">
            <text:p>新山詩織 1stライブツアー「しおりごと」</text:p>
          </table:table-cell>
          <table:table-cell office:value-type="string" calcext:value-type="string">
            <text:p>新山詩織</text:p>
          </table:table-cell>
          <table:table-cell office:value-type="string" calcext:value-type="string">
            <text:p>OPEN / START : 17:30 / 18:00br2n前売 / 当日 : ¥3500 / ¥4000 ( 税込 / ドリンク代別 / オールスタンディング) ※６歳以上有料。５歳以下入場不可。</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7</text:p>
          </table:table-cell>
          <table:table-cell office:value-type="string" calcext:value-type="string">
            <text:p>第4のソロ曲争奪バトル</text:p>
          </table:table-cell>
          <table:table-cell office:value-type="string" calcext:value-type="string">
            <text:p>放課後プリンセス</text:p>
          </table:table-cell>
          <table:table-cell office:value-type="string" calcext:value-type="string">
            <text:p>OPEN / START : 14:30 / 15:30br2n前売 / 当日 : ￥2,000 / ￥2,500（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8</text:p>
          </table:table-cell>
          <table:table-cell office:value-type="string" calcext:value-type="string">
            <text:p>豊永利行、三十路になります。豊永屋～渋谷本店～</text:p>
          </table:table-cell>
          <table:table-cell office:value-type="string" calcext:value-type="string">
            <text:p>豊永利行</text:p>
          </table:table-cell>
          <table:table-cell office:value-type="string" calcext:value-type="string">
            <text:p>OPEN / START : 17:00 / 19:00（予定ですので変更となる可能性がございます）  br2n前売 / 当日 : ¥4,000 / ¥4,500  （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9</text:p>
          </table:table-cell>
          <table:table-cell office:value-type="string" calcext:value-type="string">
            <text:p>A(エース) A(エース) ONEMAN LIVE『Ship“FRIEND OF MINE” ～ACE Day～』</text:p>
          </table:table-cell>
          <table:table-cell office:value-type="string" calcext:value-type="string">
            <text:p> A ～Anonymous Confederate Ensemble～</text:p>
          </table:table-cell>
          <table:table-cell office:value-type="string" calcext:value-type="string">
            <text:p>OPEN / START : 17:30 / 18:00br2n前売 / 当日 : ￥4,000 / - （税込/ドリンク代別/オールスタンディング） ※3歳以上チケット必要</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1</text:p>
          </table:table-cell>
          <table:table-cell office:value-type="string" calcext:value-type="string">
            <text:p>UVERworld LIVE HOUSE 2014</text:p>
          </table:table-cell>
          <table:table-cell office:value-type="string" calcext:value-type="string">
            <text:p>UVERworld</text:p>
          </table:table-cell>
          <table:table-cell office:value-type="string" calcext:value-type="string">
            <text:p>17:30 / 18:30br2n￥6,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2</text:p>
          </table:table-cell>
          <table:table-cell office:value-type="string" calcext:value-type="string">
            <text:p>UVERworld LIVE HOUSE 2014</text:p>
          </table:table-cell>
          <table:table-cell office:value-type="string" calcext:value-type="string">
            <text:p>UVERworld / TOTALFAT</text:p>
          </table:table-cell>
          <table:table-cell office:value-type="string" calcext:value-type="string">
            <text:p>チケットぴあ [227-988]br2n17:30 / 18:30br2n￥6,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3</text:p>
          </table:table-cell>
          <table:table-cell office:value-type="string" calcext:value-type="string">
            <text:p>♪しまんちゅ、うたんちゅ♪</text:p>
          </table:table-cell>
          <table:table-cell office:value-type="string" calcext:value-type="string">
            <text:p>城南海 / 成底ゆう子 / jimama</text:p>
          </table:table-cell>
          <table:table-cell office:value-type="string" calcext:value-type="string">
            <text:p>チケットぴあ [227-988]br2n18:30 / 19:00br2n￥2,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4</text:p>
          </table:table-cell>
          <table:table-cell office:value-type="string" calcext:value-type="string">
            <text:p>44MAGNUM LIVE 2014 EMPERORS ARE DESTROYED</text:p>
          </table:table-cell>
          <table:table-cell office:value-type="string" calcext:value-type="string">
            <text:p>44MAGNUM</text:p>
          </table:table-cell>
          <table:table-cell office:value-type="string" calcext:value-type="string">
            <text:p>Shibuya DUO 会場受付br2nチケットぴあ [225-102] / ローソンチケット [72918]br2nイープラスbr2n18:30 / 19:00br2n￥6,000- (税込) / ￥6,500- (税込) ※1ドリンク別br2n※4/1以降、チケットの料金が変更になります。br2n￥6,172- (税込) / ￥6,672-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 br2n『アイドルプラネット プレミアムLIVE 2 DAY』</text:p>
          </table:table-cell>
          <table:table-cell office:value-type="string" calcext:value-type="string">
            <text:p>吉川友 / OS☆U / とちおとめ25br2nフラップガールズスクールbr2n放課後プリンセスbr2n妄想キャリブレーションbr2nこけぴよ / choco☆milQ / S☆KIPbr2n自由が丘プリンセスbr2n…and morebr2nオープニングアクト：マボロシ可憐GeNE</text:p>
          </table:table-cell>
          <table:table-cell office:value-type="string" calcext:value-type="string">
            <text:p>チケットぴあ [225-370] / ローソンチケット [72939]br2nイープラスbr2n10:30 / 11:00br2n※前売り予約者のチケットの引換は、10:00からduo受付にて行います。br2n※開場・開演は変更になる場合がございます。br2n予めご了承ください。br2n￥3,600- (税込) / ￥4,1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br2n『アイドルプラネット プレミアムLIVE 2 NIGHT』</text:p>
          </table:table-cell>
          <table:table-cell office:value-type="string" calcext:value-type="string">
            <text:p>吉川友 / OS☆U / とちおとめ25br2nフラップガールズスクールbr2n放課後プリンセス / 妄想キャリブレーションbr2nこけぴよ / choco☆milQ / S☆KIP / 自由が丘プリンセスbr2n…and morebr2nオープニングアクト：マボロシ可憐GeNE</text:p>
          </table:table-cell>
          <table:table-cell office:value-type="string" calcext:value-type="string">
            <text:p>16:00 / 16:30br2n※前売り予約者のチケットの引換は、15:00からduo受付にて行います。br2n※開場・開演は変更になる場合がございます。br2n予めご了承ください。br2n￥3,600- (税込) / ￥4,1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7</text:p>
          </table:table-cell>
          <table:table-cell office:value-type="string" calcext:value-type="string">
            <text:p>LEGEND OF ROCK vol.79</text:p>
          </table:table-cell>
          <table:table-cell office:value-type="string" calcext:value-type="string">
            <text:p>月禿の騎士 as GENESISbr2nSPYES as YESbr2nチョコ・ベック as JEFF BECK</text:p>
          </table:table-cell>
          <table:table-cell office:value-type="string" calcext:value-type="string">
            <text:p>18:30 / 19:30br2n￥3,500- (税込) / ￥4,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8</text:p>
          </table:table-cell>
          <table:table-cell office:value-type="string" calcext:value-type="string">
            <text:p>gee-ge. × duo MUSIC EXCHANGEbr2nシブヤ☆キタコレクション</text:p>
          </table:table-cell>
          <table:table-cell office:value-type="string" calcext:value-type="string">
            <text:p>桐嶋ノドカ / healah / ヒグチアイbr2n松本佳奈 / 真友ジーン.br2n＊五十音順br2nMC : 川合鉄平(チョイチャック)</text:p>
          </table:table-cell>
          <table:table-cell office:value-type="string" calcext:value-type="string">
            <text:p>Shibuya DUO 会場受付 / Shibuya DUO チケットショッピングカートbr2nチケットぴあ [227-224] / ローソンチケット [73997]br2nイープラスbr2n18:00 / 18:30br2n￥2,500- (税込) / ￥3,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0</text:p>
          </table:table-cell>
          <table:table-cell office:value-type="string" calcext:value-type="string">
            <text:p>SPRING RECOMMEND</text:p>
          </table:table-cell>
          <table:table-cell office:value-type="string" calcext:value-type="string">
            <text:p>岡林 健勝 / 西郷葉介 / 暮部拓哉 / 高田リオン</text:p>
          </table:table-cell>
          <table:table-cell office:value-type="string" calcext:value-type="string">
            <text:p>Shibuya DUO 会場受付 / Shibuya DUO チケットショッピングカートbr2nチケットぴあ [226-573] / ローソンチケット [73396]br2nイープラスbr2n18:30 / 19:00br2n￥2,700- (税込) / ￥3,2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1</text:p>
          </table:table-cell>
          <table:table-cell office:value-type="string" calcext:value-type="string">
            <text:p>住岡梨奈 second tour 2014 ”ツムグコトバ”</text:p>
          </table:table-cell>
          <table:table-cell office:value-type="string" calcext:value-type="string">
            <text:p>住岡梨奈</text:p>
          </table:table-cell>
          <table:table-cell office:value-type="string" calcext:value-type="string">
            <text:p>Shibuya DUO 会場受付 br2nチケットぴあ [228-150] / ローソンチケット [74839]br2nイープラスbr2n18:30 / 19:00br2n￥3,15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2</text:p>
          </table:table-cell>
          <table:table-cell office:value-type="string" calcext:value-type="string">
            <text:p>”ALpha Romeo's”～恋する男たちのバースディ～</text:p>
          </table:table-cell>
          <table:table-cell office:value-type="string" calcext:value-type="string">
            <text:p>ALvino ～ ALchemy vision normal ～</text:p>
          </table:table-cell>
          <table:table-cell office:value-type="string" calcext:value-type="string">
            <text:p>チケットぴあ [221-858] / ローソンチケット [78034]br2nイープラスbr2n17:00 / 18:00br2n￥4,500- (税込) / ￥5,000- (税込) ※1ドリンク別br2n※4/1以降、チケット料金が変更になります。br2n￥4,628- (税込) / ￥5,128-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3</text:p>
          </table:table-cell>
          <table:table-cell office:value-type="string" calcext:value-type="string">
            <text:p>いいにおいのするAlcest JAPAN TOUR 2014br2nwith Vampillia</text:p>
          </table:table-cell>
          <table:table-cell office:value-type="string" calcext:value-type="string">
            <text:p>Alcest / Vampilliabr2n【special guest】envy br2n…and more</text:p>
          </table:table-cell>
          <table:table-cell office:value-type="string" calcext:value-type="string">
            <text:p>チケットぴあ [225-492] / ローソンチケット [72298]br2nイープラスbr2n18:00 / 18:30br2n￥4,500- (税込) / ￥5,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4</text:p>
          </table:table-cell>
          <table:table-cell/>
          <table:table-cell office:value-type="string" calcext:value-type="string">
            <text:p>KODALINE</text:p>
          </table:table-cell>
          <table:table-cell office:value-type="string" calcext:value-type="string">
            <text:p>Shibuya DUO 会場受付br2nチケットぴあ [225-470] / ローソンチケット [72188]br2nイープラスbr2n18:00 / 19:00br2n￥5,5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5</text:p>
          </table:table-cell>
          <table:table-cell office:value-type="string" calcext:value-type="string">
            <text:p>THE LIBRARY vol.11</text:p>
          </table:table-cell>
          <table:table-cell office:value-type="string" calcext:value-type="string">
            <text:p>トレモノ / Hi-KARAT5 / 蟲ふるう夜に / モノクロパンダbr2nN.Y&amp;Bicycle</text:p>
          </table:table-cell>
          <table:table-cell office:value-type="string" calcext:value-type="string">
            <text:p>チケットぴあ [219-054] / ローソンチケット [74974]br2nイープラスbr2n18:30 / 19:00br2n￥2,700- (税込) / ￥3,2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6</text:p>
          </table:table-cell>
          <table:table-cell office:value-type="string" calcext:value-type="string">
            <text:p>Death trap-GIG SP</text:p>
          </table:table-cell>
          <table:table-cell office:value-type="string" calcext:value-type="string">
            <text:p>Lycaon / A.S.K. / ROMANESQUE A LIVE / DECIDE / Qualius / project「S」 / Lechery.inc / ARVISEbr2n…and morebr2n※刹那は都合により、キャンセルとなりました。ご了承下さい。</text:p>
          </table:table-cell>
          <table:table-cell office:value-type="string" calcext:value-type="string">
            <text:p>Shibuya DUO 会場受付 / Shibuya DUO チケットショッピングカートbr2nチケットぴあ [227-535] / ローソンチケット [74244]br2nイープラスbr2n15:00 / 15:30br2n￥3,500- (税込) / ￥4,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7</text:p>
          </table:table-cell>
          <table:table-cell office:value-type="string" calcext:value-type="string">
            <text:p>Force of Will</text:p>
          </table:table-cell>
          <table:table-cell office:value-type="string" calcext:value-type="string">
            <text:p>川島敬治 / Off the Record / 木下淳次郎br2nand more…</text:p>
          </table:table-cell>
          <table:table-cell office:value-type="string" calcext:value-type="string">
            <text:p>チケットぴあ [223-798] / ローソンチケット [70299]br2nイープラスbr2n18:30 / 19:00br2n￥2,700- (税込) / ￥3,2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8</text:p>
          </table:table-cell>
          <table:table-cell office:value-type="string" calcext:value-type="string">
            <text:p>アイドル合戦！We are the D.D Fes!br2n〜asfi市川咲の生誕なのに無銭ライブ！br2nえ？段ボールいくつ必要かなあw〜</text:p>
          </table:table-cell>
          <table:table-cell office:value-type="string" calcext:value-type="string">
            <text:p>asfi/純情！トロピカル丸/ナト☆カンbr2nIDO☆HOLIC/ヤンチャン学園/OZbr2nアーマーガールズ/MILKY dreamybr2n橘ありか（ハニースパイス）br2nLOVE SNAKE/百花繚蘭br2n井水優菜/PLC/楽遊アイドル編集部 FINDSbr2nAMiE/re-2/月と太陽/小池美由/ALLOVER</text:p>
          </table:table-cell>
          <table:table-cell office:value-type="string" calcext:value-type="string">
            <text:p>Shibuya DUO 会場受付br2nチケットぴあ [228-693] / ローソンチケット [75355]br2nイープラスbr2n16:00 / 16:30br2n無料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9</text:p>
          </table:table-cell>
          <table:table-cell office:value-type="string" calcext:value-type="string">
            <text:p>イケメン’ズワンマンライブツアー 「HOME2014」br2n～たくさんの愛と絆をありがとう～</text:p>
          </table:table-cell>
          <table:table-cell office:value-type="string" calcext:value-type="string">
            <text:p>イケメン’ズ</text:p>
          </table:table-cell>
          <table:table-cell office:value-type="string" calcext:value-type="string">
            <text:p>16:00 / 17:00br2n￥3,500- (税込) / ￥4,000- (税込)※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1</text:p>
          </table:table-cell>
          <table:table-cell office:value-type="string" calcext:value-type="string">
            <text:p>HARCOの春フェス2014 in TOKYO</text:p>
          </table:table-cell>
          <table:table-cell office:value-type="string" calcext:value-type="string">
            <text:p>出演：HARCO/堀込泰行/杉瀬陽子br2nDJ：クニモンド瀧口（流線形）br2nHARCOバンドメンバー：br2nシーナアキコ[Marimba,Cho and more] br2n伊藤健太[bass] / 中森泰弘[Guitar]br2n堀込泰行、杉瀬陽子バンドメンバー：HARCO[Drum] br2nシーナアキコ[Marimba,Cho and more]br2n伊藤健太[bass] / 中森泰弘[Guitar]</text:p>
          </table:table-cell>
          <table:table-cell office:value-type="string" calcext:value-type="string">
            <text:p>チケットぴあ [227-813] / ローソンチケット [74785]br2nイープラスbr2n18:00 / 19:00br2n￥4,000- (税込) ※1ドリンク別br2n※子供料金：小学生前売り￥2,000(通常の前売りチケットをご購入頂き、当日窓口にて2,000円キャッシュバック致します。) br2n※未就学児童入場無料</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2</text:p>
          </table:table-cell>
          <table:table-cell office:value-type="string" calcext:value-type="string">
            <text:p>DREGEN JAPAN TOUR 2014</text:p>
          </table:table-cell>
          <table:table-cell office:value-type="string" calcext:value-type="string">
            <text:p>DREGEN</text:p>
          </table:table-cell>
          <table:table-cell office:value-type="string" calcext:value-type="string">
            <text:p>チケットぴあ [224-976] / ローソンチケット [71490]br2nイープラスbr2n18:00 / 19:00br2n￥5,5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3</text:p>
          </table:table-cell>
          <table:table-cell office:value-type="string" calcext:value-type="string">
            <text:p>フューチャーアイドルパーティースペシャルbr2n『アイドルプラネット プレミアムLIVE Ver.2.5』</text:p>
          </table:table-cell>
          <table:table-cell office:value-type="string" calcext:value-type="string">
            <text:p>吉川友 / 小桃音まい / 放課後プリンセス / Chu-Z / フラップガールズスクール / 愛乙女☆DOLL br2nらぶ☆けん（ステラ） / らぶ☆けん（ルーチェ）br2n寺嶋由芙 / リンクス br2nRELISH（魔女っ子見習生） / マボロシ可憐GeNEbr2nMC：中田花奈（乃木坂46）</text:p>
          </table:table-cell>
          <table:table-cell office:value-type="string" calcext:value-type="string">
            <text:p>チケットぴあ [219-966] / ローソンチケット [75815]br2nイープラスbr2n16:30 / 17:00br2n￥3,600- (税込) / ￥4,100 (税込)※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4</text:p>
          </table:table-cell>
          <table:table-cell office:value-type="string" calcext:value-type="string">
            <text:p>小谷美紗子Trio Tour 2014「us」</text:p>
          </table:table-cell>
          <table:table-cell office:value-type="string" calcext:value-type="string">
            <text:p>小谷美紗子</text:p>
          </table:table-cell>
          <table:table-cell office:value-type="string" calcext:value-type="string">
            <text:p>Shibuya DUO 会場受付br2n18:30 / 19:30br2n￥4,8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6</text:p>
          </table:table-cell>
          <table:table-cell office:value-type="string" calcext:value-type="string">
            <text:p>ピンクと黒</text:p>
          </table:table-cell>
          <table:table-cell office:value-type="string" calcext:value-type="string">
            <text:p>PINK SAPPHIRE / corvettes</text:p>
          </table:table-cell>
          <table:table-cell office:value-type="string" calcext:value-type="string">
            <text:p>SOGO TOKYOオンラインチケットbr2nチケットぴあ [213-716] / ローソンチケット [77664]br2nイープラスbr2n17:00 / 18:00br2n￥5,000- (税込) ※1ドリンク付</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7</text:p>
          </table:table-cell>
          <table:table-cell office:value-type="string" calcext:value-type="string">
            <text:p>They make me happy ! I make them happy !!</text:p>
          </table:table-cell>
          <table:table-cell office:value-type="string" calcext:value-type="string">
            <text:p>杉恵ゆりか / MiChi / たむらぱん</text:p>
          </table:table-cell>
          <table:table-cell office:value-type="string" calcext:value-type="string">
            <text:p>チケットぴあ [222-335] / ローソンチケット [71640]br2nイープラスbr2n16:30 / 17:00br2n￥3,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8</text:p>
          </table:table-cell>
          <table:table-cell office:value-type="string" calcext:value-type="string">
            <text:p>People to People vol.15</text:p>
          </table:table-cell>
          <table:table-cell office:value-type="string" calcext:value-type="string">
            <text:p>竹仲絵里 / 植田真梨恵 / おおたえみり / 工藤えみ</text:p>
          </table:table-cell>
          <table:table-cell office:value-type="string" calcext:value-type="string">
            <text:p>サンライズオンラインbr2nチケットぴあ [227-741] / ローソンチケット [74422]br2nイープラスbr2n18:30 / 19:00br2n￥2,700- (税込) / ￥3,200- (税込)※1ドリンク別</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03</text:p>
          </table:table-cell>
          <table:table-cell table:number-columns-repeated="2" office:value-type="string" calcext:value-type="string">
            <text:p>MAXIMO PARK</text:p>
          </table:table-cell>
          <table:table-cell office:value-type="string" calcext:value-type="string">
            <text:p>OPEN : 18:00 START : 19:0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04</text:p>
          </table:table-cell>
          <table:table-cell/>
          <table:table-cell office:value-type="string" calcext:value-type="string">
            <text:p>[UNIT] Live: LORD ECHO / toe / KUNIYUKI / Electric Wire Hustle Soundsystem DJ: MURO (King Of Diggin’) / Michiharu Shimoda (Silent Poets) / JULIEN DYNE [SALOON] grooveman Spot / Monkey Sequence.19 / Monkey Timers [UNICE] EZ / MAX / Onigiri Discoteque</text:p>
          </table:table-cell>
          <table:table-cell office:value-type="string" calcext:value-type="string">
            <text:p>OPEN : 22:00 START : 22: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5</text:p>
          </table:table-cell>
          <table:table-cell office:value-type="string" calcext:value-type="string">
            <text:p>Cute Girls Live・ファイナルラウンドbr2n@代官山UNIT br2n～Road to NAONのYAON　2014～</text:p>
          </table:table-cell>
          <table:table-cell office:value-type="string" calcext:value-type="string">
            <text:p>Merpeoples/CREA/浮遊スル猫/Mary's Blood/ぱすてるーじゅ/Chirol/Milkey Milton/OMOIDE特急2014/伊禮恵/青空サイダー/and more</text:p>
          </table:table-cell>
          <table:table-cell office:value-type="string" calcext:value-type="string">
            <text:p>OPEN : 15:30 START : 16:0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05</text:p>
          </table:table-cell>
          <table:table-cell/>
          <table:table-cell office:value-type="string" calcext:value-type="string">
            <text:p>Steve O'Sullivan (Mosaic, Bluespirit, Bluetrain, Sushitech UK) / Magda Bytnerowicz (4our events, Australia) / YASU (Be Your Freak, Artemis) / dj masda / KABUTO / Kazuki Furumi</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6</text:p>
          </table:table-cell>
          <table:table-cell office:value-type="string" calcext:value-type="string">
            <text:p>synap×巡音彩祭</text:p>
          </table:table-cell>
          <table:table-cell office:value-type="string" calcext:value-type="string">
            <text:p>RIDDIMATES/toconoma/金佑龍と東横方面/画家/psybava/Lainy J Groove/Rusow/Little Linda</text:p>
          </table:table-cell>
          <table:table-cell office:value-type="string" calcext:value-type="string">
            <text:p>OPEN : 15:15 START : 15:15</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7</text:p>
          </table:table-cell>
          <table:table-cell office:value-type="string" calcext:value-type="string">
            <text:p>3 way struggle</text:p>
          </table:table-cell>
          <table:table-cell office:value-type="string" calcext:value-type="string">
            <text:p>浅草ジンタ/WUJA BIN BIN/溺れたエビの検死報告書/YOSUKE</text:p>
          </table:table-cell>
          <table:table-cell office:value-type="string" calcext:value-type="string">
            <text:p>OPEN : 18:30 START : 19:0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09</text:p>
          </table:table-cell>
          <table:table-cell office:value-type="string" calcext:value-type="string">
            <text:p>ATARI TEENAGE RIOTbr2n-ADDITIONAL SHOW-</text:p>
          </table:table-cell>
          <table:table-cell office:value-type="string" calcext:value-type="string">
            <text:p>ATARI TEENAGE RIOT</text:p>
          </table:table-cell>
          <table:table-cell office:value-type="string" calcext:value-type="string">
            <text:p>OPEN : 18:30 START : 19:3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10</text:p>
          </table:table-cell>
          <table:table-cell table:number-columns-repeated="2" office:value-type="string" calcext:value-type="string">
            <text:p>ATARI TEENAGE RIOT</text:p>
          </table:table-cell>
          <table:table-cell office:value-type="string" calcext:value-type="string">
            <text:p>OPEN : 18:30 START : 19: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1</text:p>
          </table:table-cell>
          <table:table-cell office:value-type="string" calcext:value-type="string">
            <text:p>LEGO BIG MORLbr2nSpring Tour 2014 br2n”Something New” br2n～雪辱編～</text:p>
          </table:table-cell>
          <table:table-cell office:value-type="string" calcext:value-type="string">
            <text:p>LEGO BIG MORL</text:p>
          </table:table-cell>
          <table:table-cell office:value-type="string" calcext:value-type="string">
            <text:p>OPEN : 18:30 START : 19:0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11</text:p>
          </table:table-cell>
          <table:table-cell/>
          <table:table-cell office:value-type="string" calcext:value-type="string">
            <text:p>DJ QU (strength music) from NY / COFFEE &amp; CIGARETTES BAND / BLACKOLY (yygrec) / SYMBOL-ISM / THE BEATDOWN BROTHERS / Ichiro_ (OIL WORKS Rec) / yagi (Trane.) / STUTS / Lidly / Matatabi (Hardjazz7 Music) / TMYK (Quaztract) / KAWD (C.O.T) / Shade Sky (Wax Poetics Japan) / SANGA (yygrec) / FKD (yygrec) / UNIVERSE / ALL CLEAR FILMS</text:p>
          </table:table-cell>
          <table:table-cell office:value-type="string" calcext:value-type="string">
            <text:p>OPEN : 23:00 START : 23: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2</text:p>
          </table:table-cell>
          <table:table-cell office:value-type="string" calcext:value-type="string">
            <text:p>”LiVERTY” TOUR 2014br2n-FINAL SERIES-</text:p>
          </table:table-cell>
          <table:table-cell office:value-type="string" calcext:value-type="string">
            <text:p>THREE LIGHTS DOWN KINGS/HaKU/鶴</text:p>
          </table:table-cell>
          <table:table-cell office:value-type="string" calcext:value-type="string">
            <text:p>OPEN : 17:00 START : 18: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2</text:p>
          </table:table-cell>
          <table:table-cell/>
          <table:table-cell office:value-type="string" calcext:value-type="string">
            <text:p>IMALU (LIVE LOUNGE) / OFF THE ROCKER (Shinichi Osawa + Masatoshi Uemura) / VAN CLIFFE - ELLI ROSE / DJ KYOKO / DJ MAYU / 81 BASTARD (JUN INOUE ／ MHAK ／ YOSHI47) / NAOITO / ALISA / SEX山口 / DJ NOA / ERI TSUKIMOTO / NO HOPE / YUME / DJ AK / NAOKI</text:p>
          </table:table-cell>
          <table:table-cell office:value-type="string" calcext:value-type="string">
            <text:p>OPEN : 24:00 START : 24: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3</text:p>
          </table:table-cell>
          <table:table-cell office:value-type="string" calcext:value-type="string">
            <text:p>ORENCH 〜キミの笑顔が引越祝!!!〜</text:p>
          </table:table-cell>
          <table:table-cell office:value-type="string" calcext:value-type="string">
            <text:p>逗子三兄弟/Jam9/藍 (ex.RSP)/SEAMO/今井洋介/じゅんご</text:p>
          </table:table-cell>
          <table:table-cell office:value-type="string" calcext:value-type="string">
            <text:p>OPEN : 13:00 START : 14: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7</text:p>
          </table:table-cell>
          <table:table-cell office:value-type="string" calcext:value-type="string">
            <text:p>THE BOHEMIANNS NEW TOUR 2014 br2n～夢と理想のツーマン～</text:p>
          </table:table-cell>
          <table:table-cell office:value-type="string" calcext:value-type="string">
            <text:p>THE BOHEMIANNS/ザ・コレクターズ</text:p>
          </table:table-cell>
          <table:table-cell office:value-type="string" calcext:value-type="string">
            <text:p>OPEN : 18:15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8</text:p>
          </table:table-cell>
          <table:table-cell office:value-type="string" calcext:value-type="string">
            <text:p>松井病院＠代官山UNITbr2n～Mirrorball Flare + br2nRoyal Mirrorball Discothequebr2nリリースパーティー～</text:p>
          </table:table-cell>
          <table:table-cell office:value-type="string" calcext:value-type="string">
            <text:p>松井寛/木村コウ/kazuaki noguchi/tofubeats/東京女子流/松井寛 feat.宇多丸/坂田麻美/tofubeats feat.新井ひとみ/and more!!</text:p>
          </table:table-cell>
          <table:table-cell office:value-type="string" calcext:value-type="string">
            <text:p>OPEN : 19:00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9</text:p>
          </table:table-cell>
          <table:table-cell office:value-type="string" calcext:value-type="string">
            <text:p>ジェッジジョンソンbr2n「TECHNICAL BREAKS DOWNER」</text:p>
          </table:table-cell>
          <table:table-cell office:value-type="string" calcext:value-type="string">
            <text:p>ジェッジジョンソン/朝倉涼/トールミツハシ/村田裕次/</text:p>
          </table:table-cell>
          <table:table-cell office:value-type="string" calcext:value-type="string">
            <text:p>OPEN : 17:00 START : 18: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9</text:p>
          </table:table-cell>
          <table:table-cell/>
          <table:table-cell office:value-type="string" calcext:value-type="string">
            <text:p>LEE BANNON x SOURCE DIRECT/DJ YAHMAN/TETSUJI TANAKA/HELKTRAM/THE SPILT INK./ASA/DUBTRO/KEN/DJ MIYU/PRETTYBWOY/STITCH/ぽんいぺあん</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5</text:p>
          </table:table-cell>
          <table:table-cell/>
          <table:table-cell office:value-type="string" calcext:value-type="string">
            <text:p>ANARCHY/bugseed×ill.sugi×yagi/田我流/LowPass/スチャダラパー/Sick Team/粗悪ビーツ×溺死/groovemanSpot/HABANERO POSSE/ha11ow33n/LEGENDオブ伝説 a.k.a サイプレス上野/bim &amp; VaVa/Wardaa/やけのはら &amp; more....</text:p>
          </table:table-cell>
          <table:table-cell office:value-type="string" calcext:value-type="string">
            <text:p>OPEN : 23:00 START : 23: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6</text:p>
          </table:table-cell>
          <table:table-cell office:value-type="string" calcext:value-type="string">
            <text:p>4th Full Album 「Rebirth」 Release One-Man br2n『2036年宇宙の旅』</text:p>
          </table:table-cell>
          <table:table-cell office:value-type="string" calcext:value-type="string">
            <text:p>カフカ</text:p>
          </table:table-cell>
          <table:table-cell office:value-type="string" calcext:value-type="string">
            <text:p>OPEN : 17:30 START : 18:3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26</text:p>
          </table:table-cell>
          <table:table-cell/>
          <table:table-cell office:value-type="string" calcext:value-type="string">
            <text:p>SURGEON/ROK DA HOUSE/RAYSCAPE</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9</text:p>
          </table:table-cell>
          <table:table-cell office:value-type="string" calcext:value-type="string">
            <text:p>SUMMIT Presents.br2n”SIMI LAB ワンマンLIVE”</text:p>
          </table:table-cell>
          <table:table-cell office:value-type="string" calcext:value-type="string">
            <text:p>SIMI LAB</text:p>
          </table:table-cell>
          <table:table-cell office:value-type="string" calcext:value-type="string">
            <text:p>OPEN : 17:00 START : 18:00</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5</text:p>
          </table:table-cell>
          <table:table-cell office:value-type="string" calcext:value-type="string">
            <text:p>VERUS Presents 「Princess I SM vol.3」</text:p>
          </table:table-cell>
          <table:table-cell office:value-type="string" calcext:value-type="string">
            <text:p>asfi/ANNA☆S/CAMOUFLAGE/SiAM&amp;POPTUNe/つばさFly br2nNiimo/Tokyo Cheey② Party/美脚時代/松下唯/妄想キャリブレーション</text:p>
          </table:table-cell>
          <table:table-cell office:value-type="string" calcext:value-type="string">
            <text:p>Open 15:00｜Start 15:30br2nAdv 3,000yen (D別)｜Door 3,500yen (D別) br2ne+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6</text:p>
          </table:table-cell>
          <table:table-cell office:value-type="string" calcext:value-type="string">
            <text:p>Ledapple Fan Meeting 2014br2n1st Photo session＆mini LIVE</text:p>
          </table:table-cell>
          <table:table-cell office:value-type="string" calcext:value-type="string">
            <text:p>Ledapple</text:p>
          </table:table-cell>
          <table:table-cell office:value-type="string" calcext:value-type="string">
            <text:p>[1st] Open 13:00｜Start 13:30 br2n[2nd] Open 17:00｜Start 17:30br2n[通常] Adv 6,500yen (D別) br2n[スローガンタオル付] Adv 7,500yen (D別)</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8</text:p>
          </table:table-cell>
          <table:table-cell office:value-type="string" calcext:value-type="string">
            <text:p>ASTRO HALL presents “terima kasih -てりまかし-”</text:p>
          </table:table-cell>
          <table:table-cell office:value-type="string" calcext:value-type="string">
            <text:p>加藤ひろあき/ハレルヤシスターズ/mimpi*β/LITO（伊藤陽佑）/古賀久士/Ayumi Melody br2nDJ：Taku Inoue/</text:p>
          </table:table-cell>
          <table:table-cell office:value-type="string" calcext:value-type="string">
            <text:p>Open 18:00｜Start 18:30br2nAdv 2,500yen (D別)｜Door 3,000yen (D別) br2nASTRO HALL店頭・webにて3/8(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1</text:p>
          </table:table-cell>
          <table:table-cell office:value-type="string" calcext:value-type="string">
            <text:p>Dirty Beaches</text:p>
          </table:table-cell>
          <table:table-cell office:value-type="string" calcext:value-type="string">
            <text:p>BIG LOVE PRESENTS DIRTY BEACHES LIVE</text:p>
          </table:table-cell>
          <table:table-cell office:value-type="string" calcext:value-type="string">
            <text:p>Open 20:00｜Start 21:15br2nAdv 4,300yen (D別)｜Door 4,800yen (D別) br2nASTRO HALL店頭, BIG LOVE店頭, e+にて2/28(金)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2</text:p>
          </table:table-cell>
          <table:table-cell office:value-type="string" calcext:value-type="string">
            <text:p>SALA Presents 「SALA-Girls Special Live〜2014Spring〜」</text:p>
          </table:table-cell>
          <table:table-cell office:value-type="string" calcext:value-type="string">
            <text:p>姫carat/KNU/純情！トロピカル丸/アイドルピット/Eve./アイドル諜報機関LEVEL７</text:p>
          </table:table-cell>
          <table:table-cell office:value-type="string" calcext:value-type="string">
            <text:p>Open 17:30｜Start 18:00br2nAdv 3,000yen (D別)｜Door 3,500yen (D別) br2nASTRO HALL店頭, 出演者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3</text:p>
          </table:table-cell>
          <table:table-cell office:value-type="string" calcext:value-type="string">
            <text:p>ANSIA 深町晃 生誕ONEMAN　br2n『リーダー祭-時を駆ける深町-ダイヤモンドは砕けない』</text:p>
          </table:table-cell>
          <table:table-cell office:value-type="string" calcext:value-type="string">
            <text:p>ANSIA</text:p>
          </table:table-cell>
          <table:table-cell office:value-type="string" calcext:value-type="string">
            <text:p>Open 17:30｜Start 18:00br2nAdv 3,300yen (D別)｜Door 3,800yen (D別) br2ne+, lawson, piaにて3/16(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4</text:p>
          </table:table-cell>
          <table:table-cell office:value-type="string" calcext:value-type="string">
            <text:p>東京大学ダンスサークルBOILED</text:p>
          </table:table-cell>
          <table:table-cell office:value-type="string" calcext:value-type="string">
            <text:p>Blaze it Up</text:p>
          </table:table-cell>
          <table:table-cell office:value-type="string" calcext:value-type="string">
            <text:p>Open 17:30｜Start 18:00br2nAdv ｜Door 1,000yen (D付)</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7</text:p>
          </table:table-cell>
          <table:table-cell office:value-type="string" calcext:value-type="string">
            <text:p>Uncle Acid &amp; The Deadbeatsbr2n-アンクル・アシッド＆ザ・デッドビーツ-</text:p>
          </table:table-cell>
          <table:table-cell office:value-type="string" calcext:value-type="string">
            <text:p>TROOPER ENTERTAINMENT PRESENTS</text:p>
          </table:table-cell>
          <table:table-cell office:value-type="string" calcext:value-type="string">
            <text:p>Open 18:00｜Start 19:00br2nAdv 3,900yen (D別) br2ne+, Loowson, Piaにて2/15(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8</text:p>
          </table:table-cell>
          <table:table-cell office:value-type="string" calcext:value-type="string">
            <text:p>ASTRO HALL presents “NEW GREETING”</text:p>
          </table:table-cell>
          <table:table-cell office:value-type="string" calcext:value-type="string">
            <text:p>MISSIW/CHECK×MATE/Lunakate/Le Lien/and more…</text:p>
          </table:table-cell>
          <table:table-cell office:value-type="string" calcext:value-type="string">
            <text:p>Open 18:00｜Start 18:30br2nAdv 2,300yen (D別)｜Door 2,800yen (D別) br2nASTRO HALL店頭・webにて3/28(金)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9</text:p>
          </table:table-cell>
          <table:table-cell office:value-type="string" calcext:value-type="string">
            <text:p>CAMOUFLAGE</text:p>
          </table:table-cell>
          <table:table-cell office:value-type="string" calcext:value-type="string">
            <text:p>CAMOUFLAGE TOKYO ONE MAN LIVE br2n「首都を狙うぜ！〜天下分け目の原宿大合戦〜」</text:p>
          </table:table-cell>
          <table:table-cell office:value-type="string" calcext:value-type="string">
            <text:p>Open 17:00｜Start 18:00br2nAdv 3,000yen (D別)｜Door 3,500yen (D別) br2ne＋にて発売中 br2n＊学生証提示でドリンクチャージ500円無料 br2n＊女性無料　※Offcial Web Siteにて要メール予約</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9</text:p>
          </table:table-cell>
          <table:table-cell office:value-type="string" calcext:value-type="string">
            <text:p>アイドル横丁 presents 〜サクラ前線 北上祭!!〜</text:p>
          </table:table-cell>
          <table:table-cell office:value-type="string" calcext:value-type="string">
            <text:p>CAMOUFLAGE/Party Rockets/山口活性学園/and more...</text:p>
          </table:table-cell>
          <table:table-cell office:value-type="string" calcext:value-type="string">
            <text:p>Open 11:00｜Start 11:30br2nAdv 3,000yen (D別)｜Door 3,500yen (D別) br2ne+にて3/16(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0</text:p>
          </table:table-cell>
          <table:table-cell office:value-type="string" calcext:value-type="string">
            <text:p>近藤夏⼦子ワンマンライブ2014br2n〜どこにいる？ここにいる！みんなでスマイる！〜</text:p>
          </table:table-cell>
          <table:table-cell office:value-type="string" calcext:value-type="string">
            <text:p>近藤夏子</text:p>
          </table:table-cell>
          <table:table-cell office:value-type="string" calcext:value-type="string">
            <text:p>Open 17:00｜Start 18:00br2nAdv 3,000yen (D別)｜Door 3,500yen (D別)</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2</text:p>
          </table:table-cell>
          <table:table-cell office:value-type="string" calcext:value-type="string">
            <text:p>ZANSHING SUN FESTIVAL〜番外編〜@原宿ASTRO HALL br2nPresented by TOWER RECORDS × SPINNS</text:p>
          </table:table-cell>
          <table:table-cell office:value-type="string" calcext:value-type="string">
            <text:p>南波志帆/Negicco/アップアップガールズ(仮) br2nGUEST：竹中夏海</text:p>
          </table:table-cell>
          <table:table-cell office:value-type="string" calcext:value-type="string">
            <text:p>Open 18:00｜Start 18:30br2nAdv 3,500yen (D別)｜Door 4,000yen (D別) br2ne+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3</text:p>
          </table:table-cell>
          <table:table-cell office:value-type="string" calcext:value-type="string">
            <text:p>きいやま商店</text:p>
          </table:table-cell>
          <table:table-cell office:value-type="string" calcext:value-type="string">
            <text:p>きいやま商店ワンマンライブ～新生活エンジョイしなきゃ！～in TOKYO</text:p>
          </table:table-cell>
          <table:table-cell office:value-type="string" calcext:value-type="string">
            <text:p>Open 18:30｜Start 19:00br2nAdv 3,500yen (D別)｜Door 4,000yen (D別) br2nLawson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5</text:p>
          </table:table-cell>
          <table:table-cell office:value-type="string" calcext:value-type="string">
            <text:p>小川美潮「ウレシイノモト」「檸檬の月」再発記念ライブ</text:p>
          </table:table-cell>
          <table:table-cell office:value-type="string" calcext:value-type="string">
            <text:p>小川美潮(vo)/今堀恒雄(g)/近藤達郎(key)/Ma*To(key) br2nmecken(b)/whacho(perc)/Grico富岡(dr)</text:p>
          </table:table-cell>
          <table:table-cell office:value-type="string" calcext:value-type="string">
            <text:p>Open 18:45｜Start 19:30br2nAdv4,000yen (D別)｜Door 4,500yen (D別) br2nASTRO HALL店頭, 出演者, e+にて3/1(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6</text:p>
          </table:table-cell>
          <table:table-cell office:value-type="string" calcext:value-type="string">
            <text:p>heidi.</text:p>
          </table:table-cell>
          <table:table-cell office:value-type="string" calcext:value-type="string">
            <text:p>EU TOUR 2014 凱旋ライブ『Fly high!! Japan』</text:p>
          </table:table-cell>
          <table:table-cell office:value-type="string" calcext:value-type="string">
            <text:p>Open 17:00｜Start 17:30br2nAdv 4,200yen (D別) br2ne+, lawson, Piaにて3/1(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7</text:p>
          </table:table-cell>
          <table:table-cell office:value-type="string" calcext:value-type="string">
            <text:p>東京無礼者祭　TOKYO BREMEN Presents</text:p>
          </table:table-cell>
          <table:table-cell office:value-type="string" calcext:value-type="string">
            <text:p>Grand Focus/Blan Blanc/BIG BANG THEORY/OTU1/3K-RAT</text:p>
          </table:table-cell>
          <table:table-cell office:value-type="string" calcext:value-type="string">
            <text:p>Open 15:30｜Start 16:30br2nAdv 3,500yen (D別)｜Door 4,000yen (D別) br2ne+にて3/1(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8</text:p>
          </table:table-cell>
          <table:table-cell office:value-type="string" calcext:value-type="string">
            <text:p>ASTRO HALL presents “Me-yousic”</text:p>
          </table:table-cell>
          <table:table-cell office:value-type="string" calcext:value-type="string">
            <text:p>GiL-Nadia dropp/bene/Straight free children/and more...</text:p>
          </table:table-cell>
          <table:table-cell office:value-type="string" calcext:value-type="string">
            <text:p>Open 18:30｜Start 19:00br2nAdv 2,500yen (D別)｜Door 3,000yen (D別) br2nASTRO HALL店頭・webにて3/28(金)より発売</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4</text:p>
          </table:table-cell>
          <table:table-cell office:value-type="string" calcext:value-type="string">
            <text:p>ワンマン TOUR 2014 ”The Light”</text:p>
          </table:table-cell>
          <table:table-cell office:value-type="string" calcext:value-type="string">
            <text:p>平井大</text:p>
          </table:table-cell>
          <table:table-cell office:value-type="string" calcext:value-type="string">
            <text:p>OPEN / START : 18:00 / 19: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5</text:p>
          </table:table-cell>
          <table:table-cell office:value-type="string" calcext:value-type="string">
            <text:p>HYSTERIC CIRCUS ASIA CIRCUIT vol.1</text:p>
          </table:table-cell>
          <table:table-cell office:value-type="string" calcext:value-type="string">
            <text:p>DaizyStripper / BORN / DIV</text:p>
          </table:table-cell>
          <table:table-cell office:value-type="string" calcext:value-type="string">
            <text:p>OPEN / START : 16:30 / 17:30br2nADV / DOOR : ￥4,6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6</text:p>
          </table:table-cell>
          <table:table-cell office:value-type="string" calcext:value-type="string">
            <text:p>Sabão(シャボン)</text:p>
          </table:table-cell>
          <table:table-cell office:value-type="string" calcext:value-type="string">
            <text:p>スペシャルゲスト：人時/松隈ケンタ（SCRAMBLES） br2nサポートメンバー：Gt. 久次米 真吾/Ba. 蛇石 徹/Key. miifuu (SCRAMBLES)</text:p>
          </table:table-cell>
          <table:table-cell office:value-type="string" calcext:value-type="string">
            <text:p>OPEN / START : 16:15 / 17: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8</text:p>
          </table:table-cell>
          <table:table-cell office:value-type="string" calcext:value-type="string">
            <text:p>JAPAN TOUR 2014</text:p>
          </table:table-cell>
          <table:table-cell office:value-type="string" calcext:value-type="string">
            <text:p>SPIRITUAL BEGGARS</text:p>
          </table:table-cell>
          <table:table-cell office:value-type="string" calcext:value-type="string">
            <text:p>OPEN / START : 18:00 / 19:00br2nADV / DOOR : ￥6,8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1</text:p>
          </table:table-cell>
          <table:table-cell office:value-type="string" calcext:value-type="string">
            <text:p>Time Out Cafe &amp; Diner 5th Anniversary Party</text:p>
          </table:table-cell>
          <table:table-cell office:value-type="string" calcext:value-type="string">
            <text:p>@1F br2nfeaturing “GHETTO” HOUSE OF LIQUID br2nDJ：EYヨ(BOREDOMS)-FTW/JUKE SET-、MOODMAN(HOUSE OF LIQUID／GODFATHER／SLOWMOTION)、D.J.April(Booty Tune)、LEF!!! CREW!!! br2n@2F Time Out Cafe &amp; Diner br2nfeaturing TUCKER'S MUSIC LOUNGE SP br2nElectone Live：TUCKER br2nDJ：カクバリワタル(カクバリズム)、コンピューマ、高城晶平(cero) 、みゆとと(嫁入りランド) br2n@2F LIQUID LOFT br2nLive：LUVRAW &amp; BTB(Pan Pacific Playa) br2nDJ：Gross Dresser(Magnetic Luv／Altzmusica)、クボタタケシ、LIL' MOFO、1-DRINK</text:p>
          </table:table-cell>
          <table:table-cell office:value-type="string" calcext:value-type="string">
            <text:p>OPEN / START : 19:00-24:00br2nADV / DOOR : - / door only 1,000yen!!!</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2</text:p>
          </table:table-cell>
          <table:table-cell office:value-type="string" calcext:value-type="string">
            <text:p>INORAN TOUR 2014 -Somewhere-</text:p>
          </table:table-cell>
          <table:table-cell office:value-type="string" calcext:value-type="string">
            <text:p>INORAN</text:p>
          </table:table-cell>
          <table:table-cell office:value-type="string" calcext:value-type="string">
            <text:p>OPEN / START : 17:00 / 18: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3</text:p>
          </table:table-cell>
          <table:table-cell office:value-type="string" calcext:value-type="string">
            <text:p>INORAN TOUR 2014 -Somewhere- 《追加公演》</text:p>
          </table:table-cell>
          <table:table-cell office:value-type="string" calcext:value-type="string">
            <text:p>INORAN</text:p>
          </table:table-cell>
          <table:table-cell office:value-type="string" calcext:value-type="string">
            <text:p>OPEN / START : 16:00 / 17: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6</text:p>
          </table:table-cell>
          <table:table-cell office:value-type="string" calcext:value-type="string">
            <text:p>Alice Nine Tour 2014 　Supernova Symphonia</text:p>
          </table:table-cell>
          <table:table-cell office:value-type="string" calcext:value-type="string">
            <text:p>Alice Nine</text:p>
          </table:table-cell>
          <table:table-cell office:value-type="string" calcext:value-type="string">
            <text:p>OPEN / START : 17:30 / 18:3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8</text:p>
          </table:table-cell>
          <table:table-cell office:value-type="string" calcext:value-type="string">
            <text:p>ヒトリエ 2014年東名阪ワンマンツアー 「マネキン・イン・ザ・パーク」</text:p>
          </table:table-cell>
          <table:table-cell office:value-type="string" calcext:value-type="string">
            <text:p>ヒトリエ</text:p>
          </table:table-cell>
          <table:table-cell office:value-type="string" calcext:value-type="string">
            <text:p>OPEN / START : 18:00 / 19:00br2nADV / DOOR : ￥3,0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9</text:p>
          </table:table-cell>
          <table:table-cell office:value-type="string" calcext:value-type="string">
            <text:p>東方ライブ2014-星虹砕/祭-【永】-フェス-</text:p>
          </table:table-cell>
          <table:table-cell office:value-type="string" calcext:value-type="string">
            <text:p>・IRON ATTACK! br2n・A-One br2n・DiGiTAL WiNG+Halozy br2n・あ〜るの〜と br2n・豚乙女 br2n・EastNewSound br2n・IOSYS</text:p>
          </table:table-cell>
          <table:table-cell office:value-type="string" calcext:value-type="string">
            <text:p>OPEN / START : [開場]15：00予定　[開演]16：00予定br2nADV / DOOR : 前売り￥4,500(税別・ドリンクチャージ別) / 当日￥5,000(税別・ドリンクチャージ別)</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0</text:p>
          </table:table-cell>
          <table:table-cell office:value-type="string" calcext:value-type="string">
            <text:p>SCHOOL OF LOCK!新入生歓迎ライブ2014「LIVE OF ROOKIE」</text:p>
          </table:table-cell>
          <table:table-cell office:value-type="string" calcext:value-type="string">
            <text:p>赤い公園 / シナリオアート / 東京カランコロン / BLUE ENCOUNT 　 br2nMC：とーやま校長 / よしだ教頭（SCHOOL OF LOCK!） </text:p>
          </table:table-cell>
          <table:table-cell office:value-type="string" calcext:value-type="string">
            <text:p>OPEN / START : 16:00 / 17:00br2nADV / DOOR : ￥2,8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6</text:p>
          </table:table-cell>
          <table:table-cell office:value-type="string" calcext:value-type="string">
            <text:p>Salley Live Tour 2014 Spring</text:p>
          </table:table-cell>
          <table:table-cell office:value-type="string" calcext:value-type="string">
            <text:p>Salley</text:p>
          </table:table-cell>
          <table:table-cell office:value-type="string" calcext:value-type="string">
            <text:p>OPEN / START : 17:00 / 18: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7</text:p>
          </table:table-cell>
          <table:table-cell office:value-type="string" calcext:value-type="string">
            <text:p>祝THE ポッシボーJapanツアー2014～8年かかりましたわ～</text:p>
          </table:table-cell>
          <table:table-cell office:value-type="string" calcext:value-type="string">
            <text:p>THE ポッシボー</text:p>
          </table:table-cell>
          <table:table-cell office:value-type="string" calcext:value-type="string">
            <text:p>OPEN / START : 16:00 / 17: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9</text:p>
          </table:table-cell>
          <table:table-cell office:value-type="string" calcext:value-type="string">
            <text:p>Special Live 〝連休頃、遊びにおいでよ〟</text:p>
          </table:table-cell>
          <table:table-cell office:value-type="string" calcext:value-type="string">
            <text:p>Goose house×⽚平里菜</text:p>
          </table:table-cell>
          <table:table-cell office:value-type="string" calcext:value-type="string">
            <text:p>OPEN / START : 17:00 / 18:00br2nADV / DOOR : ￥4,300(税込・ドリンクチャージ別) / -</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4</text:p>
          </table:table-cell>
          <table:table-cell office:value-type="string" calcext:value-type="string">
            <text:p>臍藤シンタ＆葱のばらん / すナマき / 音色</text:p>
          </table:table-cell>
          <table:table-cell office:value-type="string" calcext:value-type="string">
            <text:p>LIVE: 臍藤シンタ＆葱のばらん / すナマき / 音色(miyamo、tera、サガイユウヤ)br2n臍藤シンタ＆葱のばらんのアルバム、この日から販売開始になるそうです。最近のライブはすごくいい感じなので、アルバムも楽しみですね！</text:p>
          </table:table-cell>
          <table:table-cell office:value-type="string" calcext:value-type="string">
            <text:p>OPEN: 19:00 / START: 19:3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5</text:p>
          </table:table-cell>
          <table:table-cell office:value-type="string" calcext:value-type="string">
            <text:p>the lost club / nohtenkigengo / 野田薫 / butaji</text:p>
          </table:table-cell>
          <table:table-cell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6</text:p>
          </table:table-cell>
          <table:table-cell office:value-type="string" calcext:value-type="string">
            <text:p>ラキタ / 惑星のかぞえかた / chanson sigeru / 井手健介と母船</text:p>
          </table:table-cell>
          <table:table-cell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0</text:p>
          </table:table-cell>
          <table:table-cell office:value-type="string" calcext:value-type="string">
            <text:p>ラヴラヴ企画32「四月怪談」</text:p>
          </table:table-cell>
          <table:table-cell office:value-type="string" calcext:value-type="string">
            <text:p>LIVE: hikaru yamada and librarians / ユームラウト / The Wisely Brothersbr2nDJ: AREMOYOUbr2n転換ACT: たかぽう(exタカボウ)</text:p>
          </table:table-cell>
          <table:table-cell office:value-type="string" calcext:value-type="string">
            <text:p>OPEN/DJ START:19:30 / LIVE START: 20:00br2n早割: 500円(2ドリンク別、4/5受付分まで) / 予約: 1000円(2ドリンク別) / 当日: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2</text:p>
          </table:table-cell>
          <table:table-cell office:value-type="string" calcext:value-type="string">
            <text:p>「めとろポリスと遊ぼう。」</text:p>
          </table:table-cell>
          <table:table-cell office:value-type="string" calcext:value-type="string">
            <text:p>めとろポリス / MOONOCOONO / NETWORKS / バスクのスポーツ / ダニエル・クオン</text:p>
          </table:table-cell>
          <table:table-cell office:value-type="string" calcext:value-type="string">
            <text:p>OPEN: 18:30 / START: 19:0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3</text:p>
          </table:table-cell>
          <table:table-cell office:value-type="string" calcext:value-type="string">
            <text:p>びろうどねこnew album「Subaru」リリースライブ</text:p>
          </table:table-cell>
          <table:table-cell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5</text:p>
          </table:table-cell>
          <table:table-cell office:value-type="string" calcext:value-type="string">
            <text:p>The Job Japan Tour 2014</text:p>
          </table:table-cell>
          <table:table-cell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7</text:p>
          </table:table-cell>
          <table:table-cell office:value-type="string" calcext:value-type="string">
            <text:p>CRJ-tokyo presents 「SOUND SURFIN’ vol31」</text:p>
          </table:table-cell>
          <table:table-cell office:value-type="string" calcext:value-type="string">
            <text:p>LIVE: 原田茶飯事 / yojikとwanda(バンド編成) / Nohtenkigengo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26</text:p>
          </table:table-cell>
          <table:table-cell office:value-type="string" calcext:value-type="string">
            <text:p>dot prompt Pre. 「SAD NO」Hi, how are you?　『?LDK』 レコ発</text:p>
          </table:table-cell>
          <table:table-cell office:value-type="string" calcext:value-type="string">
            <text:p>LIVE: Hi, how are you? / T.V. not January / Alfred Beach Sandal / 川辺素バンドbr2nDJ: VIDEOTAPEMUSIC / Summer Of Fan メール予約: dot.prompt.sea@gmail.com (公演名とお名前、枚数をご記入の上お送りください。)br2n※定員に達したため、予約の受付を終了しました。ご了承ください。</text:p>
          </table:table-cell>
          <table:table-cell office:value-type="string" calcext:value-type="string">
            <text:p>OPEN: 18:30 / START: 19:00br2nADV: 2000円 / DOOR: 2300円（ドリンク別）※SOLD OUT!</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28</text:p>
          </table:table-cell>
          <table:table-cell office:value-type="string" calcext:value-type="string">
            <text:p>omochi records presents SCUM toronix</text:p>
          </table:table-cell>
          <table:table-cell office:value-type="string" calcext:value-type="string">
            <text:p>LIVE: BOOL / 食品まつり aka foodmanbr2nDJ: PIPI / Nothto / D.J.April / HiBiKi MaMeShiBa / THREEPEE BOYS</text:p>
          </table:table-cell>
          <table:table-cell office:value-type="string" calcext:value-type="string">
            <text:p>OPEN / START: 18:30 ※END: 23:00br2nCHARGE: 2000円（1ドリンク代込）</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29</text:p>
          </table:table-cell>
          <table:table-cell office:value-type="string" calcext:value-type="string">
            <text:p>avant garden</text:p>
          </table:table-cell>
          <table:table-cell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503</text:p>
          </table:table-cell>
          <table:table-cell office:value-type="string" calcext:value-type="string">
            <text:p>avant garden</text:p>
          </table:table-cell>
          <table:table-cell office:value-type="string" calcext:value-type="string">
            <text:p>LIVE: ジョセフ・アルフ・ポルカ(from名古屋) / マコガーリ / ポニーのヒサミツ / 酒井己詳br2nDJ: 箕浦建太郎</text:p>
          </table:table-cell>
          <table:table-cell office:value-type="string" calcext:value-type="string">
            <text:p>OPEN: 17:30 / START: 18:0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505</text:p>
          </table:table-cell>
          <table:table-cell office:value-type="string" calcext:value-type="string">
            <text:p>avant garden</text:p>
          </table:table-cell>
          <table:table-cell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523</text:p>
          </table:table-cell>
          <table:table-cell office:value-type="string" calcext:value-type="string">
            <text:p>鈴木常吉 / 柴田聡子 / 伴瀬朝彦</text:p>
          </table:table-cell>
          <table:table-cell office:value-type="string" calcext:value-type="string">
            <text:p>LIVE: 鈴木常吉 / 柴田聡子 / 伴瀬朝彦</text:p>
          </table:table-cell>
          <table:table-cell office:value-type="string" calcext:value-type="string">
            <text:p>OPEN: 19:00 / START: 19:3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524</text:p>
          </table:table-cell>
          <table:table-cell office:value-type="string" calcext:value-type="string">
            <text:p>birdFriend presents フレンドナイト</text:p>
          </table:table-cell>
          <table:table-cell office:value-type="string" calcext:value-type="string">
            <text:p>LIVE: YPY / bonnounomukuro / NEW MANUKE / CARREbr2nDJ: 置石</text:p>
          </table:table-cell>
          <table:table-cell office:value-type="string" calcext:value-type="string">
            <text:p>OPEN / START: TBAbr2nADV / DOOR: 1800円（ドリンク別）</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01</text:p>
          </table:table-cell>
          <table:table-cell office:value-type="string" calcext:value-type="string">
            <text:p>i-SPEC“team V” Presents『CHAOS † X -2014- ～ いつ嘘つくの？今日でしょ！？ ～』</text:p>
          </table:table-cell>
          <table:table-cell office:value-type="string" calcext:value-type="string">
            <text:p>i-SPEC”team V”/Mizki/久江潤/上條ヒロト/唯彩/谷利沙紀/桜羅やよい/LOMI/吉法師/ブラッディー・メアリー</text:p>
          </table:table-cell>
          <table:table-cell office:value-type="string" calcext:value-type="string">
            <text:p>OPEN 17:00 / START 17:30br2n前売￥2,700＋D / 当日￥3,2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02</text:p>
          </table:table-cell>
          <table:table-cell office:value-type="string" calcext:value-type="string">
            <text:p>「NEO RESONANCE」</text:p>
          </table:table-cell>
          <table:table-cell office:value-type="string" calcext:value-type="string">
            <text:p>Re-lay/Scarlet Valse/蒼-AO-/VABeL/La'veil MizeriA/Drastic Will</text:p>
          </table:table-cell>
          <table:table-cell office:value-type="string" calcext:value-type="string">
            <text:p>OPEN 15:30 / START 16:00br2n前売￥3,200+D / 当日￥3,500+D</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03</text:p>
          </table:table-cell>
          <table:table-cell office:value-type="string" calcext:value-type="string">
            <text:p>学生パンデミック</text:p>
          </table:table-cell>
          <table:table-cell office:value-type="string" calcext:value-type="string">
            <text:p>MEL/Tingel Tangel/めにすかす/K-ta./No name/br2nHeil Arrow/Slug Bowl/Black Riot</text:p>
          </table:table-cell>
          <table:table-cell office:value-type="string" calcext:value-type="string">
            <text:p>OPEN 16:30 / START 16:45br2n前売￥1,000+D / 当日￥1,0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04</text:p>
          </table:table-cell>
          <table:table-cell office:value-type="string" calcext:value-type="string">
            <text:p>GIRLS SPLASH</text:p>
          </table:table-cell>
          <table:table-cell office:value-type="string" calcext:value-type="string">
            <text:p>Barbee/小熊あやめ/yoshimi/RynRyn☆ミどろっぷ/T！P</text:p>
          </table:table-cell>
          <table:table-cell office:value-type="string" calcext:value-type="string">
            <text:p>OPEN 18:45 / START 19:15br2n前売・当日 無料(受付にてD代¥600頂きます)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05</text:p>
          </table:table-cell>
          <table:table-cell office:value-type="string" calcext:value-type="string">
            <text:p>合戦～春の陣～</text:p>
          </table:table-cell>
          <table:table-cell office:value-type="string" calcext:value-type="string">
            <text:p>大学生バンド多数出演</text:p>
          </table:table-cell>
          <table:table-cell office:value-type="string" calcext:value-type="string">
            <text:p>OPEN 15:30 / START 16:00br2n前売・当日¥Fr</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06</text:p>
          </table:table-cell>
          <table:table-cell office:value-type="string" calcext:value-type="string">
            <text:p>【DAY】br2n第２回キュービックアニソングランプリbr2n～２チーム対抗歌合戦！盛り上がったもんが勝ちぃぃぃぃ！！！！！～</text:p>
          </table:table-cell>
          <table:table-cell office:value-type="string" calcext:value-type="string">
            <text:p>キュービックボーカルスクール/東京ボイストレーニングスクール生徒</text:p>
          </table:table-cell>
          <table:table-cell office:value-type="string" calcext:value-type="string">
            <text:p>OPEN 11:00 / START 11:15br2n前売￥500+D / 当日￥5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06</text:p>
          </table:table-cell>
          <table:table-cell office:value-type="string" calcext:value-type="string">
            <text:p>【NIGHT】br2nTwo Man Live～歌うあほぅ to 跳ぶあほぅ～</text:p>
          </table:table-cell>
          <table:table-cell office:value-type="string" calcext:value-type="string">
            <text:p>ULTRA-PRISM /水面下ノ空 </text:p>
          </table:table-cell>
          <table:table-cell office:value-type="string" calcext:value-type="string">
            <text:p>OPEN 17:30 / START 18:00br2n前売￥3,500＋D / 当日¥3,8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07</text:p>
          </table:table-cell>
          <table:table-cell office:value-type="string" calcext:value-type="string">
            <text:p>POP☆UNITED presents『Natural Boomb!! RockerS!! Vol.3』</text:p>
          </table:table-cell>
          <table:table-cell office:value-type="string" calcext:value-type="string">
            <text:p>FAZ/L,I,W,s/SHiFT/Fake Over/リモ☆べぇfeat.動物ALL STARZ/他</text:p>
          </table:table-cell>
          <table:table-cell office:value-type="string" calcext:value-type="string">
            <text:p>OPEN 17:30 / START 18:00br2n前売￥2,500+D / 当日￥3,0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08</text:p>
          </table:table-cell>
          <table:table-cell office:value-type="string" calcext:value-type="string">
            <text:p>SPARKS-vol.6-</text:p>
          </table:table-cell>
          <table:table-cell office:value-type="string" calcext:value-type="string">
            <text:p>0801弐209XX6/uni-ユニ-/三毛猫ドクロック/フリンジ/他</text:p>
          </table:table-cell>
          <table:table-cell office:value-type="string" calcext:value-type="string">
            <text:p>OPEN 16:30 / START 17:00br2n前売￥3,000+D / 当日￥3,5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09</text:p>
          </table:table-cell>
          <table:table-cell office:value-type="string" calcext:value-type="string">
            <text:p>TEAM60 presents</text:p>
          </table:table-cell>
          <table:table-cell office:value-type="string" calcext:value-type="string">
            <text:p>詳細随時発表!!</text:p>
          </table:table-cell>
          <table:table-cell office:value-type="string" calcext:value-type="string">
            <text:p>OPEN 18:00 / START 18:30br2n前売￥3,000+D / 当日￥3,500+D info：http://am</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10</text:p>
          </table:table-cell>
          <table:table-cell office:value-type="string" calcext:value-type="string">
            <text:p>Virgin AIR entertainment presentsbr2n-Continuity Revolution vol.3-</text:p>
          </table:table-cell>
          <table:table-cell office:value-type="string" calcext:value-type="string">
            <text:p>D'sko/りべる/腹七分目/他</text:p>
          </table:table-cell>
          <table:table-cell office:value-type="string" calcext:value-type="string">
            <text:p>OPEN 17:00 / START 17:30br2n前売￥3,000+D / 当日￥3,5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11</text:p>
          </table:table-cell>
          <table:table-cell office:value-type="string" calcext:value-type="string">
            <text:p>Viewell　Presents「View-Well vol.3 ジャッカルドラえもん改め、ドラゴンドラえもん」</text:p>
          </table:table-cell>
          <table:table-cell office:value-type="string" calcext:value-type="string">
            <text:p>Viewell/Chick@ttack/RE:UNION/LieLuuck/他br2nOA.ドラゴンドラえもん</text:p>
          </table:table-cell>
          <table:table-cell office:value-type="string" calcext:value-type="string">
            <text:p>OPEN 17:15 / START 17:45br2n前売￥2,500+D / 当日￥3,0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12</text:p>
          </table:table-cell>
          <table:table-cell office:value-type="string" calcext:value-type="string">
            <text:p>【DAY】br2n池袋MIXジュース～ドキドキ出会いの春～</text:p>
          </table:table-cell>
          <table:table-cell office:value-type="string" calcext:value-type="string">
            <text:p>放課後プリンセス/CAMOUFLAGE/GRAZIE/SiAM&amp;POPTUNe/他</text:p>
          </table:table-cell>
          <table:table-cell office:value-type="string" calcext:value-type="string">
            <text:p>OPEN 10:30 / START 11:00br2n前売￥3,000+D / 当日￥3,500+D ※TopY</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12</text:p>
          </table:table-cell>
          <table:table-cell office:value-type="string" calcext:value-type="string">
            <text:p>【NIGHT】br2nLIVE ENERGY SERIES～Next Break Generation!!～</text:p>
          </table:table-cell>
          <table:table-cell office:value-type="string" calcext:value-type="string">
            <text:p>Jump the Lights/Shrimps/Plough/ノウルシ</text:p>
          </table:table-cell>
          <table:table-cell office:value-type="string" calcext:value-type="string">
            <text:p>OPEN 18:00/START 18:30br2n前売¥2,500＋D / 当日¥3,000＋D ※来場者全員にR</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13</text:p>
          </table:table-cell>
          <table:table-cell office:value-type="string" calcext:value-type="string">
            <text:p>GIRLS SPLASH</text:p>
          </table:table-cell>
          <table:table-cell office:value-type="string" calcext:value-type="string">
            <text:p>※詳細、随時発表!!</text:p>
          </table:table-cell>
          <table:table-cell office:value-type="string" calcext:value-type="string">
            <text:p>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14</text:p>
          </table:table-cell>
          <table:table-cell office:value-type="string" calcext:value-type="string">
            <text:p> </text:p>
          </table:table-cell>
          <table:table-cell office:value-type="string" calcext:value-type="string">
            <text:p>メンテナンス br2n※お問合せは13:00～18:00まで受け付けております</text:p>
          </table:table-cell>
          <table:table-cell office:value-type="string" calcext:value-type="string">
            <text:p>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15</text:p>
          </table:table-cell>
          <table:table-cell office:value-type="string" calcext:value-type="string">
            <text:p>がーるずくりえ～しょん Vol.7</text:p>
          </table:table-cell>
          <table:table-cell office:value-type="string" calcext:value-type="string">
            <text:p>憂-ui-/水月エナ/Archaea/Panahromatic/他</text:p>
          </table:table-cell>
          <table:table-cell office:value-type="string" calcext:value-type="string">
            <text:p>OPEN 18:00 / START 18:30br2n前売￥2,000+D / 当日￥2,5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16</text:p>
          </table:table-cell>
          <table:table-cell office:value-type="string" calcext:value-type="string">
            <text:p>PINK☆MAMMOTH 1stワンマンライブbr2n『FIRST STORY～わたしとあなたの心理戦』</text:p>
          </table:table-cell>
          <table:table-cell office:value-type="string" calcext:value-type="string">
            <text:p>PINK MAMMOTH</text:p>
          </table:table-cell>
          <table:table-cell office:value-type="string" calcext:value-type="string">
            <text:p>OPEN 18:15 / START 18:45br2n前売￥2,500+D / 当日￥3,0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17</text:p>
          </table:table-cell>
          <table:table-cell office:value-type="string" calcext:value-type="string">
            <text:p>【GIRLS SONGLAND】</text:p>
          </table:table-cell>
          <table:table-cell office:value-type="string" calcext:value-type="string">
            <text:p>※出演者、随時発表!!</text:p>
          </table:table-cell>
          <table:table-cell office:value-type="string" calcext:value-type="string">
            <text:p>OPEN 18:00 / START 18:30br2n前売￥2,500+D / 当日￥3,0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18</text:p>
          </table:table-cell>
          <table:table-cell office:value-type="string" calcext:value-type="string">
            <text:p>Barbee定期公演</text:p>
          </table:table-cell>
          <table:table-cell office:value-type="string" calcext:value-type="string">
            <text:p>Barbee</text:p>
          </table:table-cell>
          <table:table-cell office:value-type="string" calcext:value-type="string">
            <text:p>OPEN 18:30 / START 19:00br2n前売￥1,500+D / 当日￥2,0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19</text:p>
          </table:table-cell>
          <table:table-cell office:value-type="string" calcext:value-type="string">
            <text:p>Fuzzbox vol.34</text:p>
          </table:table-cell>
          <table:table-cell office:value-type="string" calcext:value-type="string">
            <text:p>MENICA/Black-L'Ecien/RESOUND/KOHAKU/LIΦEN/br2nDustflipper/An evil jewel/SeveN</text:p>
          </table:table-cell>
          <table:table-cell office:value-type="string" calcext:value-type="string">
            <text:p>OPEN 16:00 / START 16:30br2n前売￥2,000+D / 当日￥2,5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0</text:p>
          </table:table-cell>
          <table:table-cell office:value-type="string" calcext:value-type="string">
            <text:p>【DAY】br2nbuttёrfly.ねっと主催｢ばたふぇす☆Vol.9～新生buttёrfly.ねっとお披露目ライブ～」</text:p>
          </table:table-cell>
          <table:table-cell office:value-type="string" calcext:value-type="string">
            <text:p>buttёrfly.ねっと/小谷有里。/Chu*Chu/山名純/矢作昌子/水森由菜withつるぴかりん/あだち優季/桃園桃/sasa☆minick/江織杏/他</text:p>
          </table:table-cell>
          <table:table-cell office:value-type="string" calcext:value-type="string">
            <text:p>OPEN 10:15 / START 10:30br2n前売￥3,000+D / 当日￥3,5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0</text:p>
          </table:table-cell>
          <table:table-cell office:value-type="string" calcext:value-type="string">
            <text:p>【NIGHT】br2nTOKYO HEROES 10th Anniversary 2man“vs umbrella”</text:p>
          </table:table-cell>
          <table:table-cell office:value-type="string" calcext:value-type="string">
            <text:p>TOKYO HEROES/umbrella</text:p>
          </table:table-cell>
          <table:table-cell office:value-type="string" calcext:value-type="string">
            <text:p>OPEN 18:00 / START 18:30br2n前売￥3,000+D / 当日￥3,500+D</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1</text:p>
          </table:table-cell>
          <table:table-cell office:value-type="string" calcext:value-type="string">
            <text:p>【GIRLS SONGLAND】</text:p>
          </table:table-cell>
          <table:table-cell office:value-type="string" calcext:value-type="string">
            <text:p>※出演者、随時発表!!</text:p>
          </table:table-cell>
          <table:table-cell office:value-type="string" calcext:value-type="string">
            <text:p>OPEN 18:00 / START 18:30br2n前売￥2,500+D / 当日￥3,0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2</text:p>
          </table:table-cell>
          <table:table-cell office:value-type="string" calcext:value-type="string">
            <text:p>T！P主催 池袋RUIDO K3公演</text:p>
          </table:table-cell>
          <table:table-cell office:value-type="string" calcext:value-type="string">
            <text:p>T！P/他</text:p>
          </table:table-cell>
          <table:table-cell office:value-type="string" calcext:value-type="string">
            <text:p>OPEN 18:30 / START 19:00br2n料金：無料 ※一般(2D¥1,200別)br2n女性ならびに学生(1D¥600別)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3</text:p>
          </table:table-cell>
          <table:table-cell office:value-type="string" calcext:value-type="string">
            <text:p>えびすまつりvol.124無料ライブ</text:p>
          </table:table-cell>
          <table:table-cell office:value-type="string" calcext:value-type="string">
            <text:p>佐光ミサ(ＪＯY☆)/橘ありか(ハニースパイス)/ヴァンパイア★Kiss/br2nのな/ちむちむ/さっちゃん/熊田佳奈絵/CANDY dreamy/Fine Color/スライムガールズ/あいりす/他</text:p>
          </table:table-cell>
          <table:table-cell office:value-type="string" calcext:value-type="string">
            <text:p>OPEN 17:30 / START 18:00br2n前売・当日 無料br2n(一般2D¥1,200、学生・女性1D¥600)br2n※学生のかたは身分証の提示をお願いいたします。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4</text:p>
          </table:table-cell>
          <table:table-cell office:value-type="string" calcext:value-type="string">
            <text:p>「424Carats-美沙麗BIRTHDAY EVENT-」</text:p>
          </table:table-cell>
          <table:table-cell office:value-type="string" calcext:value-type="string">
            <text:p>美沙麗BIRTHDAYセッションバンド[Vo:Z(Art Cube) Gt:美沙麗(Megaromania) Gt:xxx Ba:迅(ex:UnsraW) Dr:邑詩(ex.Megaromania)]br2nGUEST：Art Cube/Synk;yet/Re-lay</text:p>
          </table:table-cell>
          <table:table-cell office:value-type="string" calcext:value-type="string">
            <text:p>OPEN 17:00 / START 17:30br2n前売￥3,000+D / 当日￥3,500+D</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5</text:p>
          </table:table-cell>
          <table:table-cell office:value-type="string" calcext:value-type="string">
            <text:p>Daylink主催ライブ『Cutie Rock day』-Girls music Vol.3-～キュートでロックな女の子とリンクしちゃおうディ♪～</text:p>
          </table:table-cell>
          <table:table-cell office:value-type="string" calcext:value-type="string">
            <text:p>Daylink/渡辺あゆ香/ZipRipFuzZ/びりーふ!/姫乃たま/少女☆タコサム/夏原悠/REN</text:p>
          </table:table-cell>
          <table:table-cell office:value-type="string" calcext:value-type="string">
            <text:p>OPEN 18:00 / START 18:30br2n前売￥2,500+D / 当日￥2,5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6</text:p>
          </table:table-cell>
          <table:table-cell office:value-type="string" calcext:value-type="string">
            <text:p>No Beer No Life vol.27</text:p>
          </table:table-cell>
          <table:table-cell office:value-type="string" calcext:value-type="string">
            <text:p>女王不在(女王蜂)/眼鏡5/あぽろ(ねごと)/巌汰・G・くらっしゃー(エアギター・パフォーマンス)/他</text:p>
          </table:table-cell>
          <table:table-cell office:value-type="string" calcext:value-type="string">
            <text:p>OPEN 12:30 / START 13:00br2n前売￥1,000+D / 当日￥1,0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7</text:p>
          </table:table-cell>
          <table:table-cell office:value-type="string" calcext:value-type="string">
            <text:p>Bloom presents【肆の影】</text:p>
          </table:table-cell>
          <table:table-cell office:value-type="string" calcext:value-type="string">
            <text:p>VRZEL/SHEDIA/反逆的規制noize「ロゼロ」/Lieselotte</text:p>
          </table:table-cell>
          <table:table-cell office:value-type="string" calcext:value-type="string">
            <text:p>OPEN 17:30 / START 18:00br2n前売￥3,000+D / 当日￥3,500+D</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8</text:p>
          </table:table-cell>
          <table:table-cell office:value-type="string" calcext:value-type="string">
            <text:p>K3 presents”GIRLS Mania!!”</text:p>
          </table:table-cell>
          <table:table-cell office:value-type="string" calcext:value-type="string">
            <text:p>プレタポルテ/ButterFlyKiss/ライハリ/Alteicia/ヨザクラスピカ</text:p>
          </table:table-cell>
          <table:table-cell office:value-type="string" calcext:value-type="string">
            <text:p>OPEN 18:00 / START 18:30br2n前売￥2,000+D / 当日￥2,5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9</text:p>
          </table:table-cell>
          <table:table-cell office:value-type="string" calcext:value-type="string">
            <text:p>【DAY】br2n西島孝美主催ライブ ハッピー☆ダンスvol.5</text:p>
          </table:table-cell>
          <table:table-cell office:value-type="string" calcext:value-type="string">
            <text:p>西島孝美br2nゲスト：REI/黒猫同盟隊/HEART♡CRASH/堀米柚花/MAI（アニドル）/他</text:p>
          </table:table-cell>
          <table:table-cell office:value-type="string" calcext:value-type="string">
            <text:p>OPEN 10:30 / START 10:45br2n前売￥3,000+D / 当日￥3,500+Dbr2n(女性¥1,000＋D)</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29</text:p>
          </table:table-cell>
          <table:table-cell office:value-type="string" calcext:value-type="string">
            <text:p>【NIGHT】br2n『おとねっと一周年特別番組　スタジオRUIDO K3からお届けします！』br2n～DJどっと.とDJ YJがお届けする、ライブあり、トークあり、ゲストありのたっぷり2時間くらい生放送～</text:p>
          </table:table-cell>
          <table:table-cell office:value-type="string" calcext:value-type="string">
            <text:p>DJどっとこと、コタニキンヤ./DJ YJ こと、YUJI</text:p>
          </table:table-cell>
          <table:table-cell office:value-type="string" calcext:value-type="string">
            <text:p>OPEN 18:00 / START 18:30br2n前売￥3,500+D / 当日￥4,000+D  </text:p>
          </table:table-cell>
          <table:table-cell table:number-columns-repeated="1018"/>
        </table:table-row>
        <table:table-row table:style-name="ro5">
          <table:table-cell office:value-type="float" office:value="33" calcext:value-type="float">
            <text:p>33</text:p>
          </table:table-cell>
          <table:table-cell office:value-type="string" calcext:value-type="string">
            <text:p>0430</text:p>
          </table:table-cell>
          <table:table-cell office:value-type="string" calcext:value-type="string">
            <text:p>-平成”下克上”倶楽部Presents-『非合法x池袋クーデター～卯花月ノ奇襲～』</text:p>
          </table:table-cell>
          <table:table-cell office:value-type="string" calcext:value-type="string">
            <text:p>妃阿甦/君は鋭く。/ヂキル＆ハイド/Qvik Noiz/フィリア/br2n13th CHAINSAW 666/STELLA.../the BAD/朱鷺/br2nGLOSS./The Eccentric</text:p>
          </table:table-cell>
          <table:table-cell office:value-type="string" calcext:value-type="string">
            <text:p>OPEN 15:00 / START 15:30br2n前売￥3,000+D / 当日￥3,5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01</text:p>
          </table:table-cell>
          <table:table-cell office:value-type="string" calcext:value-type="string">
            <text:p>POP☆UNITED presents『ほんとはHOT MAN Vol.8』</text:p>
          </table:table-cell>
          <table:table-cell office:value-type="string" calcext:value-type="string">
            <text:p>COLD WOMAN/リモ☆with SAVANNA P.K. ORCHESTRA/西中葵/FAZ/他</text:p>
          </table:table-cell>
          <table:table-cell office:value-type="string" calcext:value-type="string">
            <text:p>OPEN 17:30 / START 18:00br2n前売￥2,500＋D / 当日￥3,0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02</text:p>
          </table:table-cell>
          <table:table-cell office:value-type="string" calcext:value-type="string">
            <text:p>平成琴姫2周年記念ライブ</text:p>
          </table:table-cell>
          <table:table-cell office:value-type="string" calcext:value-type="string">
            <text:p>平成琴姫</text:p>
          </table:table-cell>
          <table:table-cell office:value-type="string" calcext:value-type="string">
            <text:p>OPEN 18:15 / START 19:15br2n前売￥1,000＋D / 当日￥2,0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03</text:p>
          </table:table-cell>
          <table:table-cell office:value-type="string" calcext:value-type="string">
            <text:p>Catastrophe 1st ONE MAN LIVE ”World End”</text:p>
          </table:table-cell>
          <table:table-cell office:value-type="string" calcext:value-type="string">
            <text:p>Catastrophebr2nO.A. KLAxonMELODY</text:p>
          </table:table-cell>
          <table:table-cell office:value-type="string" calcext:value-type="string">
            <text:p>OPEN 19:00 / START 19:30br2n前売￥2,000＋D / 当日￥2,500＋D</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04</text:p>
          </table:table-cell>
          <table:table-cell office:value-type="string" calcext:value-type="string">
            <text:p>SHIBUYA ROCK WALK Vol.9 ～Dazzlin' Brain～</text:p>
          </table:table-cell>
          <table:table-cell office:value-type="string" calcext:value-type="string">
            <text:p>THE Hitch Lowke/RIZING 2 END/LOKA/Bakura</text:p>
          </table:table-cell>
          <table:table-cell office:value-type="string" calcext:value-type="string">
            <text:p>OPEN 18:00 / START 18:30br2n前売￥2,800＋D / 当日￥3,3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05</text:p>
          </table:table-cell>
          <table:table-cell office:value-type="string" calcext:value-type="string">
            <text:p>【DAY】br2n雪森ありか 初主催ライブ『SnowWhite♡Festival』</text:p>
          </table:table-cell>
          <table:table-cell office:value-type="string" calcext:value-type="string">
            <text:p>雪森ありかbr2nゲスト : 福永幸海/まかべまお/春日理緒/すずきまひる/西島孝美/江口いちご/br2nひさにゃん /あずき/桃星りな/高城彩花</text:p>
          </table:table-cell>
          <table:table-cell office:value-type="string" calcext:value-type="string">
            <text:p>OPEN 10:15 / START 10:30br2n前売 ¥3000+D / 当日 ¥3500+Dbr2n女性 ¥1000+D ※春日理緒さん、あずきさん、高城彩花さんは、br2nトーク中のみ写真撮影可能。br2n動画の撮影、音声の録音は禁止となります。br2n※OPEN / START時間が変更になりました。ご了承下さい。</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05</text:p>
          </table:table-cell>
          <table:table-cell office:value-type="string" calcext:value-type="string">
            <text:p>【NIGHT】br2nEcthelion《The LIFE》-After Party-</text:p>
          </table:table-cell>
          <table:table-cell office:value-type="string" calcext:value-type="string">
            <text:p>【Ecthelion】-ｴｸｾﾘｵﾝ- /Airish/他br2nセッションバンド有り</text:p>
          </table:table-cell>
          <table:table-cell office:value-type="string" calcext:value-type="string">
            <text:p>OPEN 18:00 / START 18:30br2n前売￥2,500＋D / 当日￥3,000＋D</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06</text:p>
          </table:table-cell>
          <table:table-cell office:value-type="string" calcext:value-type="string">
            <text:p>【DAY】br2nカフェインボンバー</text:p>
          </table:table-cell>
          <table:table-cell office:value-type="string" calcext:value-type="string">
            <text:p>GRAND SLAVE/BLACK RAIN/響/ECHO/The Bunny's</text:p>
          </table:table-cell>
          <table:table-cell office:value-type="string" calcext:value-type="string">
            <text:p>OPEN 11:20 / START 11:30br2n前売￥2,000＋D / 当日￥2,5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06</text:p>
          </table:table-cell>
          <table:table-cell office:value-type="string" calcext:value-type="string">
            <text:p>【NIGHT】br2nニコホリ</text:p>
          </table:table-cell>
          <table:table-cell office:value-type="string" calcext:value-type="string">
            <text:p> </text:p>
          </table:table-cell>
          <table:table-cell office:value-type="string" calcext:value-type="string">
            <text:p>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07</text:p>
          </table:table-cell>
          <table:table-cell office:value-type="string" calcext:value-type="string">
            <text:p>Rapock Present's ～Thank you for listening!!～</text:p>
          </table:table-cell>
          <table:table-cell office:value-type="string" calcext:value-type="string">
            <text:p>Rapock/Boost Rage/MonoChroScope/Blueler/P&amp;RS</text:p>
          </table:table-cell>
          <table:table-cell office:value-type="string" calcext:value-type="string">
            <text:p>OPEN 17:30 / START 18:00br2n前売 / 当日 tick</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08</text:p>
          </table:table-cell>
          <table:table-cell office:value-type="string" calcext:value-type="string">
            <text:p>K2×FIX×BLACK SOX</text:p>
          </table:table-cell>
          <table:table-cell office:value-type="string" calcext:value-type="string">
            <text:p>Saquai&amp;Takahashi(CHOCOLATE JESUS)/FEELS/hooch/村田慎太郎(The Outset Sallys)</text:p>
          </table:table-cell>
          <table:table-cell office:value-type="string" calcext:value-type="string">
            <text:p>OPEN 18:30 / START 19:00br2n前売 ¥2000+D / 当日 ¥2500+D(+¥1500で飲み放題に変更可)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09</text:p>
          </table:table-cell>
          <table:table-cell office:value-type="string" calcext:value-type="string">
            <text:p>STAY-BY-MUSIC-SIDE Vol.4～April Birthday Party～</text:p>
          </table:table-cell>
          <table:table-cell office:value-type="string" calcext:value-type="string">
            <text:p>CRAWLER/LYMRAM/THE RAVE/TATSUKI&amp;鳴風(Fo'xTails)&amp;???/NEXTRADE/他</text:p>
          </table:table-cell>
          <table:table-cell office:value-type="string" calcext:value-type="string">
            <text:p>OPEN 17:00 / START 17:30br2n前売￥2,500＋D / 当日￥2,8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0</text:p>
          </table:table-cell>
          <table:table-cell office:value-type="string" calcext:value-type="string">
            <text:p>えびすまつり Vol.122</text:p>
          </table:table-cell>
          <table:table-cell office:value-type="string" calcext:value-type="string">
            <text:p>雷蓮/佐光ミサ（ＪＯY☆）/はちきんガールズ/有香/橘ありか（ハニースパイス）/ヴァンパイア★Kiss/のな/ちむちむ/CAMOUFLAGE/桐谷梨愛/さっちゃん/サブガール/スライムガールズ/あいりす/加藤育美/Misaki</text:p>
          </table:table-cell>
          <table:table-cell office:value-type="string" calcext:value-type="string">
            <text:p>OPEN 17:30 / START 17:55br2n一般 ¥FREE+2D(¥1200)br2n女性・学生 ¥FREE+D(¥600)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1</text:p>
          </table:table-cell>
          <table:table-cell office:value-type="string" calcext:value-type="string">
            <text:p>K2 Presents 獅子音 Vol.11</text:p>
          </table:table-cell>
          <table:table-cell office:value-type="string" calcext:value-type="string">
            <text:p>エブリシェイシェイシェ/饗庭純/木村至信BAND/Kalablow/br2n佐々木晃生(from無重力のレシピ)/広瀬燈喜(fromフィルフリーク)</text:p>
          </table:table-cell>
          <table:table-cell office:value-type="string" calcext:value-type="string">
            <text:p>OPEN 17:30 / START 18:00br2n前売￥2,200＋D / 当日￥2,7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2</text:p>
          </table:table-cell>
          <table:table-cell office:value-type="string" calcext:value-type="string">
            <text:p>【DAY】br2nArtispark vol.73</text:p>
          </table:table-cell>
          <table:table-cell office:value-type="string" calcext:value-type="string">
            <text:p>関屋ひかり/大塚郁実/日向一華/響己/わがままジュリエット/D☆EGGS/あだち優季/銀狐/狛犬/大和くるみ/他</text:p>
          </table:table-cell>
          <table:table-cell office:value-type="string" calcext:value-type="string">
            <text:p>OPEN 10:15 / START 10:30(予定)br2n前売 / 当日 ¥3500+Dbr2n女性 ¥20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2</text:p>
          </table:table-cell>
          <table:table-cell office:value-type="string" calcext:value-type="string">
            <text:p>【NIGHT】br2n春のフレッシャーズ応援キャンペーン月間br2niskw &amp; asobigocoro.net projectbr2n『Voice Planet 1000！』</text:p>
          </table:table-cell>
          <table:table-cell office:value-type="string" calcext:value-type="string">
            <text:p>あっぷるれいにぃ（前田明日美＆蒼紫ねお)/西島孝美/弥生/山名純/友里舞/星井りさ/濱口京子/古崎夏海/清水舞美</text:p>
          </table:table-cell>
          <table:table-cell office:value-type="string" calcext:value-type="string">
            <text:p>OPEN 15:15 / START 15:30(予定)br2n前売 / 当日 ¥10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3</text:p>
          </table:table-cell>
          <table:table-cell office:value-type="string" calcext:value-type="string">
            <text:p>【DAY】br2n渋谷MIXジュース　～サクラ散る咲き誇れ乙女～</text:p>
          </table:table-cell>
          <table:table-cell office:value-type="string" calcext:value-type="string">
            <text:p> </text:p>
          </table:table-cell>
          <table:table-cell office:value-type="string" calcext:value-type="string">
            <text:p>OPEN 10:30 / START 11:00br2n前売 ¥3000+D / 当日 ¥3000+Dbr2n(TopY</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3</text:p>
          </table:table-cell>
          <table:table-cell office:value-type="string" calcext:value-type="string">
            <text:p>【NIGHT】br2nFo'xTails presents「FOX FES ~Vol.Ⅱ~」</text:p>
          </table:table-cell>
          <table:table-cell office:value-type="string" calcext:value-type="string">
            <text:p>Fo'xTails/WING WORKS(友情出演)/The Order Made/BabyDollSymphony</text:p>
          </table:table-cell>
          <table:table-cell office:value-type="string" calcext:value-type="string">
            <text:p>OPEN 17:30 / START 18:00br2n前売￥3,000＋D / 当日￥3,500＋D</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4</text:p>
          </table:table-cell>
          <table:table-cell office:value-type="string" calcext:value-type="string">
            <text:p>フレンズvol.1</text:p>
          </table:table-cell>
          <table:table-cell office:value-type="string" calcext:value-type="string">
            <text:p>豚家族/日本刀/madew/fool's rush/SMITH&amp;WESSOИbr2nO.A. モヤッtoぱんだ</text:p>
          </table:table-cell>
          <table:table-cell office:value-type="string" calcext:value-type="string">
            <text:p>OPEN 18:00 / START 18:30br2n前売￥2,000＋D / 当日￥2,5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5</text:p>
          </table:table-cell>
          <table:table-cell office:value-type="string" calcext:value-type="string">
            <text:p>buzz.×アノバンド×Pleasure Space 三つ巴合同イベント!!</text:p>
          </table:table-cell>
          <table:table-cell office:value-type="string" calcext:value-type="string">
            <text:p>buzz./アノバンド/QLTONE/Doxie/虎の子ラミー/未希</text:p>
          </table:table-cell>
          <table:table-cell office:value-type="string" calcext:value-type="string">
            <text:p>OPEN 17:30 / START 18:00br2n前売￥2,000＋D / 当日￥2,500＋D</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6</text:p>
          </table:table-cell>
          <table:table-cell office:value-type="string" calcext:value-type="string">
            <text:p>よい娘の歌謡日 Vol.19</text:p>
          </table:table-cell>
          <table:table-cell office:value-type="string" calcext:value-type="string">
            <text:p> </text:p>
          </table:table-cell>
          <table:table-cell office:value-type="string" calcext:value-type="string">
            <text:p>OPEN 18:00 / START 18:30br2n一般前売 ¥2500+D / 当日 ¥2900+Dbr2n学生前売 ¥2000+D / 当日 ¥2500+D(要学生証提示)br2n女性・中学生以下: ¥FREE+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7</text:p>
          </table:table-cell>
          <table:table-cell office:value-type="string" calcext:value-type="string">
            <text:p>LIVE ENERGY series～翼をください～</text:p>
          </table:table-cell>
          <table:table-cell office:value-type="string" calcext:value-type="string">
            <text:p>Chat Noir/NEXTRADE/ROOXWELL/LeoPon/velvet flame BLLIANCY</text:p>
          </table:table-cell>
          <table:table-cell office:value-type="string" calcext:value-type="string">
            <text:p>OPEN 18:00 / START 18:30br2n前売￥2,500＋D / 当日￥3,000＋D(R</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8</text:p>
          </table:table-cell>
          <table:table-cell office:value-type="string" calcext:value-type="string">
            <text:p>shibuya,sunny side walk #32</text:p>
          </table:table-cell>
          <table:table-cell office:value-type="string" calcext:value-type="string">
            <text:p>AIM/Lionic/branoir/EX-TRYGHT/shiho/他</text:p>
          </table:table-cell>
          <table:table-cell office:value-type="string" calcext:value-type="string">
            <text:p>OPEN 17:30 / START 18:00br2n前売￥2,200＋D / 当日￥2,7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9</text:p>
          </table:table-cell>
          <table:table-cell office:value-type="string" calcext:value-type="string">
            <text:p>【DAY】br2n渋谷MIXジュース　～サクラ散る咲き誇れ乙女～</text:p>
          </table:table-cell>
          <table:table-cell office:value-type="string" calcext:value-type="string">
            <text:p> </text:p>
          </table:table-cell>
          <table:table-cell office:value-type="string" calcext:value-type="string">
            <text:p>OPEN 10:30 / START 11:00br2n前売 ¥3000+D / 当日 ¥3000+Dbr2n(TopY</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19</text:p>
          </table:table-cell>
          <table:table-cell office:value-type="string" calcext:value-type="string">
            <text:p>【NIGHT】br2nRe;stSky presents [蒼い猫と雨上がりの空]</text:p>
          </table:table-cell>
          <table:table-cell office:value-type="string" calcext:value-type="string">
            <text:p>Re;stSky/かたつむり/Clamatone/Catastrophe/CHALCOKO</text:p>
          </table:table-cell>
          <table:table-cell office:value-type="string" calcext:value-type="string">
            <text:p>OPEN 17:30 / START 18:00br2n前売￥2,000＋D / 当日￥2,500＋D</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0</text:p>
          </table:table-cell>
          <table:table-cell office:value-type="string" calcext:value-type="string">
            <text:p>【DAY】br2nツインビーラストライブ～BEAT STARたちの未来～</text:p>
          </table:table-cell>
          <table:table-cell office:value-type="string" calcext:value-type="string">
            <text:p>twinkle BEAT stars</text:p>
          </table:table-cell>
          <table:table-cell office:value-type="string" calcext:value-type="string">
            <text:p>OPEN 11:00 / START 11:30br2n前売￥3,000＋D / 当日￥3,5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0</text:p>
          </table:table-cell>
          <table:table-cell office:value-type="string" calcext:value-type="string">
            <text:p>【NIGHT】br2niMagic. 7th ANNIVERSARY SHOW -DAY1-　1st DVD Release ONEMAN in TOKYO</text:p>
          </table:table-cell>
          <table:table-cell office:value-type="string" calcext:value-type="string">
            <text:p>iMagic.</text:p>
          </table:table-cell>
          <table:table-cell office:value-type="string" calcext:value-type="string">
            <text:p>OPEN 18:00 / START 19:00br2n前売￥2,500＋D / 当日￥3,000＋D</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1</text:p>
          </table:table-cell>
          <table:table-cell office:value-type="string" calcext:value-type="string">
            <text:p>STAY-BY-MUSIC-SIDE Vol.5</text:p>
          </table:table-cell>
          <table:table-cell office:value-type="string" calcext:value-type="string">
            <text:p>WHY SO SERIOUS?/TATSUKI&amp;Takahiro(CRAWLER)/ins'Clade/br2nNoah'z Lark/Fo'xTails</text:p>
          </table:table-cell>
          <table:table-cell office:value-type="string" calcext:value-type="string">
            <text:p>OPEN 17:30 / START 18:00br2n前売￥2,500＋D / 当日￥2,8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2</text:p>
          </table:table-cell>
          <table:table-cell office:value-type="string" calcext:value-type="string">
            <text:p>POP☆UNITED＆璃音presents『女神☆Callin’ Vol.4』</text:p>
          </table:table-cell>
          <table:table-cell office:value-type="string" calcext:value-type="string">
            <text:p>愛璃/弥緒/月野恵梨香/愛野可奈/Aprikkot Buzz Step/HERe:NE</text:p>
          </table:table-cell>
          <table:table-cell office:value-type="string" calcext:value-type="string">
            <text:p>OPEN 17:30 / START 18:00br2n前売￥2,500＋D / 当日￥3,0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3</text:p>
          </table:table-cell>
          <table:table-cell office:value-type="string" calcext:value-type="string">
            <text:p>JacK Records Presents…Shinjuku Mini JacK</text:p>
          </table:table-cell>
          <table:table-cell table:formula="of:=equal/heil arrow/lien de lumiazur/沙子feat;annie twinkle/br2n東京パピーズ/空/door [#REF!]" office:value-type="string" office:string-value="" calcext:value-type="error">
            <text:p/>
          </table:table-cell>
          <table:table-cell office:value-type="string" calcext:value-type="string">
            <text:p>OPEN 17:45 / START 18:15br2n前売￥1,000＋D / 当日￥1,5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4</text:p>
          </table:table-cell>
          <table:table-cell office:value-type="string" calcext:value-type="string">
            <text:p>SHIBUYA GIRLS EMOTION Vol.6</text:p>
          </table:table-cell>
          <table:table-cell office:value-type="string" calcext:value-type="string">
            <text:p>キサキエミ/七彩☆GLITTER/Ragtiny dolls/絵仁/Melstorm/HoneysComin'</text:p>
          </table:table-cell>
          <table:table-cell office:value-type="string" calcext:value-type="string">
            <text:p>OPEN 17:30 / START 18:00br2n前売￥2,200＋D / 当日￥2,7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5</text:p>
          </table:table-cell>
          <table:table-cell office:value-type="string" calcext:value-type="string">
            <text:p>Noah'z Lark presents</text:p>
          </table:table-cell>
          <table:table-cell office:value-type="string" calcext:value-type="string">
            <text:p> </text:p>
          </table:table-cell>
          <table:table-cell office:value-type="string" calcext:value-type="string">
            <text:p>OPEN 18:00 / START 18:30br2n前売￥2,000＋D / 当日￥2,5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6</text:p>
          </table:table-cell>
          <table:table-cell office:value-type="string" calcext:value-type="string">
            <text:p>【DAY】br2n渋谷アイドルミックスジュース</text:p>
          </table:table-cell>
          <table:table-cell office:value-type="string" calcext:value-type="string">
            <text:p> </text:p>
          </table:table-cell>
          <table:table-cell office:value-type="string" calcext:value-type="string">
            <text:p>OPEN 10:00 / START 10:30br2n前売￥3,000＋D / 当日￥3,5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6</text:p>
          </table:table-cell>
          <table:table-cell office:value-type="string" calcext:value-type="string">
            <text:p>【NIGHT】br2nROLL TOGETHER presents</text:p>
          </table:table-cell>
          <table:table-cell office:value-type="string" calcext:value-type="string">
            <text:p> </text:p>
          </table:table-cell>
          <table:table-cell office:value-type="string" calcext:value-type="string">
            <text:p>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7</text:p>
          </table:table-cell>
          <table:table-cell office:value-type="string" calcext:value-type="string">
            <text:p>【DAY】br2n無銭アイドルイベントえびすまつり vol.125br2n秋葉メイド×ジュピシー企画アイドルユニットなないろふぁーむデビューイベント</text:p>
          </table:table-cell>
          <table:table-cell office:value-type="string" calcext:value-type="string">
            <text:p>佐光ミサ(JOY☆)/ヴァンパイア★KISS/ちむちむ/Ramily/ドリームステーション研修生/Vipera/フラッシュドールズ/乙女☆シスターズ/はちみつクラッチ/アーマーガールズ/スライムガールズ/なないろふぁーむbr2nMC:ちむちむ</text:p>
          </table:table-cell>
          <table:table-cell office:value-type="string" calcext:value-type="string">
            <text:p>OPEN 10:00 / START 10:10(予定)br2n一般 ¥FREE+2D(¥1200)br2n女性・学生 ¥FREE+1D(¥600)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7</text:p>
          </table:table-cell>
          <table:table-cell office:value-type="string" calcext:value-type="string">
            <text:p>【NIGHT】br2nShibuya Singer Collection Vol.3</text:p>
          </table:table-cell>
          <table:table-cell office:value-type="string" calcext:value-type="string">
            <text:p>erica/YAK./七海有希/Careidoscope/Laco/SOEURS</text:p>
          </table:table-cell>
          <table:table-cell office:value-type="string" calcext:value-type="string">
            <text:p>OPEN 17:40 / START 18:00br2n前売 ¥2500+D / 当日 ¥30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8</text:p>
          </table:table-cell>
          <table:table-cell office:value-type="string" calcext:value-type="string">
            <text:p>アイドル甲子園</text:p>
          </table:table-cell>
          <table:table-cell office:value-type="string" calcext:value-type="string">
            <text:p> </text:p>
          </table:table-cell>
          <table:table-cell office:value-type="string" calcext:value-type="string">
            <text:p>OPEN 18:00 / START 18:30br2n前売￥2,000＋D / 当日￥2,500＋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9</text:p>
          </table:table-cell>
          <table:table-cell office:value-type="string" calcext:value-type="string">
            <text:p>【DAY】br2n大田区文化会 Vol.60</text:p>
          </table:table-cell>
          <table:table-cell office:value-type="string" calcext:value-type="string">
            <text:p> </text:p>
          </table:table-cell>
          <table:table-cell office:value-type="string" calcext:value-type="string">
            <text:p>OPEN 10:30 / START 11:00br2n一般前売 ¥2500+D / 当日 ¥2900+Dbr2n学生前売 ¥2000+D / 当日 ¥2500+D(要学生証提示)br2n女性・中学生以下: ¥FREE+D  </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29</text:p>
          </table:table-cell>
          <table:table-cell office:value-type="string" calcext:value-type="string">
            <text:p>【NIGHT】br2nACRYLICSTAB PREMIUM ONEMAN LIVE ～ワールドエンドクロニクル～</text:p>
          </table:table-cell>
          <table:table-cell office:value-type="string" calcext:value-type="string">
            <text:p>ACRYLICSTAB</text:p>
          </table:table-cell>
          <table:table-cell office:value-type="string" calcext:value-type="string">
            <text:p>OPEN 17:30 / START 18:00br2n前売￥3,500＋D / 当日￥3,500＋D</text:p>
          </table:table-cell>
          <table:table-cell table:number-columns-repeated="1018"/>
        </table:table-row>
        <table:table-row table:style-name="ro5">
          <table:table-cell office:value-type="float" office:value="34" calcext:value-type="float">
            <text:p>34</text:p>
          </table:table-cell>
          <table:table-cell office:value-type="string" calcext:value-type="string">
            <text:p>0430</text:p>
          </table:table-cell>
          <table:table-cell office:value-type="string" calcext:value-type="string">
            <text:p>『ポップン・ルージュ Vol.11』</text:p>
          </table:table-cell>
          <table:table-cell office:value-type="string" calcext:value-type="string">
            <text:p>AKBPOID/西島孝美/まかべまお/亀山遥/江口いちご/すずきまひる/Kana*/古崎夏海/他</text:p>
          </table:table-cell>
          <table:table-cell office:value-type="string" calcext:value-type="string">
            <text:p>OPEN 18:00 / START 18:15(予定)br2n前売 ¥3000+D / 当日 ¥3500+Dbr2n学生 ¥2000+D / 女性 ¥1000+Dbr2n(学生の方は要学生証提示) 主催：セルツァミュージック（http://s</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01</text:p>
          </table:table-cell>
          <table:table-cell office:value-type="string" calcext:value-type="string">
            <text:p>GOEMON RECORDS Presentsbr2n「ゴエモン the フール」</text:p>
          </table:table-cell>
          <table:table-cell office:value-type="string" calcext:value-type="string">
            <text:p>REALies/アルルカン/REIGN/LOUD GRAPE/br2nカラット/ギャロ/the Raid./超時空アンドロイド-PIECE-</text:p>
          </table:table-cell>
          <table:table-cell office:value-type="string" calcext:value-type="string">
            <text:p>OPEN 16:00 / START 16:30br2n前売￥3,300＋D / 当日￥3,8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02</text:p>
          </table:table-cell>
          <table:table-cell office:value-type="string" calcext:value-type="string">
            <text:p>Music bond TV presents「Music bond HEROS vol.3」</text:p>
          </table:table-cell>
          <table:table-cell office:value-type="string" calcext:value-type="string">
            <text:p>SPELL BOX/Lig./DissIDear/Uni/シュバイン/go to bed/BREEZEセッションbr2nMC：大野祐亮</text:p>
          </table:table-cell>
          <table:table-cell office:value-type="string" calcext:value-type="string">
            <text:p>OPEN 17:00 / START 17:30br2n前売￥3,000＋D / 当日￥3,5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03</text:p>
          </table:table-cell>
          <table:table-cell office:value-type="string" calcext:value-type="string">
            <text:p>1st ワンマンライフbr2n「What's smoothy?」</text:p>
          </table:table-cell>
          <table:table-cell office:value-type="string" calcext:value-type="string">
            <text:p>スム―ジ―</text:p>
          </table:table-cell>
          <table:table-cell office:value-type="string" calcext:value-type="string">
            <text:p>OPEN 18:30 / START 19:00br2n前売￥2,500＋D / 当日￥3,0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04</text:p>
          </table:table-cell>
          <table:table-cell office:value-type="string" calcext:value-type="string">
            <text:p>GLEIVE二ヶ月連続主催【狂奏】</text:p>
          </table:table-cell>
          <table:table-cell office:value-type="string" calcext:value-type="string">
            <text:p>GLEIVE/ASTRID CROWN/Minerva/4960/@NNIVERSARY/AXIA</text:p>
          </table:table-cell>
          <table:table-cell office:value-type="string" calcext:value-type="string">
            <text:p>OPEN 16:30 / START 17:00br2n前売￥3,000＋D / 当日￥3,5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05</text:p>
          </table:table-cell>
          <table:table-cell office:value-type="string" calcext:value-type="string">
            <text:p>G2Search Presentsbr2n「トリプリング-K-ファイナル」</text:p>
          </table:table-cell>
          <table:table-cell office:value-type="string" calcext:value-type="string">
            <text:p>NAINE/ゼノ。/Z-Force/LucaRia/ひさたん/mikey/br2nPROJECT ヴァリル/AXIA/HiMeDOKI/EXEQUTE/フーデッドシールbr2n※NAINE/ゼノ。/Z-Forceによるカーテンコール有り</text:p>
          </table:table-cell>
          <table:table-cell office:value-type="string" calcext:value-type="string">
            <text:p>OPEN 14:15 / START 14:30br2n前売￥3,000＋D / 当日￥3,5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06</text:p>
          </table:table-cell>
          <table:table-cell office:value-type="string" calcext:value-type="string">
            <text:p>アイドル甲子園～10時間ぶち抜きＳＰ～</text:p>
          </table:table-cell>
          <table:table-cell office:value-type="string" calcext:value-type="string">
            <text:p>Niimo/PLC/Whoop!e whoop!e/大和撫子/monster dolls/br2n魔法女子☆セイレーン/福永幸海/２＆/イチサキミキ/星井りさ/br2nN★RNiR/Code Anemone/GRAZIE/Full Moon/すずきむつみ/br2nVictory/C-Style/Merci♡Coco/Lily Flower/PINK☆MAMMOTH/br2nブラックDPG/ジュネス☆プリンセス/他</text:p>
          </table:table-cell>
          <table:table-cell office:value-type="string" calcext:value-type="string">
            <text:p>OPEN 10:30 / START 11:00br2n前売￥3,500＋D / 当日￥4,0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07</text:p>
          </table:table-cell>
          <table:table-cell office:value-type="string" calcext:value-type="string">
            <text:p>rapport★K4 vol.7</text:p>
          </table:table-cell>
          <table:table-cell office:value-type="string" calcext:value-type="string">
            <text:p>浅羽由紀/始天/吉川MANA/Unconditional Love</text:p>
          </table:table-cell>
          <table:table-cell office:value-type="string" calcext:value-type="string">
            <text:p>OPEN 18:40 / START 19:10br2n前売￥2,000＋D / 当日￥2,5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08</text:p>
          </table:table-cell>
          <table:table-cell office:value-type="string" calcext:value-type="string">
            <text:p>TRIPPER×リモ☆with SAVANNA P.K.ORCHESTRA presents『♂♀animal』</text:p>
          </table:table-cell>
          <table:table-cell office:value-type="string" calcext:value-type="string">
            <text:p>TRIPPER/リモ☆with SAVANNA P.K.ORCHESTRA</text:p>
          </table:table-cell>
          <table:table-cell office:value-type="string" calcext:value-type="string">
            <text:p>OPEN 18:30 / START 19:00br2n前売￥2,500＋D / 当日￥3,0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09</text:p>
          </table:table-cell>
          <table:table-cell office:value-type="string" calcext:value-type="string">
            <text:p>POP☆UNITED presents『GOD中段テンパイ☆Vol.53』</text:p>
          </table:table-cell>
          <table:table-cell office:value-type="string" calcext:value-type="string">
            <text:p>Crow×Class～黒鴉組～/COLD WOMAN/広純組/中国釣具店/他</text:p>
          </table:table-cell>
          <table:table-cell office:value-type="string" calcext:value-type="string">
            <text:p>OPEN 17:15 / START 17:45br2n前売￥2,500＋D / 当日￥3,0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0</text:p>
          </table:table-cell>
          <table:table-cell office:value-type="string" calcext:value-type="string">
            <text:p>POP☆UNITED presents『四煌 Vol.13』</text:p>
          </table:table-cell>
          <table:table-cell office:value-type="string" calcext:value-type="string">
            <text:p>ムシケラトプス/NINJAMAN JAPAN/ハイパーポケット/BRANDROIDbr2n[O.A]未定</text:p>
          </table:table-cell>
          <table:table-cell office:value-type="string" calcext:value-type="string">
            <text:p>OPEN 17:15 / START 17:45br2n前売￥3,000＋D / 当日￥3,5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1</text:p>
          </table:table-cell>
          <table:table-cell office:value-type="string" calcext:value-type="string">
            <text:p>K４『R』presents「THE WORLD～v★rock～vol.3」</text:p>
          </table:table-cell>
          <table:table-cell office:value-type="string" calcext:value-type="string">
            <text:p>GUEST：xTRiPx/AUBEbr2nパノラマ虚構ゼノン/NAINE/カルディア/SAVAGE/RevleZ/【Ecthelion】-ｴｸｾﾘｵﾝ-br2n※シークレットバンドあり</text:p>
          </table:table-cell>
          <table:table-cell office:value-type="string" calcext:value-type="string">
            <text:p>OPEN 15:30 / START 16:00br2n前売￥3,000＋D / 当日￥3,5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2</text:p>
          </table:table-cell>
          <table:table-cell office:value-type="string" calcext:value-type="string">
            <text:p>ワンコインBOMBER!!～奇跡の4連発～br2n【1部】</text:p>
          </table:table-cell>
          <table:table-cell office:value-type="string" calcext:value-type="string">
            <text:p>シブヤDOMINION/はちきんガールズ/PLC/usa☆usa少女倶楽部/水月桃子/黒崎れおん</text:p>
          </table:table-cell>
          <table:table-cell office:value-type="string" calcext:value-type="string">
            <text:p>OPEN 9:45 / START 10:00br2n前売 / 当日￥500＋D(￥600)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2</text:p>
          </table:table-cell>
          <table:table-cell office:value-type="string" calcext:value-type="string">
            <text:p>【2部】</text:p>
          </table:table-cell>
          <table:table-cell office:value-type="string" calcext:value-type="string">
            <text:p>シブヤDOMINION/はちきんガールズ/PLC/水月桃子/br2nはづきちーぬきゃんでぃーぬ/FACE/鈴音ひとみ</text:p>
          </table:table-cell>
          <table:table-cell office:value-type="string" calcext:value-type="string">
            <text:p>OPEN 12:45 / START 13:00br2n前売 / 当日￥500＋D(￥600)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2</text:p>
          </table:table-cell>
          <table:table-cell office:value-type="string" calcext:value-type="string">
            <text:p>【3部】</text:p>
          </table:table-cell>
          <table:table-cell office:value-type="string" calcext:value-type="string">
            <text:p>シブヤDOMINION/PLC/水月桃子</text:p>
          </table:table-cell>
          <table:table-cell office:value-type="string" calcext:value-type="string">
            <text:p>OPEN 15:45 / START 16:00br2n前売 / 当日￥500＋D(￥600)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2</text:p>
          </table:table-cell>
          <table:table-cell office:value-type="string" calcext:value-type="string">
            <text:p>【4部】</text:p>
          </table:table-cell>
          <table:table-cell office:value-type="string" calcext:value-type="string">
            <text:p>シブヤDOMINION/expiece/PLC/水月桃子</text:p>
          </table:table-cell>
          <table:table-cell office:value-type="string" calcext:value-type="string">
            <text:p>OPEN 18:45 / START 19:00br2n前売 / 当日￥500＋D(￥600)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3</text:p>
          </table:table-cell>
          <table:table-cell office:value-type="string" calcext:value-type="string">
            <text:p>アイドル甲子園～１０時間ぶち抜きＳＰ～</text:p>
          </table:table-cell>
          <table:table-cell office:value-type="string" calcext:value-type="string">
            <text:p>T!P/CoCoRo学園/monster dolls/イチサキミキ/２＆/最終未来兵器 mofu/br2nGRAZIE/小谷有里。/西咲智子/月と太陽/Lily Flower/THE SPUNKY/br2nお掃除ユニット「名古屋CLEAR'S」/ジュネス☆プリンセス/他</text:p>
          </table:table-cell>
          <table:table-cell office:value-type="string" calcext:value-type="string">
            <text:p>OPEN 10:30 / START 11:00br2n前売￥3,500＋D / 当日￥4,0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4</text:p>
          </table:table-cell>
          <table:table-cell office:value-type="string" calcext:value-type="string">
            <text:p>FORCE PRIME Presentsbr2n2nd singleリリース東名阪主催ツアーbr2n『Force Collection !! in TOKYO』</text:p>
          </table:table-cell>
          <table:table-cell office:value-type="string" calcext:value-type="string">
            <text:p>FORCE PRIME/Re:ply/COLD WOMAN/JerryFish/(O.A)RAGGEDROCK</text:p>
          </table:table-cell>
          <table:table-cell office:value-type="string" calcext:value-type="string">
            <text:p>OPEN 17:00 / START 17:30br2n前売￥2,500＋D / 当日￥3,0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5</text:p>
          </table:table-cell>
          <table:table-cell office:value-type="string" calcext:value-type="string">
            <text:p>FIX × RUIDO K4 Presentsbr2nLIVE ENERGY ～TEAR IT UP!!～</text:p>
          </table:table-cell>
          <table:table-cell office:value-type="string" calcext:value-type="string">
            <text:p>7117 (ﾅﾅｲﾁﾐﾗー)/VOLGA/VIVAROSSA/The Outset Sallysbr2nDJ : 冷牟田竜之 (DAD MOM GOD／THE MAN)</text:p>
          </table:table-cell>
          <table:table-cell office:value-type="string" calcext:value-type="string">
            <text:p>OPEN 18:30 / START 19:00br2n前売￥2,800(R</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6</text:p>
          </table:table-cell>
          <table:table-cell office:value-type="string" calcext:value-type="string">
            <text:p>POP☆UNITED presents『V系ポップディスコ Vol.9』</text:p>
          </table:table-cell>
          <table:table-cell office:value-type="string" calcext:value-type="string">
            <text:p>リモ☆with SAVANNA P.K. ORCHESTRA/Vagu＊Project/br2nKNIGHT FENRIR/ハイパーポケット/HeavensDust/他</text:p>
          </table:table-cell>
          <table:table-cell office:value-type="string" calcext:value-type="string">
            <text:p>OPEN 16:30 / START 17:00br2n前売￥2,800＋D / 当日￥3,0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7</text:p>
          </table:table-cell>
          <table:table-cell office:value-type="string" calcext:value-type="string">
            <text:p>NovA presents KOU Birthday EVENTbr2n「限定OPEN！club NovA」</text:p>
          </table:table-cell>
          <table:table-cell office:value-type="string" calcext:value-type="string">
            <text:p>•NovAbr2n•りおなセッション(Vo.りおな)(NovA)、Gt.xxx、Gt.xxx、Ba.xxx、Dr.Lyvia(Z-Force)、br2n•KOUセッション(Vo.純)(ex.DOPES.)、Gt.KOU(NovA)、Gt.seiran(Z-Force)、Ba.xxx、Dr.xxxbr2n•未月セッション(Vo.xxx、Gt.xxx、Gt.未月)(NovA)、Ba.xxx、Dr.xxxbr2n•Liruセッション(Vo.ソラ)(ALIVE)、Gt.xxx、Gt.xxx、Ba.Liru(NovA)、Dr.xxxbr2n•彩斗セッション(Vo.xxx、Gt.xxx、Gt.xxx、Ba.xxx、Dr.彩斗-ayato-)(NovA)</text:p>
          </table:table-cell>
          <table:table-cell office:value-type="string" calcext:value-type="string">
            <text:p>OPEN 16:00 / START 16:30br2n前売￥3,000＋D / 当日￥3,5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8</text:p>
          </table:table-cell>
          <table:table-cell office:value-type="string" calcext:value-type="string">
            <text:p>『キタミツ☆night 2』</text:p>
          </table:table-cell>
          <table:table-cell office:value-type="string" calcext:value-type="string">
            <text:p> </text:p>
          </table:table-cell>
          <table:table-cell office:value-type="string" calcext:value-type="string">
            <text:p>【1部】OPEN 18:00 / START 19:00br2n【2部】OPEN 20:00 / START 21:00br2n料金￥4,000(ドリンク付き)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9</text:p>
          </table:table-cell>
          <table:table-cell office:value-type="string" calcext:value-type="string">
            <text:p>【DAY】br2nJPSガールズボイス-59</text:p>
          </table:table-cell>
          <table:table-cell office:value-type="string" calcext:value-type="string">
            <text:p>鈴木まりえ/夢野磨/高原しぐれ/菅嶋友里/br2n姫川えみ/コミックガール/ケミカル⇄リアクションbr2nMC：一番星</text:p>
          </table:table-cell>
          <table:table-cell office:value-type="string" calcext:value-type="string">
            <text:p>OPEN 10:40 / START 11:00br2n前売￥3,300＋D / 当日￥3,8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19</text:p>
          </table:table-cell>
          <table:table-cell office:value-type="string" calcext:value-type="string">
            <text:p>【NIGHT】br2nJOY POP SCRAMBLE Vol.82</text:p>
          </table:table-cell>
          <table:table-cell office:value-type="string" calcext:value-type="string">
            <text:p>JIN BAND/吉田拓矢/αubё/椛田千里/Aquarius/ br2nPEACE WALK(JPS選抜)/The 7th Course(JPS選抜)br2nMC： わらふぢなるお</text:p>
          </table:table-cell>
          <table:table-cell office:value-type="string" calcext:value-type="string">
            <text:p>OPEN 17:30 / START 17:50br2n前売￥2,200＋D / 当日￥2,7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0</text:p>
          </table:table-cell>
          <table:table-cell office:value-type="string" calcext:value-type="string">
            <text:p>【DAY】</text:p>
          </table:table-cell>
          <table:table-cell office:value-type="string" calcext:value-type="string">
            <text:p>詳しくはこちら → http://rednose-ultimate.com/</text:p>
          </table:table-cell>
          <table:table-cell office:value-type="string" calcext:value-type="string">
            <text:p>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0</text:p>
          </table:table-cell>
          <table:table-cell office:value-type="string" calcext:value-type="string">
            <text:p>【NIGHT】br2nK４『R』presents「緊急ミッション発令☆k4キラキラ大作戦！！」</text:p>
          </table:table-cell>
          <table:table-cell office:value-type="string" calcext:value-type="string">
            <text:p>GUEST：landz.br2nVOW/Z-Force/Zelktage/Virgil/（O.A)Lig</text:p>
          </table:table-cell>
          <table:table-cell office:value-type="string" calcext:value-type="string">
            <text:p>OPEN 18:00 / START 18:30br2n前売￥3,200＋D / 当日￥3,7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1</text:p>
          </table:table-cell>
          <table:table-cell office:value-type="string" calcext:value-type="string">
            <text:p>Cure v-splash PRESENTSbr2n「V-SPLITS Vol.08」</text:p>
          </table:table-cell>
          <table:table-cell office:value-type="string" calcext:value-type="string">
            <text:p>反逆的規制noize「ロゼロ」/SHEDIA/VAMPIRE ROSE/br2nレガリア/VAASTU/Lieselotte/NOCTSCURE</text:p>
          </table:table-cell>
          <table:table-cell office:value-type="string" calcext:value-type="string">
            <text:p>OPEN 16:00 / START 16:30br2n前売￥3,000＋D / 当日￥3,5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2</text:p>
          </table:table-cell>
          <table:table-cell office:value-type="string" calcext:value-type="string">
            <text:p> </text:p>
          </table:table-cell>
          <table:table-cell office:value-type="string" calcext:value-type="string">
            <text:p>&lt;&lt;メンテナンス&gt;&gt; br2n電話は13:00～18:00まで受け付けております。</text:p>
          </table:table-cell>
          <table:table-cell office:value-type="string" calcext:value-type="string">
            <text:p>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3</text:p>
          </table:table-cell>
          <table:table-cell office:value-type="string" calcext:value-type="string">
            <text:p>POP☆UNITED presentsbr2n『ＴЯｉｃＫＹ今年は超頑張る年!!～上半期4マンバトル 第一回戦!!～』</text:p>
          </table:table-cell>
          <table:table-cell office:value-type="string" calcext:value-type="string">
            <text:p>ＴЯｉｃＫＹ/Crow×Class～黒鴉組～/SuN-BoX/ハイパーポケットbr2n[O.A]L,i,W,s</text:p>
          </table:table-cell>
          <table:table-cell office:value-type="string" calcext:value-type="string">
            <text:p>OPEN 17:15 / START 17:45br2n前売￥3,000＋D / 当日￥3,5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4</text:p>
          </table:table-cell>
          <table:table-cell office:value-type="string" calcext:value-type="string">
            <text:p>あずき初主催ライブbr2n「あずあずないとふぇすてぃばる Vol.1 ～1年経ったよ！祝ってね！～」</text:p>
          </table:table-cell>
          <table:table-cell office:value-type="string" calcext:value-type="string">
            <text:p>出演 ：あずきbr2nゲスト：福永幸海/春日理緒/江口いちご/水之樹千菜/br2n　　　柳田絵美花/Try∞Play(弥生・前田明日美)/森永まみ/br2n　　　かせ栞/黒崎れおん/望月じゅりえる</text:p>
          </table:table-cell>
          <table:table-cell office:value-type="string" calcext:value-type="string">
            <text:p>OPEN 18:00 / START 18:30br2n前売￥3,000＋D / 当日￥3,500＋D ※動画、録音禁止。写真撮影はMC中のみ可。</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5</text:p>
          </table:table-cell>
          <table:table-cell office:value-type="string" calcext:value-type="string">
            <text:p>Synchronicity #4</text:p>
          </table:table-cell>
          <table:table-cell office:value-type="string" calcext:value-type="string">
            <text:p>m-world/イツカミナツ/SMITH&amp;WESSOИ/七彩☆GLITTER/斉藤利菜</text:p>
          </table:table-cell>
          <table:table-cell office:value-type="string" calcext:value-type="string">
            <text:p>OPEN 18:00 / START 18:30br2n前売￥2,200(※税込)＋D br2n当日￥2,700(※税込)＋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6</text:p>
          </table:table-cell>
          <table:table-cell office:value-type="string" calcext:value-type="string">
            <text:p>BIG-ONE presents　br2nThe 3rd　Combustion -排気</text:p>
          </table:table-cell>
          <table:table-cell office:value-type="string" calcext:value-type="string">
            <text:p>S.Q.F/test-No./トリルダンbr2n※セッションあり</text:p>
          </table:table-cell>
          <table:table-cell office:value-type="string" calcext:value-type="string">
            <text:p>OPEN 17:30 / START 18:00br2n前売￥3,500＋D / 当日￥4,0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7</text:p>
          </table:table-cell>
          <table:table-cell office:value-type="string" calcext:value-type="string">
            <text:p>【DAY】</text:p>
          </table:table-cell>
          <table:table-cell office:value-type="string" calcext:value-type="string">
            <text:p>詳しくはこちら → http://rednose-ultimate.com/</text:p>
          </table:table-cell>
          <table:table-cell office:value-type="string" calcext:value-type="string">
            <text:p>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7</text:p>
          </table:table-cell>
          <table:table-cell office:value-type="string" calcext:value-type="string">
            <text:p>【NIGHT】br2n『なりきってKOREA』vol.3</text:p>
          </table:table-cell>
          <table:table-cell office:value-type="string" calcext:value-type="string">
            <text:p>K-POPコピーダンスチーム26組</text:p>
          </table:table-cell>
          <table:table-cell office:value-type="string" calcext:value-type="string">
            <text:p>OPEN 17:20 / START 17:45br2n前売￥1,500＋D / 当日￥2,0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8</text:p>
          </table:table-cell>
          <table:table-cell office:value-type="string" calcext:value-type="string">
            <text:p>パスホリ東京初主催ライブbr2n「初デート」br2n@新宿RUIDO K4</text:p>
          </table:table-cell>
          <table:table-cell office:value-type="string" calcext:value-type="string">
            <text:p>パスホリ/D'SKO/inc.RIBON/ギースパープル/RagEnd/アニバ団</text:p>
          </table:table-cell>
          <table:table-cell office:value-type="string" calcext:value-type="string">
            <text:p>OPEN 16:30 / START 17:00br2n前売￥3,000＋D / 当日￥3,500＋D</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29</text:p>
          </table:table-cell>
          <table:table-cell office:value-type="string" calcext:value-type="string">
            <text:p>楓 Birthday LIVEbr2n「NEO ～GENERATION～」</text:p>
          </table:table-cell>
          <table:table-cell office:value-type="string" calcext:value-type="string">
            <text:p>Z-Force/ALIVE/HiMeDOKI/ゼノ。/LucaRia/Nihilizm/他</text:p>
          </table:table-cell>
          <table:table-cell office:value-type="string" calcext:value-type="string">
            <text:p>OPEN 16:00 / START 16:30br2n前売￥3,000＋D / 当日￥3,500＋D  </text:p>
          </table:table-cell>
          <table:table-cell table:number-columns-repeated="1018"/>
        </table:table-row>
        <table:table-row table:style-name="ro5">
          <table:table-cell office:value-type="float" office:value="35" calcext:value-type="float">
            <text:p>35</text:p>
          </table:table-cell>
          <table:table-cell office:value-type="string" calcext:value-type="string">
            <text:p>0430</text:p>
          </table:table-cell>
          <table:table-cell office:value-type="string" calcext:value-type="string">
            <text:p>POP☆UNITED presents リモ☆with2014年ラストワンマンbr2n『Back to the Future!! 2014→2015』</text:p>
          </table:table-cell>
          <table:table-cell office:value-type="string" calcext:value-type="string">
            <text:p>リモ☆with SAVANNA P.K.ORCHESTRA</text:p>
          </table:table-cell>
          <table:table-cell office:value-type="string" calcext:value-type="string">
            <text:p>OPEN 18:00 / START 19:00br2n前売￥3,000＋D / 当日￥3,500＋D</text:p>
          </table:table-cell>
          <table:table-cell table:number-columns-repeated="1018"/>
        </table:table-row>
        <table:table-row table:style-name="ro5">
          <table:table-cell office:value-type="float" office:value="36" calcext:value-type="float">
            <text:p>36</text:p>
          </table:table-cell>
          <table:table-cell office:value-type="string" calcext:value-type="string">
            <text:p>0401</text:p>
          </table:table-cell>
          <table:table-cell office:value-type="string" calcext:value-type="string">
            <text:p>マイドラゴン『バースデーパーティー』</text:p>
          </table:table-cell>
          <table:table-cell office:value-type="string" calcext:value-type="string">
            <text:p>マイドラゴンbr2n【GUEST】Royz / コドモドラゴン 【O.A】己龍</text:p>
          </table:table-cell>
          <table:table-cell office:value-type="string" calcext:value-type="string">
            <text:p>発売日 2/1 br2n開場 17:00 開演 18:00 br2n料金（前売） 全自由¥4,000 br2n※整理番号付 ※要･別途drink代 br2n問合せ H.I.P. br2n03-3475-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4</text:p>
          </table:table-cell>
          <table:table-cell office:value-type="string" calcext:value-type="string">
            <text:p>Soulm8 Specialbr2n〜5周年＆20回記念〜</text:p>
          </table:table-cell>
          <table:table-cell/>
          <table:table-cell office:value-type="string" calcext:value-type="string">
            <text:p>発売日 3/9 br2n開場 13:30 開演 14:00 br2n料金（前売） 1F立見¥3,500 br2n問合せ Soulm8（ソウルメイト）事務局 br2nsoulm8dance@yahoo.co.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5</text:p>
          </table:table-cell>
          <table:table-cell office:value-type="string" calcext:value-type="string">
            <text:p>榊原ゆい 2014春ライブ「CouplingWith★LOVE×Live2014」</text:p>
          </table:table-cell>
          <table:table-cell office:value-type="string" calcext:value-type="string">
            <text:p>榊原ゆい</text:p>
          </table:table-cell>
          <table:table-cell office:value-type="string" calcext:value-type="string">
            <text:p>発売日 2/22 br2n開場 15:00 開演 16:00 br2n料金（前売） 1F立見¥5,300 br2n※要･別途drink代 br2n※整理番号順入場 br2n問合せ オデッセー br2n03-5444-6966</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6</text:p>
          </table:table-cell>
          <table:table-cell office:value-type="string" calcext:value-type="string">
            <text:p>TEEのワンマンツアー2014 〜人生楽笑〜</text:p>
          </table:table-cell>
          <table:table-cell office:value-type="string" calcext:value-type="string">
            <text:p>TEE</text:p>
          </table:table-cell>
          <table:table-cell office:value-type="string" calcext:value-type="string">
            <text:p>発売日 12/21 br2n開場 16:30 開演 17:30 br2n料金（前売） 立見¥4,200 br2n※整理番号付 ※要･別途drink代 br2n問合せ キョードー東京 br2n0570-550-7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7</text:p>
          </table:table-cell>
          <table:table-cell office:value-type="string" calcext:value-type="string">
            <text:p>JAPAN TOUR IN 2014</text:p>
          </table:table-cell>
          <table:table-cell office:value-type="string" calcext:value-type="string">
            <text:p>KILLSWITCH ENGAGE</text:p>
          </table:table-cell>
          <table:table-cell office:value-type="string" calcext:value-type="string">
            <text:p>発売日 11/30 br2n開場 18:00 開演 19:00 br2n料金（前売） 1F立見･2F指定席¥6,800 br2n※要･別途drink代 br2n問合せ スマッシュ br2n03-3444-6751</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2</text:p>
          </table:table-cell>
          <table:table-cell office:value-type="string" calcext:value-type="string">
            <text:p>CANTAの12周年！”二回し目のグラン・デパール 〜 春の胸キュン親父旅”</text:p>
          </table:table-cell>
          <table:table-cell office:value-type="string" calcext:value-type="string">
            <text:p>CANTA</text:p>
          </table:table-cell>
          <table:table-cell office:value-type="string" calcext:value-type="string">
            <text:p>発売日 2/1 br2n開場 17:00 開演 18:00 br2n料金（前売） 立見¥5,500 br2n※要･別途drink代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3</text:p>
          </table:table-cell>
          <table:table-cell office:value-type="string" calcext:value-type="string">
            <text:p>My Little Lover Live acoakko gift for Tohoku</text:p>
          </table:table-cell>
          <table:table-cell office:value-type="string" calcext:value-type="string">
            <text:p>My Little Lover</text:p>
          </table:table-cell>
          <table:table-cell office:value-type="string" calcext:value-type="string">
            <text:p>発売日 3/23 br2n開場 16:30 開演 17:00 br2n料金（前売） 指定席¥5,60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6</text:p>
          </table:table-cell>
          <table:table-cell office:value-type="string" calcext:value-type="string">
            <text:p>AGESTOCK2014 in 赤坂BLITZ</text:p>
          </table:table-cell>
          <table:table-cell/>
          <table:table-cell office:value-type="string" calcext:value-type="string">
            <text:p>発売日   br2n開場 17:30 開演 18:30 br2n料金（前売） ¥2,500 br2n※要･別途drink代 br2n問合せ AGESTOCK2014 実行委員会 広報局 br2ninfo@agestock.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8</text:p>
          </table:table-cell>
          <table:table-cell office:value-type="string" calcext:value-type="string">
            <text:p>20th caliversary ”2013-2014” 全国ツアー「科学と学習」</text:p>
          </table:table-cell>
          <table:table-cell office:value-type="string" calcext:value-type="string">
            <text:p>cali≠gari</text:p>
          </table:table-cell>
          <table:table-cell office:value-type="string" calcext:value-type="string">
            <text:p>発売日 3/15 br2n開場 18:00 開演 19:00 br2n料金（前売） 立見･2F指定席¥6,00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9</text:p>
          </table:table-cell>
          <table:table-cell office:value-type="string" calcext:value-type="string">
            <text:p>TOUR 2014 「天国への階段〜rest in peace〜」</text:p>
          </table:table-cell>
          <table:table-cell office:value-type="string" calcext:value-type="string">
            <text:p>Mix Speaker's,Inc.</text:p>
          </table:table-cell>
          <table:table-cell office:value-type="string" calcext:value-type="string">
            <text:p>発売日 2/23 br2n開場 16:45 開演 17:30 br2n料金（前売） 立見/2F指定席¥4,860 br2n※要･別途drink代 br2n※2F指定席は4/1〜発売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0</text:p>
          </table:table-cell>
          <table:table-cell office:value-type="string" calcext:value-type="string">
            <text:p>8th Anniversary Live NEVERENDING BREATH AT AKASAKA BLITZ</text:p>
          </table:table-cell>
          <table:table-cell office:value-type="string" calcext:value-type="string">
            <text:p>SCREW</text:p>
          </table:table-cell>
          <table:table-cell office:value-type="string" calcext:value-type="string">
            <text:p>発売日 2/9 br2n開場 16:30 開演 17:30 br2n料金（前売） 立見¥4,628(税込)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1</text:p>
          </table:table-cell>
          <table:table-cell office:value-type="string" calcext:value-type="string">
            <text:p>元気玉-GENKIDAMA- vol.44＠赤坂BLITZ</text:p>
          </table:table-cell>
          <table:table-cell office:value-type="string" calcext:value-type="string">
            <text:p>TOMORO / 橋川聖</text:p>
          </table:table-cell>
          <table:table-cell office:value-type="string" calcext:value-type="string">
            <text:p>発売日 3/21 br2n開場 13:00 開演 13:10 br2n料金（前売） 1F自由席¥3,000 br2n※要･別途drink代 br2n問合せ Y.T.SYSTEM br2n03-5772-3664</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2</text:p>
          </table:table-cell>
          <table:table-cell office:value-type="string" calcext:value-type="string">
            <text:p>Sharo LIVE vol.3 〜Jump〜</text:p>
          </table:table-cell>
          <table:table-cell office:value-type="string" calcext:value-type="string">
            <text:p>Sharobr2n/ H-I-S-S . bunny and DANCERS</text:p>
          </table:table-cell>
          <table:table-cell office:value-type="string" calcext:value-type="string">
            <text:p>発売日 3/3 br2n開場 19:00 開演 19:30 br2n料金（前売） 1F全席自由¥5000(drink代込) br2n問合せ スタッフアップ br2n03-3770-5201</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4</text:p>
          </table:table-cell>
          <table:table-cell office:value-type="string" calcext:value-type="string">
            <text:p>THE POWER OF MUSIC</text:p>
          </table:table-cell>
          <table:table-cell office:value-type="string" calcext:value-type="string">
            <text:p>イーサン･ボートニック</text:p>
          </table:table-cell>
          <table:table-cell office:value-type="string" calcext:value-type="string">
            <text:p>発売日 4/4 br2n開場 17:30 開演 18:00 br2n料金（前売） 1階自由席¥6,000/1階指定席¥6,500 br2n/2階指定席¥7,000 br2n(1drink付) br2n※未就学児は入場不可 br2n問合せ 東京音協 br2n03-5774-3030</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6</text:p>
          </table:table-cell>
          <table:table-cell office:value-type="string" calcext:value-type="string">
            <text:p>やっくん追悼ライブ〜Restart〜</text:p>
          </table:table-cell>
          <table:table-cell office:value-type="string" calcext:value-type="string">
            <text:p>美女♂men Z</text:p>
          </table:table-cell>
          <table:table-cell office:value-type="string" calcext:value-type="string">
            <text:p>発売日 4/5 br2n開場 17:00 開演 18:00 br2n料金（前売） 1F･2F立見¥5,500 br2n※要･別途drink代 br2n※献花用の花･メッセージカード付き br2n12:00〜16:30 無料メモリアルブース解放 br2n(展示･メッセージカード受付) br2n問合せ AATJ br2ninfo.bijomenz@aatj.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7</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7:00 開演 18:00 br2n料金（前売） 1F立見･2F指定¥7.700(drink代込) br2n※未就学児童入場不可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8</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8:00 開演 19:00 br2n料金（前売） 1F立見･2F指定¥7.700(drink代込) br2n※未就学児童入場不可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9</text:p>
          </table:table-cell>
          <table:table-cell office:value-type="string" calcext:value-type="string">
            <text:p>MAY'S TOUR 2014</text:p>
          </table:table-cell>
          <table:table-cell office:value-type="string" calcext:value-type="string">
            <text:p>MAY'S</text:p>
          </table:table-cell>
          <table:table-cell office:value-type="string" calcext:value-type="string">
            <text:p>発売日 2/1 br2n開場 17:00 開演 18:00 br2n料金（前売） 1F立見¥4,700/2F指定席¥5,200 br2n※要･別途drink代 br2n問合せ ホットスタッフ・プロモーション br2n03-5720-9999</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3</text:p>
          </table:table-cell>
          <table:table-cell office:value-type="string" calcext:value-type="string">
            <text:p>前田敦子ライブ</text:p>
          </table:table-cell>
          <table:table-cell office:value-type="string" calcext:value-type="string">
            <text:p>前田敦子</text:p>
          </table:table-cell>
          <table:table-cell office:value-type="string" calcext:value-type="string">
            <text:p>開場： 17:30 ⁄ 開演：18:30 br2n料金：  ¥4,800 ⁄ 1Fスタンディング  ¥4,800 ⁄ 2F指定席(※着席指定／ファンクラブ・CD封入先行受付限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5</text:p>
          </table:table-cell>
          <table:table-cell office:value-type="string" calcext:value-type="string">
            <text:p>2014 TATUYA ISHII A NIGHT OF ART AND MUSIC ART NUDE 縁 〜ENISHI〜</text:p>
          </table:table-cell>
          <table:table-cell office:value-type="string" calcext:value-type="string">
            <text:p>石井竜也</text:p>
          </table:table-cell>
          <table:table-cell office:value-type="string" calcext:value-type="string">
            <text:p>開場： 16:00 ⁄ 開演：17:00 br2n料金：  ¥10,800 ⁄ 全席指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9</text:p>
          </table:table-cell>
          <table:table-cell office:value-type="string" calcext:value-type="string">
            <text:p>オフィス男闘呼塾エンターテインメント Presents 氣志團現象2014 「極東ロックンロール・ハイスクール 第弍章」#33 グループ魂 vs 氣志團 〜超絶魂2 お台場大パニック！超激突?(‘jjj’)／〜</text:p>
          </table:table-cell>
          <table:table-cell office:value-type="string" calcext:value-type="string">
            <text:p>氣志團 vs グループ魂</text:p>
          </table:table-cell>
          <table:table-cell office:value-type="string" calcext:value-type="string">
            <text:p>開場： 18:00 ⁄ 開演：19:00 br2n料金：  ¥6,500 ⁄ スタンディング  ¥6,500 ⁄ 2F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1</text:p>
          </table:table-cell>
          <table:table-cell office:value-type="string" calcext:value-type="string">
            <text:p>2014 TATUYA ISHII A NIGHT OF ART AND MUSIC ART NUDE 縁 〜ENISHI〜</text:p>
          </table:table-cell>
          <table:table-cell office:value-type="string" calcext:value-type="string">
            <text:p>石井竜也</text:p>
          </table:table-cell>
          <table:table-cell office:value-type="string" calcext:value-type="string">
            <text:p>開場： 18:00 ⁄ 開演：19:00 br2n料金：  ¥10,800 ⁄ 全席指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2</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3</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9</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4</text:p>
          </table:table-cell>
          <table:table-cell office:value-type="string" calcext:value-type="string">
            <text:p>オフィス男闘呼塾エンターテインメント Presents 氣志團現象2014 「極東ロックンロール・ハイスクール 第弍章」 #35 GRANRODEO vs 氣志團 〜熱血硬派ろでおくん,ヤンキー集団に絡まれる.の巻。〜</text:p>
          </table:table-cell>
          <table:table-cell office:value-type="string" calcext:value-type="string">
            <text:p>氣志團 vs GRANRODEO</text:p>
          </table:table-cell>
          <table:table-cell office:value-type="string" calcext:value-type="string">
            <text:p>開場： 18:00 ⁄ 開演：19:00 br2n料金：  ¥5,250 ⁄ スタンディング  ¥5,250 ⁄ 2F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6</text:p>
          </table:table-cell>
          <table:table-cell office:value-type="string" calcext:value-type="string">
            <text:p>ぐるたみん LIVE-G TOUR 2014</text:p>
          </table:table-cell>
          <table:table-cell office:value-type="string" calcext:value-type="string">
            <text:p>ぐるたみん</text:p>
          </table:table-cell>
          <table:table-cell office:value-type="string" calcext:value-type="string">
            <text:p>開場： 17:00 ⁄ 開演：18:00 br2n料金：  ¥4,860 ⁄ １Ｆ　スタンディング（整理番号付き）</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7</text:p>
          </table:table-cell>
          <table:table-cell office:value-type="string" calcext:value-type="string">
            <text:p>WELCOME TO OUR EVOLVING IRONHEART !</text:p>
          </table:table-cell>
          <table:table-cell office:value-type="string" calcext:value-type="string">
            <text:p>GALNERYUS</text:p>
          </table:table-cell>
          <table:table-cell office:value-type="string" calcext:value-type="string">
            <text:p>開場： 17:00 ⁄ 開演：18:00 br2n料金：  ¥5,000 ⁄ スタンディング</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8</text:p>
          </table:table-cell>
          <table:table-cell office:value-type="string" calcext:value-type="string">
            <text:p>スーパーロボット魂 2014 “春の陣”</text:p>
          </table:table-cell>
          <table:table-cell office:value-type="string" calcext:value-type="string">
            <text:p>＜出演＞MIQ/森口博子/鮎川麻弥/福山芳樹/遠藤正明/川添智久/米倉千尋/笠原弘子/ 松澤由美/angela　　他　　＜司会＞ショッカーＯ野</text:p>
          </table:table-cell>
          <table:table-cell office:value-type="string" calcext:value-type="string">
            <text:p>開場： 17:30 ⁄ 開演：18:30 br2n料金：  ¥6,200 ⁄ １Ｆ　スタンディング  ¥6,700 ⁄ ２Ｆ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9</text:p>
          </table:table-cell>
          <table:table-cell office:value-type="string" calcext:value-type="string">
            <text:p>スーパーロボット魂 2014 “春の陣”</text:p>
          </table:table-cell>
          <table:table-cell office:value-type="string" calcext:value-type="string">
            <text:p>＜出演＞水木一郎/堀江美都子/影山ヒロノブ/MIQ/MoJo/たいらいさお/遠藤正明/ YUKA/AKINO with bless4　　他　　＜初参加＞三重野瞳　　＜司会＞ショッカーＯ野</text:p>
          </table:table-cell>
          <table:table-cell office:value-type="string" calcext:value-type="string">
            <text:p>開場： 16:00 ⁄ 開演：17:00 br2n料金：  ¥6,200 ⁄ １Ｆ　スタンディング  ¥6,700 ⁄ ２Ｆ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30</text:p>
          </table:table-cell>
          <table:table-cell table:number-columns-repeated="2" office:value-type="string" calcext:value-type="string">
            <text:p>JAKE BUGG</text:p>
          </table:table-cell>
          <table:table-cell office:value-type="string" calcext:value-type="string">
            <text:p>開場： 18:00 ⁄ 開演：19:00 br2n料金：  ¥6,000 ⁄ １Ｆ　スタンディング  ¥6,000 ⁄ ２Ｆ　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1</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2</text:p>
          </table:table-cell>
          <table:table-cell table:number-columns-repeated="2" office:value-type="string" calcext:value-type="string">
            <text:p>ICE CREAM SPECIAL</text:p>
          </table:table-cell>
          <table:table-cell office:value-type="string" calcext:value-type="string">
            <text:p>開場： 12:30 ⁄ 開演：13:30 br2n料金：  ¥3,800 ⁄ 当日(会場にて販売のみ)</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3</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4</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5</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6:00 ⁄ 開演：17: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6</text:p>
          </table:table-cell>
          <table:table-cell office:value-type="string" calcext:value-type="string">
            <text:p>Zepp Final! 2014 〜ありがとうを伝えたくて〜</text:p>
          </table:table-cell>
          <table:table-cell office:value-type="string" calcext:value-type="string">
            <text:p>チームしゃちほこ</text:p>
          </table:table-cell>
          <table:table-cell office:value-type="string" calcext:value-type="string">
            <text:p>開場： 13:00 ⁄ 開演：14:00 br2n料金：  ¥4,000 ⁄ 1Fスタンディング(CD付き)  ¥4,000 ⁄ 2F指定(CD付き)</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6</text:p>
          </table:table-cell>
          <table:table-cell table:number-columns-repeated="2"/>
          <table:table-cell office:value-type="string" calcext:value-type="string">
            <text:p>開場： 17:00 ⁄ 開演：18:00 br2n料金：  ¥4,000 ⁄ 1Fスタンディング(CD付き)  ¥4,000 ⁄ 2F指定(CD付き)</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7</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8</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9</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0</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1</text:p>
          </table:table-cell>
          <table:table-cell office:value-type="string" calcext:value-type="string">
            <text:p>POLYSICS JAPAN TOUR 2014 “ACTION!!!”</text:p>
          </table:table-cell>
          <table:table-cell office:value-type="string" calcext:value-type="string">
            <text:p>POLYSICS</text:p>
          </table:table-cell>
          <table:table-cell office:value-type="string" calcext:value-type="string">
            <text:p>開場： 18:00 ⁄ 開演：19:00 br2n料金：  ¥3,800 ⁄ 1Fスタンディング  ¥3,8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2</text:p>
          </table:table-cell>
          <table:table-cell office:value-type="string" calcext:value-type="string">
            <text:p>PENICILLIN SPRING TOUR 2014 FINAL</text:p>
          </table:table-cell>
          <table:table-cell office:value-type="string" calcext:value-type="string">
            <text:p>PENICILLIN</text:p>
          </table:table-cell>
          <table:table-cell office:value-type="string" calcext:value-type="string">
            <text:p>開場： 17:15 ⁄ 開演：18:00 br2n料金：  ¥7,350 ⁄ SS(1F A列〜M列)  ¥6,825 ⁄ S(1F N列〜V列)  ¥6,300 ⁄ A(1F W列〜Z列/2F)</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3</text:p>
          </table:table-cell>
          <table:table-cell office:value-type="string" calcext:value-type="string">
            <text:p>TOKYO FM presents GRANRODEO 新番組「もっともハートに火をつけて！」スタート記念 史上最大の公開録音</text:p>
          </table:table-cell>
          <table:table-cell office:value-type="string" calcext:value-type="string">
            <text:p>GRANRODEO</text:p>
          </table:table-cell>
          <table:table-cell office:value-type="string" calcext:value-type="string">
            <text:p>開場： 16:00 ⁄ 開演：17:00 br2n料金：  ¥2,500 ⁄ 1Fスタンディング  ¥2,5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5</text:p>
          </table:table-cell>
          <table:table-cell office:value-type="string" calcext:value-type="string">
            <text:p>#34 乃木坂46 vs 氣志團 〜学生服反逆同盟〜</text:p>
          </table:table-cell>
          <table:table-cell office:value-type="string" calcext:value-type="string">
            <text:p>乃木坂46 / 氣志團</text:p>
          </table:table-cell>
          <table:table-cell office:value-type="string" calcext:value-type="string">
            <text:p>開場： 18:00 ⁄ 開演：19:00 br2n料金：  ¥5,000 ⁄ スタンディング  ¥5,0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9</text:p>
          </table:table-cell>
          <table:table-cell office:value-type="string" calcext:value-type="string">
            <text:p>ツキウタ。春のファン祭り</text:p>
          </table:table-cell>
          <table:table-cell office:value-type="string" calcext:value-type="string">
            <text:p>増田俊樹/蒼井翔太/金元寿子/上坂すみれ</text:p>
          </table:table-cell>
          <table:table-cell office:value-type="string" calcext:value-type="string">
            <text:p>開場： 14:00 ⁄ 開演：15:00 br2n料金：  ¥4,000 ⁄ 1F自由</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9</text:p>
          </table:table-cell>
          <table:table-cell table:number-columns-repeated="2"/>
          <table:table-cell office:value-type="string" calcext:value-type="string">
            <text:p>開場： 18:00 ⁄ 開演：19:00 br2n料金：  ¥4,000 ⁄ 1F自由</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0</text:p>
          </table:table-cell>
          <table:table-cell office:value-type="string" calcext:value-type="string">
            <text:p>ET-KING結成15周年記念全国ツアー〜おまえとおったらおもろいわ！〜</text:p>
          </table:table-cell>
          <table:table-cell office:value-type="string" calcext:value-type="string">
            <text:p>ET-KING</text:p>
          </table:table-cell>
          <table:table-cell office:value-type="string" calcext:value-type="string">
            <text:p>開場： 17:00 ⁄ 開演：18:00 br2n料金：  ¥5,500 ⁄ 全席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2</text:p>
          </table:table-cell>
          <table:table-cell office:value-type="string" calcext:value-type="string">
            <text:p>DiverCity HOT ATTACK</text:p>
          </table:table-cell>
          <table:table-cell office:value-type="string" calcext:value-type="string">
            <text:p>ザ・クロマニヨンズ/グループ魂</text:p>
          </table:table-cell>
          <table:table-cell office:value-type="string" calcext:value-type="string">
            <text:p>開場： 18:00 ⁄ 開演：19:00 br2n料金：  ¥5,100 ⁄ 1Fスタンディング  ¥5,1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3</text:p>
          </table:table-cell>
          <table:table-cell office:value-type="string" calcext:value-type="string">
            <text:p>ViVi Night in TOKYO 2014 GIRLS' DREAM</text:p>
          </table:table-cell>
          <table:table-cell office:value-type="string" calcext:value-type="string">
            <text:p>ViVi Models / and more</text:p>
          </table:table-cell>
          <table:table-cell office:value-type="string" calcext:value-type="string">
            <text:p>開場： 18:00 ⁄ 開演：19:00 br2n料金：  ¥3,000 ⁄ 1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5</text:p>
          </table:table-cell>
          <table:table-cell office:value-type="string" calcext:value-type="string">
            <text:p>LINDBERG 25th Anniversary 感謝祭　〜 これからもよろちくね 〜</text:p>
          </table:table-cell>
          <table:table-cell office:value-type="string" calcext:value-type="string">
            <text:p>LINDBERG</text:p>
          </table:table-cell>
          <table:table-cell office:value-type="string" calcext:value-type="string">
            <text:p>開場： 17:30 ⁄ 開演：18:30 br2n料金：  ¥7,500 ⁄ 1Fスタンディング  ¥7,500 ⁄ 2F着席指定席</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1</text:p>
          </table:table-cell>
          <table:table-cell office:value-type="string" calcext:value-type="string">
            <text:p>奇天烈大発火!!</text:p>
          </table:table-cell>
          <table:table-cell office:value-type="string" calcext:value-type="string">
            <text:p>ペロインタウン / AKOGARE / Mond / ドン・アメリカ</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2</text:p>
          </table:table-cell>
          <table:table-cell/>
          <table:table-cell office:value-type="string" calcext:value-type="string">
            <text:p>アザラシ / イロコイス / 岩川健次郎(太陽民芸) / Hammy &amp; The Playboys</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3</text:p>
          </table:table-cell>
          <table:table-cell office:value-type="string" calcext:value-type="string">
            <text:p>TOP GEAR SHOW!!</text:p>
          </table:table-cell>
          <table:table-cell office:value-type="string" calcext:value-type="string">
            <text:p>挫・人間 / ラキタ / ヘンリーヘンリーズ / Aun beatz(呂布／MOL SCIENCE FICTION／ex.The Cigar Backer／ex.STRANGE-MACHINE)</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4</text:p>
          </table:table-cell>
          <table:table-cell office:value-type="string" calcext:value-type="string">
            <text:p>TOP GEAR SHOW!! Presents「Les beat Convention」</text:p>
          </table:table-cell>
          <table:table-cell office:value-type="string" calcext:value-type="string">
            <text:p>THE PRIVATESbr2nオープニングゲスト：THE HAVENOT'Sbr2n※注：この公演は関係者コンベンションを兼ねたライヴとなります。チケット販売数量限定となりますので予めご了承願います。</text:p>
          </table:table-cell>
          <table:table-cell office:value-type="string" calcext:value-type="string">
            <text:p>op18:30br2nst19:00br2n前2.500(D別)br2n当3.000(D別)br2nL:73496(3/4)</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5</text:p>
          </table:table-cell>
          <table:table-cell office:value-type="string" calcext:value-type="string">
            <text:p>GET READY TO GO！</text:p>
          </table:table-cell>
          <table:table-cell office:value-type="string" calcext:value-type="string">
            <text:p>THE TWEEZERS / THE RAYDIOS / the Gimmies / DiSGUSTEENS / THE ZIP(大阪)</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6</text:p>
          </table:table-cell>
          <table:table-cell office:value-type="string" calcext:value-type="string">
            <text:p>TOP GEAR SHOW!!</text:p>
          </table:table-cell>
          <table:table-cell office:value-type="string" calcext:value-type="string">
            <text:p>遠藤賢司 / 夜のストレンジャーズ</text:p>
          </table:table-cell>
          <table:table-cell office:value-type="string" calcext:value-type="string">
            <text:p>op18:30br2nst19:00br2n前3.000(D別)br2n当3.500(D別)br2nL:70402(2/8)</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6</text:p>
          </table:table-cell>
          <table:table-cell office:value-type="string" calcext:value-type="string">
            <text:p>Lunchtime Session</text:p>
          </table:table-cell>
          <table:table-cell office:value-type="string" calcext:value-type="string">
            <text:p>-DAY LIVE-br2n THE DADAZ / 駒込さくら</text:p>
          </table:table-cell>
          <table:table-cell office:value-type="string" calcext:value-type="string">
            <text:p>op12:00br2nst12:30br2n前1.500(D別)br2n当1.8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7</text:p>
          </table:table-cell>
          <table:table-cell office:value-type="string" calcext:value-type="string">
            <text:p>奇天烈大発火!!! -花粉と戦う三日間-</text:p>
          </table:table-cell>
          <table:table-cell office:value-type="string" calcext:value-type="string">
            <text:p>THEこっけんろーるBAND / 前島麻由 / グリマーズ連NB / 死んじゃうじゃんか</text:p>
          </table:table-cell>
          <table:table-cell office:value-type="string" calcext:value-type="string">
            <text:p>op18:30br2nst19:0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8</text:p>
          </table:table-cell>
          <table:table-cell office:value-type="string" calcext:value-type="string">
            <text:p>奇天烈大発火!!! -花粉と戦う三日間-</text:p>
          </table:table-cell>
          <table:table-cell office:value-type="string" calcext:value-type="string">
            <text:p>THE ASOBIGOCORO'S / モノクロウム / pirukuru</text:p>
          </table:table-cell>
          <table:table-cell office:value-type="string" calcext:value-type="string">
            <text:p>op18:30br2nst19:0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9</text:p>
          </table:table-cell>
          <table:table-cell office:value-type="string" calcext:value-type="string">
            <text:p>奇天烈大発火!!! -花粉と戦う三日間-</text:p>
          </table:table-cell>
          <table:table-cell office:value-type="string" calcext:value-type="string">
            <text:p>Gateballers / ゆゆん / ザ・チャンバーズ / テジナ</text:p>
          </table:table-cell>
          <table:table-cell office:value-type="string" calcext:value-type="string">
            <text:p>op18:30br2nst19:0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0</text:p>
          </table:table-cell>
          <table:table-cell/>
          <table:table-cell office:value-type="string" calcext:value-type="string">
            <text:p>天王洲アイル(仮) / 11 still birth / 林栄治(Mr.ワリコメッツ)</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2</text:p>
          </table:table-cell>
          <table:table-cell office:value-type="string" calcext:value-type="string">
            <text:p>red cloth 10.5th ANNIVERSARY</text:p>
          </table:table-cell>
          <table:table-cell office:value-type="string" calcext:value-type="string">
            <text:p>太陽民芸 / THE LOW NUMBERS / Yuglet Waterloo Jag Band / 清水貞信(かまボイラー) / イチロー(チャーリーバイセコー) / オックン(ゴールデンシルバーズ)</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3</text:p>
          </table:table-cell>
          <table:table-cell office:value-type="string" calcext:value-type="string">
            <text:p>Like A Dream</text:p>
          </table:table-cell>
          <table:table-cell office:value-type="string" calcext:value-type="string">
            <text:p>テクマクマヤーンズ / サイコロチーム / 夜明ケマエ / 恋する円盤 / Popiya</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4</text:p>
          </table:table-cell>
          <table:table-cell office:value-type="string" calcext:value-type="string">
            <text:p>red cloth presents D.I.</text:p>
          </table:table-cell>
          <table:table-cell office:value-type="string" calcext:value-type="string">
            <text:p>リリンシュ / DUTCHDADDY / AGU</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5</text:p>
          </table:table-cell>
          <table:table-cell office:value-type="string" calcext:value-type="string">
            <text:p>red cloth presents D.I.</text:p>
          </table:table-cell>
          <table:table-cell office:value-type="string" calcext:value-type="string">
            <text:p>Virgin Crab Band / 極東ピーコック / DODO</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7</text:p>
          </table:table-cell>
          <table:table-cell/>
          <table:table-cell office:value-type="string" calcext:value-type="string">
            <text:p>ギターパンダ / 知久寿焼</text:p>
          </table:table-cell>
          <table:table-cell office:value-type="string" calcext:value-type="string">
            <text:p>op19:00br2nst19:30br2n前2.500(D別)br2n当3.000(D別)br2nL:76297(4/3)</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8</text:p>
          </table:table-cell>
          <table:table-cell office:value-type="string" calcext:value-type="string">
            <text:p>LIE-DOWN PRESENTS『ウンコンドン4』</text:p>
          </table:table-cell>
          <table:table-cell table:number-columns-repeated="1020"/>
        </table:table-row>
        <table:table-row table:style-name="ro1">
          <table:table-cell office:value-type="float" office:value="39" calcext:value-type="float">
            <text:p>39</text:p>
          </table:table-cell>
          <table:table-cell office:value-type="string" calcext:value-type="string">
            <text:p>0419</text:p>
          </table:table-cell>
          <table:table-cell office:value-type="string" calcext:value-type="string">
            <text:p>TOP GEAR SHOW!!</text:p>
          </table:table-cell>
          <table:table-cell office:value-type="string" calcext:value-type="string">
            <text:p>The Rouges / はいからはくち(大阪) / ザ・スパンコールドックス</text:p>
          </table:table-cell>
          <table:table-cell table:number-columns-repeated="1019"/>
        </table:table-row>
        <table:table-row table:style-name="ro1">
          <table:table-cell office:value-type="float" office:value="39" calcext:value-type="float">
            <text:p>39</text:p>
          </table:table-cell>
          <table:table-cell office:value-type="string" calcext:value-type="string">
            <text:p>0420</text:p>
          </table:table-cell>
          <table:table-cell office:value-type="string" calcext:value-type="string">
            <text:p>TOP GEAR SHOW!!</text:p>
          </table:table-cell>
          <table:table-cell office:value-type="string" calcext:value-type="string">
            <text:p>THE PRIVATES / THE NEATBEATS</text:p>
          </table:table-cell>
          <table:table-cell office:value-type="string" calcext:value-type="string">
            <text:p>op18:30br2nst19:00br2n前2.800(D別)br2n当3.300(D別)br2nL:73499(3/15)</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3</text:p>
          </table:table-cell>
          <table:table-cell office:value-type="string" calcext:value-type="string">
            <text:p>TOP GEAR SHOW!!</text:p>
          </table:table-cell>
          <table:table-cell office:value-type="string" calcext:value-type="string">
            <text:p>狂気 / ブッタ斬ルズ</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4</text:p>
          </table:table-cell>
          <table:table-cell/>
          <table:table-cell office:value-type="string" calcext:value-type="string">
            <text:p>ゼーゼーハーハー / Mr.ワリコメッツ</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6</text:p>
          </table:table-cell>
          <table:table-cell office:value-type="string" calcext:value-type="string">
            <text:p>THE 抱きしめるズ 3rdアルバムリリースTOURファイナル</text:p>
          </table:table-cell>
          <table:table-cell office:value-type="string" calcext:value-type="string">
            <text:p>THE 抱きしめるズ（ワンマン）br2nOA : 柴田隆浩(忘れらんねえよ)</text:p>
          </table:table-cell>
          <table:table-cell office:value-type="string" calcext:value-type="string">
            <text:p>op18:30br2nst19:00br2n前2.300(D別)br2n当2.800(D別)br2nL:75058(3/22)</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8</text:p>
          </table:table-cell>
          <table:table-cell office:value-type="string" calcext:value-type="string">
            <text:p>奇天烈大発火!!</text:p>
          </table:table-cell>
          <table:table-cell office:value-type="string" calcext:value-type="string">
            <text:p>the coopeez(京都) / ユームラウト / minimals / 挫・人間</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9</text:p>
          </table:table-cell>
          <table:table-cell office:value-type="string" calcext:value-type="string">
            <text:p>red cloth presents 月刊爆弾ジョニー（4月号）br2n〜はじめての爆弾ジョニー発売記念ライブ＆トークショー〜</text:p>
          </table:table-cell>
          <table:table-cell office:value-type="string" calcext:value-type="string">
            <text:p>爆弾ジョニー＆トークショー</text:p>
          </table:table-cell>
          <table:table-cell office:value-type="string" calcext:value-type="string">
            <text:p>op18:30br2nst19:00br2n前2.000(D別)br2n当3.000(D別)br2nL:76092(4/5)</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30</text:p>
          </table:table-cell>
          <table:table-cell office:value-type="string" calcext:value-type="string">
            <text:p>奇天烈大発火!!</text:p>
          </table:table-cell>
          <table:table-cell office:value-type="string" calcext:value-type="string">
            <text:p>虎の子ラミー / Burn Que</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02</text:p>
          </table:table-cell>
          <table:table-cell office:value-type="string" calcext:value-type="string">
            <text:p>スクールライブ　～市立櫻木高校奮闘記！～</text:p>
          </table:table-cell>
          <table:table-cell office:value-type="string" calcext:value-type="string">
            <text:p>市立櫻木高校在校生</text:p>
          </table:table-cell>
          <table:table-cell office:value-type="string" calcext:value-type="string">
            <text:p>OPEN / START:17:00 / 18:00br2n料金:ALL STANDING ¥3,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05</text:p>
          </table:table-cell>
          <table:table-cell office:value-type="string" calcext:value-type="string">
            <text:p>J-WAVE 「THE KINGS PLACE」 LIVE Vol.5</text:p>
          </table:table-cell>
          <table:table-cell office:value-type="string" calcext:value-type="string">
            <text:p>ゲスの極み乙女。 / WHITE ASH / KANA-BOON / KEYTALK</text:p>
          </table:table-cell>
          <table:table-cell office:value-type="string" calcext:value-type="string">
            <text:p>OPEN / START:16:45 / 17:30br2n料金:スタンディング　¥3,9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06</text:p>
          </table:table-cell>
          <table:table-cell office:value-type="string" calcext:value-type="string">
            <text:p>Ken Yokoyama</text:p>
          </table:table-cell>
          <table:table-cell office:value-type="string" calcext:value-type="string">
            <text:p>Keep Marching Tour</text:p>
          </table:table-cell>
          <table:table-cell office:value-type="string" calcext:value-type="string">
            <text:p>OPEN / START:18:00 / 19:00br2n料金:スタンディング　¥3,0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19</text:p>
          </table:table-cell>
          <table:table-cell office:value-type="string" calcext:value-type="string">
            <text:p>TOWER RECORDS presents Bowline 2014br2ncurated by SiM &amp; TOWER RECORDS</text:p>
          </table:table-cell>
          <table:table-cell office:value-type="string" calcext:value-type="string">
            <text:p>SiM / SKINDRED / ACIDMAN and more</text:p>
          </table:table-cell>
          <table:table-cell office:value-type="string" calcext:value-type="string">
            <text:p>OPEN / START:13:00 / 14:00br2n料金:オールスタンディング ¥4,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20</text:p>
          </table:table-cell>
          <table:table-cell office:value-type="string" calcext:value-type="string">
            <text:p>KABUTO METAL 2014</text:p>
          </table:table-cell>
          <table:table-cell office:value-type="string" calcext:value-type="string">
            <text:p>featuring VENOM / MORBID ANGEL / EYEHATEGOD / UNCLE ACID &amp; THE DEADBEATS and more</text:p>
          </table:table-cell>
          <table:table-cell office:value-type="string" calcext:value-type="string">
            <text:p>OPEN / START:15:00 / 15:45br2n料金:スタンディング　¥10,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27</text:p>
          </table:table-cell>
          <table:table-cell office:value-type="string" calcext:value-type="string">
            <text:p>[NOiD]FESTIVAL 2014</text:p>
          </table:table-cell>
          <table:table-cell office:value-type="string" calcext:value-type="string">
            <text:p>AIR SWELL / EGG BRAIN / ENTH / forestribe / NUBO / Radical Radio / 3style / SKALL HEADZ / SUPER BEAVER / SWANKY DANK / YUEY / DJ THREE ARROWS</text:p>
          </table:table-cell>
          <table:table-cell office:value-type="string" calcext:value-type="string">
            <text:p>OPEN / START:13:00 / 13:30br2n料金:￥2,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29</text:p>
          </table:table-cell>
          <table:table-cell office:value-type="string" calcext:value-type="string">
            <text:p>Royz</text:p>
          </table:table-cell>
          <table:table-cell office:value-type="string" calcext:value-type="string">
            <text:p>Royz 2014 SPRING ONEMAN TOUR 『Red Desire「LILIA」』</text:p>
          </table:table-cell>
          <table:table-cell office:value-type="string" calcext:value-type="string">
            <text:p>OPEN / START:17:00 / 18:00br2n料金:All Standing ￥4,800br2n※御入場の際に1ドリンク代として¥500をいただきます。</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2</text:p>
          </table:table-cell>
          <table:table-cell office:value-type="string" calcext:value-type="string">
            <text:p>blue noise test/音景</text:p>
          </table:table-cell>
          <table:table-cell office:value-type="string" calcext:value-type="string">
            <text:p>花とワルツbr2ncattlebr2ncalm weather grass courtbr2nbroken little sisterbr2nVJ/Bori(LosingMySilentDoors)</text:p>
          </table:table-cell>
          <table:table-cell office:value-type="string" calcext:value-type="string">
            <text:p>OPEN/START:18:30/19:0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3</text:p>
          </table:table-cell>
          <table:table-cell office:value-type="string" calcext:value-type="string">
            <text:p>The Revival Fresh Show vol.5</text:p>
          </table:table-cell>
          <table:table-cell office:value-type="string" calcext:value-type="string">
            <text:p>LIVE/アポトーシスbr2nBody Checkbr2nぱるらどーるbr2nand morebr2nPEACEbr2nNOVA VIbr2nColorLessNessbr2nTINYRAPTUREbr2nOpening Act. /Noisy Fellowsbr2nQあ。</text:p>
          </table:table-cell>
          <table:table-cell office:value-type="string" calcext:value-type="string">
            <text:p>OPEN/START:14:30/15:00br2nADV/DOOR:￥1,000/TBA</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4</text:p>
          </table:table-cell>
          <table:table-cell office:value-type="string" calcext:value-type="string">
            <text:p>Weekday Night “IDOLTIME”</text:p>
          </table:table-cell>
          <table:table-cell office:value-type="string" calcext:value-type="string">
            <text:p>Ritsuka★、fine、パステル☆ジョーカー、Lily Flower</text:p>
          </table:table-cell>
          <table:table-cell office:value-type="string" calcext:value-type="string">
            <text:p>OPEN/START:18:30/18:45br2nADV/DOOR:￥2,000/￥2,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5</text:p>
          </table:table-cell>
          <table:table-cell office:value-type="string" calcext:value-type="string">
            <text:p>Joy Ride vol.159</text:p>
          </table:table-cell>
          <table:table-cell office:value-type="string" calcext:value-type="string">
            <text:p>Controversial Sparkbr2n中野テルヲ</text:p>
          </table:table-cell>
          <table:table-cell office:value-type="string" calcext:value-type="string">
            <text:p>OPEN/START:17:30/18:00br2nADV/DOOR:下記参照/下記参照</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6</text:p>
          </table:table-cell>
          <table:table-cell office:value-type="string" calcext:value-type="string">
            <text:p>GIRLS HIGH JUMP!! =DAY=br2n（昼公演）</text:p>
          </table:table-cell>
          <table:table-cell office:value-type="string" calcext:value-type="string">
            <text:p>出演：Girls Company、練馬 Zettai★Girls、G→L（ジール）、br2nD☆EGGS、わがままジュリエット、Whoop!e whoopie、どっとじぇーぴぃ、br2nドリームステーション研修生　ほかbr2n司会：アイドル社員種ちゃん</text:p>
          </table:table-cell>
          <table:table-cell office:value-type="string" calcext:value-type="string">
            <text:p>OPEN/START:11:30(予定)/11:45(予定)br2nADV/DOOR:￥3,0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6</text:p>
          </table:table-cell>
          <table:table-cell office:value-type="string" calcext:value-type="string">
            <text:p>GIRLS HIGH JUMP!! =NIGHT=br2n（夜公演）</text:p>
          </table:table-cell>
          <table:table-cell office:value-type="string" calcext:value-type="string">
            <text:p>出演：Girls Company、摩天楼由香、G→L（ジール）、上矢理加、br2n白鹿はるの、上花楓裏、dora☆dora、どっとじぇーぴぃ、br2nドリームステーション研修生、永月ほなみ　ほか</text:p>
          </table:table-cell>
          <table:table-cell office:value-type="string" calcext:value-type="string">
            <text:p>OPEN/START:17:15(予定)/17:30(予定)br2nADV/DOOR:￥3,0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8</text:p>
          </table:table-cell>
          <table:table-cell office:value-type="string" calcext:value-type="string">
            <text:p>ニコ生公式「FeaM@STER」公開放送イベントbr2n「FeaM@S Live vol.11」</text:p>
          </table:table-cell>
          <table:table-cell office:value-type="string" calcext:value-type="string">
            <text:p>出演：Feambr2nゲスト：涙-NAMIDA-、Girls Company</text:p>
          </table:table-cell>
          <table:table-cell office:value-type="string" calcext:value-type="string">
            <text:p>OPEN/START:18:30/19:0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0</text:p>
          </table:table-cell>
          <table:table-cell office:value-type="string" calcext:value-type="string">
            <text:p>Thursday Night Busters =SP=</text:p>
          </table:table-cell>
          <table:table-cell office:value-type="string" calcext:value-type="string">
            <text:p>出演：Feam、7cm、大山愛未、光上せあら、POISON、br2nDIO、Gstyle、Ride、WenDee、ガールズカンパニー　ほかbr2n司会：マグナム司（井の頭フォーキーズ）</text:p>
          </table:table-cell>
          <table:table-cell office:value-type="string" calcext:value-type="string">
            <text:p>OPEN/START:17:30/18: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1</text:p>
          </table:table-cell>
          <table:table-cell office:value-type="string" calcext:value-type="string">
            <text:p>Loose Rider presents Riot of wolf Vol.18</text:p>
          </table:table-cell>
          <table:table-cell office:value-type="string" calcext:value-type="string">
            <text:p>-LIVE-br2nLOOSE RIDERbr2nMOSQUIT SPIRALbr2nVooDooHawaiiansbr2nDaisy Roxxbr2nThe Jet'sbr2n(OA)THE SEPARATESbr2n-DJ-br2nMACKY RAMONE(BUZZ ATTITUDE)</text:p>
          </table:table-cell>
          <table:table-cell office:value-type="string" calcext:value-type="string">
            <text:p>OPEN/START:17:30/18:00br2nADV/DOOR:￥3,000/￥3,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2</text:p>
          </table:table-cell>
          <table:table-cell office:value-type="string" calcext:value-type="string">
            <text:p>WELL DONE</text:p>
          </table:table-cell>
          <table:table-cell office:value-type="string" calcext:value-type="string">
            <text:p>AVANTIbr2nNUDGE'EM ALLbr2noto</text:p>
          </table:table-cell>
          <table:table-cell office:value-type="string" calcext:value-type="string">
            <text:p>OPEN/START:19:00/19:3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3</text:p>
          </table:table-cell>
          <table:table-cell office:value-type="string" calcext:value-type="string">
            <text:p>WELL DONE</text:p>
          </table:table-cell>
          <table:table-cell office:value-type="string" calcext:value-type="string">
            <text:p>GALLOWbr2nbig the grapebr2nwearer</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5</text:p>
          </table:table-cell>
          <table:table-cell office:value-type="string" calcext:value-type="string">
            <text:p>blue noise test/-音景-</text:p>
          </table:table-cell>
          <table:table-cell office:value-type="string" calcext:value-type="string">
            <text:p>Republic of Animals br2n響命オーケストラ br2nMARSEESIDE DERBY br2n33 1/3 br2nVJ/Bori(LosingMySIlentDoors)</text:p>
          </table:table-cell>
          <table:table-cell office:value-type="string" calcext:value-type="string">
            <text:p>OPEN/START:18:30/19:0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6</text:p>
          </table:table-cell>
          <table:table-cell office:value-type="string" calcext:value-type="string">
            <text:p>ハッピーバースデーアタシ祭br2n東京ブラススタイル卒業スペシャル</text:p>
          </table:table-cell>
          <table:table-cell office:value-type="string" calcext:value-type="string">
            <text:p>たいへんにんげんbr2n結城リナbandbr2n古屋 ひろことTHE OMATSURIES</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7</text:p>
          </table:table-cell>
          <table:table-cell office:value-type="string" calcext:value-type="string">
            <text:p>S&amp;S アニソン祭り vol.1</text:p>
          </table:table-cell>
          <table:table-cell office:value-type="string" calcext:value-type="string">
            <text:p>-Live-br2nS&amp;S Entertainment School</text:p>
          </table:table-cell>
          <table:table-cell office:value-type="string" calcext:value-type="string">
            <text:p>OPEN/START:18:30/19:00br2nADV/DOOR:￥1,300/￥1,3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8</text:p>
          </table:table-cell>
          <table:table-cell office:value-type="string" calcext:value-type="string">
            <text:p>SOME CANDY TALKING</text:p>
          </table:table-cell>
          <table:table-cell office:value-type="string" calcext:value-type="string">
            <text:p>Kit Catbr2nエコ怪獣br2n姫パラダイスbr2nRuby*br2n下館夏希</text:p>
          </table:table-cell>
          <table:table-cell office:value-type="string" calcext:value-type="string">
            <text:p>OPEN/START:18:00/18:3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0</text:p>
          </table:table-cell>
          <table:table-cell office:value-type="string" calcext:value-type="string">
            <text:p>英国音楽/VINYL JAPAN presentsbr2n【TOM VERLAINE &amp; JIMMY RIP】</text:p>
          </table:table-cell>
          <table:table-cell office:value-type="string" calcext:value-type="string">
            <text:p>TOM VERLAINE &amp; JIMMY RIP</text:p>
          </table:table-cell>
          <table:table-cell office:value-type="string" calcext:value-type="string">
            <text:p>OPEN/START:18:00/19:00br2nADV/DOOR:￥6,500/TBA</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2</text:p>
          </table:table-cell>
          <table:table-cell office:value-type="string" calcext:value-type="string">
            <text:p>高橋浩司 presents HIGH FIDELITY vol.37br2n-five years DAY1-</text:p>
          </table:table-cell>
          <table:table-cell office:value-type="string" calcext:value-type="string">
            <text:p>近藤智洋with高橋浩司(guest ヤマジカズヒデ)br2n大江慎也</text:p>
          </table:table-cell>
          <table:table-cell office:value-type="string" calcext:value-type="string">
            <text:p>OPEN/START:19:00/19:30br2nADV/DOOR:￥3,500/￥4,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3</text:p>
          </table:table-cell>
          <table:table-cell office:value-type="string" calcext:value-type="string">
            <text:p>高橋浩司 presents HIGH FIDELITY vol.37br2n-five years DAY2-</text:p>
          </table:table-cell>
          <table:table-cell office:value-type="string" calcext:value-type="string">
            <text:p>武藤昭平(勝手にしやがれ)br2nBUGY CRAXONE(すずきと笈川)br2n鉄鍛治br2n[高野哲(nil,THE JUNEJULYAUGUST,インディーズ電力,ZIGZO)br2n&amp;梶原幸嗣(THE JUNEJULYAUGUST,HUMAN TAIL)]</text:p>
          </table:table-cell>
          <table:table-cell office:value-type="string" calcext:value-type="string">
            <text:p>OPEN/START:19:00/19:30br2nADV/DOOR:￥3,000/￥3,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5</text:p>
          </table:table-cell>
          <table:table-cell office:value-type="string" calcext:value-type="string">
            <text:p>初任給だよ！フーシャーショー vol.5</text:p>
          </table:table-cell>
          <table:table-cell office:value-type="string" calcext:value-type="string">
            <text:p>扇愛奈とFoo-Shah-Zoo (本城聡章＋内田雄一郎＋河塚篤史)br2nalcanabr2nDivitron</text:p>
          </table:table-cell>
          <table:table-cell office:value-type="string" calcext:value-type="string">
            <text:p>OPEN/START:18:30/19:00br2nADV/DOOR:￥2,800/￥3,3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6</text:p>
          </table:table-cell>
          <table:table-cell office:value-type="string" calcext:value-type="string">
            <text:p>【我武者羅應援團　７周年記念】br2n《第十回　華の大演舞会》　～Ｇ７サミット～</text:p>
          </table:table-cell>
          <table:table-cell office:value-type="string" calcext:value-type="string">
            <text:p>1部開演 17：00（全90分予定）1部売り切れbr2n2部開演 19：00（全60分予定）2部売り切れbr2n※1部は応援演舞、2部は総監督・武藤正幸トークとなります。</text:p>
          </table:table-cell>
          <table:table-cell office:value-type="string" calcext:value-type="string">
            <text:p>OPEN/START:16:15/17:00br2nADV/DOOR:sold out!/sold out!</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7</text:p>
          </table:table-cell>
          <table:table-cell office:value-type="string" calcext:value-type="string">
            <text:p>Total Feedback</text:p>
          </table:table-cell>
          <table:table-cell office:value-type="string" calcext:value-type="string">
            <text:p>PLASTIC GIRL IN CLOSETbr2nAl Van She's Comingbr2ncivicbr2ncactus flowerbr2nscamper like a bearbr2nOA/calm weather grass court</text:p>
          </table:table-cell>
          <table:table-cell office:value-type="string" calcext:value-type="string">
            <text:p>OPEN/START:17:00/17:3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8</text:p>
          </table:table-cell>
          <table:table-cell office:value-type="string" calcext:value-type="string">
            <text:p>sakura drops</text:p>
          </table:table-cell>
          <table:table-cell office:value-type="string" calcext:value-type="string">
            <text:p>瀬田まいあbr2n70/QV with Hisayobr2nやまのいゆずるbr2nサトウトモミ</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9</text:p>
          </table:table-cell>
          <table:table-cell office:value-type="string" calcext:value-type="string">
            <text:p>HONDALADY presents (In A)model roombr2n“LOOPER DANCING”</text:p>
          </table:table-cell>
          <table:table-cell office:value-type="string" calcext:value-type="string">
            <text:p>HONDALADY(with guest) br2nテクノ妹子 br2nP.O.P ORCHeSTRA br2nゆるめるモ！ br2nACID田宮三四郎(O.A.)</text:p>
          </table:table-cell>
          <table:table-cell office:value-type="string" calcext:value-type="string">
            <text:p>OPEN/START:17:00/17:00br2nADV/DOOR:￥2,500/￥3,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30</text:p>
          </table:table-cell>
          <table:table-cell office:value-type="string" calcext:value-type="string">
            <text:p>初蝶のころ</text:p>
          </table:table-cell>
          <table:table-cell office:value-type="string" calcext:value-type="string">
            <text:p>NOBARA(acoustic)br2nニイオカヨシキ(The Terminal Stage)br2nfrillsbr2n岸上規男</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2</text:p>
          </table:table-cell>
          <table:table-cell office:value-type="string" calcext:value-type="string">
            <text:p>-droptone</text:p>
          </table:table-cell>
          <table:table-cell office:value-type="string" calcext:value-type="string">
            <text:p>live:br2nハリヤbr2nモロトフテプコ(関風人)(fromおまわりさん) + 濁朗br2nキッチュ一人楽団br2nhushbr2nロマンスカー</text:p>
          </table:table-cell>
          <table:table-cell office:value-type="string" calcext:value-type="string">
            <text:p>open19:00 start19:3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3</text:p>
          </table:table-cell>
          <table:table-cell office:value-type="string" calcext:value-type="string">
            <text:p>-NEW NOISE vol.2</text:p>
          </table:table-cell>
          <table:table-cell office:value-type="string" calcext:value-type="string">
            <text:p>live:br2nDAM(大阪)br2nONLY THE LAST SONGbr2naquibr2nDEADLY PILESbr2nC.A.B</text:p>
          </table:table-cell>
          <table:table-cell office:value-type="string" calcext:value-type="string">
            <text:p>open19:00/start19:30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4</text:p>
          </table:table-cell>
          <table:table-cell office:value-type="string" calcext:value-type="string">
            <text:p>-thread</text:p>
          </table:table-cell>
          <table:table-cell office:value-type="string" calcext:value-type="string">
            <text:p>live:br2nHi-Gibr2nスパルタンZbr2nNK6br2nハンマー</text:p>
          </table:table-cell>
          <table:table-cell office:value-type="string" calcext:value-type="string">
            <text:p>open19:30/start20:00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5</text:p>
          </table:table-cell>
          <table:table-cell office:value-type="string" calcext:value-type="string">
            <text:p>CURVE presentsbr2n-EVERYTHING MUST GO vol.4</text:p>
          </table:table-cell>
          <table:table-cell office:value-type="string" calcext:value-type="string">
            <text:p>live:br2nCURVEbr2nto overflow evidence(いわき)</text:p>
          </table:table-cell>
          <table:table-cell office:value-type="string" calcext:value-type="string">
            <text:p>open18:00/start19:00br2nadv1500yen/door20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6</text:p>
          </table:table-cell>
          <table:table-cell office:value-type="string" calcext:value-type="string">
            <text:p>-notie</text:p>
          </table:table-cell>
          <table:table-cell office:value-type="string" calcext:value-type="string">
            <text:p>live:br2nVARRISPEEDSbr2nSL-CISCObr2n1000poundsbr2nACT ION MAKERbr2nやるせなきおbr2nthe waruinamida</text:p>
          </table:table-cell>
          <table:table-cell office:value-type="string" calcext:value-type="string">
            <text:p>open17:30/start18: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7</text:p>
          </table:table-cell>
          <table:table-cell office:value-type="string" calcext:value-type="string">
            <text:p>-EL PASO POSSES DINNER</text:p>
          </table:table-cell>
          <table:table-cell office:value-type="string" calcext:value-type="string">
            <text:p>lounge dj:br2nAKBKN aka a percyybr2nBOGbr2nKADObr2nMECCA aka YxSxN</text:p>
          </table:table-cell>
          <table:table-cell office:value-type="string" calcext:value-type="string">
            <text:p>open/start20:00br2ncharge FREEbr2n*当日は通常のフードメニューの提供は御座いません。br2nご了承ください。</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9</text:p>
          </table:table-cell>
          <table:table-cell office:value-type="string" calcext:value-type="string">
            <text:p>-notie</text:p>
          </table:table-cell>
          <table:table-cell office:value-type="string" calcext:value-type="string">
            <text:p>live:br2n秘密ロッカーbr2nRuinbr2nWORST VISIONbr2nthe turtle doors</text:p>
          </table:table-cell>
          <table:table-cell office:value-type="string" calcext:value-type="string">
            <text:p>open19:00/start19:30br2nadv1300yen/door1500yen(+1drink order)</text:p>
          </table:table-cell>
          <table:table-cell table:number-columns-repeated="1018"/>
        </table:table-row>
        <table:table-row table:style-name="ro3">
          <table:table-cell office:value-type="float" office:value="47" calcext:value-type="float">
            <text:p>47</text:p>
          </table:table-cell>
          <table:table-cell office:value-type="string" calcext:value-type="string">
            <text:p>0410</text:p>
          </table:table-cell>
          <table:table-cell office:value-type="string" calcext:value-type="string">
            <text:p>-notie</text:p>
          </table:table-cell>
          <table:table-cell office:value-type="string" calcext:value-type="string">
            <text:p>live:br2nIALAbr2nh.o.wbr2ndubbed groundworkbr2nalt of the society</text:p>
          </table:table-cell>
          <table:table-cell office:value-type="string" calcext:value-type="string">
            <text:p>open19:00/start19:30br2nadv1300ten/door1500yen(+1drink order)</text:p>
          </table:table-cell>
          <table:table-cell table:number-columns-repeated="1018"/>
        </table:table-row>
        <table:table-row table:style-name="ro3">
          <table:table-cell office:value-type="float" office:value="47" calcext:value-type="float">
            <text:p>47</text:p>
          </table:table-cell>
          <table:table-cell office:value-type="string" calcext:value-type="string">
            <text:p>0411</text:p>
          </table:table-cell>
          <table:table-cell office:value-type="string" calcext:value-type="string">
            <text:p>-thread</text:p>
          </table:table-cell>
          <table:table-cell office:value-type="string" calcext:value-type="string">
            <text:p>live:br2nguevnnabr2nLurking Fearbr2nurban predatorbr2nFLOATERSbr2nINSIDE CHARMER</text:p>
          </table:table-cell>
          <table:table-cell office:value-type="string" calcext:value-type="string">
            <text:p>open19:00/start19:3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2</text:p>
          </table:table-cell>
          <table:table-cell office:value-type="string" calcext:value-type="string">
            <text:p>SPANISH FLY presentsbr2n-THANKS FOR THE NIGHTbr2n〜SPANISH FLY 1st album リリース記念ライブ〜</text:p>
          </table:table-cell>
          <table:table-cell office:value-type="string" calcext:value-type="string">
            <text:p>live:br2nSPANISH FLYbr2nLOWVISIONbr2nNERVSbr2nquAng duc Asylumbr2nZippers got lordedbr2nlounge dj:br2nHARUKI</text:p>
          </table:table-cell>
          <table:table-cell office:value-type="string" calcext:value-type="string">
            <text:p>open18:00 start18:30br2nadv/door20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3</text:p>
          </table:table-cell>
          <table:table-cell office:value-type="string" calcext:value-type="string">
            <text:p>-WATERDISHbr2n〜bronbaba new album release show</text:p>
          </table:table-cell>
          <table:table-cell office:value-type="string" calcext:value-type="string">
            <text:p>live:br2nbronbababr2nMARCHbr2n翌日br2nダンカンバカヤロー！br2n所在ないbr2n病気くんbr2nSOX</text:p>
          </table:table-cell>
          <table:table-cell office:value-type="string" calcext:value-type="string">
            <text:p>open start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6</text:p>
          </table:table-cell>
          <table:table-cell office:value-type="string" calcext:value-type="string">
            <text:p>-notie</text:p>
          </table:table-cell>
          <table:table-cell office:value-type="string" calcext:value-type="string">
            <text:p>live:br2n堤健太郎br2ngloptinbr2nin the sunbr2nOFFICEVOIDSbr2nbahAMababr2nFAR EAST TOKYO NIKKE GROUP</text:p>
          </table:table-cell>
          <table:table-cell office:value-type="string" calcext:value-type="string">
            <text:p>open18:30 start19: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7</text:p>
          </table:table-cell>
          <table:table-cell office:value-type="string" calcext:value-type="string">
            <text:p>ダットサントラック presentsbr2n-崖っぷちだぜ、小岩の夜</text:p>
          </table:table-cell>
          <table:table-cell office:value-type="string" calcext:value-type="string">
            <text:p>live:br2nダットサントラックbr2nエルカホンbr2ngolden coil</text:p>
          </table:table-cell>
          <table:table-cell office:value-type="string" calcext:value-type="string">
            <text:p>open19:00 start19:30br2nadv/door 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8</text:p>
          </table:table-cell>
          <table:table-cell office:value-type="string" calcext:value-type="string">
            <text:p>THE GUAYS presentsbr2n-RAW VIBE vibe.1</text:p>
          </table:table-cell>
          <table:table-cell office:value-type="string" calcext:value-type="string">
            <text:p>live:br2nTHE GUAYSbr2nTHE NOUP(岡山)br2n脳性麻痺号br2n犬彦 (JON)(犬)+HIKO(GAUZE)br2nHIMO(北新宿)</text:p>
          </table:table-cell>
          <table:table-cell office:value-type="string" calcext:value-type="string">
            <text:p>open18:30/start19:00br2nadv1000yen/door1500yen(+1drink order)br2n中高生学生証提示でチケット代無料(drink代500yenのみ頂きます)</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9</text:p>
          </table:table-cell>
          <table:table-cell office:value-type="string" calcext:value-type="string">
            <text:p>西村卓也&amp;篠原篤一 presentsbr2n-</text:p>
          </table:table-cell>
          <table:table-cell office:value-type="string" calcext:value-type="string">
            <text:p>lounge live:br2n西村卓也br2n篠原篤一br2n鈴木常吉</text:p>
          </table:table-cell>
          <table:table-cell office:value-type="string" calcext:value-type="string">
            <text:p>open18:00 start18:30br2nadv2000yen door2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0</text:p>
          </table:table-cell>
          <table:table-cell office:value-type="string" calcext:value-type="string">
            <text:p>OHAYO MOUNTAIN ROAD &amp; 高橋良和 presentsbr2n-over the line!!!</text:p>
          </table:table-cell>
          <table:table-cell office:value-type="string" calcext:value-type="string">
            <text:p>lounge live:br2n高橋良和br2nOHAYO MOUNTAIN ROADbr2n島卓也(BUDDHISTSON)br2n高本和英(COMEBACK MY DAUGHTERS)</text:p>
          </table:table-cell>
          <table:table-cell office:value-type="string" calcext:value-type="string">
            <text:p>open18:30 start19:00br2nadv/door1500yen(+1drink order)br2n</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3</text:p>
          </table:table-cell>
          <table:table-cell office:value-type="string" calcext:value-type="string">
            <text:p>-notie</text:p>
          </table:table-cell>
          <table:table-cell office:value-type="string" calcext:value-type="string">
            <text:p>live:br2nRAZICHORDbr2nブーのお客様br2nhappy is a momentbr2nキャリーbr2nFLACKSbr2nand more</text:p>
          </table:table-cell>
          <table:table-cell office:value-type="string" calcext:value-type="string">
            <text:p>open/ start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4</text:p>
          </table:table-cell>
          <table:table-cell office:value-type="string" calcext:value-type="string">
            <text:p>-WATERDISH</text:p>
          </table:table-cell>
          <table:table-cell office:value-type="string" calcext:value-type="string">
            <text:p>live:br2n山田真未(after the greenroom)br2nkumagusubr2n鈴木伸明br2nthe highestbr2nワロテルbr2nだてちひろ</text:p>
          </table:table-cell>
          <table:table-cell office:value-type="string" calcext:value-type="string">
            <text:p>open18:30/start19: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5</text:p>
          </table:table-cell>
          <table:table-cell office:value-type="string" calcext:value-type="string">
            <text:p>-SUBMERGE</text:p>
          </table:table-cell>
          <table:table-cell office:value-type="string" calcext:value-type="string">
            <text:p>live:br2n現実br2nCOMPACT CLUBbr2nTHE DEADPAN SPEAKERSbr2nthree minutes over deadbr2nGOUPIL AND Cbr2nkyu-shoku</text:p>
          </table:table-cell>
          <table:table-cell office:value-type="string" calcext:value-type="string">
            <text:p>open18:30/start19: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6</text:p>
          </table:table-cell>
          <table:table-cell office:value-type="string" calcext:value-type="string">
            <text:p>-notie</text:p>
          </table:table-cell>
          <table:table-cell office:value-type="string" calcext:value-type="string">
            <text:p>live:br2nlowebr2nKagayake Shiningbr2nさよならディクショナリーbr2nhiku</text:p>
          </table:table-cell>
          <table:table-cell office:value-type="string" calcext:value-type="string">
            <text:p>open17:30/start18:00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6</text:p>
          </table:table-cell>
          <table:table-cell office:value-type="string" calcext:value-type="string">
            <text:p>skateboard shop TIZZ presentsbr2n-TIZZNOWAPRO</text:p>
          </table:table-cell>
          <table:table-cell office:value-type="string" calcext:value-type="string">
            <text:p>lounge dj:br2nSTYLISH aka 鎮座DOPENESSbr2nCOYAbr2nWATARU SAKURABAbr2nDANbr2nSKATEFILM MONTAGEbr2nARUKUNAbr2nENDVbr2nCREEPSICKbr2nT-DOGbr2nFSbr2n呑み代争奪っ！スケートボード ミニランプコンテスト女子の部＆デスマッチ</text:p>
          </table:table-cell>
          <table:table-cell office:value-type="string" calcext:value-type="string">
            <text:p>open/start23:00br2ncharge2500yen(w/1drink)</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7</text:p>
          </table:table-cell>
          <table:table-cell office:value-type="string" calcext:value-type="string">
            <text:p>LOST PARTY presentsbr2n-DO NOT FORGIVE vol.4</text:p>
          </table:table-cell>
          <table:table-cell office:value-type="string" calcext:value-type="string">
            <text:p>live:br2nLOST PARTYbr2nSCRUM HALF(新潟)br2nRECONSIDERATIONbr2nSTAGNATIONbr2nイルリヒトbr2nDUSTPAN</text:p>
          </table:table-cell>
          <table:table-cell office:value-type="string" calcext:value-type="string">
            <text:p>open18:00/start18:30br2nadv12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9</text:p>
          </table:table-cell>
          <table:table-cell office:value-type="string" calcext:value-type="string">
            <text:p>-thread</text:p>
          </table:table-cell>
          <table:table-cell office:value-type="string" calcext:value-type="string">
            <text:p>live:br2n弱さとは悪であるbr2nPRIZE OF RUSTbr2nSTINGER with BOB(voice／200%)br2nending over therebr2nZOTHIQUEbr2nfriendship</text:p>
          </table:table-cell>
          <table:table-cell office:value-type="string" calcext:value-type="string">
            <text:p>open17:30/start18:00br2nadv1300yen/door1500yen(+1drink order)</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1</text:p>
          </table:table-cell>
          <table:table-cell office:value-type="string" calcext:value-type="string">
            <text:p>超GYPSY高円寺vol.9br2n【POPS/ACOUSTIC】</text:p>
          </table:table-cell>
          <table:table-cell office:value-type="string" calcext:value-type="string">
            <text:p>高木栄一郎 br2nMARO of Bubble No.7 br2nJUNGRICO br2n小松成彰 br2nJames br2n栗原正樹 br2n【FOOD】DRUNKER'S KITCHEN</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1</text:p>
          </table:table-cell>
          <table:table-cell office:value-type="string" calcext:value-type="string">
            <text:p>超GYPSY高円寺vol.9br2n【POPS/ACOUSTIC】</text:p>
          </table:table-cell>
          <table:table-cell office:value-type="string" calcext:value-type="string">
            <text:p>高木栄一郎 br2nMARO of Bubble No.7 br2nJUNGRICO br2n小松成彰 br2nJames br2n栗原正樹 br2n【FOOD】DRUNKER'S KITCHEN</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2</text:p>
          </table:table-cell>
          <table:table-cell office:value-type="string" calcext:value-type="string">
            <text:p>多火油機団シンゴ企画 vol.３「春を運ぶ者共」br2n【ROCK/PUNK】</text:p>
          </table:table-cell>
          <table:table-cell office:value-type="string" calcext:value-type="string">
            <text:p>多火油機団 br2nLemonade Rancher br2nファズフロウト br2nクーデターズ br2nBoard Sole br2nSunplot br2n渡邊信悟劇場</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2</text:p>
          </table:table-cell>
          <table:table-cell office:value-type="string" calcext:value-type="string">
            <text:p>多火油機団シンゴ企画 vol.３「春を運ぶ者共」br2n【ROCK/PUNK】</text:p>
          </table:table-cell>
          <table:table-cell office:value-type="string" calcext:value-type="string">
            <text:p>多火油機団 br2nLemonade Lancher br2nファズフロウト br2nクーデターズ br2nBoard Sole br2nSunplot br2n渡邊信悟劇場</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3</text:p>
          </table:table-cell>
          <table:table-cell office:value-type="string" calcext:value-type="string">
            <text:p>PUNK SHOP 高円寺 「PIG'S TAIL」10周年記念イベント　4/3(木)～4/6(日) 4DAYS EVENTS!!!!!br2n【PUNK/ROCK】</text:p>
          </table:table-cell>
          <table:table-cell office:value-type="string" calcext:value-type="string">
            <text:p>ブラックローターズ br2nPUNiK br2nJ.A.P.P.A. br2nPARASENCE br2nMARKSMAN br2nenne br2nU-KU br2nPOCKET br2n【DJ】jun 153㎝ br2n【SHOP】 br2nPIG'S TAIL(PUNK SHOP 高円寺) br2njun 153㎝(レザークラフト) br2nRuReS★(T-シャツ屋) br2n【TATTOO BOOTH】スタジオトリム 彫なお br2n【FOOD BOOTH】DRUNKER'S KITCHEN</text:p>
          </table:table-cell>
          <table:table-cell office:value-type="string" calcext:value-type="string">
            <text:p>OPEN 16:30 START 17: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3</text:p>
          </table:table-cell>
          <table:table-cell office:value-type="string" calcext:value-type="string">
            <text:p>PUNK SHOP 高円寺 「PIG'S TAIL」10周年記念イベント　4/3(木)～4/6(日) 4DAYS EVENTS!!!!!br2n【PUNK/ROCK】</text:p>
          </table:table-cell>
          <table:table-cell office:value-type="string" calcext:value-type="string">
            <text:p>ブラックローターズ br2nPUNiK br2nJ.A.P.P.A. br2nPARASENCE br2nMARKSMAN br2nenne br2nU-KU br2nPOCKET br2n【DJ】jun 153㎝ br2n【SHOP】 br2nPIG'S TAIL(PUNK SHOP 高円寺) br2njun 153㎝(レザークラフト) br2nRuReS★(T-シャツ屋) br2n【TATTOO BOOTH】スタジオトリム 彫なお br2n【FOOD BOOTH】DRUNKER'S KITCHEN</text:p>
          </table:table-cell>
          <table:table-cell office:value-type="string" calcext:value-type="string">
            <text:p>OPEN 16:30 START 17: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4</text:p>
          </table:table-cell>
          <table:table-cell office:value-type="string" calcext:value-type="string">
            <text:p>PUNK SHOP 高円寺 「PIG'S TAIL」10周年記念イベント　4/3(木)～4/6(日) 4DAYS EVENTS!!!!!br2n【PUNK/ROCK】</text:p>
          </table:table-cell>
          <table:table-cell office:value-type="string" calcext:value-type="string">
            <text:p>CREAM PANDA br2nmilitarysniperpinfall br2nDistorted Veins br2nBOX br2nampcharwar br2nURBAN PREDATOR br2nSiNiD br2nTHE BLIND MONKEYS br2nTHE ひょうろく玉 br2n【DJ】 br2n3104(SHOCK WAVE SOUND) br2nRYZ(TOKYO DECADANCE) br2n【SHOP】 br2nPIG'S TAIL(PUNK SHOP 高円寺) br2njun 153㎝(レザークラフト) br2nRuReS★(T-シャツ屋) br2n【TATTOO BOOTH】スタジオトリム 彫なお br2n【FOOD BOOTH】DRUNKER'S KITCHEN</text:p>
          </table:table-cell>
          <table:table-cell office:value-type="string" calcext:value-type="string">
            <text:p>OPEN 16:00 START 16:3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4</text:p>
          </table:table-cell>
          <table:table-cell office:value-type="string" calcext:value-type="string">
            <text:p>PUNK SHOP 高円寺 「PIG'S TAIL」10周年記念イベント　4/3(木)～4/6(日) 4DAYS EVENTS!!!!!br2n【PUNK/ROCK】</text:p>
          </table:table-cell>
          <table:table-cell office:value-type="string" calcext:value-type="string">
            <text:p>CREAM PANDA br2nmilitarysniperpinfall br2nDistorted Veins br2nBOX br2nampcharwar br2nURBAN PREDATOR br2nSiNiD br2nTHE BLIND MONKEYS br2nTHE ひょうろく玉 br2n【DJ】 br2n3104(SHOCK WAVE SOUND) br2nRYZ(TOKYO DECADANCE) br2n【SHOP】 br2nPIG'S TAIL(PUNK SHOP 高円寺) br2njun 153㎝(レザークラフト) br2nRuReS★(T-シャツ屋) br2n【TATTOO BOOTH】スタジオトリム 彫なお br2n【FOOD BOOTH】DRUNKER'S KITCHEN</text:p>
          </table:table-cell>
          <table:table-cell office:value-type="string" calcext:value-type="string">
            <text:p>OPEN 16:00 START 16:3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5</text:p>
          </table:table-cell>
          <table:table-cell office:value-type="string" calcext:value-type="string">
            <text:p>PUNK SHOP 高円寺 「PIG'S TAIL」10周年記念イベント　4/3(木)～4/6(日) 4DAYS EVENTS!!!!!br2n【PUNK/ROCK】</text:p>
          </table:table-cell>
          <table:table-cell office:value-type="string" calcext:value-type="string">
            <text:p>CREAM PANDA br2nSAIGAN TERROR br2nHOT&amp;COOL br2nSKINHEAD GIRL br2n多火油機団 br2nLEVIASUN br2n功 br2nIVORY COAST(福島) br2nTHE DIRT SOCIETY br2n毒虎 br2nAImmortal br2nGUTTFA br2n【DJ】 br2nFuct Up Kid(West Side Beach Party Basis) br2njun 153㎝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4:30 START 15: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5</text:p>
          </table:table-cell>
          <table:table-cell office:value-type="string" calcext:value-type="string">
            <text:p>PUNK SHOP 高円寺 「PIG'S TAIL」10周年記念イベント　4/3(木)～4/6(日) 4DAYS EVENTS!!!!!br2n【PUNK/ROCK】</text:p>
          </table:table-cell>
          <table:table-cell office:value-type="string" calcext:value-type="string">
            <text:p>CREAM PANDA br2nSAIGAN TERROR br2nHOT&amp;COOL br2nSKINHEAD GIRL br2n多火油機団 br2nLEVIASUN br2n功 br2nIVORY COAST(福島) br2nTHE DIRT SOCIETY br2n毒虎 br2nAImmortal br2nGUTTFA br2n【DJ】 br2nFuct Up Kid(West Side Beach Party Basis) br2njun 153㎝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4:30 START 15: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6</text:p>
          </table:table-cell>
          <table:table-cell office:value-type="string" calcext:value-type="string">
            <text:p>PUNK SHOP 高円寺 「PIG'S TAIL」10周年記念イベント　4/3(木)～4/6(日) 4DAYS EVENTS!!!!!br2n【PUNK/ROCK】</text:p>
          </table:table-cell>
          <table:table-cell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6</text:p>
          </table:table-cell>
          <table:table-cell office:value-type="string" calcext:value-type="string">
            <text:p>PUNK SHOP 高円寺 「PIG'S TAIL」10周年記念イベント　4/3(木)～4/6(日) 4DAYS EVENTS!!!!!br2n【PUNK/ROCK】</text:p>
          </table:table-cell>
          <table:table-cell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7</text:p>
          </table:table-cell>
          <table:table-cell office:value-type="string" calcext:value-type="string">
            <text:p>ミッションズ公式お花見大会!!br2n【HANAMI】</text:p>
          </table:table-cell>
          <table:table-cell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START 12:00br2n会費：￥1,000円プラス持ち寄り!!</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7</text:p>
          </table:table-cell>
          <table:table-cell office:value-type="string" calcext:value-type="string">
            <text:p>ミッションズ公式お花見大会!!br2n【HANAMI】</text:p>
          </table:table-cell>
          <table:table-cell/>
          <table:table-cell office:value-type="string" calcext:value-type="string">
            <text:p>START 12:00br2n会費：￥1,000円プラス持ち寄り!!</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8</text:p>
          </table:table-cell>
          <table:table-cell office:value-type="string" calcext:value-type="string">
            <text:p>マリベルスミス活動開始1周年記念パーティー!!br2n【BLUES/ROCK'N ROLL/PSYCHEDELIC ROCK】</text:p>
          </table:table-cell>
          <table:table-cell office:value-type="string" calcext:value-type="string">
            <text:p>Midnight Rambler br2nねたのよい br2n藻の月 br2nFUZZYS br2nマリベル・スミス br2n驕</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8</text:p>
          </table:table-cell>
          <table:table-cell office:value-type="string" calcext:value-type="string">
            <text:p>マリベルスミス活動開始1周年記念パーティー!!br2n【BLUES/ROCK'N ROLL/PSYCHEDELIC ROCK】</text:p>
          </table:table-cell>
          <table:table-cell office:value-type="string" calcext:value-type="string">
            <text:p>Midnight Rambler br2nねたのよい br2n藻の月 br2nFUZZYS br2nマリベル・スミス br2n驕</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9</text:p>
          </table:table-cell>
          <table:table-cell office:value-type="string" calcext:value-type="string">
            <text:p>辰野＆みお共同企画br2n【PUNK/ROCK/POPS】</text:p>
          </table:table-cell>
          <table:table-cell office:value-type="string" calcext:value-type="string">
            <text:p>りりしすた br2n阿野善和（ロザンナ） br2nとりちん（激情戦線）</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9</text:p>
          </table:table-cell>
          <table:table-cell office:value-type="string" calcext:value-type="string">
            <text:p>辰野＆みお共同企画br2n【PUNK/ROCK/POPS】</text:p>
          </table:table-cell>
          <table:table-cell office:value-type="string" calcext:value-type="string">
            <text:p>りりしすた br2n阿野善和（ロザンナ） br2nとりちん（激情戦線） br2nPUNiK br2n【DJ】Ko-Hey!(Jukebox Jive)</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0</text:p>
          </table:table-cell>
          <table:table-cell office:value-type="string" calcext:value-type="string">
            <text:p>音家族ワンマンライブbr2n【】</text:p>
          </table:table-cell>
          <table:table-cell office:value-type="string" calcext:value-type="string">
            <text:p>1/3でいいから膝枕され隊 br2n大塚LOVE br2n丸坊主 br2nりんごの会 br2n青ヤギさん達 br2nやっさん☆ボーイズラブ</text:p>
          </table:table-cell>
          <table:table-cell office:value-type="string" calcext:value-type="string">
            <text:p>OPEN 18:00 START 18:30br2n¥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0</text:p>
          </table:table-cell>
          <table:table-cell office:value-type="string" calcext:value-type="string">
            <text:p>音家族ワンマンライブbr2n【Organization planning】</text:p>
          </table:table-cell>
          <table:table-cell office:value-type="string" calcext:value-type="string">
            <text:p>1/3でいいから膝枕され隊 br2n大塚LOVE br2n丸坊主 br2nりんごの会 br2n青ヤギさん達 br2nやっさん☆ボーイズラブ</text:p>
          </table:table-cell>
          <table:table-cell office:value-type="string" calcext:value-type="string">
            <text:p>OPEN 18:00 START 18:30br2n¥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1</text:p>
          </table:table-cell>
          <table:table-cell office:value-type="string" calcext:value-type="string">
            <text:p>『巡り逢う音』×まっちょ presents 『巡り逢う音 redesign』br2n【POPS/ROCK】</text:p>
          </table:table-cell>
          <table:table-cell office:value-type="string" calcext:value-type="string">
            <text:p>あるはるか br2n古宮夏希＆コークスが燃えている！ br2nサノヒトミ br2n殺し屋ベイビー</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1</text:p>
          </table:table-cell>
          <table:table-cell office:value-type="string" calcext:value-type="string">
            <text:p>『巡り逢う音』×まっちょ presents 『巡り逢う音 redesign』br2n【POPS/ROCK】</text:p>
          </table:table-cell>
          <table:table-cell office:value-type="string" calcext:value-type="string">
            <text:p>あるはるか br2n古宮夏希＆コークスが燃えている！ br2nサノヒトミ br2n殺し屋ベイビー</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2</text:p>
          </table:table-cell>
          <table:table-cell office:value-type="string" calcext:value-type="string">
            <text:p>ORGASM VOL.664br2n【ROCK/POPS】</text:p>
          </table:table-cell>
          <table:table-cell office:value-type="string" calcext:value-type="string">
            <text:p>dot item br2nオルタードシステム br2nBRING br2nえくおとさず br2nCaptude br2nsacri fice fly br2nACHILLES br2n東京シンドバット br2nDragon†Hearts br2nFollow Your Urge</text:p>
          </table:table-cell>
          <table:table-cell office:value-type="string" calcext:value-type="string">
            <text:p>OPEN 15:50 START 16:1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2</text:p>
          </table:table-cell>
          <table:table-cell office:value-type="string" calcext:value-type="string">
            <text:p>ORGASM VOL.664br2n【ROCK/POPS】</text:p>
          </table:table-cell>
          <table:table-cell office:value-type="string" calcext:value-type="string">
            <text:p>dot item br2nオルタードシステム br2nBRING br2nえくおとさず br2nCaptude br2nsacri fice fly br2nACHILLES br2n東京シンドバット br2nDragon†Hearts br2nFollow Your Urge</text:p>
          </table:table-cell>
          <table:table-cell office:value-type="string" calcext:value-type="string">
            <text:p>OPEN 15:50 START 16:1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3</text:p>
          </table:table-cell>
          <table:table-cell office:value-type="string" calcext:value-type="string">
            <text:p>ORGASM VOL.665br2n【ROCK/POPS】</text:p>
          </table:table-cell>
          <table:table-cell office:value-type="string" calcext:value-type="string">
            <text:p>Far apart Daily life br2nHUMAN SPIRITS br2ndiscourage br2nガテンズ br2nDAVA br2n死に損ないの深夜2時 br2nPALAISO</text:p>
          </table:table-cell>
          <table:table-cell office:value-type="string" calcext:value-type="string">
            <text:p>OPEN 17:20 START 17:4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3</text:p>
          </table:table-cell>
          <table:table-cell office:value-type="string" calcext:value-type="string">
            <text:p>ORGASM VOL.665br2n【ROCK/POPS】</text:p>
          </table:table-cell>
          <table:table-cell office:value-type="string" calcext:value-type="string">
            <text:p>Far apart Daily life br2ndiscourage br2nガテンズ br2nDAVA br2n死に損ないの深夜2時 br2nPALAISO</text:p>
          </table:table-cell>
          <table:table-cell office:value-type="string" calcext:value-type="string">
            <text:p>OPEN 17:50 START 18:15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4</text:p>
          </table:table-cell>
          <table:table-cell office:value-type="string" calcext:value-type="string">
            <text:p>club PRG. count08br2n【ROCK/PUNK】</text:p>
          </table:table-cell>
          <table:table-cell office:value-type="string" calcext:value-type="string">
            <text:p>MiMiC br2nPUNiK br2n第８病棟 br2n人妻肉包丁慶子 br2nENZI br2n【DJ】グリコ(J.A.P.P.A.) br2n【FOOD】DRUNKER'S KITCHEN</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4</text:p>
          </table:table-cell>
          <table:table-cell office:value-type="string" calcext:value-type="string">
            <text:p>club PRG. count08br2n【ROCK/PUNK】</text:p>
          </table:table-cell>
          <table:table-cell office:value-type="string" calcext:value-type="string">
            <text:p>MiMiC br2nPUNiK br2n第８病棟 br2n人妻肉包丁慶子 br2nENZI br2n【DJ】グリコ(J.A.P.P.A.) br2n【FOOD】DRUNKER'S KITCHEN</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5</text:p>
          </table:table-cell>
          <table:table-cell office:value-type="string" calcext:value-type="string">
            <text:p>Taste of MiVKbr2n【ROCK/POPS】</text:p>
          </table:table-cell>
          <table:table-cell office:value-type="string" calcext:value-type="string">
            <text:p>oyasios br2nBLUE SUGAR SPIRITS br2nSECOND EFFORT br2nどぎーばっぐ br2nMivk br2nblikstrings br2ntheSTUCK br2n【DJ】 Keisuke Imamura（from PALO SPECIAL） br2n【MC】じぇい</text:p>
          </table:table-cell>
          <table:table-cell office:value-type="string" calcext:value-type="string">
            <text:p>OPEN 17:30 START 18:0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5</text:p>
          </table:table-cell>
          <table:table-cell office:value-type="string" calcext:value-type="string">
            <text:p>Taste of MiVKbr2n【ROCK/POPS】</text:p>
          </table:table-cell>
          <table:table-cell office:value-type="string" calcext:value-type="string">
            <text:p>oyasios br2nBLUE SUGAR SPIRITS br2nSECOND EFFORT br2nどぎーばっぐ br2nMivk br2nblikstrings br2ntheSTUCK br2n【DJ】 Keisuke Imamura（from PALO SPECIAL） br2n【MC】じぇい</text:p>
          </table:table-cell>
          <table:table-cell office:value-type="string" calcext:value-type="string">
            <text:p>OPEN 17:30 START 18:0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6</text:p>
          </table:table-cell>
          <table:table-cell office:value-type="string" calcext:value-type="string">
            <text:p>人間曼荼羅最前線 missions.153br2n【ROCK/POPS】</text:p>
          </table:table-cell>
          <table:table-cell office:value-type="string" calcext:value-type="string">
            <text:p>QUORUM br2n春青 br2nphenomenon br2nSus2 br2n高野博之（Dustflipper） br2n【DJ】n_o.b_o br2n【FD】DRUNKER'S KITCHEN</text:p>
          </table:table-cell>
          <table:table-cell office:value-type="string" calcext:value-type="string">
            <text:p>OPEN 18:00 START 18:30br2nADV ¥1,500 DOOR ¥2,0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6</text:p>
          </table:table-cell>
          <table:table-cell office:value-type="string" calcext:value-type="string">
            <text:p>人間曼荼羅最前線 missions.153br2n【ROCK/POPS】</text:p>
          </table:table-cell>
          <table:table-cell office:value-type="string" calcext:value-type="string">
            <text:p>QUORUM br2n春青 br2nphenomenon br2nSus2 br2n高野博之（Dustflipper） br2n【DJ】n_o.b_o br2n【FD】DRUNKER'S KITCHEN</text:p>
          </table:table-cell>
          <table:table-cell office:value-type="string" calcext:value-type="string">
            <text:p>OPEN 18:00 START 18:30br2nADV ¥1,500 DOOR ¥2,0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7</text:p>
          </table:table-cell>
          <table:table-cell office:value-type="string" calcext:value-type="string">
            <text:p>山崎怠雅×辰野仁企画「夜の果てへの旅」br2n【ALTERNATIVE ROCK/AVANGALD】</text:p>
          </table:table-cell>
          <table:table-cell office:value-type="string" calcext:value-type="string">
            <text:p>strange stew br2nゴイゾン br2n鳥を見た br2n川口雅巳ニューロックシンジケート br2n天国</text:p>
          </table:table-cell>
          <table:table-cell office:value-type="string" calcext:value-type="string">
            <text:p>OPEN 18:00 START 18:30br2nADV ¥1,500 DOOR ¥2,000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7</text:p>
          </table:table-cell>
          <table:table-cell office:value-type="string" calcext:value-type="string">
            <text:p>山崎怠雅×辰野仁企画「夜の果てへの旅」br2n【ALTERNATIVE ROCK/AVANGALD】</text:p>
          </table:table-cell>
          <table:table-cell office:value-type="string" calcext:value-type="string">
            <text:p>strange stew br2nゴイゾン br2n鳥を見た br2n川口雅巳ニューロックシンジケート br2n天国</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8</text:p>
          </table:table-cell>
          <table:table-cell office:value-type="string" calcext:value-type="string">
            <text:p>club PRG. count09br2n【ROCK/PUNK】</text:p>
          </table:table-cell>
          <table:table-cell office:value-type="string" calcext:value-type="string">
            <text:p>head69 br2nthe hillbilly br2nR3 br2n韮 br2nKAZAANA br2n【DJ】 Monbasa br2n【FOOD】DRUNKER'S KITCHEN</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8</text:p>
          </table:table-cell>
          <table:table-cell office:value-type="string" calcext:value-type="string">
            <text:p>club PRG. count09br2n【ROCK/PUNK】</text:p>
          </table:table-cell>
          <table:table-cell office:value-type="string" calcext:value-type="string">
            <text:p>head69 br2nthe hillbilly br2nR3 br2n韮 br2nKAZAANA br2n【DJ】 Monbasa br2n【FOOD】DRUNKER'S KITCHEN</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9</text:p>
          </table:table-cell>
          <table:table-cell office:value-type="string" calcext:value-type="string">
            <text:p>What is Project O ?br2n【ROCK】</text:p>
          </table:table-cell>
          <table:table-cell office:value-type="string" calcext:value-type="string">
            <text:p>LOUD MACHINE br2n西村組 br2n※入場者全員に［Project O］ハガキ・プレゼント！</text:p>
          </table:table-cell>
          <table:table-cell office:value-type="string" calcext:value-type="string">
            <text:p>OPEN 19:00 START 19: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9</text:p>
          </table:table-cell>
          <table:table-cell office:value-type="string" calcext:value-type="string">
            <text:p>What is Project O ?br2n【ROCK】</text:p>
          </table:table-cell>
          <table:table-cell office:value-type="string" calcext:value-type="string">
            <text:p>LOUD MACHINE br2n西村組 br2n※入場者全員に［Project O］ハガキ・プレゼント！</text:p>
          </table:table-cell>
          <table:table-cell office:value-type="string" calcext:value-type="string">
            <text:p>OPEN 19:00 START 19: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0</text:p>
          </table:table-cell>
          <table:table-cell office:value-type="string" calcext:value-type="string">
            <text:p>人間曼荼羅最前線 mission.154br2n【ROCK】</text:p>
          </table:table-cell>
          <table:table-cell office:value-type="string" calcext:value-type="string">
            <text:p>Judgement Ship br2n原子炉キャンディーズ br2nAstral Force br2nToomuchground br2nワンダーフォーゲル</text:p>
          </table:table-cell>
          <table:table-cell office:value-type="string" calcext:value-type="string">
            <text:p>OPEN 19:00 START 19:30br2nADV ¥2,000 DOOR ¥2,500 + 1drink(¥500)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0</text:p>
          </table:table-cell>
          <table:table-cell office:value-type="string" calcext:value-type="string">
            <text:p>人間曼荼羅最前線 mission.154~SUNDAY SPECIAL!!~br2n【ROCK】</text:p>
          </table:table-cell>
          <table:table-cell office:value-type="string" calcext:value-type="string">
            <text:p>Judgement Ship br2n原子炉キャンディーズ br2nAstral Force br2nToomuchground br2nワンダーフォーゲル br2nMARO of Bubble No.7 br2n【DJ】Ko-Hey!(Jukebox Jive) br2n【FD】やきとり遊助</text:p>
          </table:table-cell>
          <table:table-cell office:value-type="string" calcext:value-type="string">
            <text:p>OPEN 17:30 START 18: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1</text:p>
          </table:table-cell>
          <table:table-cell office:value-type="string" calcext:value-type="string">
            <text:p>喫茶ノスタルジア　THE☆☆☆長谷川大輔レコ発記念br2n【ACOUSTIC/POPS】</text:p>
          </table:table-cell>
          <table:table-cell office:value-type="string" calcext:value-type="string">
            <text:p>THE☆☆☆長谷川大輔 br2n楠正省 br2n高野博之（Dustflipper）</text:p>
          </table:table-cell>
          <table:table-cell office:value-type="string" calcext:value-type="string">
            <text:p>OPEN 18:30 START 19:0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1</text:p>
          </table:table-cell>
          <table:table-cell office:value-type="string" calcext:value-type="string">
            <text:p>喫茶ノスタルジア　THE☆☆☆長谷川大輔レコ発記念br2n【ACOUSTIC/POPS】</text:p>
          </table:table-cell>
          <table:table-cell office:value-type="string" calcext:value-type="string">
            <text:p>THE☆☆☆長谷川大輔 br2n楠正省 br2n高野博之（Dustflipper）</text:p>
          </table:table-cell>
          <table:table-cell office:value-type="string" calcext:value-type="string">
            <text:p>OPEN 18:30 START 19:0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2</text:p>
          </table:table-cell>
          <table:table-cell office:value-type="string" calcext:value-type="string">
            <text:p>愛と無情 vol.2br2n【ACOUSTIC/POPS】</text:p>
          </table:table-cell>
          <table:table-cell office:value-type="string" calcext:value-type="string">
            <text:p>高木栄一郎 br2nニコノモリ br2nJames br2n団長 br2n幸～sachi～ br2n山岡ジャギー（雷怒音） br2n【占い】小松成彰のロックンロール占い</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2</text:p>
          </table:table-cell>
          <table:table-cell office:value-type="string" calcext:value-type="string">
            <text:p>愛と無情 vol.2br2n【ACOUSTIC/POPS】</text:p>
          </table:table-cell>
          <table:table-cell office:value-type="string" calcext:value-type="string">
            <text:p>高木栄一郎 br2nニコノモリ br2nJames br2n団長 br2n幸～sachi～ br2n山岡ジャギー（雷怒音） br2n【占い】小松成彰のロックンロール占い</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3</text:p>
          </table:table-cell>
          <table:table-cell office:value-type="string" calcext:value-type="string">
            <text:p>club PRG. count10br2n【ROCK/PUNK】</text:p>
          </table:table-cell>
          <table:table-cell office:value-type="string" calcext:value-type="string">
            <text:p>PUNiK br2nPUNK DISCO br2nTHE BLIND MONKEYS br2nThe No.13 br2n南部軍鶏 br2n【DJ】グリコ (J.A.P.P.A.)</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3</text:p>
          </table:table-cell>
          <table:table-cell office:value-type="string" calcext:value-type="string">
            <text:p>club PRG. count10br2n【ROCK/PUNK】</text:p>
          </table:table-cell>
          <table:table-cell office:value-type="string" calcext:value-type="string">
            <text:p>PUNiK br2nPUNK DISCO br2nTHE BLIND MONKEYS br2nThe No.13 br2n南部軍鶏 br2n【DJ】グリコ (J.A.P.P.A.)</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4</text:p>
          </table:table-cell>
          <table:table-cell office:value-type="string" calcext:value-type="string">
            <text:p>Tetsu Rock Festival 2014br2n【】</text:p>
          </table:table-cell>
          <table:table-cell office:value-type="string" calcext:value-type="string">
            <text:p>South Stand Spiral br2nNO EVACUATION br2nハヴ・ケイスケ br2n【OA】田中雅紀</text:p>
          </table:table-cell>
          <table:table-cell office:value-type="string" calcext:value-type="string">
            <text:p>OPEN 18:00 START 18:45br2n1日券¥2,500 + 1 drink 2日通し券¥4,000 + 1 drink(各日につき）</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4</text:p>
          </table:table-cell>
          <table:table-cell office:value-type="string" calcext:value-type="string">
            <text:p>Tetsu Rock Festival 2014br2n【ROCK/POPS】</text:p>
          </table:table-cell>
          <table:table-cell office:value-type="string" calcext:value-type="string">
            <text:p>BAKUBENI br2nSouth Stand Spiral br2nNO EVACUATION br2nハヴ・ケイスケ br2n【OA】田中雅紀</text:p>
          </table:table-cell>
          <table:table-cell office:value-type="string" calcext:value-type="string">
            <text:p>OPEN 18:00 START 18:45br2n1日券¥2,500 + 1 drink 2日通し券¥4,000 + 1 drink(各日につき）</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5</text:p>
          </table:table-cell>
          <table:table-cell office:value-type="string" calcext:value-type="string">
            <text:p>Tetsu Rock Festival 2014br2n【】</text:p>
          </table:table-cell>
          <table:table-cell office:value-type="string" calcext:value-type="string">
            <text:p>THE RAW BLAXX br2ntocko br2n屍Lightning br2nJuz br2nLooseRider br2n【OA】田中雅紀</text:p>
          </table:table-cell>
          <table:table-cell office:value-type="string" calcext:value-type="string">
            <text:p>OPEN 18:00 START 18:45br2n1日券¥2,500 + 1 drink 2日通し券¥4,000 + 1 drink(各日につき）</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5</text:p>
          </table:table-cell>
          <table:table-cell office:value-type="string" calcext:value-type="string">
            <text:p>Tetsu Rock Festival 2014br2n【ROCK/POPS】</text:p>
          </table:table-cell>
          <table:table-cell office:value-type="string" calcext:value-type="string">
            <text:p>THE RAW BLAXX br2ntocko br2n屍Lightning br2nJuz br2nLooseRider br2n【OA】田中雅紀</text:p>
          </table:table-cell>
          <table:table-cell office:value-type="string" calcext:value-type="string">
            <text:p>OPEN 18:00 START 18:45br2n1日券¥2,500 + 1 drink 2日通し券¥4,000 + 1 drink(各日につき）</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6</text:p>
          </table:table-cell>
          <table:table-cell office:value-type="string" calcext:value-type="string">
            <text:p>バンド×アニソン×ボカロ×アイドル×etc in 高円寺『パる-プ-ンテ VoL3』br2n【】</text:p>
          </table:table-cell>
          <table:table-cell office:value-type="string" calcext:value-type="string">
            <text:p>サモプロジェクト br2nAstRaiL br2nソムニウム br2nAILES br2n涼城えみ br2nCharm up Girls paLettz br2nガリガリSP br2nand more</text:p>
          </table:table-cell>
          <table:table-cell office:value-type="string" calcext:value-type="string">
            <text:p>OPEN 18:00 START 18:45br2n1日券¥2,500 + 1 drink 2日通し券¥4,000 + 1 drink(各日につき）ADV ¥2,500 DOOR ¥3,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6</text:p>
          </table:table-cell>
          <table:table-cell office:value-type="string" calcext:value-type="string">
            <text:p>バンド×アニソン×ボカロ×アイドル×etc in 高円寺『パる-プ-ンテ VoL3』br2n【】</text:p>
          </table:table-cell>
          <table:table-cell office:value-type="string" calcext:value-type="string">
            <text:p>サモプロジェクト br2nAstRaiL br2nソムニウム br2nAILES br2n涼城えみ br2nCharm up Girls paLettz br2nガリガリSP br2nand more</text:p>
          </table:table-cell>
          <table:table-cell office:value-type="string" calcext:value-type="string">
            <text:p>ADV ¥2,500 DOOR ¥3,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7</text:p>
          </table:table-cell>
          <table:table-cell office:value-type="string" calcext:value-type="string">
            <text:p>BILLY-MUKAI　presents “GO AHEAD！ Vol.3”br2n【】</text:p>
          </table:table-cell>
          <table:table-cell office:value-type="string" calcext:value-type="string">
            <text:p>再生破壊部隊（名古屋 br2n桜髏-ZAKURO- br2nNOITH br2nand more...</text:p>
          </table:table-cell>
          <table:table-cell office:value-type="string" calcext:value-type="string">
            <text:p>OPEN 18:00 START 18:45br2n1日券¥2,500 + 1 drink 2日通し券¥4,000 + 1 drink(各日につき）ADV ¥2,500 DOOR ¥3,000 + 1drink(¥500)adv / door ¥2000 /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7</text:p>
          </table:table-cell>
          <table:table-cell office:value-type="string" calcext:value-type="string">
            <text:p>BILLY-MUKAI　presents “GO AHEAD！ Vol.3”br2n【】</text:p>
          </table:table-cell>
          <table:table-cell office:value-type="string" calcext:value-type="string">
            <text:p>再生破壊部隊（名古屋 br2n桜髏-ZAKURO- br2nNOITH br2nand more...</text:p>
          </table:table-cell>
          <table:table-cell office:value-type="string" calcext:value-type="string">
            <text:p>adv / door ¥2000 /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8</text:p>
          </table:table-cell>
          <table:table-cell office:value-type="string" calcext:value-type="string">
            <text:p>Euphony of Rockbr2n【ROCK / POPS】</text:p>
          </table:table-cell>
          <table:table-cell office:value-type="string" calcext:value-type="string">
            <text:p>Greed br2nLakka br2nYodocolts br2n三日月ゴシップ br2nand more</text:p>
          </table:table-cell>
          <table:table-cell office:value-type="string" calcext:value-type="string">
            <text:p>OPEN 18:00 START 18:45br2n1日券¥2,500 + 1 drink 2日通し券¥4,000 + 1 drink(各日につき）ADV ¥2,500 DOOR ¥3,000 + 1drink(¥500)adv / door ¥2000 / ¥2300 + 1drink(¥500)Adv2000/door2500 +1Drink</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8</text:p>
          </table:table-cell>
          <table:table-cell office:value-type="string" calcext:value-type="string">
            <text:p>Euphony of Rockbr2n【ROCK / POPS】</text:p>
          </table:table-cell>
          <table:table-cell office:value-type="string" calcext:value-type="string">
            <text:p>Greed br2nLakka br2nYodocolts br2n三日月ゴシップ br2nand more</text:p>
          </table:table-cell>
          <table:table-cell office:value-type="string" calcext:value-type="string">
            <text:p>Adv2000/door2500 +1Drink</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9</text:p>
          </table:table-cell>
          <table:table-cell office:value-type="string" calcext:value-type="string">
            <text:p>Rad Beat Nightbr2n【ROCK】</text:p>
          </table:table-cell>
          <table:table-cell office:value-type="string" calcext:value-type="string">
            <text:p>江田良二 br2nAmber13 br2nchelsea clore boost br2nArizona br2nThe Eccentrick (from　名古屋) br2nTHE TIST</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9</text:p>
          </table:table-cell>
          <table:table-cell office:value-type="string" calcext:value-type="string">
            <text:p>Rad Beat Nightbr2n【ROCK】</text:p>
          </table:table-cell>
          <table:table-cell office:value-type="string" calcext:value-type="string">
            <text:p>江田良二 br2nAmber13 br2nchelsea clore boost br2nArizona br2nThe Eccentrick (from　名古屋) br2nTHE TIST</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30</text:p>
          </table:table-cell>
          <table:table-cell office:value-type="string" calcext:value-type="string">
            <text:p>音速 CHECK MATE-5th turn-br2n【ROCK】</text:p>
          </table:table-cell>
          <table:table-cell office:value-type="string" calcext:value-type="string">
            <text:p>The Electros br2nアシュラシンドローム br2nThe Most&amp;Co br2n【FD】DRUNKER'S KITCHEN</text:p>
          </table:table-cell>
          <table:table-cell office:value-type="string" calcext:value-type="string">
            <text:p>OPEN 18:00 START 18:30br2nADV ¥2,000 DOOR ¥2,500 + 1drink ¥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30</text:p>
          </table:table-cell>
          <table:table-cell office:value-type="string" calcext:value-type="string">
            <text:p>音速 CHECK MATE-5th turn-br2n【ROCK】</text:p>
          </table:table-cell>
          <table:table-cell office:value-type="string" calcext:value-type="string">
            <text:p>The Electros br2nアシュラシンドローム br2nThe Most&amp;Co br2nブラウンブーツ br2n【FD】DRUNKER'S KITCHEN</text:p>
          </table:table-cell>
          <table:table-cell office:value-type="string" calcext:value-type="string">
            <text:p>OPEN 18:00 START 18:30br2nADV ¥2,000 DOOR ¥2,500 + 1drink ¥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1</text:p>
          </table:table-cell>
          <table:table-cell office:value-type="string" calcext:value-type="string">
            <text:p>☆Match Vox 10th anniversary☆... is singing anniversary</text:p>
          </table:table-cell>
          <table:table-cell office:value-type="string" calcext:value-type="string">
            <text:p>みねもとえみbr2nまさる(from necozeneco)br2nふりむんbr2nいにおbr2n87eobr2nコバヤシケンジ</text:p>
          </table:table-cell>
          <table:table-cell office:value-type="string" calcext:value-type="string">
            <text:p>open 18:00 start 18:30 adv.¥1500-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2</text:p>
          </table:table-cell>
          <table:table-cell office:value-type="string" calcext:value-type="string">
            <text:p>Match Vox 10th anniversary 〜My Trajectory day1〜</text:p>
          </table:table-cell>
          <table:table-cell office:value-type="string" calcext:value-type="string">
            <text:p>BIGMAMA</text:p>
          </table:table-cell>
          <table:table-cell office:value-type="string" calcext:value-type="string">
            <text:p>OPEN 18:30 / START 19:00br2nadv:￥3,800（D代別）br2n一般発売：03/16（日）10:00〜br2n・e＋ http://eplus.jp PC＆携帯)br2ninfo：Livemasters Inc.　03-6379-4744</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3</text:p>
          </table:table-cell>
          <table:table-cell office:value-type="string" calcext:value-type="string">
            <text:p>☆Match Vox 10th anniversary☆ハルカミライpresents「ハッシャダイの丘から」</text:p>
          </table:table-cell>
          <table:table-cell office:value-type="string" calcext:value-type="string">
            <text:p>ハルカミライbr2nLoco Librebr2nnoiEmobr2nそまPbr2nSecret add9br2n+Secret band</text:p>
          </table:table-cell>
          <table:table-cell office:value-type="string" calcext:value-type="string">
            <text:p>adv.¥1200-door.¥1500-</text:p>
          </table:table-cell>
          <table:table-cell table:number-columns-repeated="1018"/>
        </table:table-row>
        <table:table-row table:style-name="ro3">
          <table:table-cell office:value-type="float" office:value="49" calcext:value-type="float">
            <text:p>49</text:p>
          </table:table-cell>
          <table:table-cell office:value-type="string" calcext:value-type="string">
            <text:p>0404</text:p>
          </table:table-cell>
          <table:table-cell office:value-type="string" calcext:value-type="string">
            <text:p>☆Match Vox 10th anniversary☆THE SALIVANS ”Like a Unicorn TOUR”</text:p>
          </table:table-cell>
          <table:table-cell office:value-type="string" calcext:value-type="string">
            <text:p>THE SALIVANSbr2nPOETASTERbr2nALSET HOUNDbr2nUse With Cautionbr2nNO LOOK PASSbr2nRigby</text:p>
          </table:table-cell>
          <table:table-cell office:value-type="string" calcext:value-type="string">
            <text:p>open 17:30 start 18:00 adv.¥1500- 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5</text:p>
          </table:table-cell>
          <table:table-cell office:value-type="string" calcext:value-type="string">
            <text:p>Match Vox 10th anniversary 〜My Trajectory day2〜</text:p>
          </table:table-cell>
          <table:table-cell office:value-type="string" calcext:value-type="string">
            <text:p>HONEY SUGAR MILK CHOCOLATESbr2nanti-pridebr2nギロッポンbr2nALSET HOUND</text:p>
          </table:table-cell>
          <table:table-cell office:value-type="string" calcext:value-type="string">
            <text:p>open 18:00 start 18:30 adv.¥1800-door.¥23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6</text:p>
          </table:table-cell>
          <table:table-cell office:value-type="string" calcext:value-type="string">
            <text:p>Match Vox 10th anniversary 〜My Trajectory day3〜</text:p>
          </table:table-cell>
          <table:table-cell office:value-type="string" calcext:value-type="string">
            <text:p>LioneLbr2nUse With Cautionbr2nふりむんbr2nAlice&amp;Tellesbr2nハルカミライ</text:p>
          </table:table-cell>
          <table:table-cell office:value-type="string" calcext:value-type="string">
            <text:p>open 18:00 start 18:30 adv.¥1500-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7</text:p>
          </table:table-cell>
          <table:table-cell office:value-type="string" calcext:value-type="string">
            <text:p>☆Match Vox 10th anniversary☆Match Vox＆JEEP HASHIMOTO presents〜シャンハイ・ヌーン〜</text:p>
          </table:table-cell>
          <table:table-cell office:value-type="string" calcext:value-type="string">
            <text:p>GREEN HORNbr2nyuzy.br2nKBGbr2nLIFE GUARDbr2nBUZZ PIECEbr2n+Secret band</text:p>
          </table:table-cell>
          <table:table-cell office:value-type="string" calcext:value-type="string">
            <text:p>open 18:00 start 18:30 adv.¥2000-door.¥2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8</text:p>
          </table:table-cell>
          <table:table-cell office:value-type="string" calcext:value-type="string">
            <text:p>☆Match Vox 10th anniversary☆はっちぽっちアニバーサリー！</text:p>
          </table:table-cell>
          <table:table-cell office:value-type="string" calcext:value-type="string">
            <text:p>niente.br2nFormalinbr2ncielobr2nThe Oriental evebr2nMUSHS</text:p>
          </table:table-cell>
          <table:table-cell office:value-type="string" calcext:value-type="string">
            <text:p>open 18:00 start 18:30 adv.¥1500-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9</text:p>
          </table:table-cell>
          <table:table-cell office:value-type="string" calcext:value-type="string">
            <text:p>☆Match Vox 10th anniversary☆-Special 3man!!!-</text:p>
          </table:table-cell>
          <table:table-cell office:value-type="string" calcext:value-type="string">
            <text:p>音速ラインbr2npaioniabr2n秀吉br2nLioneL(O.A.)</text:p>
          </table:table-cell>
          <table:table-cell office:value-type="string" calcext:value-type="string">
            <text:p>open 18:00 start 18:30 adv.￥3000 / door￥3500br2n【発売中】br2n・ローソンチケット(Lコード：73739)http://l-tike.com/・店頭</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0</text:p>
          </table:table-cell>
          <table:table-cell office:value-type="string" calcext:value-type="string">
            <text:p>☆Match Vox 10th anniversary☆街に音 vol.7</text:p>
          </table:table-cell>
          <table:table-cell office:value-type="string" calcext:value-type="string">
            <text:p>Zincbr2ncielobr2nstart latterbr2nUse with Cautionbr2n望月隼也br2nNAMAGOMIbr2netc...</text:p>
          </table:table-cell>
          <table:table-cell office:value-type="string" calcext:value-type="string">
            <text:p>adv.1500-door.2000-</text:p>
          </table:table-cell>
          <table:table-cell table:number-columns-repeated="1018"/>
        </table:table-row>
        <table:table-row table:style-name="ro3">
          <table:table-cell office:value-type="float" office:value="49" calcext:value-type="float">
            <text:p>49</text:p>
          </table:table-cell>
          <table:table-cell office:value-type="string" calcext:value-type="string">
            <text:p>0411</text:p>
          </table:table-cell>
          <table:table-cell office:value-type="string" calcext:value-type="string">
            <text:p>Light party</text:p>
          </table:table-cell>
          <table:table-cell table:number-columns-repeated="1020"/>
        </table:table-row>
        <table:table-row table:style-name="ro1">
          <table:table-cell office:value-type="float" office:value="49" calcext:value-type="float">
            <text:p>49</text:p>
          </table:table-cell>
          <table:table-cell office:value-type="string" calcext:value-type="string">
            <text:p>0412</text:p>
          </table:table-cell>
          <table:table-cell office:value-type="string" calcext:value-type="string">
            <text:p>☆Match Vox 10th anniversary☆INKYMAP presents 【Venture Into The Unknown Tour2014 Final 】</text:p>
          </table:table-cell>
          <table:table-cell office:value-type="string" calcext:value-type="string">
            <text:p>INKYMAPbr2nONE BUCK TUNERbr2nKAKASHIbr2nBRAIN D HEROZbr2nJessikabr2n...etc</text:p>
          </table:table-cell>
          <table:table-cell office:value-type="string" calcext:value-type="string">
            <text:p>OPEN17:00 START17:30 adv.¥2000- door¥2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3</text:p>
          </table:table-cell>
          <table:table-cell office:value-type="string" calcext:value-type="string">
            <text:p>Match Vox 10th anniversary~ノイズブラスバンド&amp;Match Vox presents~</text:p>
          </table:table-cell>
          <table:table-cell office:value-type="string" calcext:value-type="string">
            <text:p>ノイズブラスバンドbr2nトランヂスターbr2nレンゲフィールドbr2n電脳戦隊ダイゴマンRbr2netc...</text:p>
          </table:table-cell>
          <table:table-cell office:value-type="string" calcext:value-type="string">
            <text:p>adv.¥1500- 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4</text:p>
          </table:table-cell>
          <table:table-cell office:value-type="string" calcext:value-type="string">
            <text:p>☆Match Vox 10th anniversary☆ギターマン安藤presents</text:p>
          </table:table-cell>
          <table:table-cell office:value-type="string" calcext:value-type="string">
            <text:p>サミアンbr2nover turnbr2nstale matebr2nガールズフェイクbr2ncielobr2n...etcbr2nゲストバンド：NOENMALL</text:p>
          </table:table-cell>
          <table:table-cell table:number-columns-repeated="1019"/>
        </table:table-row>
        <table:table-row table:style-name="ro1">
          <table:table-cell office:value-type="float" office:value="49" calcext:value-type="float">
            <text:p>49</text:p>
          </table:table-cell>
          <table:table-cell office:value-type="string" calcext:value-type="string">
            <text:p>0415</text:p>
          </table:table-cell>
          <table:table-cell office:value-type="string" calcext:value-type="string">
            <text:p>Match Vox 10th anniversary〜ヒグチアイ「三十万人」リリースツアー 〜</text:p>
          </table:table-cell>
          <table:table-cell office:value-type="string" calcext:value-type="string">
            <text:p>ヒグチアイbr2nタテタカコbr2n金木和也br2n高高(O.A.)</text:p>
          </table:table-cell>
          <table:table-cell office:value-type="string" calcext:value-type="string">
            <text:p>open 18:30 start 19:00 adv.￥2500 / door￥3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6</text:p>
          </table:table-cell>
          <table:table-cell office:value-type="string" calcext:value-type="string">
            <text:p>☆Match Vox 10th anniversary☆滝山レトロレコ発企画 〜和を以て貴しとなす。〜</text:p>
          </table:table-cell>
          <table:table-cell office:value-type="string" calcext:value-type="string">
            <text:p>滝山レトロbr2nSEGAREbr2nMr.Mbr2nコロボックルズbr2nUse With Cautionbr2n808overdrive</text:p>
          </table:table-cell>
          <table:table-cell office:value-type="string" calcext:value-type="string">
            <text:p>open 17:30 start 18:00 adv.¥1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7</text:p>
          </table:table-cell>
          <table:table-cell office:value-type="string" calcext:value-type="string">
            <text:p>☆Match Vox 10th anniversary☆全力でコピーバンド大会</text:p>
          </table:table-cell>
          <table:table-cell office:value-type="string" calcext:value-type="string">
            <text:p>「COPY AND MARY」br2nvo.YOKO (UNLIMITS)br2ngt.GOCCHI (PAN)br2nba.大ちゃん (PAN)br2ndr.辰巳 裕ニ郎 (exー花団)br2n「THE TANFEE」 br2n丹くん(MARMALADE BOYZ)br2n潤,ガンプマン(ex-花団)br2n浅井さん(THE WELL WELLS)br2n村上さん(たらふく)br2nよこみー(BEE!BANG!BOO!)br2nグンプマン(UNLIMITS)br2n...etc</text:p>
          </table:table-cell>
          <table:table-cell office:value-type="string" calcext:value-type="string">
            <text:p>open 18:30 start19:00 ticket¥1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8</text:p>
          </table:table-cell>
          <table:table-cell office:value-type="string" calcext:value-type="string">
            <text:p>Match Vox 10th anniversary</text:p>
          </table:table-cell>
          <table:table-cell office:value-type="string" calcext:value-type="string">
            <text:p>セックスマシーンbr2nグッバイフジヤマbr2nユタ州br2nザ・サイレンズ</text:p>
          </table:table-cell>
          <table:table-cell office:value-type="string" calcext:value-type="string">
            <text:p>open 18:30 start 19:00 adv.¥2000- door ¥2500-</text:p>
          </table:table-cell>
          <table:table-cell table:number-columns-repeated="1018"/>
        </table:table-row>
        <table:table-row table:style-name="ro3">
          <table:table-cell office:value-type="float" office:value="49" calcext:value-type="float">
            <text:p>49</text:p>
          </table:table-cell>
          <table:table-cell office:value-type="string" calcext:value-type="string">
            <text:p>0419</text:p>
          </table:table-cell>
          <table:table-cell office:value-type="string" calcext:value-type="string">
            <text:p>SHINING FIRST 2014</text:p>
          </table:table-cell>
          <table:table-cell table:number-columns-repeated="1020"/>
        </table:table-row>
        <table:table-row table:style-name="ro1">
          <table:table-cell office:value-type="float" office:value="49" calcext:value-type="float">
            <text:p>49</text:p>
          </table:table-cell>
          <table:table-cell office:value-type="string" calcext:value-type="string">
            <text:p>0420</text:p>
          </table:table-cell>
          <table:table-cell office:value-type="string" calcext:value-type="string">
            <text:p>Match Vox 10th anniversary 〜My Trajectory day4〜</text:p>
          </table:table-cell>
          <table:table-cell office:value-type="string" calcext:value-type="string">
            <text:p>Feebr2nNAPbr2nTHE WELL WELLSbr2n...etc</text:p>
          </table:table-cell>
          <table:table-cell office:value-type="string" calcext:value-type="string">
            <text:p>adv.¥2000- door ¥2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21</text:p>
          </table:table-cell>
          <table:table-cell office:value-type="string" calcext:value-type="string">
            <text:p>☆Match Vox 10th anniversary☆whole life music vol.6</text:p>
          </table:table-cell>
          <table:table-cell office:value-type="string" calcext:value-type="string">
            <text:p>JUBILEEbr2ncielobr2nふりむんbr2n...etc</text:p>
          </table:table-cell>
          <table:table-cell office:value-type="string" calcext:value-type="string">
            <text:p>adv.¥1500-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22</text:p>
          </table:table-cell>
          <table:table-cell office:value-type="string" calcext:value-type="string">
            <text:p>☆Match Vox 10th anniversary☆じゃんぱい脱退ライブ</text:p>
          </table:table-cell>
          <table:table-cell office:value-type="string" calcext:value-type="string">
            <text:p>Seno Nichonbr2nJet Jestbr2nRed Heartsbr2n...etc</text:p>
          </table:table-cell>
          <table:table-cell table:number-columns-repeated="1019"/>
        </table:table-row>
        <table:table-row table:style-name="ro3">
          <table:table-cell office:value-type="float" office:value="49" calcext:value-type="float">
            <text:p>49</text:p>
          </table:table-cell>
          <table:table-cell office:value-type="string" calcext:value-type="string">
            <text:p>0423</text:p>
          </table:table-cell>
          <table:table-cell office:value-type="string" calcext:value-type="string">
            <text:p>☆Match Vox 10th anniversary☆Mr.M presents</text:p>
          </table:table-cell>
          <table:table-cell office:value-type="string" calcext:value-type="string">
            <text:p>Mr.Mbr2ncodomotonabr2nearly in the morningbr2nNoobbr2n808 overdrive</text:p>
          </table:table-cell>
          <table:table-cell table:number-columns-repeated="1019"/>
        </table:table-row>
        <table:table-row table:style-name="ro1">
          <table:table-cell office:value-type="float" office:value="49" calcext:value-type="float">
            <text:p>49</text:p>
          </table:table-cell>
          <table:table-cell office:value-type="string" calcext:value-type="string">
            <text:p>0424</text:p>
          </table:table-cell>
          <table:table-cell office:value-type="string" calcext:value-type="string">
            <text:p>☆Match Vox 10th anniversary☆すがちゃんpresents</text:p>
          </table:table-cell>
          <table:table-cell office:value-type="string" calcext:value-type="string">
            <text:p>never say never.br2nplunp-lampbr2nE.G.HEADbr2n田中br2n...etc</text:p>
          </table:table-cell>
          <table:table-cell office:value-type="string" calcext:value-type="string">
            <text:p>adv.¥500</text:p>
          </table:table-cell>
          <table:table-cell table:number-columns-repeated="1018"/>
        </table:table-row>
        <table:table-row table:style-name="ro3">
          <table:table-cell office:value-type="float" office:value="49" calcext:value-type="float">
            <text:p>49</text:p>
          </table:table-cell>
          <table:table-cell office:value-type="string" calcext:value-type="string">
            <text:p>0425</text:p>
          </table:table-cell>
          <table:table-cell office:value-type="string" calcext:value-type="string">
            <text:p>☆Match Vox 10th anniversary☆SMS LIVE</text:p>
          </table:table-cell>
          <table:table-cell table:number-columns-repeated="1020"/>
        </table:table-row>
        <table:table-row table:style-name="ro1">
          <table:table-cell office:value-type="float" office:value="49" calcext:value-type="float">
            <text:p>49</text:p>
          </table:table-cell>
          <table:table-cell office:value-type="string" calcext:value-type="string">
            <text:p>0426</text:p>
          </table:table-cell>
          <table:table-cell office:value-type="string" calcext:value-type="string">
            <text:p>Match Vox 10th anniversary 〜My Trajectory day5〜</text:p>
          </table:table-cell>
          <table:table-cell office:value-type="string" calcext:value-type="string">
            <text:p>pelotanbr2nThe Hum Humsbr2n...etc</text:p>
          </table:table-cell>
          <table:table-cell table:number-columns-repeated="1019"/>
        </table:table-row>
        <table:table-row table:style-name="ro1">
          <table:table-cell office:value-type="float" office:value="49" calcext:value-type="float">
            <text:p>49</text:p>
          </table:table-cell>
          <table:table-cell office:value-type="string" calcext:value-type="string">
            <text:p>0427</text:p>
          </table:table-cell>
          <table:table-cell office:value-type="string" calcext:value-type="string">
            <text:p>Match Vox 10th anniversary 〜My Trajectory day6〜</text:p>
          </table:table-cell>
          <table:table-cell table:number-columns-repeated="1020"/>
        </table:table-row>
        <table:table-row table:style-name="ro1">
          <table:table-cell office:value-type="float" office:value="49" calcext:value-type="float">
            <text:p>49</text:p>
          </table:table-cell>
          <table:table-cell office:value-type="string" calcext:value-type="string">
            <text:p>0428</text:p>
          </table:table-cell>
          <table:table-cell office:value-type="string" calcext:value-type="string">
            <text:p>BLANK BUCKET presents「MAGICAL TOY BOX Vol.4〜1st E.P. ”From A Platform E.P” release party!! 八王子編 &amp; MATCHVOX 10th ANNIVERSARY!!〜」</text:p>
          </table:table-cell>
          <table:table-cell office:value-type="string" calcext:value-type="string">
            <text:p>BLANK BUCKETbr2nSTAYING INDOORSbr2nApproach Mebr2nun-callbr2n純情ライターズbr2n...etc</text:p>
          </table:table-cell>
          <table:table-cell office:value-type="string" calcext:value-type="string">
            <text:p>adv.¥2000-door.¥2500-br2n※3/26発売の1st E.P.”From A Platform E.P.”をお買い上げの際に付属の”帯”を持参していただくと当日限定グッズをプレゼント!!!</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29</text:p>
          </table:table-cell>
          <table:table-cell office:value-type="string" calcext:value-type="string">
            <text:p>AntiQues＆necozeneco pre.「地球屋の上で待ち合わせ」　八王子編</text:p>
          </table:table-cell>
          <table:table-cell office:value-type="string" calcext:value-type="string">
            <text:p>necozenecobr2nAntiQuesbr2numekenbr2n山田真未(from after the greenroom)</text:p>
          </table:table-cell>
          <table:table-cell office:value-type="string" calcext:value-type="string">
            <text:p>open 18:15 start 18:14 adv.¥1800-door.¥23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30</text:p>
          </table:table-cell>
          <table:table-cell office:value-type="string" calcext:value-type="string">
            <text:p>〜PAN「ヒズム ハズム リズム」リリース〜「ヒズムハズムリズムツアー」</text:p>
          </table:table-cell>
          <table:table-cell office:value-type="string" calcext:value-type="string">
            <text:p>PANbr2nSTOMPIN'BIRDbr2nTHE WELL WELLS</text:p>
          </table:table-cell>
          <table:table-cell office:value-type="string" calcext:value-type="string">
            <text:p>：OPEN 18:30 / START 19:00br2nTICKET：ADV ￥2,500 / DOOR ￥3,000br2nbr2nイープラス先行受付ページURLbr2nhttp://sort.eplus.jp/sys/T1U14P0010843P006001P002119619P0030001br2n受付開始日：2014/02/15(土)〜2/23(日)18:00br2n一般発売：3/8(土)10:00〜br2n・ローソンチケットhttp://l-tike.com/　(Lコード:71968)br2n・イープラスhttp://eplus.jpbr2n・店頭</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1</text:p>
          </table:table-cell>
          <table:table-cell office:value-type="string" calcext:value-type="string">
            <text:p>&lt;WAKUWAKU HOLIDAY vol.29&gt;</text:p>
          </table:table-cell>
          <table:table-cell office:value-type="string" calcext:value-type="string">
            <text:p>BUGRIDER(神戸)br2nSTRIKE A BLOW(群馬)br2nJack9br2nHERO FOR A DAY</text:p>
          </table:table-cell>
          <table:table-cell office:value-type="string" calcext:value-type="string">
            <text:p>18:30／19:00br2nチケット：adv 1500yen/door 18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2</text:p>
          </table:table-cell>
          <table:table-cell office:value-type="string" calcext:value-type="string">
            <text:p>＜超新春！少年よ、大志を抱かNIGHT！＞</text:p>
          </table:table-cell>
          <table:table-cell office:value-type="string" calcext:value-type="string">
            <text:p>Period.br2nNEDDLE GAMEbr2nMad Lol Dogbr2ncielobr2nrasolpabr2n櫻井昌一br2nand more...</text:p>
          </table:table-cell>
          <table:table-cell office:value-type="string" calcext:value-type="string">
            <text:p>チケット：未定</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3</text:p>
          </table:table-cell>
          <table:table-cell office:value-type="string" calcext:value-type="string">
            <text:p>弾っさつ仕事人 vol.1</text:p>
          </table:table-cell>
          <table:table-cell office:value-type="string" calcext:value-type="string">
            <text:p>ジョルジュbr2nand more...</text:p>
          </table:table-cell>
          <table:table-cell office:value-type="string" calcext:value-type="string">
            <text:p>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4</text:p>
          </table:table-cell>
          <table:table-cell office:value-type="string" calcext:value-type="string">
            <text:p>八王子春のコピバン祭2014</text:p>
          </table:table-cell>
          <table:table-cell office:value-type="string" calcext:value-type="string">
            <text:p>RIPSスタッフで春のコピバン祭を開催します！！br2n八王子バンドマンのコピバンも受け付けております！</text:p>
          </table:table-cell>
          <table:table-cell office:value-type="string" calcext:value-type="string">
            <text:p>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5</text:p>
          </table:table-cell>
          <table:table-cell office:value-type="string" calcext:value-type="string">
            <text:p>**初台WALL&amp;八王子RIPS pre. ”桃園の誓い”RIPS編**</text:p>
          </table:table-cell>
          <table:table-cell office:value-type="string" calcext:value-type="string">
            <text:p>McCloudbr2ncheap cheesebr2nFeel So Goodbr2nSIXX RHOMBbr2nThe Last Bangersbr2nand more...</text:p>
          </table:table-cell>
          <table:table-cell office:value-type="string" calcext:value-type="string">
            <text:p>18:00／18:30br2nチケット：adv 1500yen/door 18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6</text:p>
          </table:table-cell>
          <table:table-cell office:value-type="string" calcext:value-type="string">
            <text:p>&lt;Get Back!! VOL.01&gt;</text:p>
          </table:table-cell>
          <table:table-cell office:value-type="string" calcext:value-type="string">
            <text:p>HONEY SUGAR MILK CHOCOLATESbr2nNEOTENYbr2nTHE FRANKNERbr2nRain For Milesbr2nTHE HOUSEbr2n3DAYS LIFE</text:p>
          </table:table-cell>
          <table:table-cell office:value-type="string" calcext:value-type="string">
            <text:p>18:00／18:30br2n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9</text:p>
          </table:table-cell>
          <table:table-cell office:value-type="string" calcext:value-type="string">
            <text:p>**BANDO NIGHT vol.04**</text:p>
          </table:table-cell>
          <table:table-cell office:value-type="string" calcext:value-type="string">
            <text:p>バンドウ(39degrees)br2nand more...br2n※打倒クラブ☆キラキラ！！</text:p>
          </table:table-cell>
          <table:table-cell office:value-type="string" calcext:value-type="string">
            <text:p>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1</text:p>
          </table:table-cell>
          <table:table-cell office:value-type="string" calcext:value-type="string">
            <text:p>new sound moment vol.718</text:p>
          </table:table-cell>
          <table:table-cell office:value-type="string" calcext:value-type="string">
            <text:p>ギロッポンbr2nNAMAGOMIbr2n村雨ブレードbr2nミルコ・フィッツジェラルドbr2nUse With Caution</text:p>
          </table:table-cell>
          <table:table-cell office:value-type="string" calcext:value-type="string">
            <text:p>br2nチケット：adv.¥1500- door ¥2000-</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2</text:p>
          </table:table-cell>
          <table:table-cell office:value-type="string" calcext:value-type="string">
            <text:p>**Bray me ”onestage+”tour**</text:p>
          </table:table-cell>
          <table:table-cell office:value-type="string" calcext:value-type="string">
            <text:p>Bray mebr2nザ・ライオンbr2nLITTLE WONDERSbr2nNut to Crackbr2nand more...</text:p>
          </table:table-cell>
          <table:table-cell office:value-type="string" calcext:value-type="string">
            <text:p>チケット：adv 1500yen/door 1800yen(1drink別)</text:p>
          </table:table-cell>
          <table:table-cell table:number-columns-repeated="1018"/>
        </table:table-row>
        <table:table-row table:style-name="ro3">
          <table:table-cell office:value-type="float" office:value="50" calcext:value-type="float">
            <text:p>50</text:p>
          </table:table-cell>
          <table:table-cell office:value-type="string" calcext:value-type="string">
            <text:p>0415</text:p>
          </table:table-cell>
          <table:table-cell office:value-type="string" calcext:value-type="string">
            <text:p>はるき誕生日後夜祭</text:p>
          </table:table-cell>
          <table:table-cell/>
          <table:table-cell office:value-type="string" calcext:value-type="string">
            <text:p>チケット：　</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6</text:p>
          </table:table-cell>
          <table:table-cell office:value-type="string" calcext:value-type="string">
            <text:p>**バントーーク vol.02**</text:p>
          </table:table-cell>
          <table:table-cell office:value-type="string" calcext:value-type="string">
            <text:p>第一弾パネラー発表br2n板東(39degrees)br2nくり(39degrees)br2nりゅうちゃん(forestribe)br2n※入場者特典有り</text:p>
          </table:table-cell>
          <table:table-cell office:value-type="string" calcext:value-type="string">
            <text:p>19:00／19:30br2nチケット：door 15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7</text:p>
          </table:table-cell>
          <table:table-cell office:value-type="string" calcext:value-type="string">
            <text:p>ニモpresents「ここニモあそこニモどこニモ」</text:p>
          </table:table-cell>
          <table:table-cell office:value-type="string" calcext:value-type="string">
            <text:p>AWDRbr2nand more...</text:p>
          </table:table-cell>
          <table:table-cell office:value-type="string" calcext:value-type="string">
            <text:p>チケット：adv 1000yen/door 15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8</text:p>
          </table:table-cell>
          <table:table-cell office:value-type="string" calcext:value-type="string">
            <text:p>&lt;WAKUWAKU HOLIDAY vol.30&gt;</text:p>
          </table:table-cell>
          <table:table-cell office:value-type="string" calcext:value-type="string">
            <text:p>ASSERT ONESELFbr2nSEGAREbr2nBreak Up Streetbr2nand more...</text:p>
          </table:table-cell>
          <table:table-cell office:value-type="string" calcext:value-type="string">
            <text:p>チケット：adv 1500yen/door 18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0</text:p>
          </table:table-cell>
          <table:table-cell office:value-type="string" calcext:value-type="string">
            <text:p>sympathy vol.1</text:p>
          </table:table-cell>
          <table:table-cell office:value-type="string" calcext:value-type="string">
            <text:p>upwifebr2nLook For Youthbr2nThe Life Plantbr2n...etc</text:p>
          </table:table-cell>
          <table:table-cell office:value-type="string" calcext:value-type="string">
            <text:p>チケット：adv.¥1500- door ¥2000-</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2</text:p>
          </table:table-cell>
          <table:table-cell office:value-type="string" calcext:value-type="string">
            <text:p>本田presents「Do you have a HONDA?」</text:p>
          </table:table-cell>
          <table:table-cell office:value-type="string" calcext:value-type="string">
            <text:p>3DAYS LIFEbr2neco-notebr2n荒川大地(The Life Plant)br2nand more...</text:p>
          </table:table-cell>
          <table:table-cell office:value-type="string" calcext:value-type="string">
            <text:p>チケット：adv.¥1000- door ¥1500-</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3</text:p>
          </table:table-cell>
          <table:table-cell office:value-type="string" calcext:value-type="string">
            <text:p>**MY PENIS Japan Tour 2014**</text:p>
          </table:table-cell>
          <table:table-cell office:value-type="string" calcext:value-type="string">
            <text:p>MY PENIS(USA)br2nand more...</text:p>
          </table:table-cell>
          <table:table-cell office:value-type="string" calcext:value-type="string">
            <text:p>チケット：adv 2000yen/door 23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4</text:p>
          </table:table-cell>
          <table:table-cell office:value-type="string" calcext:value-type="string">
            <text:p>JAM &amp; RIPS presents</text:p>
          </table:table-cell>
          <table:table-cell office:value-type="string" calcext:value-type="string">
            <text:p>よもbr2nand more...</text:p>
          </table:table-cell>
          <table:table-cell office:value-type="string" calcext:value-type="string">
            <text:p>チケット：adv 1200yen/door 14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8</text:p>
          </table:table-cell>
          <table:table-cell office:value-type="string" calcext:value-type="string">
            <text:p>new sound moment vol.719</text:p>
          </table:table-cell>
          <table:table-cell/>
          <table:table-cell office:value-type="string" calcext:value-type="string">
            <text:p>チケット：adv.¥1500- door ¥2000-</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04</text:p>
          </table:table-cell>
          <table:table-cell office:value-type="string" calcext:value-type="string">
            <text:p>「泊めてくれナイト 〜Jの乱〜」</text:p>
          </table:table-cell>
          <table:table-cell office:value-type="string" calcext:value-type="string">
            <text:p>open 15:30/start 16:00</text:p>
          </table:table-cell>
          <table:table-cell office:value-type="string" calcext:value-type="string">
            <text:p>adv ¥1,500/door ¥2,0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05</text:p>
          </table:table-cell>
          <table:table-cell office:value-type="string" calcext:value-type="string">
            <text:p>SUNSETT presents 「THE CITY GIG #10」</text:p>
          </table:table-cell>
          <table:table-cell office:value-type="string" calcext:value-type="string">
            <text:p>SUNSETT /FLASHLIGHTS /NEONROCKS /LISALOOMER /THE ROYAL NINE MINUTES /</text:p>
          </table:table-cell>
          <table:table-cell office:value-type="string" calcext:value-type="string">
            <text:p>open 18:00/start 18:30br2nadv/door ¥1,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06</text:p>
          </table:table-cell>
          <table:table-cell office:value-type="string" calcext:value-type="string">
            <text:p>コード presents 「PLUG IN! Vol.5」</text:p>
          </table:table-cell>
          <table:table-cell office:value-type="string" calcext:value-type="string">
            <text:p>コード /AUTOROLL /JAJOUKA /d／i／s／c／o／s /</text:p>
          </table:table-cell>
          <table:table-cell office:value-type="string" calcext:value-type="string">
            <text:p>open 18:30/start 19:00br2nadv/door ¥1,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07</text:p>
          </table:table-cell>
          <table:table-cell office:value-type="string" calcext:value-type="string">
            <text:p>イェン・ツー・パオ presents 「地下のうた vol.6」</text:p>
          </table:table-cell>
          <table:table-cell office:value-type="string" calcext:value-type="string">
            <text:p>イェン・ツー・パオ /barican /Bolero /alt of the society /逃亡くそタわけ /Erase The Period /</text:p>
          </table:table-cell>
          <table:table-cell office:value-type="string" calcext:value-type="string">
            <text:p>open 18:00/start 18:30br2nadv/door ¥1,000円(+2drink)br2n※open/start時間が変更となりましたので、br2nお間違えの無いようご注意下さい。</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12</text:p>
          </table:table-cell>
          <table:table-cell office:value-type="string" calcext:value-type="string">
            <text:p>「Brain the mosh vol.5」</text:p>
          </table:table-cell>
          <table:table-cell office:value-type="string" calcext:value-type="string">
            <text:p>foo's foods /stella (札幌／千葉) /ONE'S TRUTH /SIXX RHOMB /Jack9 /DJ : BxTxM CREW, Gacky(NORTHTYLE), すのこ</text:p>
          </table:table-cell>
          <table:table-cell office:value-type="string" calcext:value-type="string">
            <text:p>open/start 18:00br2nadv ¥1,500/door ¥1,8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13</text:p>
          </table:table-cell>
          <table:table-cell office:value-type="string" calcext:value-type="string">
            <text:p>「Flash Back Vision 1st oneman 〜ICHIRO Last Live〜」</text:p>
          </table:table-cell>
          <table:table-cell office:value-type="string" calcext:value-type="string">
            <text:p>Flash Back Vision /</text:p>
          </table:table-cell>
          <table:table-cell office:value-type="string" calcext:value-type="string">
            <text:p>open 18:00/start 19:00br2nadv ¥3,000/door ¥3,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19</text:p>
          </table:table-cell>
          <table:table-cell office:value-type="string" calcext:value-type="string">
            <text:p>Wasted Junks presents 「party program vol.2」</text:p>
          </table:table-cell>
          <table:table-cell office:value-type="string" calcext:value-type="string">
            <text:p>Wasted Junks /NOT GREAT MEN /meri meri yeah /逃亡くそタわけ /CARNIVAL /hinotoris /</text:p>
          </table:table-cell>
          <table:table-cell office:value-type="string" calcext:value-type="string">
            <text:p>open 18:00/start 18:30br2n1Drink付き Ticket ¥1,500br2n3Drink付き Ticket ¥2,000</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20</text:p>
          </table:table-cell>
          <table:table-cell office:value-type="string" calcext:value-type="string">
            <text:p>Erase The Period 小出 presents 「Sing Loud Sing Proud!」</text:p>
          </table:table-cell>
          <table:table-cell office:value-type="string" calcext:value-type="string">
            <text:p>Erase The Period /barican /hue /NOT GREAT MEN /does it float /LATESHOW (いわき) /sleepless /athelas /24hour party time /...and more!!!</text:p>
          </table:table-cell>
          <table:table-cell office:value-type="string" calcext:value-type="string">
            <text:p>open/start TBAbr2nadv/door ¥1.0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425</text:p>
          </table:table-cell>
          <table:table-cell office:value-type="string" calcext:value-type="string">
            <text:p>「RVIVR &amp; WORTHWHILE WAY JAPAN TOUR 2014」</text:p>
          </table:table-cell>
          <table:table-cell office:value-type="string" calcext:value-type="string">
            <text:p>RVIVR (Olympia, USA) /WORTHWHILE WAY /FOUR TOMORROW /JACK NICHOLSONS（仙台）</text:p>
          </table:table-cell>
          <table:table-cell office:value-type="string" calcext:value-type="string">
            <text:p>open 18:15/start 18:45br2nadv ¥2,300/door ¥2,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26</text:p>
          </table:table-cell>
          <table:table-cell office:value-type="string" calcext:value-type="string">
            <text:p>「Feel The Vibe!!! NO trouble Gig」</text:p>
          </table:table-cell>
          <table:table-cell office:value-type="string" calcext:value-type="string">
            <text:p>BACK TO BASICS（京都）/DIMWIT（京都）/THE MISCASTS（京都）/PLATFALL /DAWN /</text:p>
          </table:table-cell>
          <table:table-cell office:value-type="string" calcext:value-type="string">
            <text:p>open 18:30/start 19:00br2ndoor only ¥1,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27</text:p>
          </table:table-cell>
          <table:table-cell office:value-type="string" calcext:value-type="string">
            <text:p>FOOLISHNESS presents「GET THE FORCE vol.10」</text:p>
          </table:table-cell>
          <table:table-cell office:value-type="string" calcext:value-type="string">
            <text:p>FOOLISHNESS /4 SPIKES /BEER BELLY /THE TABLOID PLAY /VENDETTA /2ND DEGREE /</text:p>
          </table:table-cell>
          <table:table-cell office:value-type="string" calcext:value-type="string">
            <text:p>open 18:00/start 18:30br2nadv ¥1,300/door ¥1,500(+1drink)</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02</text:p>
          </table:table-cell>
          <table:table-cell office:value-type="string" calcext:value-type="string">
            <text:p>NINE SPICES presents　「SUPER MARKET!」</text:p>
          </table:table-cell>
          <table:table-cell office:value-type="string" calcext:value-type="string">
            <text:p>新宿NINE SPICESでは、br2n何か新しい形のライブイベントをやりたいという事で今回このイベントを考えました。br2n出演者大募集しております。br2nイベントの趣旨と出演条件、狙いなどをお伝え致します。br2nbr2n新しいブッキングのスタイルの提案です。br2n新宿NINE SPICESでは4月から毎週水曜日にライブをやりたいというバンドを募集しております。br2nジャンルは不問、高校生、社会人、オリジナル、コピー、なんでもあり。br2nなんならセッションバンドでも、MCラッパーでも、弾き語りでも何でもOKです。br2n要するに、表現者であればなんでもOKです。br2nいや、表現者でなくても、ライブをやりたいという気持ちがあればなんでもOKという事です。br2nなんでこんなブッキングイベントをやろうかと思ったのかを説明します。br2n10年以上ライブハウスで働いて来て、思う事があります。br2nブッキングとは一体何なんだろうか？br2nブッキングというと、ジャンルが統一されていて、その日似たような音楽をやっているバンドが集まって、br2n一緒にライブイベントを作り上げる、という様な感じの印象を持っている方がほとんどだと思います。br2nもちろんそれだけじゃありません。僕自身もそういうブッキングを今まで組んできたり、またはbr2n異種格闘技的なイベントを組んだ事もあります。br2nでも、ライブイベントの醍醐味というか、面白味みたいなものってまた他にもあると思います。br2nライブハウスにフラっと遊びにいって、何か得体の知れないものに遭遇する楽しみみたいなものってbr2nどんどん薄れている様に感じるわけです。br2nそれをどうにか出来ないかと言う事で、今回のイベントを考えてみました。br2n例えば大袈裟に言うと、高校生のコピーバンドが、ちゃんとしたレーベルからリリースしているbr2nバンドと一緒にライブをやる事ってなかなか難しいと思います。br2n難しいかもしれませんが、このイベントだったらそれも可能という事です。br2nもしそこでの出会いが、高校生の一生を変えるかもしれません。br2nもちろん、やった事のないジャンルのバンドと一緒にやれるチャンスかもしれませんし、br2nその出会いを作れるイベントにしたい所存であります。br2nといっても、こちからかバンドさんを誘う形ではなく、上記にある内容に同意頂けた方がbr2nこちらにコンタクトを取って頂き、開催するという形ですので、もしかしたらバンドさんが集まらないbr2nという事もあり得ます。br2nその辺はこちらとしてもかなりスリルな企画でございます。br2n出演したいというバンドさんは、出演希望の日にちをお伝え下さい。br2nなお、出演バンドさんは当日の15時まで受け付けております。br2nなので、当日のタイムテーブルに関しても事前に決まらない事があります。br2nまあ、それぐらい、誰にも予測のつかないイベントという事です！br2nしかしながら、一日で開催する以上、時間は限られておりますので、br2nバンド数は６バンドまでとさせて頂きます。br2nそして出演条件になります。br2n出演ノルマはありませんが、出演費として一人\2000頂きます。br2nお客さんのチケット代は1000円。br2nお客さんのチケット代はバンドさんに100%バックいたします。br2n高校生以下の入場者はチケット代無料。br2nドリンク代のみ頂きます。br2nという事で、毎週水曜日のこのイベント、どうなるかはわかりませんが、NINE SPICESの体力が持つ限りbr2nやっていこうと思います。ご連絡お待ちしております。br2n新宿NINE SPICES 店長　宮崎br2n出演バンドbr2nConvenience /JELLYFiSH FLOWER'S(from 宮崎) /LITTLE WONDERS /and more...</text:p>
          </table:table-cell>
          <table:table-cell office:value-type="string" calcext:value-type="string">
            <text:p>OPEN 18:00 / START 18:30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05</text:p>
          </table:table-cell>
          <table:table-cell office:value-type="string" calcext:value-type="string">
            <text:p>おい、そこの道あけろ presents「おい、そこの拳あげろvol.2」</text:p>
          </table:table-cell>
          <table:table-cell office:value-type="string" calcext:value-type="string">
            <text:p>おい、そこの道あけろ /MINAMI NINE /outside dandy /THE SKIPPERS /O.A有り</text:p>
          </table:table-cell>
          <table:table-cell office:value-type="string" calcext:value-type="string">
            <text:p>OPEN 17:30 / START 18:00　ADV ¥2000 / DOOR ¥25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09</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藤原 忠 /and more...</text:p>
          </table:table-cell>
          <table:table-cell office:value-type="string" calcext:value-type="string">
            <text:p>OPEN 18:00 / START 18:30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13</text:p>
          </table:table-cell>
          <table:table-cell office:value-type="string" calcext:value-type="string">
            <text:p>花pre laugh makers vol16‼〜GIZMO</text:p>
          </table:table-cell>
          <table:table-cell office:value-type="string" calcext:value-type="string">
            <text:p>GIZMO(大阪・レコ発) /INFOG /Take Out Bright /BEAST(大阪) /jammed loony bin(大阪) /OWEAK /</text:p>
          </table:table-cell>
          <table:table-cell office:value-type="string" calcext:value-type="string">
            <text:p>OPEN 17:30 / START 18:00　ADV ¥2000 / DOOR ¥23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16</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垣内雄太、前田和哉デュオ /and more...</text:p>
          </table:table-cell>
          <table:table-cell office:value-type="string" calcext:value-type="string">
            <text:p>OPEN 18:00 / START 18:30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19</text:p>
          </table:table-cell>
          <table:table-cell office:value-type="string" calcext:value-type="string">
            <text:p>keystone disc presents「Stand in a Line Vol.1」</text:p>
          </table:table-cell>
          <table:table-cell office:value-type="string" calcext:value-type="string">
            <text:p>Detrytus /Rebel One Excalibur /</text:p>
          </table:table-cell>
          <table:table-cell office:value-type="string" calcext:value-type="string">
            <text:p>OPEN 19:00 / START 19:30　ADV / DOOR ¥15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20</text:p>
          </table:table-cell>
          <table:table-cell office:value-type="string" calcext:value-type="string">
            <text:p>WITHIN THE LAST WISH presents. Still talk about a dream EP release tour FINAL.</text:p>
          </table:table-cell>
          <table:table-cell office:value-type="string" calcext:value-type="string">
            <text:p>Within The Last Wish /militarysniperpinfall /Dune /反好旗 /Community Trust /And Protector /</text:p>
          </table:table-cell>
          <table:table-cell office:value-type="string" calcext:value-type="string">
            <text:p>OPEN 17:00 / START 17:30　ADV ¥2000 / DOOR ¥25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23</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猫道（猫道一家）/hardcore UFOs /and more...</text:p>
          </table:table-cell>
          <table:table-cell office:value-type="string" calcext:value-type="string">
            <text:p>OPEN 18:00 / START 18:30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26</text:p>
          </table:table-cell>
          <table:table-cell office:value-type="string" calcext:value-type="string">
            <text:p>Funeral Sutra 1st. EP release party</text:p>
          </table:table-cell>
          <table:table-cell office:value-type="string" calcext:value-type="string">
            <text:p>Funeral Sutra /Guevnna(Ex-COFFINS, Ex-SECOND TO NONE) /Retch (ex-Darkcorpse) /Amidagaran(Ex-BIRUSHANAH／R3N7) /COHOL /</text:p>
          </table:table-cell>
          <table:table-cell office:value-type="string" calcext:value-type="string">
            <text:p>open/start : 18:00/18:30br2nadv/door : 1500+1D(前売り/当日 共に)</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27</text:p>
          </table:table-cell>
          <table:table-cell office:value-type="string" calcext:value-type="string">
            <text:p>Realising media presents THE ALGORITHM Japan tour 2014</text:p>
          </table:table-cell>
          <table:table-cell office:value-type="string" calcext:value-type="string">
            <text:p>The algorithm /Cyclamen /Arise in Stability /and more...</text:p>
          </table:table-cell>
          <table:table-cell office:value-type="string" calcext:value-type="string">
            <text:p>OPEN 17:30 / START 18:00　ADV ¥2500 / DOOR ¥3000br2nチケットe+にて取り扱い　3/22〜　発売</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30</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勢いと音量 /and more...</text:p>
          </table:table-cell>
          <table:table-cell office:value-type="string" calcext:value-type="string">
            <text:p>OPEN 18:00 / START 18:30　ADV / DOOR ¥1000</text:p>
          </table:table-cell>
          <table:table-cell table:number-columns-repeated="1018"/>
        </table:table-row>
        <table:table-row table:style-name="ro3">
          <table:table-cell office:value-type="float" office:value="54" calcext:value-type="float">
            <text:p>54</text:p>
          </table:table-cell>
          <table:table-cell office:value-type="string" calcext:value-type="string">
            <text:p>0402</text:p>
          </table:table-cell>
          <table:table-cell office:value-type="string" calcext:value-type="string">
            <text:p>the thief</text:p>
          </table:table-cell>
          <table:table-cell table:number-columns-repeated="1020"/>
        </table:table-row>
        <table:table-row table:style-name="ro1">
          <table:table-cell office:value-type="float" office:value="54" calcext:value-type="float">
            <text:p>54</text:p>
          </table:table-cell>
          <table:table-cell office:value-type="string" calcext:value-type="string">
            <text:p>0403</text:p>
          </table:table-cell>
          <table:table-cell office:value-type="string" calcext:value-type="string">
            <text:p>Mステ~弾き語り編〜</text:p>
          </table:table-cell>
          <table:table-cell office:value-type="string" calcext:value-type="string">
            <text:p>グルパリbr2n辻祐弥br2nカドワキゴウ(Sea ships shine)br2nたかはしひろみbr2n岩田青里br2n竹前雅樹(elena)br2nドレミのねっこbr2nナガセトウゴ(テュポーンズ)</text:p>
          </table:table-cell>
          <table:table-cell office:value-type="string" calcext:value-type="string">
            <text:p>open17:30 start18: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04</text:p>
          </table:table-cell>
          <table:table-cell office:value-type="string" calcext:value-type="string">
            <text:p>ミナミとハセベの「ハルコナーズ」</text:p>
          </table:table-cell>
          <table:table-cell office:value-type="string" calcext:value-type="string">
            <text:p>ミナミトモユキbr2nSuper Rosebr2nよもbr2nチャーハンチャーハンbr2nand more</text:p>
          </table:table-cell>
          <table:table-cell office:value-type="string" calcext:value-type="string">
            <text:p>open未定 start未定br2n前売￥15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06</text:p>
          </table:table-cell>
          <table:table-cell office:value-type="string" calcext:value-type="string">
            <text:p>夕陽ヶ丘presents〜「Lunch &amp; Destroy vol.3」</text:p>
          </table:table-cell>
          <table:table-cell office:value-type="string" calcext:value-type="string">
            <text:p>夕陽ヶ丘br2n瑪瑙針br2n※オープニングアクト：彩られた影の上</text:p>
          </table:table-cell>
          <table:table-cell office:value-type="string" calcext:value-type="string">
            <text:p>open12:00 start12:10br2nticket ￥1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08</text:p>
          </table:table-cell>
          <table:table-cell office:value-type="string" calcext:value-type="string">
            <text:p>ボーイMEETSガール vol.114</text:p>
          </table:table-cell>
          <table:table-cell office:value-type="string" calcext:value-type="string">
            <text:p>アザラシbr2nMOLLY YARDSbr2nzampanobr2nまん腹</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09</text:p>
          </table:table-cell>
          <table:table-cell office:value-type="string" calcext:value-type="string">
            <text:p>Mステ~弾き語り編~</text:p>
          </table:table-cell>
          <table:table-cell office:value-type="string" calcext:value-type="string">
            <text:p>辻祐弥br2n田中雅紀(CHARTREUSE)br2n西谷卓br2n浅川大毅br2nリリリのマツオカbr2n鈴木寧br2ntassy</text:p>
          </table:table-cell>
          <table:table-cell office:value-type="string" calcext:value-type="string">
            <text:p>open18:00 start18:3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1</text:p>
          </table:table-cell>
          <table:table-cell office:value-type="string" calcext:value-type="string">
            <text:p>あべひろ×taberusan PRESENTS『 共鳴理論 vol.1 』</text:p>
          </table:table-cell>
          <table:table-cell office:value-type="string" calcext:value-type="string">
            <text:p>スケキヨbr2nフライダーズbr2nYusef Casablancabr2ntaberusanbr2nSEVENDAYS WEEKEND</text:p>
          </table:table-cell>
          <table:table-cell office:value-type="string" calcext:value-type="string">
            <text:p>open18:30 start19:00br2nTicket￥1500br2n来場者特典：駄菓子食べ放題br2n出演者によるコンピレーションCDプレゼント</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2</text:p>
          </table:table-cell>
          <table:table-cell office:value-type="string" calcext:value-type="string">
            <text:p>JustMEETS!!!! vol.104</text:p>
          </table:table-cell>
          <table:table-cell office:value-type="string" calcext:value-type="string">
            <text:p>ドングリーズbr2nPASTEL COLOR MARKETbr2nロジック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6</text:p>
          </table:table-cell>
          <table:table-cell office:value-type="string" calcext:value-type="string">
            <text:p>イロハのイ vol.15</text:p>
          </table:table-cell>
          <table:table-cell office:value-type="string" calcext:value-type="string">
            <text:p>テュポーンズbr2n日本泥棒br2nDOSTRIKE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7</text:p>
          </table:table-cell>
          <table:table-cell office:value-type="string" calcext:value-type="string">
            <text:p>超矢野presents「ニューロックの夜明け」</text:p>
          </table:table-cell>
          <table:table-cell office:value-type="string" calcext:value-type="string">
            <text:p>open/start 18:00/18:30 予定</text:p>
          </table:table-cell>
          <table:table-cell office:value-type="string" calcext:value-type="string">
            <text:p>adv/door ￥1,500/￥2,000(+D)</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9</text:p>
          </table:table-cell>
          <table:table-cell office:value-type="string" calcext:value-type="string">
            <text:p>フロムTokyo企画 「WE ARE THE ROMAN'S 3」</text:p>
          </table:table-cell>
          <table:table-cell office:value-type="string" calcext:value-type="string">
            <text:p>出演br2nフロムTokyobr2nニュータウンbr2nキングサーモンbr2nアザラシbr2nミナミトモユキbr2nアサトアキラ(泣いてばっかのヒルギ)br2n+1band(4／6発表)br2n転換アクトbr2n原田卓馬(WINDOWZ)br2nFOODbr2n超矢野</text:p>
          </table:table-cell>
          <table:table-cell office:value-type="string" calcext:value-type="string">
            <text:p>OPEN18:00/START18:30br2n前売￥2000/当日￥2500(+drink代)br2n学割￥1000+drink(学生証提示)</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0</text:p>
          </table:table-cell>
          <table:table-cell office:value-type="string" calcext:value-type="string">
            <text:p>匿名希望企画「名前を教えてvol.2」</text:p>
          </table:table-cell>
          <table:table-cell office:value-type="string" calcext:value-type="string">
            <text:p>匿名希望br2nTADAbr2natriumbr2nテュポーンズbr2nMONO NO AWARE</text:p>
          </table:table-cell>
          <table:table-cell office:value-type="string" calcext:value-type="string">
            <text:p>open17:30 start18:00br2nticket￥15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1</text:p>
          </table:table-cell>
          <table:table-cell office:value-type="string" calcext:value-type="string">
            <text:p>超矢野×マツオカ presents「酔いどれ眠れnight！！vol.4」</text:p>
          </table:table-cell>
          <table:table-cell office:value-type="string" calcext:value-type="string">
            <text:p>キャイbr2nよもbr2nミナミトモユキbr2n浅川大毅br2nリリリのマツオカbr2nしまっちbr2n柳田真秀(ニュータウン)br2n超矢野br2nノザラシ(アザラシ)br2nand more</text:p>
          </table:table-cell>
          <table:table-cell office:value-type="string" calcext:value-type="string">
            <text:p>open未定 start未定br2nticket ￥2000(飲み放題付き)</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2</text:p>
          </table:table-cell>
          <table:table-cell office:value-type="string" calcext:value-type="string">
            <text:p>ラストスタンド vol.3</text:p>
          </table:table-cell>
          <table:table-cell office:value-type="string" calcext:value-type="string">
            <text:p>Praise an Inglourious Endbr2nそまPbr2nヱヰ十br2nCOMIC POOL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3</text:p>
          </table:table-cell>
          <table:table-cell office:value-type="string" calcext:value-type="string">
            <text:p>ボーイMEETSガール vol.115</text:p>
          </table:table-cell>
          <table:table-cell office:value-type="string" calcext:value-type="string">
            <text:p>EGGESTbr2nトッチャンボウヤbr2nひねも(ひねもす大臣)br2nニュータウン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5</text:p>
          </table:table-cell>
          <table:table-cell office:value-type="string" calcext:value-type="string">
            <text:p>「Victoria Cross vol.12」</text:p>
          </table:table-cell>
          <table:table-cell office:value-type="string" calcext:value-type="string">
            <text:p>Pick Up Livebr2n海老根 里佳br2nLive br2n石井 渉br2nkakerubr2n宮田 翔子br2n吉岡 愛br2nTikkybr2nhiyoribr2nKUNIbr2n水木 翔太br2nand morebr2nPerformancebr2nFoodbr2nスペシャルフード!!br2nBoothbr2nアーティスト物販,東日本大震災復興支援募金箱br2n※イベントの入場料の一部とフードブースの売り上げの一部は、東日本大震災で被災した宮城県気仙沼市と岩手県陸前高田市の一本松保全プロジェクトへ送らせていただきます</text:p>
          </table:table-cell>
          <table:table-cell office:value-type="string" calcext:value-type="string">
            <text:p>open19:00 start19:30br2nEntrance ￥2000（+￥1500で飲み放題）</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6</text:p>
          </table:table-cell>
          <table:table-cell office:value-type="string" calcext:value-type="string">
            <text:p>「重音楽祭vol.3」</text:p>
          </table:table-cell>
          <table:table-cell office:value-type="string" calcext:value-type="string">
            <text:p>open17:00 start17:30</text:p>
          </table:table-cell>
          <table:table-cell table:number-columns-repeated="1019"/>
        </table:table-row>
        <table:table-row table:style-name="ro1">
          <table:table-cell office:value-type="float" office:value="54" calcext:value-type="float">
            <text:p>54</text:p>
          </table:table-cell>
          <table:table-cell office:value-type="string" calcext:value-type="string">
            <text:p>0427</text:p>
          </table:table-cell>
          <table:table-cell office:value-type="string" calcext:value-type="string">
            <text:p>イロハのイ vol.16</text:p>
          </table:table-cell>
          <table:table-cell office:value-type="string" calcext:value-type="string">
            <text:p>はるお幕府(28才)br2nsinbr2nShe songbr2nErase the periodbr2natrium</text:p>
          </table:table-cell>
          <table:table-cell office:value-type="string" calcext:value-type="string">
            <text:p>open18:00 start18:3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8</text:p>
          </table:table-cell>
          <table:table-cell office:value-type="string" calcext:value-type="string">
            <text:p>超矢野presents「ニューロックの夜明け」</text:p>
          </table:table-cell>
          <table:table-cell office:value-type="string" calcext:value-type="string">
            <text:p>capricciobr2nand more</text:p>
          </table:table-cell>
          <table:table-cell office:value-type="string" calcext:value-type="string">
            <text:p>open/start 18:00/18:30 予定br2nadv/door ￥1,500/￥2,000(+D)</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9</text:p>
          </table:table-cell>
          <table:table-cell office:value-type="string" calcext:value-type="string">
            <text:p>TOPDOG RECORDS「FRIDOG」</text:p>
          </table:table-cell>
          <table:table-cell table:number-columns-repeated="1020"/>
        </table:table-row>
        <table:table-row table:style-name="ro1">
          <table:table-cell office:value-type="float" office:value="54" calcext:value-type="float">
            <text:p>54</text:p>
          </table:table-cell>
          <table:table-cell office:value-type="string" calcext:value-type="string">
            <text:p>0430</text:p>
          </table:table-cell>
          <table:table-cell office:value-type="string" calcext:value-type="string">
            <text:p>JustMEETS!!!!~春爛漫編~</text:p>
          </table:table-cell>
          <table:table-cell office:value-type="string" calcext:value-type="string">
            <text:p>Urban Music Groupbr2n佐藤はくbr2nand more</text:p>
          </table:table-cell>
          <table:table-cell office:value-type="string" calcext:value-type="string">
            <text:p>open未定 start未定br2n前売￥1600 当日￥2000</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1</text:p>
          </table:table-cell>
          <table:table-cell office:value-type="string" calcext:value-type="string">
            <text:p>SHOCK WAVE アポロ スペシャルbr2nTHE KIDDIE × ν［NEU］br2n「NO LIES,NO LIFE??」</text:p>
          </table:table-cell>
          <table:table-cell office:value-type="string" calcext:value-type="string">
            <text:p>THE KIDDIE/ν［NEU］</text:p>
          </table:table-cell>
          <table:table-cell office:value-type="string" calcext:value-type="string">
            <text:p>18:00/18:30 br2n3500円/4000円br2nlittleHEARTS.新宿店 Aチケットbr2n※ AチケットSOLD OUT!!br2nLコード(76485)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2</text:p>
          </table:table-cell>
          <table:table-cell office:value-type="string" calcext:value-type="string">
            <text:p>END of the PAIN</text:p>
          </table:table-cell>
          <table:table-cell office:value-type="string" calcext:value-type="string">
            <text:p>Absolute symphony/ inc.RIBON/Li'call/ Silver Linings/ 継続セッション[es]/LAZAROUSbr2nゲスト：TRIGGAH</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3</text:p>
          </table:table-cell>
          <table:table-cell office:value-type="string" calcext:value-type="string">
            <text:p>Critical Highest*vol.29</text:p>
          </table:table-cell>
          <table:table-cell office:value-type="string" calcext:value-type="string">
            <text:p>君は鋭く。/LAYZis/将軍オパイの助/ Diana-ディアナ-/GROUT/6→7/ 【α】project</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4</text:p>
          </table:table-cell>
          <table:table-cell office:value-type="string" calcext:value-type="string">
            <text:p>FullAlbum『AvelCain』br2n発売記念&amp;業-karma-生誕祭br2n無料単独公演『死化粧』</text:p>
          </table:table-cell>
          <table:table-cell office:value-type="string" calcext:value-type="string">
            <text:p>AvelCain</text:p>
          </table:table-cell>
          <table:table-cell office:value-type="string" calcext:value-type="string">
            <text:p>19:00/19:30br2nプレミアムチケット¥3,000br2n一般チケット¥0/¥0 br2n※入場時DRINK代のみ500円かかります。</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5</text:p>
          </table:table-cell>
          <table:table-cell office:value-type="string" calcext:value-type="string">
            <text:p> ”Atmosphere”</text:p>
          </table:table-cell>
          <table:table-cell office:value-type="string" calcext:value-type="string">
            <text:p>透明世界/Cosmosphere/ Lament./E.T/ Calmando Qual/ DEEP RAVE/End;Re</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6</text:p>
          </table:table-cell>
          <table:table-cell office:value-type="string" calcext:value-type="string">
            <text:p>PS COMPANY PRESENTS　BORN 2マンLIVEbr2n『bug screamo ”CRAZY”-VS己龍- 』</text:p>
          </table:table-cell>
          <table:table-cell office:value-type="string" calcext:value-type="string">
            <text:p>BORN/己龍</text:p>
          </table:table-cell>
          <table:table-cell office:value-type="string" calcext:value-type="string">
            <text:p>17:00/18:00br2n※THANKS SOLD OUT!!br2n※入場順 A→B</text:p>
          </table:table-cell>
          <table:table-cell table:number-columns-repeated="1018"/>
        </table:table-row>
        <table:table-row table:style-name="ro3">
          <table:table-cell office:value-type="float" office:value="55" calcext:value-type="float">
            <text:p>55</text:p>
          </table:table-cell>
          <table:table-cell office:value-type="string" calcext:value-type="string">
            <text:p>0407</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8</text:p>
          </table:table-cell>
          <table:table-cell office:value-type="string" calcext:value-type="string">
            <text:p>GOEMON RECORDS Presentsbr2n『ふきのとう』</text:p>
          </table:table-cell>
          <table:table-cell office:value-type="string" calcext:value-type="string">
            <text:p>REALies【GUEST】/アルルカンbr2n【GUEST】/Crazy★shampoo/VOW/ ワンネス/METEOROID/Airish/Sick2</text:p>
          </table:table-cell>
          <table:table-cell office:value-type="string" calcext:value-type="string">
            <text:p>16:00/16:30br2n3300円/3800円br2ne+(http://eplus.jp)</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9</text:p>
          </table:table-cell>
          <table:table-cell office:value-type="string" calcext:value-type="string">
            <text:p>FUJI PRODUCTION presentsbr2n「フジプロックフェスティバルVol.6」</text:p>
          </table:table-cell>
          <table:table-cell office:value-type="string" calcext:value-type="string">
            <text:p>LIPHLICH/聖(Dolly)/yazzmad/Fujiサファリパーク開園キャスト※シークレットメンバー/ Fujiサファリパーク(Vo.鷲／Gt.ガチャピン／Gt.孔雀／Gt.園長／Ba.不思議美容家／Dr.家畜)</text:p>
          </table:table-cell>
          <table:table-cell office:value-type="string" calcext:value-type="string">
            <text:p>16:30/17:00br2n0円/0円 br2n※入場時DRINK代のみ500円かかります</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0</text:p>
          </table:table-cell>
          <table:table-cell office:value-type="string" calcext:value-type="string">
            <text:p>FUJI PRODUCTION presentsbr2n「フジプロックフェスティバル.EXTRAbr2n〜Farewell to yazzmad 亮〜」</text:p>
          </table:table-cell>
          <table:table-cell office:value-type="string" calcext:value-type="string">
            <text:p>yazzmad/LIPHLICH/聖(Dolly) <text:s/>※全バンドアコースティック形式での出演となります。</text:p>
          </table:table-cell>
          <table:table-cell office:value-type="string" calcext:value-type="string">
            <text:p>18:30/19:00br2n0円/0円 br2n※入場時DRINK代のみ¥500かかります</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1</text:p>
          </table:table-cell>
          <table:table-cell office:value-type="string" calcext:value-type="string">
            <text:p>Kraタイバンイベントbr2n『テレホンブッキング』</text:p>
          </table:table-cell>
          <table:table-cell office:value-type="string" calcext:value-type="string">
            <text:p>MC：結良、靖乃（予定） /Azero/imp,/ 夏姫/美寿亜流ひとり/ひさたん/ F1rst MiX's/PolterGeist/凜（ex Messiah)　 ☆Kraの出演は御座いません</text:p>
          </table:table-cell>
          <table:table-cell office:value-type="string" calcext:value-type="string">
            <text:p>17:00/17:30br2n1500円/1500円br2ne+(http://eplus.jp)</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2</text:p>
          </table:table-cell>
          <table:table-cell office:value-type="string" calcext:value-type="string">
            <text:p>Kraタイバンイベントbr2n『テレホンブッキング』</text:p>
          </table:table-cell>
          <table:table-cell office:value-type="string" calcext:value-type="string">
            <text:p>Kra/ 他2組予定　 4/11(金)出演者の中で、動員1位と2位のアーティストが参加</text:p>
          </table:table-cell>
          <table:table-cell office:value-type="string" calcext:value-type="string">
            <text:p>16:00/16:30br2n一般3000円/3500円br2nKra FC先行チケット　Aチケットbr2n一般　e+(http://eplus.jp)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3</text:p>
          </table:table-cell>
          <table:table-cell office:value-type="string" calcext:value-type="string">
            <text:p>Kraタイバンイベントbr2n『テレホンブッキング』</text:p>
          </table:table-cell>
          <table:table-cell office:value-type="string" calcext:value-type="string">
            <text:p>Gimmick/Kra/SCAPEGOAT/LOST ASH</text:p>
          </table:table-cell>
          <table:table-cell office:value-type="string" calcext:value-type="string">
            <text:p>16:00/16:30br2n一般3000円/3500円br2nKra FC先行チケット　Aチケットbr2n一般　e+(http://eplus.jp)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4</text:p>
          </table:table-cell>
          <table:table-cell office:value-type="string" calcext:value-type="string">
            <text:p>＠NNIVERSARY 2nd 主催イベント「TR＠NSFORMATION」</text:p>
          </table:table-cell>
          <table:table-cell office:value-type="string" calcext:value-type="string">
            <text:p>＠NNIVERSARY/GLEIVE/VABeL/ ポルターガイスト/Tweit/ パスホリ/Viewell/他</text:p>
          </table:table-cell>
          <table:table-cell office:value-type="string" calcext:value-type="string">
            <text:p>16:00/16:30br2n3000円/3500円br2n@NNIVERSARY物販先行チケットbr2ne+(http://eplus.jp)br2nバンド予約br2n※入場順 @NNIVERSARY物販先行→e+→バンド予約</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5</text:p>
          </table:table-cell>
          <table:table-cell office:value-type="string" calcext:value-type="string">
            <text:p>ASPIRATION</text:p>
          </table:table-cell>
          <table:table-cell office:value-type="string" calcext:value-type="string">
            <text:p>Zig+Zag/君は鋭く。/THE VELVET/ REVERiE/ジグラット/ BlackKlaxon/GROUT</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6</text:p>
          </table:table-cell>
          <table:table-cell office:value-type="string" calcext:value-type="string">
            <text:p>”CALLing DEAR”</text:p>
          </table:table-cell>
          <table:table-cell office:value-type="string" calcext:value-type="string">
            <text:p>inc.RIBON/パスホリ/JENOVA/ the VaistЯiger/Silver Linings/ 『Loveit』/Zenithriez</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7</text:p>
          </table:table-cell>
          <table:table-cell office:value-type="string" calcext:value-type="string">
            <text:p>”GENERATION”</text:p>
          </table:table-cell>
          <table:table-cell office:value-type="string" calcext:value-type="string">
            <text:p>Diana-ディアナ-/LINDSAY/ 「電気茶道部」/ ヂキル&amp;ハイド/Rain to Gain/ ロクダマカルタ/Angie Fleu</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8</text:p>
          </table:table-cell>
          <table:table-cell office:value-type="string" calcext:value-type="string">
            <text:p>SHOCK WAVEアポロ Vol.85</text:p>
          </table:table-cell>
          <table:table-cell office:value-type="string" calcext:value-type="string">
            <text:p>スカーレット/ゼノ。/メルヴェル/ sForzato/SRASH NOTES GARDEN/JILLED RAY</text:p>
          </table:table-cell>
          <table:table-cell office:value-type="string" calcext:value-type="string">
            <text:p>17:00/17:30br2n2800円/3300円br2nLコード(73181）/AREA店頭br2n※入場順 ローソンチケット→AREA店頭</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9</text:p>
          </table:table-cell>
          <table:table-cell office:value-type="string" calcext:value-type="string">
            <text:p>PS COMPANY PRESENTSbr2n『地中楼閣-ﾁﾁｭｳﾛｳｶｸ-その212』</text:p>
          </table:table-cell>
          <table:table-cell office:value-type="string" calcext:value-type="string">
            <text:p>AvelCain/ぞんび/ メメント・モリ/RoNo☆Cro/ Jackman/BIOSPHIA/LOUDGRAPE/ the Raid.</text:p>
          </table:table-cell>
          <table:table-cell office:value-type="string" calcext:value-type="string">
            <text:p>16:00/16:30br2n3000円/3500円br2ne+(http://eplus.jp) 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0</text:p>
          </table:table-cell>
          <table:table-cell office:value-type="string" calcext:value-type="string">
            <text:p>「サクラ心中　〜最終夜〜」</text:p>
          </table:table-cell>
          <table:table-cell office:value-type="string" calcext:value-type="string">
            <text:p>MEJIBRAY/スカーレット</text:p>
          </table:table-cell>
          <table:table-cell office:value-type="string" calcext:value-type="string">
            <text:p>17:00/17:30br2n3500円/4000円br2ne+(http://eplus.jp) Aチケットbr2nLコード（78491）Bチケットbr2n※入場順 A・B同時入場</text:p>
          </table:table-cell>
          <table:table-cell table:number-columns-repeated="1018"/>
        </table:table-row>
        <table:table-row table:style-name="ro3">
          <table:table-cell office:value-type="float" office:value="55" calcext:value-type="float">
            <text:p>55</text:p>
          </table:table-cell>
          <table:table-cell office:value-type="string" calcext:value-type="string">
            <text:p>0421</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3">
          <table:table-cell office:value-type="float" office:value="55" calcext:value-type="float">
            <text:p>55</text:p>
          </table:table-cell>
          <table:table-cell office:value-type="string" calcext:value-type="string">
            <text:p>0422</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3</text:p>
          </table:table-cell>
          <table:table-cell office:value-type="string" calcext:value-type="string">
            <text:p>DESIRE</text:p>
          </table:table-cell>
          <table:table-cell office:value-type="string" calcext:value-type="string">
            <text:p>LAYZis/ひさたん/ ジグラット/Ultimate Sonic/ LAZAROUS/MURASAKI</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4</text:p>
          </table:table-cell>
          <table:table-cell office:value-type="string" calcext:value-type="string">
            <text:p>CRASH in the BOX</text:p>
          </table:table-cell>
          <table:table-cell office:value-type="string" calcext:value-type="string">
            <text:p>SaTaN/カラビンカ/ 継続セッション[es]/ White-Z-company/ イケメンは首が痛いセッション/ ヂキル&amp;ハイド/HuV</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5</text:p>
          </table:table-cell>
          <table:table-cell office:value-type="string" calcext:value-type="string">
            <text:p>enter brain9周年記念イベントbr2n「17-50-50-50 NE-IRO-003」</text:p>
          </table:table-cell>
          <table:table-cell office:value-type="string" calcext:value-type="string">
            <text:p>DEATHGAZE/HOLLOWGRAM/ NOCTURNAL BLOODLUST O.A Vent Croix</text:p>
          </table:table-cell>
          <table:table-cell office:value-type="string" calcext:value-type="string">
            <text:p>17:00/17:30br2n3300円/3800円br2nライカエジソン東京 br2nLコード(79340)br2ne+(http://eplus.jp)</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6</text:p>
          </table:table-cell>
          <table:table-cell office:value-type="string" calcext:value-type="string">
            <text:p> ZEAL LINK TOUR 2014</text:p>
          </table:table-cell>
          <table:table-cell office:value-type="string" calcext:value-type="string">
            <text:p>DEZERT/GOTCHAROCKA/ HERO/REIGN/ユナイト</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7</text:p>
          </table:table-cell>
          <table:table-cell office:value-type="string" calcext:value-type="string">
            <text:p> ZEAL LINK TOUR 2014</text:p>
          </table:table-cell>
          <table:table-cell office:value-type="string" calcext:value-type="string">
            <text:p>amber gris/DEZERT/MEJIBRAY/ ν[NEU]/Sel'm</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8</text:p>
          </table:table-cell>
          <table:table-cell office:value-type="string" calcext:value-type="string">
            <text:p>”Filltopia”</text:p>
          </table:table-cell>
          <table:table-cell office:value-type="string" calcext:value-type="string">
            <text:p>SRASH NOTES GARDEN/LucaRia/ 少年記/I'Z/JILLED RAY/ yazzmad/BANSHEE</text:p>
          </table:table-cell>
          <table:table-cell office:value-type="string" calcext:value-type="string">
            <text:p>16:30/17:00br2n3000円/3500円br2nSRASH NOTES GARDEN物販先行チケットbr2ne+(http://eplus.jp) br2nバンド予約br2n※入場順 SRASH NOTES GARDEN物販先行チケット→e+→バンド予約</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9</text:p>
          </table:table-cell>
          <table:table-cell office:value-type="string" calcext:value-type="string">
            <text:p>WOO music presents br2n”Re:Variable vol.10”</text:p>
          </table:table-cell>
          <table:table-cell office:value-type="string" calcext:value-type="string">
            <text:p>MoNoLith/ASTRID CROWN/Levius/ Kis-My-Ft5/崇太郎セッション/ 成海セッション/ 他</text:p>
          </table:table-cell>
          <table:table-cell office:value-type="string" calcext:value-type="string">
            <text:p>16:00/16:30br2n3000円/3500円br2ne＋(http://eplus.jp)</text:p>
          </table:table-cell>
          <table:table-cell table:number-columns-repeated="1018"/>
        </table:table-row>
        <table:table-row table:style-name="ro3">
          <table:table-cell office:value-type="float" office:value="55" calcext:value-type="float">
            <text:p>55</text:p>
          </table:table-cell>
          <table:table-cell office:value-type="string" calcext:value-type="string">
            <text:p>0430</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1</text:p>
          </table:table-cell>
          <table:table-cell office:value-type="string" calcext:value-type="string">
            <text:p>Neverland涼太バースデー br2n『嘘つきバースデー始まるでショー!!』</text:p>
          </table:table-cell>
          <table:table-cell office:value-type="string" calcext:value-type="string">
            <text:p>Neverland/Sick²/DOLLARS/LAGNA/HiMeDOKIbr2nGLEIVE/御主人様専用奇才楽団Virgil</text:p>
          </table:table-cell>
          <table:table-cell office:value-type="string" calcext:value-type="string">
            <text:p>16:00/16: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2</text:p>
          </table:table-cell>
          <table:table-cell office:value-type="string" calcext:value-type="string">
            <text:p>「Catastrophe of Fanatic」</text:p>
          </table:table-cell>
          <table:table-cell office:value-type="string" calcext:value-type="string">
            <text:p>CodeRebirth/Nihilizm/GHOSE/Fixerbr2nnano Mother ted/umbrella</text:p>
          </table:table-cell>
          <table:table-cell office:value-type="string" calcext:value-type="string">
            <text:p>16:00/16: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3</text:p>
          </table:table-cell>
          <table:table-cell office:value-type="string" calcext:value-type="string">
            <text:p>Death trap-GIG at EDGE</text:p>
          </table:table-cell>
          <table:table-cell office:value-type="string" calcext:value-type="string">
            <text:p>A.S.K./ROMANESQUE A LIVEbr2nQualius-クオリアス-/Lechery.inc/他</text:p>
          </table:table-cell>
          <table:table-cell office:value-type="string" calcext:value-type="string">
            <text:p>16:00/16: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4</text:p>
          </table:table-cell>
          <table:table-cell office:value-type="string" calcext:value-type="string">
            <text:p>NovA presents 2nd ONEMAN LIVEbr2n「百花繚乱〜咲け！バンギャ桜前線〜」</text:p>
          </table:table-cell>
          <table:table-cell office:value-type="string" calcext:value-type="string">
            <text:p>NovA</text:p>
          </table:table-cell>
          <table:table-cell office:value-type="string" calcext:value-type="string">
            <text:p>17:30/18:00 br2n2500円/30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5</text:p>
          </table:table-cell>
          <table:table-cell office:value-type="string" calcext:value-type="string">
            <text:p>CELL東名阪単独公演「君を汚した」TOUR FINAL</text:p>
          </table:table-cell>
          <table:table-cell office:value-type="string" calcext:value-type="string">
            <text:p>CELL</text:p>
          </table:table-cell>
          <table:table-cell office:value-type="string" calcext:value-type="string">
            <text:p>18:30/19: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6</text:p>
          </table:table-cell>
          <table:table-cell office:value-type="string" calcext:value-type="string">
            <text:p>ライカ・ザ・ライブ vol.6</text:p>
          </table:table-cell>
          <table:table-cell office:value-type="string" calcext:value-type="string">
            <text:p>アルルカン/S.Q.F/the Sherry/GIGAMOUS/xTRiPxbr2nGimmick./少年記/AUBE</text:p>
          </table:table-cell>
          <table:table-cell office:value-type="string" calcext:value-type="string">
            <text:p>15:30/16: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7</text:p>
          </table:table-cell>
          <table:table-cell office:value-type="string" calcext:value-type="string">
            <text:p>NEXT EDGE</text:p>
          </table:table-cell>
          <table:table-cell office:value-type="string" calcext:value-type="string">
            <text:p>Lig/Drastic Will/nano Mother ted/Artemis/Azerobr2nproject ARTERIAL/Legulus</text:p>
          </table:table-cell>
          <table:table-cell office:value-type="string" calcext:value-type="string">
            <text:p>16:30/17: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8</text:p>
          </table:table-cell>
          <table:table-cell office:value-type="string" calcext:value-type="string">
            <text:p>ミニミニマジック「会場限定single発売!!」br2n150人限定のミニワンマンライブ！！</text:p>
          </table:table-cell>
          <table:table-cell office:value-type="string" calcext:value-type="string">
            <text:p>Plus Magic/(O.A)Silver Linings</text:p>
          </table:table-cell>
          <table:table-cell office:value-type="string" calcext:value-type="string">
            <text:p>17:30/18: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0</text:p>
          </table:table-cell>
          <table:table-cell office:value-type="string" calcext:value-type="string">
            <text:p>rivabook presents [Neo STARGATE]</text:p>
          </table:table-cell>
          <table:table-cell office:value-type="string" calcext:value-type="string">
            <text:p>landz./ぞんび/レボルブ/ALIVE/ゼノ。/Visper/弾丸NOLIMIT</text:p>
          </table:table-cell>
          <table:table-cell office:value-type="string" calcext:value-type="string">
            <text:p>16:30/17: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2</text:p>
          </table:table-cell>
          <table:table-cell office:value-type="string" calcext:value-type="string">
            <text:p>劇情テノール三ヶ月連続二部制ワンマンライブ'14第三弾</text:p>
          </table:table-cell>
          <table:table-cell office:value-type="string" calcext:value-type="string">
            <text:p>劇情テノールbr2n※2部入場チケットは各SHOP、各ライブハウスでの配布、または無料郵送br2n入場順：一部公演のチケットお持ちの方優先入場となります。br2nA→B→当日券→無料チケット</text:p>
          </table:table-cell>
          <table:table-cell office:value-type="string" calcext:value-type="string">
            <text:p>1部 br2n15:30/16:00 br2n3150円/3600円 br2n2部 br2n18:00/18:30 br2n無料(D代別途)</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3</text:p>
          </table:table-cell>
          <table:table-cell office:value-type="string" calcext:value-type="string">
            <text:p>★NOハウス×IkebukuroEDGE presents br2n〜1st Anniversary PRE-EVENT〜br2n「星野家の集い vol.2-five of the freshstars-」</text:p>
          </table:table-cell>
          <table:table-cell office:value-type="string" calcext:value-type="string">
            <text:p>★NOハウス/コピノハウス/inc.Ribon/【Ecthelion】-エクセリオン-br2nthe LEM/JILLEDRAY/ゼノ。</text:p>
          </table:table-cell>
          <table:table-cell office:value-type="string" calcext:value-type="string">
            <text:p>16:00/16: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4</text:p>
          </table:table-cell>
          <table:table-cell office:value-type="string" calcext:value-type="string">
            <text:p>撃剣霊化</text:p>
          </table:table-cell>
          <table:table-cell office:value-type="string" calcext:value-type="string">
            <text:p>LIV'ERT/VINT/月鷺/Créateur/他</text:p>
          </table:table-cell>
          <table:table-cell office:value-type="string" calcext:value-type="string">
            <text:p>17:00/17: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5</text:p>
          </table:table-cell>
          <table:table-cell office:value-type="string" calcext:value-type="string">
            <text:p>「NEW AGE」Vol.1</text:p>
          </table:table-cell>
          <table:table-cell office:value-type="string" calcext:value-type="string">
            <text:p>Awake(GUEST)/LucaRia/inc.RIBON/I'Zbr2n反逆的規制noize「ロゼロ」/AXIA/弾丸NO LIMIT/Love it</text:p>
          </table:table-cell>
          <table:table-cell office:value-type="string" calcext:value-type="string">
            <text:p>16:00/16:30 br2n3300円/38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6</text:p>
          </table:table-cell>
          <table:table-cell office:value-type="string" calcext:value-type="string">
            <text:p>グレヱテル4ヶ月連続主催イベント『監禁』</text:p>
          </table:table-cell>
          <table:table-cell office:value-type="string" calcext:value-type="string">
            <text:p>グレヱテル/ギャロ/D'uAl/La'veil MizeriAbr2nSforzato/ユニ/6→7</text:p>
          </table:table-cell>
          <table:table-cell office:value-type="string" calcext:value-type="string">
            <text:p>16:30/17:00 br2n2800円/33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7</text:p>
          </table:table-cell>
          <table:table-cell office:value-type="string" calcext:value-type="string">
            <text:p>fiveStars 2周年記念 サーキットツアー「Realistic ideal 2014」</text:p>
          </table:table-cell>
          <table:table-cell office:value-type="string" calcext:value-type="string">
            <text:p>アルルカン/Anli Pollicino/Glam Grammar/SCAPEGOATbr2nDOWNER/REALies/LIPHLICH/LOST ASH br2nTHANK YOU SOLD OUT!!</text:p>
          </table:table-cell>
          <table:table-cell office:value-type="string" calcext:value-type="string">
            <text:p>16:00/16:30 br2n3300円/38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8</text:p>
          </table:table-cell>
          <table:table-cell office:value-type="string" calcext:value-type="string">
            <text:p>VENOM主催[Taste Of“ABSURD”]</text:p>
          </table:table-cell>
          <table:table-cell office:value-type="string" calcext:value-type="string">
            <text:p>VENOM/CELL/NEMETH/ichiyon/Re:act/ARVISEbr2nGhost Whire Dazzle/つなぎ/Lieselotte</text:p>
          </table:table-cell>
          <table:table-cell office:value-type="string" calcext:value-type="string">
            <text:p>15:30/16: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9</text:p>
          </table:table-cell>
          <table:table-cell office:value-type="string" calcext:value-type="string">
            <text:p>えんそくワンマン 惡道を進め！〜主要都市洗腦大作戦〜</text:p>
          </table:table-cell>
          <table:table-cell office:value-type="string" calcext:value-type="string">
            <text:p>えんそく</text:p>
          </table:table-cell>
          <table:table-cell office:value-type="string" calcext:value-type="string">
            <text:p>17:30/18:00 br2n3500円/40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0</text:p>
          </table:table-cell>
          <table:table-cell office:value-type="string" calcext:value-type="string">
            <text:p>LEZARD 1st Anniversarybr2nおかげさまで東名阪ワンマンツアー『ふぁいなる』</text:p>
          </table:table-cell>
          <table:table-cell office:value-type="string" calcext:value-type="string">
            <text:p>LEZARD</text:p>
          </table:table-cell>
          <table:table-cell office:value-type="string" calcext:value-type="string">
            <text:p>16:30/17: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1</text:p>
          </table:table-cell>
          <table:table-cell office:value-type="string" calcext:value-type="string">
            <text:p>Dream Agent presents『Beautiful Dreamers』</text:p>
          </table:table-cell>
          <table:table-cell office:value-type="string" calcext:value-type="string">
            <text:p>伝染歌謡一座バラッド/RoNo☆Cro/Neverland/Sick2br2nHiMeDOKI/(GUEST) REALies</text:p>
          </table:table-cell>
          <table:table-cell office:value-type="string" calcext:value-type="string">
            <text:p>16:30/17:00 br2n3500円/40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2</text:p>
          </table:table-cell>
          <table:table-cell office:value-type="string" calcext:value-type="string">
            <text:p>蒼-AO- 1st Mini Album発売記念主催br2nRevelry of Blue Rose -大地に咲く生命-</text:p>
          </table:table-cell>
          <table:table-cell office:value-type="string" calcext:value-type="string">
            <text:p>蒼-AO-/VAASTU/Scarlet Valse/ミサルカbr2nZig+Zag/SABBATH/他</text:p>
          </table:table-cell>
          <table:table-cell office:value-type="string" calcext:value-type="string">
            <text:p>16:00/16: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3</text:p>
          </table:table-cell>
          <table:table-cell office:value-type="string" calcext:value-type="string">
            <text:p>rivabook presents「Neo STAR GAZER」</text:p>
          </table:table-cell>
          <table:table-cell office:value-type="string" calcext:value-type="string">
            <text:p>ポルターガイスト/AXIA/SquAiR/DEEP RAVEbr2nSPELL BOX/legulus/REVIL</text:p>
          </table:table-cell>
          <table:table-cell office:value-type="string" calcext:value-type="string">
            <text:p>16:30/17: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4</text:p>
          </table:table-cell>
          <table:table-cell office:value-type="string" calcext:value-type="string">
            <text:p>NEXT EDGE</text:p>
          </table:table-cell>
          <table:table-cell office:value-type="string" calcext:value-type="string">
            <text:p>Lig/Silver Linings/Dianslave/Artemis/Liberty/NEMETH</text:p>
          </table:table-cell>
          <table:table-cell office:value-type="string" calcext:value-type="string">
            <text:p>16:30/17: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5</text:p>
          </table:table-cell>
          <table:table-cell office:value-type="string" calcext:value-type="string">
            <text:p>SEVEN presents『SEVEN Collection』</text:p>
          </table:table-cell>
          <table:table-cell office:value-type="string" calcext:value-type="string">
            <text:p>Sick2/伝染歌謡一座バラッド/Neverland/シリアル⇔NUMBERbr2n超時空アンドロイド-PIECE-/2nd awake/HiMeDOKI</text:p>
          </table:table-cell>
          <table:table-cell office:value-type="string" calcext:value-type="string">
            <text:p>16:00/16:30 br2n3300円/3800円</text:p>
          </table:table-cell>
          <table:table-cell table:number-columns-repeated="1018"/>
        </table:table-row>
        <table:table-row table:style-name="ro5">
          <table:table-cell office:value-type="float" office:value="56" calcext:value-type="float">
            <text:p>56</text:p>
          </table:table-cell>
          <table:table-cell office:value-type="string" calcext:value-type="string">
            <text:p>0426</text:p>
          </table:table-cell>
          <table:table-cell office:value-type="string" calcext:value-type="string">
            <text:p>rivabook presents [m:a.ture VS amber gris]</text:p>
          </table:table-cell>
          <table:table-cell office:value-type="string" calcext:value-type="string">
            <text:p>ambergris/mature</text:p>
          </table:table-cell>
          <table:table-cell office:value-type="string" calcext:value-type="string">
            <text:p>17:00/17: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7</text:p>
          </table:table-cell>
          <table:table-cell office:value-type="string" calcext:value-type="string">
            <text:p>祐弥生誕祭「祐弥脱体」〜卒業〜</text:p>
          </table:table-cell>
          <table:table-cell office:value-type="string" calcext:value-type="string">
            <text:p>DuelJewel</text:p>
          </table:table-cell>
          <table:table-cell office:value-type="string" calcext:value-type="string">
            <text:p>17:00/17: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8</text:p>
          </table:table-cell>
          <table:table-cell office:value-type="string" calcext:value-type="string">
            <text:p>Glam Grammar 2nd ONEMAN Ikebukuro EDGE 2Daysbr2n『うっとりリツギャ＋愚直にmarsaギャ』</text:p>
          </table:table-cell>
          <table:table-cell office:value-type="string" calcext:value-type="string">
            <text:p>Glam Grammar</text:p>
          </table:table-cell>
          <table:table-cell office:value-type="string" calcext:value-type="string">
            <text:p>17:30/18: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9</text:p>
          </table:table-cell>
          <table:table-cell office:value-type="string" calcext:value-type="string">
            <text:p>Glam Grammar2nd ONEMAN Ikebukuro EDGE 2Daysbr2n『命知らず歩ギャ＋わき目もふらずしゅうたギャ』</text:p>
          </table:table-cell>
          <table:table-cell office:value-type="string" calcext:value-type="string">
            <text:p>Glam Grammar</text:p>
          </table:table-cell>
          <table:table-cell office:value-type="string" calcext:value-type="string">
            <text:p>17:30/18: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30</text:p>
          </table:table-cell>
          <table:table-cell office:value-type="string" calcext:value-type="string">
            <text:p>和ROCK NIGHT Vol.1</text:p>
          </table:table-cell>
          <table:table-cell office:value-type="string" calcext:value-type="string">
            <text:p>NINJAMANJAPAN/Crow×Class〜黒鴉組〜br2nKAO=S/OROCHI</text:p>
          </table:table-cell>
          <table:table-cell office:value-type="string" calcext:value-type="string">
            <text:p>17:00/17:30 br2n3000円/3500円</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1</text:p>
          </table:table-cell>
          <table:table-cell office:value-type="string" calcext:value-type="string">
            <text:p>[ 千尋(虎の子ラミー) pre COLORS fes!! ]</text:p>
          </table:table-cell>
          <table:table-cell office:value-type="string" calcext:value-type="string">
            <text:p>ACT：虎の子ラミー / results in cert / ヒトリシズカ / アポロ / FCU☆ / あいくれ</text:p>
          </table:table-cell>
          <table:table-cell office:value-type="string" calcext:value-type="string">
            <text:p>OPEN 17:30 / START 18:00　     前売 ¥1500+D / 当日 ¥1800+D　※高校生以下学生証提示で500円引き</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2</text:p>
          </table:table-cell>
          <table:table-cell office:value-type="string" calcext:value-type="string">
            <text:p>[ BABEL pre SET OUT!! ]</text:p>
          </table:table-cell>
          <table:table-cell office:value-type="string" calcext:value-type="string">
            <text:p>ACT：beat slave / ザ・ライオン / THE CROWS NEST / RundabanSpoilerParty / The quilt / BAD TASTE CABARERT</text:p>
          </table:table-cell>
          <table:table-cell office:value-type="string" calcext:value-type="string">
            <text:p>OPEN 18:00 / START 18:35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3</text:p>
          </table:table-cell>
          <table:table-cell office:value-type="string" calcext:value-type="string">
            <text:p>[ BABEL pre SET OUT!! ]</text:p>
          </table:table-cell>
          <table:table-cell office:value-type="string" calcext:value-type="string">
            <text:p>ACT：LILY HEADS REUNION / KOZUMI / 不遣ノ雨 / アクロアイト / KEELS / sanatorium</text:p>
          </table:table-cell>
          <table:table-cell office:value-type="string" calcext:value-type="string">
            <text:p>OPEN 18:00 / START 18:30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4</text:p>
          </table:table-cell>
          <table:table-cell office:value-type="string" calcext:value-type="string">
            <text:p>[ BABEL pre NATURAL BORN MOSHERS vol.38 br2nBloody Cigarette 1st E.P. ”This Love For Bloodwedding” レコ発ツアー ]</text:p>
          </table:table-cell>
          <table:table-cell office:value-type="string" calcext:value-type="string">
            <text:p>ACT：Bloody Cigarette(埼玉) / DAYSCOMEAGAIN / Murder Me Myself / HALLUCI GENIA / Azami(越谷) / MELT IN SLOWLY / KRONOS</text:p>
          </table:table-cell>
          <table:table-cell office:value-type="string" calcext:value-type="string">
            <text:p>OPEN 17:30 / START 18:00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5</text:p>
          </table:table-cell>
          <table:table-cell office:value-type="string" calcext:value-type="string">
            <text:p>[ BABEL pre Saturday Clash vol.13 ]</text:p>
          </table:table-cell>
          <table:table-cell office:value-type="string" calcext:value-type="string">
            <text:p>ACT：SLAVE OF FATE / くせ毛 nova ドロップ / ON THE TIME / JHD / THE BITTERS / SEFIRA / MOMENT VAIN</text:p>
          </table:table-cell>
          <table:table-cell office:value-type="string" calcext:value-type="string">
            <text:p>OPEN 17:30 / START 18:00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6</text:p>
          </table:table-cell>
          <table:table-cell office:value-type="string" calcext:value-type="string">
            <text:p>[ HALL RENTAL ]</text:p>
          </table:table-cell>
          <table:table-cell office:value-type="string" calcext:value-type="string">
            <text:p>ACT：詳細未定</text:p>
          </table:table-cell>
          <table:table-cell office:value-type="string" calcext:value-type="string">
            <text:p>OPEN ？？？ / START ？？？　     前売 ¥？+D / 当日 ¥？+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7</text:p>
          </table:table-cell>
          <table:table-cell office:value-type="string" calcext:value-type="string">
            <text:p>[ BABEL pre 絶えずBEATしてんの？ ]</text:p>
          </table:table-cell>
          <table:table-cell office:value-type="string" calcext:value-type="string">
            <text:p>ACT：絶えずBEATしろ / しょしょ(新潟) / LARK / FULUSU / AriaRoid / 高高 / Electric Mongoose U.F.O. Factory / kingtrend</text:p>
          </table:table-cell>
          <table:table-cell office:value-type="string" calcext:value-type="string">
            <text:p>OPEN 17:00 / START 17:30　     前売 ¥2000+D / 当日 ¥25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8</text:p>
          </table:table-cell>
          <table:table-cell office:value-type="string" calcext:value-type="string">
            <text:p>[ ドラゴンコピールZ ]</text:p>
          </table:table-cell>
          <table:table-cell office:value-type="string" calcext:value-type="string">
            <text:p>ACT：グレイ / Happy Birthday Club /</text:p>
          </table:table-cell>
          <table:table-cell office:value-type="string" calcext:value-type="string">
            <text:p>OPEN ？？？ / START ？？？　     前売 ¥？+D / 当日 ¥？+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9</text:p>
          </table:table-cell>
          <table:table-cell office:value-type="string" calcext:value-type="string">
            <text:p>[ BABEL pre DELUGE vol.21 ]</text:p>
          </table:table-cell>
          <table:table-cell office:value-type="string" calcext:value-type="string">
            <text:p>ACT：True Be / Miss Cast / アナログフォークシップ / Spiral Staircase / サイキックブルーズ / ミウラスマ</text:p>
          </table:table-cell>
          <table:table-cell office:value-type="string" calcext:value-type="string">
            <text:p>OPEN 18:00/ START 18:30　     前売 ¥1500+D / 当日 ¥18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0</text:p>
          </table:table-cell>
          <table:table-cell office:value-type="string" calcext:value-type="string">
            <text:p>[ BABEL pre UNDER-22 ]</text:p>
          </table:table-cell>
          <table:table-cell office:value-type="string" calcext:value-type="string">
            <text:p>ACT：ココナッツ / THE HYBRID WOLF / Alejanda / Highst of Luudic Dunces / 抹茶人 / Signals From Abyss / V-RONA</text:p>
          </table:table-cell>
          <table:table-cell office:value-type="string" calcext:value-type="string">
            <text:p>OPEN 17:00 / START 17:30　     前売 ¥500+D / 当日 ¥8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1</text:p>
          </table:table-cell>
          <table:table-cell office:value-type="string" calcext:value-type="string">
            <text:p>[ BABEL pre WAXX!! ]</text:p>
          </table:table-cell>
          <table:table-cell office:value-type="string" calcext:value-type="string">
            <text:p>ACT：THE JOB(Ne) / カイモクジショウ / Miniscoop / The Taupe / Crazy Flower / the phenomenons / Δmaretto / 寝豚</text:p>
          </table:table-cell>
          <table:table-cell office:value-type="string" calcext:value-type="string">
            <text:p>OPEN 17:00 / START 17:30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2</text:p>
          </table:table-cell>
          <table:table-cell office:value-type="string" calcext:value-type="string">
            <text:p>[ GIRLS POWER fest vol.6 ]</text:p>
          </table:table-cell>
          <table:table-cell office:value-type="string" calcext:value-type="string">
            <text:p>ACT：ミケトロイズ / シキソクゼクウ / Tecimerico / 艶街 / Hunting Doney Holes / 霞鳥幻樂団 / クレオストラトス / Sonnabanana / ベッド・イン/ 369</text:p>
          </table:table-cell>
          <table:table-cell office:value-type="string" calcext:value-type="string">
            <text:p>OPEN 15:00 / START 15:30　     前売 ¥2000+D / 当日 ¥25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3</text:p>
          </table:table-cell>
          <table:table-cell office:value-type="string" calcext:value-type="string">
            <text:p>[ Doi pre 拝啓タワレコ様 vol.5 the twenties tour「ぶっ殺し散歩ツアー2014」 ]</text:p>
          </table:table-cell>
          <table:table-cell office:value-type="string" calcext:value-type="string">
            <text:p>ACT：the twenties / TDBRS / rhyzmica / Central 2nd Sick / サイキックブルーズ / CICADA / DJ）ピストルディスコ</text:p>
          </table:table-cell>
          <table:table-cell office:value-type="string" calcext:value-type="string">
            <text:p>OPEN ？？？ / START ？？？　     前売 ¥？+D / 当日 ¥？+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4</text:p>
          </table:table-cell>
          <table:table-cell office:value-type="string" calcext:value-type="string">
            <text:p>[ HALL RENTAL ]</text:p>
          </table:table-cell>
          <table:table-cell office:value-type="string" calcext:value-type="string">
            <text:p>ACT：詳細未定</text:p>
          </table:table-cell>
          <table:table-cell office:value-type="string" calcext:value-type="string">
            <text:p>OPEN ？？？ / START ？？？　     前売 ¥？+D / 当日 ¥？+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5</text:p>
          </table:table-cell>
          <table:table-cell office:value-type="string" calcext:value-type="string">
            <text:p>[ BABEL pre 気分上々↑ 027 〜Taka-shit JPN AllStars 1stEP『犬』ツアー延長戦後半戦〜 ]</text:p>
          </table:table-cell>
          <table:table-cell office:value-type="string" calcext:value-type="string">
            <text:p>ACT：Taka-shit JPN All Stars(北浦和) / Qryme / JOHNNY PARK / アイルロポダメラノレウカ / TADPOLE SPLASH / 村雨ブレード / アルキツカレテ(北浦和)</text:p>
          </table:table-cell>
          <table:table-cell office:value-type="string" calcext:value-type="string">
            <text:p>OPEN 17:30 / START 18:00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6</text:p>
          </table:table-cell>
          <table:table-cell office:value-type="string" calcext:value-type="string">
            <text:p>[ BABEL pre WAXX!! ]</text:p>
          </table:table-cell>
          <table:table-cell office:value-type="string" calcext:value-type="string">
            <text:p>ACT：台風代々木 / BASEMENT�/ 二重螺旋 / Horse Face Bodies / PUNKless / それでも尚、未来に媚びる(大阪)</text:p>
          </table:table-cell>
          <table:table-cell office:value-type="string" calcext:value-type="string">
            <text:p>OPEN 18:00 / START 18:30　     前売 ¥1500+D / 当日 ¥18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7</text:p>
          </table:table-cell>
          <table:table-cell office:value-type="string" calcext:value-type="string">
            <text:p>[ BABEL pre NATURAL BORN MOSHERS vol.38 br2n〜Boiler Maker × MY BULLET COLOR ”Monstar Arrow Tour 2014〜 ]</text:p>
          </table:table-cell>
          <table:table-cell office:value-type="string" calcext:value-type="string">
            <text:p>ACT：Boiler Maker(京都) / MY BULLET COLOR(京都) / MY FIRST RIFLE / NEEDLE GAME / mol(越谷) / Revenge Of The Silence / Shaking Brain</text:p>
          </table:table-cell>
          <table:table-cell office:value-type="string" calcext:value-type="string">
            <text:p>OPEN 17:30 / START 18:00　     前売 ¥1500+D / 当日 ¥18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8</text:p>
          </table:table-cell>
          <table:table-cell office:value-type="string" calcext:value-type="string">
            <text:p>[ BABEL pre D Delphic Lucy 復活LIVE!!! ]</text:p>
          </table:table-cell>
          <table:table-cell office:value-type="string" calcext:value-type="string">
            <text:p>ACT：Delphic Lucy / bask in the deep / 週末ファイヤー / JHD / Dual Guy / Dr.Gate</text:p>
          </table:table-cell>
          <table:table-cell office:value-type="string" calcext:value-type="string">
            <text:p>OPEN 17:30 / START 18:00　     前売 ¥2500+D / 当日 ¥30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9</text:p>
          </table:table-cell>
          <table:table-cell office:value-type="string" calcext:value-type="string">
            <text:p>[ BABEL pre 立川BABEL HIGH-SCHOOL 入学式と卒業式一緒にやっちゃいます編 ]</text:p>
          </table:table-cell>
          <table:table-cell office:value-type="string" calcext:value-type="string">
            <text:p>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text:p>
          </table:table-cell>
          <table:table-cell office:value-type="string" calcext:value-type="string">
            <text:p>OPEN ？？？ / START ？？？　     前売 ¥？+D / 当日 ¥？+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0</text:p>
          </table:table-cell>
          <table:table-cell office:value-type="string" calcext:value-type="string">
            <text:p>[ クロトpre Fired Pagan's Shout</text:p>
          </table:table-cell>
          <table:table-cell office:value-type="string" calcext:value-type="string">
            <text:p>ACT：Anthem of Plague / My Period / MELT IN SLOWLY / Full-Size / Cephalotus / Radio In Old Trash / Night The Skyline</text:p>
          </table:table-cell>
          <table:table-cell office:value-type="string" calcext:value-type="string">
            <text:p>OPEN 17:30 / START 18:00　     前売 ¥2000+D / 当日 ¥25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1</text:p>
          </table:table-cell>
          <table:table-cell office:value-type="string" calcext:value-type="string">
            <text:p>[ LUNATIC TACHIKAWA VOL.3 〜御陰様で一☆周年スペシャル〜 ]</text:p>
          </table:table-cell>
          <table:table-cell office:value-type="string" calcext:value-type="string">
            <text:p>ACT：Yayoi様 / CCレもん / Dr.Gate / バフォメット市川 / 水沢魁蓮+山野隆直 / ハイファイコーヒーズ(大阪) / 病気マン / BBG48 / DJ がムたけし</text:p>
          </table:table-cell>
          <table:table-cell office:value-type="string" calcext:value-type="string">
            <text:p>OPEN ？？？ / START ？？？　     前売 ¥2000+D / 当日 ¥25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2</text:p>
          </table:table-cell>
          <table:table-cell office:value-type="string" calcext:value-type="string">
            <text:p>[ 仁侠 pre 「PUNK AROUND vol.12」 br2nSKATERxSKATER〜A Balance of payment Tour 1st MINI ALBUM「Je Pense・toi」レコ発〜 ]</text:p>
          </table:table-cell>
          <table:table-cell office:value-type="string" calcext:value-type="string">
            <text:p>ACT：SKATERxSKATER(大阪) / HERO FOR A DAY / NEEDLE GAME / Jack9 / Blue Planet / No Name 101 / DiS</text:p>
          </table:table-cell>
          <table:table-cell office:value-type="string" calcext:value-type="string">
            <text:p>OPEN 17:30 / START 18:00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3</text:p>
          </table:table-cell>
          <table:table-cell office:value-type="string" calcext:value-type="string">
            <text:p>[ HALL RENTAL ]</text:p>
          </table:table-cell>
          <table:table-cell office:value-type="string" calcext:value-type="string">
            <text:p>ACT：詳細未定</text:p>
          </table:table-cell>
          <table:table-cell office:value-type="string" calcext:value-type="string">
            <text:p>OPEN ？？？ / START ？？？　     前売 ¥？+D / 当日 ¥？+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4</text:p>
          </table:table-cell>
          <table:table-cell office:value-type="string" calcext:value-type="string">
            <text:p>[ BABEL pre ANGRY BABEL vol.6 ]</text:p>
          </table:table-cell>
          <table:table-cell office:value-type="string" calcext:value-type="string">
            <text:p>ACT：MAD APE SQUAD / MOZ8 / バキタス / FREE MONKEY / wolf wood / Hard Knock Life / ALTHEAD / MSS</text:p>
          </table:table-cell>
          <table:table-cell office:value-type="string" calcext:value-type="string">
            <text:p>OPEN 17:00 / START 17:30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5</text:p>
          </table:table-cell>
          <table:table-cell office:value-type="string" calcext:value-type="string">
            <text:p>[ Soldier who fights against Pain pre When the sunrises vol.1 ]</text:p>
          </table:table-cell>
          <table:table-cell office:value-type="string" calcext:value-type="string">
            <text:p>ACT：Soldier who fights against Pain / HEXVOID / Night the Skyline / Livid(O.A)</text:p>
          </table:table-cell>
          <table:table-cell office:value-type="string" calcext:value-type="string">
            <text:p>OPEN ？？？ / START ？？？　     前売 ¥1500+D / 当日 ¥20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6</text:p>
          </table:table-cell>
          <table:table-cell office:value-type="string" calcext:value-type="string">
            <text:p>[ ジュリエッタ店長 pre 「結婚します。」星野夫妻結婚式2次会 ]</text:p>
          </table:table-cell>
          <table:table-cell office:value-type="string" calcext:value-type="string">
            <text:p>あらすじ：ライブ有り、笑い有り、ナミダナミダの4時間。</text:p>
          </table:table-cell>
          <table:table-cell office:value-type="string" calcext:value-type="string">
            <text:p>OPEN 18:00 / START 18:30　     男性 ¥7000 / 女性 ¥6000　※飲み放題込み</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7</text:p>
          </table:table-cell>
          <table:table-cell office:value-type="string" calcext:value-type="string">
            <text:p>[ HALLUCI GENIA pre 「FAMILIA vol.1」 br2n〜 blaze a trail to get somewhere only you know レコ発企画 〜 ]</text:p>
          </table:table-cell>
          <table:table-cell office:value-type="string" calcext:value-type="string">
            <text:p>ACT：HALLUCI GENIA / None of Your Business / Channel8(仙台) / Phantom Excaliver / L.A.F(京都) / DATONATOR / Breathe for A Moment</text:p>
          </table:table-cell>
          <table:table-cell office:value-type="string" calcext:value-type="string">
            <text:p>OPEN 17:00 / START 17:30　     前売 ¥2000+D / 当日 ¥25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8</text:p>
          </table:table-cell>
          <table:table-cell office:value-type="string" calcext:value-type="string">
            <text:p>[ おしんpre おしんロックナイト vol.19 ]</text:p>
          </table:table-cell>
          <table:table-cell office:value-type="string" calcext:value-type="string">
            <text:p>ACT：The Bullets Fly / Blue Planet …and more</text:p>
          </table:table-cell>
          <table:table-cell office:value-type="string" calcext:value-type="string">
            <text:p>OPEN ？？？ / START ？？？　     前売 ¥1500+D / 当日 ¥18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9</text:p>
          </table:table-cell>
          <table:table-cell office:value-type="string" calcext:value-type="string">
            <text:p>[ GEEKSTREEKS&amp;ピストル・ディスコ共同企画 コレクトディスコ番外編 ]</text:p>
          </table:table-cell>
          <table:table-cell office:value-type="string" calcext:value-type="string">
            <text:p>ACT：GEEKSTREEKS / told / FILTER / johann / グッバイフジヤマ / 【DJ】ピストル・ディスコ</text:p>
          </table:table-cell>
          <table:table-cell office:value-type="string" calcext:value-type="string">
            <text:p>OPEN ？？？ / START ？？？　     前売 ¥2000+D / 当日 ¥？+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30</text:p>
          </table:table-cell>
          <table:table-cell office:value-type="string" calcext:value-type="string">
            <text:p>[ 持込企画 ]</text:p>
          </table:table-cell>
          <table:table-cell office:value-type="string" calcext:value-type="string">
            <text:p>ACT：詳細未定</text:p>
          </table:table-cell>
          <table:table-cell office:value-type="string" calcext:value-type="string">
            <text:p>OPEN ？？？ / START ？？？　     前売 ¥？+D / 当日 ¥？+D</text:p>
          </table:table-cell>
          <table:table-cell table:number-columns-repeated="1018"/>
        </table:table-row>
      </table:table>
      <table:named-expressions/>
      <table:database-ranges>
        <table:database-range table:name="__Anonymous_Sheet_DB__0" table:target-range-address="Sheet1.A1:Sheet1.E1300" table:contains-header="false">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5">0000/00/00</text:date>, <text:time style:data-style-name="N2" text:time-value="00:57:57.063563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05T02:21:32.386840000</dc:date>
    <meta:generator>LibreOffice/4.2.1.1$MacOSX_X86_64 LibreOffice_project/d7dbbd7842e6a58b0f521599204e827654e1fb8b</meta:generator>
    <meta:editing-duration>PT1H8M40S</meta:editing-duration>
    <meta:editing-cycles>21</meta:editing-cycles>
    <meta:document-statistic meta:table-count="1" meta:cell-count="6394" meta:object-count="0"/>
  </office:meta>
</office:document-meta>
</file>